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44.19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27.24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weep3" table:style-name="ta1">
        <table:shapes>
          <draw:frame draw:z-index="0" draw:style-name="gr1" draw:text-style-name="P1" svg:width="410.94pt" svg:height="246.22pt" svg:x="733.55pt" svg:y="197.26pt">
            <draw:object draw:notify-on-update-of-ranges="sweep3.H1:sweep3.H192 sweep3.L1:sweep3.L192 sweep3.M1:sweep3.M19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5.52pt" svg:y="170.76pt">
            <draw:object draw:notify-on-update-of-ranges="sweep3.P1:sweep3.P19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70.51pt" svg:y="224.96pt">
            <draw:object draw:notify-on-update-of-ranges="sweep3.D1:sweep3.D192 sweep3.H1:sweep3.H192 sweep3.D1:sweep3.D192 sweep3.L1:sweep3.L192 sweep3.D1:sweep3.D192 sweep3.M1:sweep3.M19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14" calcext:value-type="float">
            <text:p>103.314</text:p>
          </table:table-cell>
          <table:table-cell office:value-type="float" office:value="97.4255" calcext:value-type="float">
            <text:p>97.42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86857" calcext:value-type="float">
            <text:p>-0.986857</text:p>
          </table:table-cell>
          <table:table-cell office:value-type="float" office:value="0.120204" calcext:value-type="float">
            <text:p>0.120204</text:p>
          </table:table-cell>
          <table:table-cell office:value-type="float" office:value="-0.0985527" calcext:value-type="float">
            <text:p>-0.09855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9" calcext:value-type="float">
            <text:p>-0.9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91" calcext:value-type="float">
            <text:p>169.4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09" calcext:value-type="float">
            <text:p>103.309</text:p>
          </table:table-cell>
          <table:table-cell office:value-type="float" office:value="99.0236" calcext:value-type="float">
            <text:p>99.02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4888" calcext:value-type="float">
            <text:p>-0.924888</text:p>
          </table:table-cell>
          <table:table-cell office:value-type="float" office:value="0.0887817" calcext:value-type="float">
            <text:p>0.0887817</text:p>
          </table:table-cell>
          <table:table-cell office:value-type="float" office:value="-0.244474" calcext:value-type="float">
            <text:p>-0.2444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8" calcext:value-type="float">
            <text:p>-0.9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77" calcext:value-type="float">
            <text:p>169.4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301" calcext:value-type="float">
            <text:p>103.301</text:p>
          </table:table-cell>
          <table:table-cell office:value-type="float" office:value="99.0251" calcext:value-type="float">
            <text:p>99.02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0871" calcext:value-type="float">
            <text:p>-0.920871</text:p>
          </table:table-cell>
          <table:table-cell office:value-type="float" office:value="0.093103" calcext:value-type="float">
            <text:p>0.093103</text:p>
          </table:table-cell>
          <table:table-cell office:value-type="float" office:value="-0.25857" calcext:value-type="float">
            <text:p>-0.258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7" calcext:value-type="float">
            <text:p>-0.9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57" calcext:value-type="float">
            <text:p>169.4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88" calcext:value-type="float">
            <text:p>103.288</text:p>
          </table:table-cell>
          <table:table-cell office:value-type="float" office:value="99.0233" calcext:value-type="float">
            <text:p>99.02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19146" calcext:value-type="float">
            <text:p>-0.919146</text:p>
          </table:table-cell>
          <table:table-cell office:value-type="float" office:value="0.100112" calcext:value-type="float">
            <text:p>0.100112</text:p>
          </table:table-cell>
          <table:table-cell office:value-type="float" office:value="-0.249876" calcext:value-type="float">
            <text:p>-0.249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6" calcext:value-type="float">
            <text:p>-0.9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31" calcext:value-type="float">
            <text:p>169.4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72" calcext:value-type="float">
            <text:p>103.272</text:p>
          </table:table-cell>
          <table:table-cell office:value-type="float" office:value="99.0237" calcext:value-type="float">
            <text:p>99.02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2801" calcext:value-type="float">
            <text:p>-0.922801</text:p>
          </table:table-cell>
          <table:table-cell office:value-type="float" office:value="0.0912602" calcext:value-type="float">
            <text:p>0.0912602</text:p>
          </table:table-cell>
          <table:table-cell office:value-type="float" office:value="-0.250425" calcext:value-type="float">
            <text:p>-0.2504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5" calcext:value-type="float">
            <text:p>-0.9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01" calcext:value-type="float">
            <text:p>169.40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4" calcext:value-type="float">
            <text:p>103.254</text:p>
          </table:table-cell>
          <table:table-cell office:value-type="float" office:value="99.024" calcext:value-type="float">
            <text:p>99.02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1567" calcext:value-type="float">
            <text:p>-0.921567</text:p>
          </table:table-cell>
          <table:table-cell office:value-type="float" office:value="0.105516" calcext:value-type="float">
            <text:p>0.105516</text:p>
          </table:table-cell>
          <table:table-cell office:value-type="float" office:value="-0.227194" calcext:value-type="float">
            <text:p>-0.2271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4" calcext:value-type="float">
            <text:p>-0.9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8" calcext:value-type="float">
            <text:p>169.3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9.0244" calcext:value-type="float">
            <text:p>99.02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22309" calcext:value-type="float">
            <text:p>-0.922309</text:p>
          </table:table-cell>
          <table:table-cell office:value-type="float" office:value="0.104252" calcext:value-type="float">
            <text:p>0.104252</text:p>
          </table:table-cell>
          <table:table-cell office:value-type="float" office:value="-0.225518" calcext:value-type="float">
            <text:p>-0.225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3" calcext:value-type="float">
            <text:p>-0.9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34" calcext:value-type="float">
            <text:p>169.3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100.938" calcext:value-type="float">
            <text:p>100.93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81356" calcext:value-type="float">
            <text:p>0.781356</text:p>
          </table:table-cell>
          <table:table-cell office:value-type="float" office:value="0.306169" calcext:value-type="float">
            <text:p>0.306169</text:p>
          </table:table-cell>
          <table:table-cell office:value-type="float" office:value="0.104373" calcext:value-type="float">
            <text:p>0.104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2" calcext:value-type="float">
            <text:p>-0.9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8.419" calcext:value-type="float">
            <text:p>98.4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60148" calcext:value-type="float">
            <text:p>-0.460148</text:p>
          </table:table-cell>
          <table:table-cell office:value-type="float" office:value="0.112406" calcext:value-type="float">
            <text:p>0.112406</text:p>
          </table:table-cell>
          <table:table-cell office:value-type="float" office:value="-0.604519" calcext:value-type="float">
            <text:p>-0.604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1" calcext:value-type="float">
            <text:p>-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9" calcext:value-type="float">
            <text:p>169.2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" calcext:value-type="float">
            <text:p>103.18</text:p>
          </table:table-cell>
          <table:table-cell office:value-type="float" office:value="99.2904" calcext:value-type="float">
            <text:p>99.29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24098" calcext:value-type="float">
            <text:p>-0.724098</text:p>
          </table:table-cell>
          <table:table-cell office:value-type="float" office:value="0.0867201" calcext:value-type="float">
            <text:p>0.0867201</text:p>
          </table:table-cell>
          <table:table-cell office:value-type="float" office:value="-0.377103" calcext:value-type="float">
            <text:p>-0.377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9" calcext:value-type="float">
            <text:p>169.2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7" calcext:value-type="float">
            <text:p>103.167</text:p>
          </table:table-cell>
          <table:table-cell office:value-type="float" office:value="101.029" calcext:value-type="float">
            <text:p>101.0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4048" calcext:value-type="float">
            <text:p>-1.14048</text:p>
          </table:table-cell>
          <table:table-cell office:value-type="float" office:value="0.434638" calcext:value-type="float">
            <text:p>0.434638</text:p>
          </table:table-cell>
          <table:table-cell office:value-type="float" office:value="-0.138153" calcext:value-type="float">
            <text:p>-0.1381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9" calcext:value-type="float">
            <text:p>-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1" calcext:value-type="float">
            <text:p>169.2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82.3089" calcext:value-type="float">
            <text:p>82.30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836" calcext:value-type="float">
            <text:p>-0.0960836</text:p>
          </table:table-cell>
          <table:table-cell office:value-type="float" office:value="0.11281" calcext:value-type="float">
            <text:p>0.11281</text:p>
          </table:table-cell>
          <table:table-cell office:value-type="float" office:value="-0.0735089" calcext:value-type="float">
            <text:p>-0.0735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8" calcext:value-type="float">
            <text:p>-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9" calcext:value-type="float">
            <text:p>169.22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9" calcext:value-type="float">
            <text:p>103.149</text:p>
          </table:table-cell>
          <table:table-cell office:value-type="float" office:value="98.2687" calcext:value-type="float">
            <text:p>98.268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42558" calcext:value-type="float">
            <text:p>0.242558</text:p>
          </table:table-cell>
          <table:table-cell office:value-type="float" office:value="0.182913" calcext:value-type="float">
            <text:p>0.182913</text:p>
          </table:table-cell>
          <table:table-cell office:value-type="float" office:value="-2.18416" calcext:value-type="float">
            <text:p>-2.18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7" calcext:value-type="float">
            <text:p>-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1" calcext:value-type="float">
            <text:p>169.2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8.7144" calcext:value-type="float">
            <text:p>98.71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64045" calcext:value-type="float">
            <text:p>-0.764045</text:p>
          </table:table-cell>
          <table:table-cell office:value-type="float" office:value="0.199471" calcext:value-type="float">
            <text:p>0.199471</text:p>
          </table:table-cell>
          <table:table-cell office:value-type="float" office:value="-0.791316" calcext:value-type="float">
            <text:p>-0.791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6" calcext:value-type="float">
            <text:p>-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" calcext:value-type="float">
            <text:p>169.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8.0948" calcext:value-type="float">
            <text:p>98.09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09733" calcext:value-type="float">
            <text:p>-0.609733</text:p>
          </table:table-cell>
          <table:table-cell office:value-type="float" office:value="0.144584" calcext:value-type="float">
            <text:p>0.144584</text:p>
          </table:table-cell>
          <table:table-cell office:value-type="float" office:value="-0.803719" calcext:value-type="float">
            <text:p>-0.803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4" calcext:value-type="float">
            <text:p>169.2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6" calcext:value-type="float">
            <text:p>103.146</text:p>
          </table:table-cell>
          <table:table-cell office:value-type="float" office:value="101.648" calcext:value-type="float">
            <text:p>101.6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096" calcext:value-type="float">
            <text:p>-0.66096</text:p>
          </table:table-cell>
          <table:table-cell office:value-type="float" office:value="0.861798" calcext:value-type="float">
            <text:p>0.861798</text:p>
          </table:table-cell>
          <table:table-cell office:value-type="float" office:value="-0.943155" calcext:value-type="float">
            <text:p>-0.9431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4" calcext:value-type="float">
            <text:p>-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" calcext:value-type="float">
            <text:p>169.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" calcext:value-type="float">
            <text:p>103.15</text:p>
          </table:table-cell>
          <table:table-cell office:value-type="float" office:value="99.4371" calcext:value-type="float">
            <text:p>99.43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861635" calcext:value-type="float">
            <text:p>-0.861635</text:p>
          </table:table-cell>
          <table:table-cell office:value-type="float" office:value="0.0408702" calcext:value-type="float">
            <text:p>0.0408702</text:p>
          </table:table-cell>
          <table:table-cell office:value-type="float" office:value="-1.83503" calcext:value-type="float">
            <text:p>-1.83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3" calcext:value-type="float">
            <text:p>-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8" calcext:value-type="float">
            <text:p>169.2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8.9228" calcext:value-type="float">
            <text:p>98.92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748228" calcext:value-type="float">
            <text:p>-0.748228</text:p>
          </table:table-cell>
          <table:table-cell office:value-type="float" office:value="0.0621649" calcext:value-type="float">
            <text:p>0.0621649</text:p>
          </table:table-cell>
          <table:table-cell office:value-type="float" office:value="-1.71926" calcext:value-type="float">
            <text:p>-1.719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2" calcext:value-type="float">
            <text:p>-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7" calcext:value-type="float">
            <text:p>169.2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" calcext:value-type="float">
            <text:p>103.16</text:p>
          </table:table-cell>
          <table:table-cell office:value-type="float" office:value="100.611" calcext:value-type="float">
            <text:p>100.6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2822" calcext:value-type="float">
            <text:p>-1.12822</text:p>
          </table:table-cell>
          <table:table-cell office:value-type="float" office:value="0.138252" calcext:value-type="float">
            <text:p>0.138252</text:p>
          </table:table-cell>
          <table:table-cell office:value-type="float" office:value="-1.61352" calcext:value-type="float">
            <text:p>-1.613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1" calcext:value-type="float">
            <text:p>-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6" calcext:value-type="float">
            <text:p>169.2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6" calcext:value-type="float">
            <text:p>103.166</text:p>
          </table:table-cell>
          <table:table-cell office:value-type="float" office:value="97.4426" calcext:value-type="float">
            <text:p>97.44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01394" calcext:value-type="float">
            <text:p>-1.01394</text:p>
          </table:table-cell>
          <table:table-cell office:value-type="float" office:value="0.122742" calcext:value-type="float">
            <text:p>0.122742</text:p>
          </table:table-cell>
          <table:table-cell office:value-type="float" office:value="-0.0422932" calcext:value-type="float">
            <text:p>-0.0422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3" calcext:value-type="float">
            <text:p>169.2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2674" calcext:value-type="float">
            <text:p>97.26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70441" calcext:value-type="float">
            <text:p>-0.670441</text:p>
          </table:table-cell>
          <table:table-cell office:value-type="float" office:value="0.110104" calcext:value-type="float">
            <text:p>0.110104</text:p>
          </table:table-cell>
          <table:table-cell office:value-type="float" office:value="-0.00126503" calcext:value-type="float">
            <text:p>-0.001265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9" calcext:value-type="float">
            <text:p>-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4" calcext:value-type="float">
            <text:p>169.2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1" calcext:value-type="float">
            <text:p>103.171</text:p>
          </table:table-cell>
          <table:table-cell office:value-type="float" office:value="82.3083" calcext:value-type="float">
            <text:p>82.308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857" calcext:value-type="float">
            <text:p>-0.0964857</text:p>
          </table:table-cell>
          <table:table-cell office:value-type="float" office:value="0.112789" calcext:value-type="float">
            <text:p>0.112789</text:p>
          </table:table-cell>
          <table:table-cell office:value-type="float" office:value="-0.072891" calcext:value-type="float">
            <text:p>-0.072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8" calcext:value-type="float">
            <text:p>-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2" calcext:value-type="float">
            <text:p>169.2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101.823" calcext:value-type="float">
            <text:p>101.8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81754" calcext:value-type="float">
            <text:p>-0.981754</text:p>
          </table:table-cell>
          <table:table-cell office:value-type="float" office:value="-1.94824" calcext:value-type="float">
            <text:p>-1.94824</text:p>
          </table:table-cell>
          <table:table-cell office:value-type="float" office:value="-0.407515" calcext:value-type="float">
            <text:p>-0.407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9" calcext:value-type="float">
            <text:p>169.2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7" calcext:value-type="float">
            <text:p>103.167</text:p>
          </table:table-cell>
          <table:table-cell office:value-type="float" office:value="98.0142" calcext:value-type="float">
            <text:p>98.0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7759" calcext:value-type="float">
            <text:p>-0.137759</text:p>
          </table:table-cell>
          <table:table-cell office:value-type="float" office:value="-0.563954" calcext:value-type="float">
            <text:p>-0.563954</text:p>
          </table:table-cell>
          <table:table-cell office:value-type="float" office:value="0.286146" calcext:value-type="float">
            <text:p>0.286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5" calcext:value-type="float">
            <text:p>169.25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5" calcext:value-type="float">
            <text:p>103.165</text:p>
          </table:table-cell>
          <table:table-cell office:value-type="float" office:value="90.2478" calcext:value-type="float">
            <text:p>90.247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85388" calcext:value-type="float">
            <text:p>-0.185388</text:p>
          </table:table-cell>
          <table:table-cell office:value-type="float" office:value="0.103565" calcext:value-type="float">
            <text:p>0.103565</text:p>
          </table:table-cell>
          <table:table-cell office:value-type="float" office:value="-0.425778" calcext:value-type="float">
            <text:p>-0.425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5" calcext:value-type="float">
            <text:p>-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3" calcext:value-type="float">
            <text:p>169.2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4" calcext:value-type="float">
            <text:p>103.164</text:p>
          </table:table-cell>
          <table:table-cell office:value-type="float" office:value="97.3181" calcext:value-type="float">
            <text:p>97.31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672" calcext:value-type="float">
            <text:p>-0.654672</text:p>
          </table:table-cell>
          <table:table-cell office:value-type="float" office:value="0.140707" calcext:value-type="float">
            <text:p>0.140707</text:p>
          </table:table-cell>
          <table:table-cell office:value-type="float" office:value="-0.0325462" calcext:value-type="float">
            <text:p>-0.03254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4" calcext:value-type="float">
            <text:p>-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1" calcext:value-type="float">
            <text:p>169.2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3" calcext:value-type="float">
            <text:p>103.163</text:p>
          </table:table-cell>
          <table:table-cell office:value-type="float" office:value="97.3749" calcext:value-type="float">
            <text:p>97.37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1029" calcext:value-type="float">
            <text:p>-0.661029</text:p>
          </table:table-cell>
          <table:table-cell office:value-type="float" office:value="0.118591" calcext:value-type="float">
            <text:p>0.118591</text:p>
          </table:table-cell>
          <table:table-cell office:value-type="float" office:value="-0.0465519" calcext:value-type="float">
            <text:p>-0.04655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3" calcext:value-type="float">
            <text:p>-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9" calcext:value-type="float">
            <text:p>169.2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1" calcext:value-type="float">
            <text:p>103.161</text:p>
          </table:table-cell>
          <table:table-cell office:value-type="float" office:value="97.3523" calcext:value-type="float">
            <text:p>97.35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653" calcext:value-type="float">
            <text:p>-0.65653</text:p>
          </table:table-cell>
          <table:table-cell office:value-type="float" office:value="0.129351" calcext:value-type="float">
            <text:p>0.129351</text:p>
          </table:table-cell>
          <table:table-cell office:value-type="float" office:value="-0.043226" calcext:value-type="float">
            <text:p>-0.043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2" calcext:value-type="float">
            <text:p>-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6" calcext:value-type="float">
            <text:p>169.2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9" calcext:value-type="float">
            <text:p>103.159</text:p>
          </table:table-cell>
          <table:table-cell office:value-type="float" office:value="97.3686" calcext:value-type="float">
            <text:p>97.36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616" calcext:value-type="float">
            <text:p>-0.654616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-0.0486421" calcext:value-type="float">
            <text:p>-0.0486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1" calcext:value-type="float">
            <text:p>-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" calcext:value-type="float">
            <text:p>169.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6" calcext:value-type="float">
            <text:p>103.156</text:p>
          </table:table-cell>
          <table:table-cell office:value-type="float" office:value="97.4048" calcext:value-type="float">
            <text:p>97.40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4014" calcext:value-type="float">
            <text:p>-0.654014</text:p>
          </table:table-cell>
          <table:table-cell office:value-type="float" office:value="0.134472" calcext:value-type="float">
            <text:p>0.134472</text:p>
          </table:table-cell>
          <table:table-cell office:value-type="float" office:value="-0.0554262" calcext:value-type="float">
            <text:p>-0.0554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5" calcext:value-type="float">
            <text:p>169.2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3" calcext:value-type="float">
            <text:p>103.153</text:p>
          </table:table-cell>
          <table:table-cell office:value-type="float" office:value="97.3969" calcext:value-type="float">
            <text:p>97.3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9072" calcext:value-type="float">
            <text:p>-0.659072</text:p>
          </table:table-cell>
          <table:table-cell office:value-type="float" office:value="0.122559" calcext:value-type="float">
            <text:p>0.122559</text:p>
          </table:table-cell>
          <table:table-cell office:value-type="float" office:value="-0.0530657" calcext:value-type="float">
            <text:p>-0.05306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9" calcext:value-type="float">
            <text:p>-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5" calcext:value-type="float">
            <text:p>169.2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2" calcext:value-type="float">
            <text:p>103.152</text:p>
          </table:table-cell>
          <table:table-cell office:value-type="float" office:value="97.4126" calcext:value-type="float">
            <text:p>97.41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9532" calcext:value-type="float">
            <text:p>-0.659532</text:p>
          </table:table-cell>
          <table:table-cell office:value-type="float" office:value="0.119443" calcext:value-type="float">
            <text:p>0.119443</text:p>
          </table:table-cell>
          <table:table-cell office:value-type="float" office:value="-0.0574974" calcext:value-type="float">
            <text:p>-0.05749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8" calcext:value-type="float">
            <text:p>-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39" calcext:value-type="float">
            <text:p>169.2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5" calcext:value-type="float">
            <text:p>103.155</text:p>
          </table:table-cell>
          <table:table-cell office:value-type="float" office:value="97.4077" calcext:value-type="float">
            <text:p>97.4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61686" calcext:value-type="float">
            <text:p>-0.661686</text:p>
          </table:table-cell>
          <table:table-cell office:value-type="float" office:value="0.11205" calcext:value-type="float">
            <text:p>0.11205</text:p>
          </table:table-cell>
          <table:table-cell office:value-type="float" office:value="-0.057379" calcext:value-type="float">
            <text:p>-0.0573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7" calcext:value-type="float">
            <text:p>-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1" calcext:value-type="float">
            <text:p>169.2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3" calcext:value-type="float">
            <text:p>103.163</text:p>
          </table:table-cell>
          <table:table-cell office:value-type="float" office:value="97.4014" calcext:value-type="float">
            <text:p>97.401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45646" calcext:value-type="float">
            <text:p>-0.645646</text:p>
          </table:table-cell>
          <table:table-cell office:value-type="float" office:value="0.171134" calcext:value-type="float">
            <text:p>0.171134</text:p>
          </table:table-cell>
          <table:table-cell office:value-type="float" office:value="-0.0479987" calcext:value-type="float">
            <text:p>-0.04799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" calcext:value-type="float">
            <text:p>169.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4" calcext:value-type="float">
            <text:p>103.174</text:p>
          </table:table-cell>
          <table:table-cell office:value-type="float" office:value="97.3232" calcext:value-type="float">
            <text:p>97.32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7966" calcext:value-type="float">
            <text:p>-0.657966</text:p>
          </table:table-cell>
          <table:table-cell office:value-type="float" office:value="0.128287" calcext:value-type="float">
            <text:p>0.128287</text:p>
          </table:table-cell>
          <table:table-cell office:value-type="float" office:value="-0.0370005" calcext:value-type="float">
            <text:p>-0.03700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5" calcext:value-type="float">
            <text:p>-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5" calcext:value-type="float">
            <text:p>169.2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9" calcext:value-type="float">
            <text:p>103.189</text:p>
          </table:table-cell>
          <table:table-cell office:value-type="float" office:value="97.4075" calcext:value-type="float">
            <text:p>97.40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6006" calcext:value-type="float">
            <text:p>-0.976006</text:p>
          </table:table-cell>
          <table:table-cell office:value-type="float" office:value="0.128639" calcext:value-type="float">
            <text:p>0.128639</text:p>
          </table:table-cell>
          <table:table-cell office:value-type="float" office:value="-0.100446" calcext:value-type="float">
            <text:p>-0.100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4" calcext:value-type="float">
            <text:p>-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8" calcext:value-type="float">
            <text:p>169.3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9" calcext:value-type="float">
            <text:p>103.209</text:p>
          </table:table-cell>
          <table:table-cell office:value-type="float" office:value="97.4134" calcext:value-type="float">
            <text:p>97.41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5911" calcext:value-type="float">
            <text:p>-0.975911</text:p>
          </table:table-cell>
          <table:table-cell office:value-type="float" office:value="0.135318" calcext:value-type="float">
            <text:p>0.135318</text:p>
          </table:table-cell>
          <table:table-cell office:value-type="float" office:value="-0.0969564" calcext:value-type="float">
            <text:p>-0.09695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3" calcext:value-type="float">
            <text:p>-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4" calcext:value-type="float">
            <text:p>169.3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2" calcext:value-type="float">
            <text:p>103.232</text:p>
          </table:table-cell>
          <table:table-cell office:value-type="float" office:value="97.4147" calcext:value-type="float">
            <text:p>97.41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72604" calcext:value-type="float">
            <text:p>-0.972604</text:p>
          </table:table-cell>
          <table:table-cell office:value-type="float" office:value="0.133569" calcext:value-type="float">
            <text:p>0.133569</text:p>
          </table:table-cell>
          <table:table-cell office:value-type="float" office:value="-0.0979099" calcext:value-type="float">
            <text:p>-0.09790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2" calcext:value-type="float">
            <text:p>-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97" calcext:value-type="float">
            <text:p>169.3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1" calcext:value-type="float">
            <text:p>103.251</text:p>
          </table:table-cell>
          <table:table-cell office:value-type="float" office:value="97.3799" calcext:value-type="float">
            <text:p>97.379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51739" calcext:value-type="float">
            <text:p>-0.651739</text:p>
          </table:table-cell>
          <table:table-cell office:value-type="float" office:value="0.135053" calcext:value-type="float">
            <text:p>0.135053</text:p>
          </table:table-cell>
          <table:table-cell office:value-type="float" office:value="-0.0565306" calcext:value-type="float">
            <text:p>-0.0565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1" calcext:value-type="float">
            <text:p>-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16" calcext:value-type="float">
            <text:p>169.4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3" calcext:value-type="float">
            <text:p>103.263</text:p>
          </table:table-cell>
          <table:table-cell office:value-type="float" office:value="99.0781" calcext:value-type="float">
            <text:p>99.07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51052" calcext:value-type="float">
            <text:p>0.351052</text:p>
          </table:table-cell>
          <table:table-cell office:value-type="float" office:value="-0.908002" calcext:value-type="float">
            <text:p>-0.908002</text:p>
          </table:table-cell>
          <table:table-cell office:value-type="float" office:value="-0.130553" calcext:value-type="float">
            <text:p>-0.130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21" calcext:value-type="float">
            <text:p>169.4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6" calcext:value-type="float">
            <text:p>103.266</text:p>
          </table:table-cell>
          <table:table-cell office:value-type="float" office:value="97.466" calcext:value-type="float">
            <text:p>97.4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881" calcext:value-type="float">
            <text:p>-0.11881</text:p>
          </table:table-cell>
          <table:table-cell office:value-type="float" office:value="0.622419" calcext:value-type="float">
            <text:p>0.622419</text:p>
          </table:table-cell>
          <table:table-cell office:value-type="float" office:value="0.30638" calcext:value-type="float">
            <text:p>0.30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9" calcext:value-type="float">
            <text:p>-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413" calcext:value-type="float">
            <text:p>169.41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61" calcext:value-type="float">
            <text:p>103.261</text:p>
          </table:table-cell>
          <table:table-cell office:value-type="float" office:value="97.0455" calcext:value-type="float">
            <text:p>97.04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224" calcext:value-type="float">
            <text:p>-0.125224</text:p>
          </table:table-cell>
          <table:table-cell office:value-type="float" office:value="1.21289" calcext:value-type="float">
            <text:p>1.21289</text:p>
          </table:table-cell>
          <table:table-cell office:value-type="float" office:value="-0.680455" calcext:value-type="float">
            <text:p>-0.6804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8" calcext:value-type="float">
            <text:p>-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95" calcext:value-type="float">
            <text:p>169.3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5" calcext:value-type="float">
            <text:p>103.25</text:p>
          </table:table-cell>
          <table:table-cell office:value-type="float" office:value="96.9021" calcext:value-type="float">
            <text:p>96.902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520948" calcext:value-type="float">
            <text:p>-0.520948</text:p>
          </table:table-cell>
          <table:table-cell office:value-type="float" office:value="0.0890956" calcext:value-type="float">
            <text:p>0.0890956</text:p>
          </table:table-cell>
          <table:table-cell office:value-type="float" office:value="-0.104016" calcext:value-type="float">
            <text:p>-0.1040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8" calcext:value-type="float">
            <text:p>169.3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6.0072" calcext:value-type="float">
            <text:p>96.00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74476" calcext:value-type="float">
            <text:p>-0.474476</text:p>
          </table:table-cell>
          <table:table-cell office:value-type="float" office:value="0.130469" calcext:value-type="float">
            <text:p>0.130469</text:p>
          </table:table-cell>
          <table:table-cell office:value-type="float" office:value="-0.0809468" calcext:value-type="float">
            <text:p>-0.0809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33" calcext:value-type="float">
            <text:p>169.3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3" calcext:value-type="float">
            <text:p>103.213</text:p>
          </table:table-cell>
          <table:table-cell office:value-type="float" office:value="95.9922" calcext:value-type="float">
            <text:p>95.992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77778" calcext:value-type="float">
            <text:p>-0.477778</text:p>
          </table:table-cell>
          <table:table-cell office:value-type="float" office:value="0.13883" calcext:value-type="float">
            <text:p>0.13883</text:p>
          </table:table-cell>
          <table:table-cell office:value-type="float" office:value="-0.0928059" calcext:value-type="float">
            <text:p>-0.0928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5" calcext:value-type="float">
            <text:p>-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2" calcext:value-type="float">
            <text:p>169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7" calcext:value-type="float">
            <text:p>103.187</text:p>
          </table:table-cell>
          <table:table-cell office:value-type="float" office:value="97.2143" calcext:value-type="float">
            <text:p>97.21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51488" calcext:value-type="float">
            <text:p>-0.451488</text:p>
          </table:table-cell>
          <table:table-cell office:value-type="float" office:value="0.164971" calcext:value-type="float">
            <text:p>0.164971</text:p>
          </table:table-cell>
          <table:table-cell office:value-type="float" office:value="-0.2469" calcext:value-type="float">
            <text:p>-0.2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4" calcext:value-type="float">
            <text:p>-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" calcext:value-type="float">
            <text:p>169.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6" calcext:value-type="float">
            <text:p>103.156</text:p>
          </table:table-cell>
          <table:table-cell office:value-type="float" office:value="97.2015" calcext:value-type="float">
            <text:p>97.20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56146" calcext:value-type="float">
            <text:p>-0.456146</text:p>
          </table:table-cell>
          <table:table-cell office:value-type="float" office:value="0.147423" calcext:value-type="float">
            <text:p>0.147423</text:p>
          </table:table-cell>
          <table:table-cell office:value-type="float" office:value="-0.277043" calcext:value-type="float">
            <text:p>-0.277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3" calcext:value-type="float">
            <text:p>-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81" calcext:value-type="float">
            <text:p>169.1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2" calcext:value-type="float">
            <text:p>103.12</text:p>
          </table:table-cell>
          <table:table-cell office:value-type="float" office:value="96.0219" calcext:value-type="float">
            <text:p>96.02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38478" calcext:value-type="float">
            <text:p>-0.438478</text:p>
          </table:table-cell>
          <table:table-cell office:value-type="float" office:value="0.134795" calcext:value-type="float">
            <text:p>0.134795</text:p>
          </table:table-cell>
          <table:table-cell office:value-type="float" office:value="-0.0595653" calcext:value-type="float">
            <text:p>-0.0595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14" calcext:value-type="float">
            <text:p>169.1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79" calcext:value-type="float">
            <text:p>103.079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19" calcext:value-type="float">
            <text:p>-0.096219</text:p>
          </table:table-cell>
          <table:table-cell office:value-type="float" office:value="0.112738" calcext:value-type="float">
            <text:p>0.112738</text:p>
          </table:table-cell>
          <table:table-cell office:value-type="float" office:value="-0.073786" calcext:value-type="float">
            <text:p>-0.0737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1" calcext:value-type="float">
            <text:p>-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42" calcext:value-type="float">
            <text:p>169.0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35" calcext:value-type="float">
            <text:p>103.035</text:p>
          </table:table-cell>
          <table:table-cell office:value-type="float" office:value="82.307" calcext:value-type="float">
            <text:p>82.3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629" calcext:value-type="float">
            <text:p>-0.0965629</text:p>
          </table:table-cell>
          <table:table-cell office:value-type="float" office:value="0.112587" calcext:value-type="float">
            <text:p>0.112587</text:p>
          </table:table-cell>
          <table:table-cell office:value-type="float" office:value="-0.0722262" calcext:value-type="float">
            <text:p>-0.07222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7" calcext:value-type="float">
            <text:p>168.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91" calcext:value-type="float">
            <text:p>102.991</text:p>
          </table:table-cell>
          <table:table-cell office:value-type="float" office:value="87.3934" calcext:value-type="float">
            <text:p>87.39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0231" calcext:value-type="float">
            <text:p>-0.100231</text:p>
          </table:table-cell>
          <table:table-cell office:value-type="float" office:value="0.142117" calcext:value-type="float">
            <text:p>0.142117</text:p>
          </table:table-cell>
          <table:table-cell office:value-type="float" office:value="-0.428467" calcext:value-type="float">
            <text:p>-0.4284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9" calcext:value-type="float">
            <text:p>-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8" calcext:value-type="float">
            <text:p>168.8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8" calcext:value-type="float">
            <text:p>102.948</text:p>
          </table:table-cell>
          <table:table-cell office:value-type="float" office:value="90.9287" calcext:value-type="float">
            <text:p>90.928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86985" calcext:value-type="float">
            <text:p>-0.0986985</text:p>
          </table:table-cell>
          <table:table-cell office:value-type="float" office:value="0.320479" calcext:value-type="float">
            <text:p>0.320479</text:p>
          </table:table-cell>
          <table:table-cell office:value-type="float" office:value="-0.71178" calcext:value-type="float">
            <text:p>-0.71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8" calcext:value-type="float">
            <text:p>-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32" calcext:value-type="float">
            <text:p>168.8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7" calcext:value-type="float">
            <text:p>102.907</text:p>
          </table:table-cell>
          <table:table-cell office:value-type="float" office:value="88.3814" calcext:value-type="float">
            <text:p>88.381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28879" calcext:value-type="float">
            <text:p>-0.0928879</text:p>
          </table:table-cell>
          <table:table-cell office:value-type="float" office:value="0.201079" calcext:value-type="float">
            <text:p>0.201079</text:p>
          </table:table-cell>
          <table:table-cell office:value-type="float" office:value="-0.343854" calcext:value-type="float">
            <text:p>-0.3438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7" calcext:value-type="float">
            <text:p>-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76" calcext:value-type="float">
            <text:p>168.7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73" calcext:value-type="float">
            <text:p>102.873</text:p>
          </table:table-cell>
          <table:table-cell office:value-type="float" office:value="96.0828" calcext:value-type="float">
            <text:p>96.08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24325" calcext:value-type="float">
            <text:p>0.624325</text:p>
          </table:table-cell>
          <table:table-cell office:value-type="float" office:value="0.213962" calcext:value-type="float">
            <text:p>0.213962</text:p>
          </table:table-cell>
          <table:table-cell office:value-type="float" office:value="-1.51189" calcext:value-type="float">
            <text:p>-1.51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6" calcext:value-type="float">
            <text:p>-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36" calcext:value-type="float">
            <text:p>168.7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48" calcext:value-type="float">
            <text:p>102.848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863" calcext:value-type="float">
            <text:p>-0.0963863</text:p>
          </table:table-cell>
          <table:table-cell office:value-type="float" office:value="0.112926" calcext:value-type="float">
            <text:p>0.112926</text:p>
          </table:table-cell>
          <table:table-cell office:value-type="float" office:value="-0.0724954" calcext:value-type="float">
            <text:p>-0.07249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5" calcext:value-type="float">
            <text:p>-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08" calcext:value-type="float">
            <text:p>168.7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2" calcext:value-type="float">
            <text:p>102.832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293" calcext:value-type="float">
            <text:p>-0.0959293</text:p>
          </table:table-cell>
          <table:table-cell office:value-type="float" office:value="0.112178" calcext:value-type="float">
            <text:p>0.112178</text:p>
          </table:table-cell>
          <table:table-cell office:value-type="float" office:value="-0.0740844" calcext:value-type="float">
            <text:p>-0.0740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4" calcext:value-type="float">
            <text:p>-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92" calcext:value-type="float">
            <text:p>168.6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22" calcext:value-type="float">
            <text:p>102.822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934" calcext:value-type="float">
            <text:p>-0.0961934</text:p>
          </table:table-cell>
          <table:table-cell office:value-type="float" office:value="0.112733" calcext:value-type="float">
            <text:p>0.112733</text:p>
          </table:table-cell>
          <table:table-cell office:value-type="float" office:value="-0.0735964" calcext:value-type="float">
            <text:p>-0.07359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3" calcext:value-type="float">
            <text:p>-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88" calcext:value-type="float">
            <text:p>168.6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19" calcext:value-type="float">
            <text:p>102.819</text:p>
          </table:table-cell>
          <table:table-cell office:value-type="float" office:value="86.9589" calcext:value-type="float">
            <text:p>86.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5625" calcext:value-type="float">
            <text:p>-0.105625</text:p>
          </table:table-cell>
          <table:table-cell office:value-type="float" office:value="0.131938" calcext:value-type="float">
            <text:p>0.131938</text:p>
          </table:table-cell>
          <table:table-cell office:value-type="float" office:value="0.336905" calcext:value-type="float">
            <text:p>0.3369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2" calcext:value-type="float">
            <text:p>-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95" calcext:value-type="float">
            <text:p>168.6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24" calcext:value-type="float">
            <text:p>102.824</text:p>
          </table:table-cell>
          <table:table-cell office:value-type="float" office:value="95.8859" calcext:value-type="float">
            <text:p>95.88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4471" calcext:value-type="float">
            <text:p>-0.444471</text:p>
          </table:table-cell>
          <table:table-cell office:value-type="float" office:value="0.138325" calcext:value-type="float">
            <text:p>0.138325</text:p>
          </table:table-cell>
          <table:table-cell office:value-type="float" office:value="-0.00561924" calcext:value-type="float">
            <text:p>-0.005619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1" calcext:value-type="float">
            <text:p>-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15" calcext:value-type="float">
            <text:p>168.7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6" calcext:value-type="float">
            <text:p>102.836</text:p>
          </table:table-cell>
          <table:table-cell office:value-type="float" office:value="95.9215" calcext:value-type="float">
            <text:p>95.92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5049" calcext:value-type="float">
            <text:p>-0.445049</text:p>
          </table:table-cell>
          <table:table-cell office:value-type="float" office:value="0.137596" calcext:value-type="float">
            <text:p>0.137596</text:p>
          </table:table-cell>
          <table:table-cell office:value-type="float" office:value="-0.0251193" calcext:value-type="float">
            <text:p>-0.0251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45" calcext:value-type="float">
            <text:p>168.74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54" calcext:value-type="float">
            <text:p>102.854</text:p>
          </table:table-cell>
          <table:table-cell office:value-type="float" office:value="95.9147" calcext:value-type="float">
            <text:p>95.91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8832" calcext:value-type="float">
            <text:p>-0.448832</text:p>
          </table:table-cell>
          <table:table-cell office:value-type="float" office:value="0.132362" calcext:value-type="float">
            <text:p>0.132362</text:p>
          </table:table-cell>
          <table:table-cell office:value-type="float" office:value="-0.0166576" calcext:value-type="float">
            <text:p>-0.0166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9" calcext:value-type="float">
            <text:p>-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81" calcext:value-type="float">
            <text:p>168.7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76" calcext:value-type="float">
            <text:p>102.876</text:p>
          </table:table-cell>
          <table:table-cell office:value-type="float" office:value="95.871" calcext:value-type="float">
            <text:p>95.8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9827" calcext:value-type="float">
            <text:p>-0.449827</text:p>
          </table:table-cell>
          <table:table-cell office:value-type="float" office:value="0.135724" calcext:value-type="float">
            <text:p>0.135724</text:p>
          </table:table-cell>
          <table:table-cell office:value-type="float" office:value="0.0114526" calcext:value-type="float">
            <text:p>0.01145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8" calcext:value-type="float">
            <text:p>-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6" calcext:value-type="float">
            <text:p>168.8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8" calcext:value-type="float">
            <text:p>102.898</text:p>
          </table:table-cell>
          <table:table-cell office:value-type="float" office:value="95.9177" calcext:value-type="float">
            <text:p>95.91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6367" calcext:value-type="float">
            <text:p>-0.446367</text:p>
          </table:table-cell>
          <table:table-cell office:value-type="float" office:value="0.133085" calcext:value-type="float">
            <text:p>0.133085</text:p>
          </table:table-cell>
          <table:table-cell office:value-type="float" office:value="-0.0204481" calcext:value-type="float">
            <text:p>-0.02044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7" calcext:value-type="float">
            <text:p>-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5" calcext:value-type="float">
            <text:p>168.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8" calcext:value-type="float">
            <text:p>102.918</text:p>
          </table:table-cell>
          <table:table-cell office:value-type="float" office:value="95.949" calcext:value-type="float">
            <text:p>95.9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692" calcext:value-type="float">
            <text:p>-0.44692</text:p>
          </table:table-cell>
          <table:table-cell office:value-type="float" office:value="0.127956" calcext:value-type="float">
            <text:p>0.127956</text:p>
          </table:table-cell>
          <table:table-cell office:value-type="float" office:value="-0.0331675" calcext:value-type="float">
            <text:p>-0.0331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6" calcext:value-type="float">
            <text:p>-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" calcext:value-type="float">
            <text:p>168.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6" calcext:value-type="float">
            <text:p>102.936</text:p>
          </table:table-cell>
          <table:table-cell office:value-type="float" office:value="95.9365" calcext:value-type="float">
            <text:p>95.93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5008" calcext:value-type="float">
            <text:p>-0.445008</text:p>
          </table:table-cell>
          <table:table-cell office:value-type="float" office:value="0.137353" calcext:value-type="float">
            <text:p>0.137353</text:p>
          </table:table-cell>
          <table:table-cell office:value-type="float" office:value="-0.0361582" calcext:value-type="float">
            <text:p>-0.03615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5" calcext:value-type="float">
            <text:p>-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4" calcext:value-type="float">
            <text:p>168.9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95.9677" calcext:value-type="float">
            <text:p>95.96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40798" calcext:value-type="float">
            <text:p>-0.440798</text:p>
          </table:table-cell>
          <table:table-cell office:value-type="float" office:value="0.147776" calcext:value-type="float">
            <text:p>0.147776</text:p>
          </table:table-cell>
          <table:table-cell office:value-type="float" office:value="-0.0702022" calcext:value-type="float">
            <text:p>-0.0702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4" calcext:value-type="float">
            <text:p>-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7" calcext:value-type="float">
            <text:p>168.91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9" calcext:value-type="float">
            <text:p>102.959</text:p>
          </table:table-cell>
          <table:table-cell office:value-type="float" office:value="96.3341" calcext:value-type="float">
            <text:p>96.33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30693" calcext:value-type="float">
            <text:p>-0.30693</text:p>
          </table:table-cell>
          <table:table-cell office:value-type="float" office:value="0.135837" calcext:value-type="float">
            <text:p>0.135837</text:p>
          </table:table-cell>
          <table:table-cell office:value-type="float" office:value="-0.0981061" calcext:value-type="float">
            <text:p>-0.0981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2" calcext:value-type="float">
            <text:p>168.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61" calcext:value-type="float">
            <text:p>102.961</text:p>
          </table:table-cell>
          <table:table-cell office:value-type="float" office:value="96.3098" calcext:value-type="float">
            <text:p>96.30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302583" calcext:value-type="float">
            <text:p>-0.302583</text:p>
          </table:table-cell>
          <table:table-cell office:value-type="float" office:value="0.14048" calcext:value-type="float">
            <text:p>0.14048</text:p>
          </table:table-cell>
          <table:table-cell office:value-type="float" office:value="-0.102672" calcext:value-type="float">
            <text:p>-0.102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2" calcext:value-type="float">
            <text:p>-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4" calcext:value-type="float">
            <text:p>168.9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7" calcext:value-type="float">
            <text:p>102.957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118" calcext:value-type="float">
            <text:p>-0.0960118</text:p>
          </table:table-cell>
          <table:table-cell office:value-type="float" office:value="0.112194" calcext:value-type="float">
            <text:p>0.112194</text:p>
          </table:table-cell>
          <table:table-cell office:value-type="float" office:value="-0.0736028" calcext:value-type="float">
            <text:p>-0.07360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1" calcext:value-type="float">
            <text:p>-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3" calcext:value-type="float">
            <text:p>168.9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813" calcext:value-type="float">
            <text:p>-0.0958813</text:p>
          </table:table-cell>
          <table:table-cell office:value-type="float" office:value="0.112112" calcext:value-type="float">
            <text:p>0.112112</text:p>
          </table:table-cell>
          <table:table-cell office:value-type="float" office:value="-0.0732386" calcext:value-type="float">
            <text:p>-0.07323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3" calcext:value-type="float">
            <text:p>168.8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33" calcext:value-type="float">
            <text:p>-0.0961833</text:p>
          </table:table-cell>
          <table:table-cell office:value-type="float" office:value="0.112572" calcext:value-type="float">
            <text:p>0.112572</text:p>
          </table:table-cell>
          <table:table-cell office:value-type="float" office:value="-0.0734102" calcext:value-type="float">
            <text:p>-0.0734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4" calcext:value-type="float">
            <text:p>168.8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052" calcext:value-type="float">
            <text:p>-0.0966052</text:p>
          </table:table-cell>
          <table:table-cell office:value-type="float" office:value="0.112554" calcext:value-type="float">
            <text:p>0.112554</text:p>
          </table:table-cell>
          <table:table-cell office:value-type="float" office:value="-0.072303" calcext:value-type="float">
            <text:p>-0.072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8" calcext:value-type="float">
            <text:p>-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3" calcext:value-type="float">
            <text:p>168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82.3142" calcext:value-type="float">
            <text:p>82.3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824" calcext:value-type="float">
            <text:p>-0.0959824</text:p>
          </table:table-cell>
          <table:table-cell office:value-type="float" office:value="0.111563" calcext:value-type="float">
            <text:p>0.111563</text:p>
          </table:table-cell>
          <table:table-cell office:value-type="float" office:value="-0.0679089" calcext:value-type="float">
            <text:p>-0.0679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7" calcext:value-type="float">
            <text:p>-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6" calcext:value-type="float">
            <text:p>168.8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24" calcext:value-type="float">
            <text:p>102.92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095" calcext:value-type="float">
            <text:p>-0.0959095</text:p>
          </table:table-cell>
          <table:table-cell office:value-type="float" office:value="0.111795" calcext:value-type="float">
            <text:p>0.111795</text:p>
          </table:table-cell>
          <table:table-cell office:value-type="float" office:value="-0.0734938" calcext:value-type="float">
            <text:p>-0.07349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6" calcext:value-type="float">
            <text:p>-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1" calcext:value-type="float">
            <text:p>168.8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3" calcext:value-type="float">
            <text:p>102.913</text:p>
          </table:table-cell>
          <table:table-cell office:value-type="float" office:value="92.7761" calcext:value-type="float">
            <text:p>92.77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81919" calcext:value-type="float">
            <text:p>-0.0981919</text:p>
          </table:table-cell>
          <table:table-cell office:value-type="float" office:value="0.602792" calcext:value-type="float">
            <text:p>0.602792</text:p>
          </table:table-cell>
          <table:table-cell office:value-type="float" office:value="-0.135398" calcext:value-type="float">
            <text:p>-0.1353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519" calcext:value-type="float">
            <text:p>168.5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716" calcext:value-type="float">
            <text:p>102.716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82" calcext:value-type="float">
            <text:p>-0.096482</text:p>
          </table:table-cell>
          <table:table-cell office:value-type="float" office:value="0.112351" calcext:value-type="float">
            <text:p>0.112351</text:p>
          </table:table-cell>
          <table:table-cell office:value-type="float" office:value="-0.0718268" calcext:value-type="float">
            <text:p>-0.07182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4" calcext:value-type="float">
            <text:p>-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7.618" calcext:value-type="float">
            <text:p>167.6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167" calcext:value-type="float">
            <text:p>102.167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366" calcext:value-type="float">
            <text:p>-0.0959366</text:p>
          </table:table-cell>
          <table:table-cell office:value-type="float" office:value="0.112782" calcext:value-type="float">
            <text:p>0.112782</text:p>
          </table:table-cell>
          <table:table-cell office:value-type="float" office:value="-0.0738611" calcext:value-type="float">
            <text:p>-0.0738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6.254" calcext:value-type="float">
            <text:p>166.2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336" calcext:value-type="float">
            <text:p>101.336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152" calcext:value-type="float">
            <text:p>-0.0959152</text:p>
          </table:table-cell>
          <table:table-cell office:value-type="float" office:value="0.112692" calcext:value-type="float">
            <text:p>0.112692</text:p>
          </table:table-cell>
          <table:table-cell office:value-type="float" office:value="-0.0739273" calcext:value-type="float">
            <text:p>-0.07392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4.553" calcext:value-type="float">
            <text:p>164.5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0.299" calcext:value-type="float">
            <text:p>100.299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2814" calcext:value-type="float">
            <text:p>-0.0952814</text:p>
          </table:table-cell>
          <table:table-cell office:value-type="float" office:value="0.111598" calcext:value-type="float">
            <text:p>0.111598</text:p>
          </table:table-cell>
          <table:table-cell office:value-type="float" office:value="-0.0749741" calcext:value-type="float">
            <text:p>-0.07497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1" calcext:value-type="float">
            <text:p>-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2.642" calcext:value-type="float">
            <text:p>162.6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9.1341" calcext:value-type="float">
            <text:p>99.134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95" calcext:value-type="float">
            <text:p>-0.096095</text:p>
          </table:table-cell>
          <table:table-cell office:value-type="float" office:value="0.112631" calcext:value-type="float">
            <text:p>0.112631</text:p>
          </table:table-cell>
          <table:table-cell office:value-type="float" office:value="-0.073089" calcext:value-type="float">
            <text:p>-0.0730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0.637" calcext:value-type="float">
            <text:p>160.6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7.9123" calcext:value-type="float">
            <text:p>97.9123</text:p>
          </table:table-cell>
          <table:table-cell office:value-type="float" office:value="84.0844" calcext:value-type="float">
            <text:p>84.08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85711" calcext:value-type="float">
            <text:p>-0.0785711</text:p>
          </table:table-cell>
          <table:table-cell office:value-type="float" office:value="0.160573" calcext:value-type="float">
            <text:p>0.160573</text:p>
          </table:table-cell>
          <table:table-cell office:value-type="float" office:value="-0.126923" calcext:value-type="float">
            <text:p>-0.126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9" calcext:value-type="float">
            <text:p>-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8.647" calcext:value-type="float">
            <text:p>158.6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6.6994" calcext:value-type="float">
            <text:p>96.699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571" calcext:value-type="float">
            <text:p>-0.0966571</text:p>
          </table:table-cell>
          <table:table-cell office:value-type="float" office:value="0.112727" calcext:value-type="float">
            <text:p>0.112727</text:p>
          </table:table-cell>
          <table:table-cell office:value-type="float" office:value="-0.0722944" calcext:value-type="float">
            <text:p>-0.072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8" calcext:value-type="float">
            <text:p>-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6.757" calcext:value-type="float">
            <text:p>156.7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5.5471" calcext:value-type="float">
            <text:p>95.547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07" calcext:value-type="float">
            <text:p>-0.096407</text:p>
          </table:table-cell>
          <table:table-cell office:value-type="float" office:value="0.113447" calcext:value-type="float">
            <text:p>0.113447</text:p>
          </table:table-cell>
          <table:table-cell office:value-type="float" office:value="-0.0737777" calcext:value-type="float">
            <text:p>-0.07377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7" calcext:value-type="float">
            <text:p>-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5.028" calcext:value-type="float">
            <text:p>155.0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4.4932" calcext:value-type="float">
            <text:p>94.4932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6514" calcext:value-type="float">
            <text:p>-0.0956514</text:p>
          </table:table-cell>
          <table:table-cell office:value-type="float" office:value="0.1126" calcext:value-type="float">
            <text:p>0.1126</text:p>
          </table:table-cell>
          <table:table-cell office:value-type="float" office:value="-0.0744312" calcext:value-type="float">
            <text:p>-0.0744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3.503" calcext:value-type="float">
            <text:p>153.5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3.5638" calcext:value-type="float">
            <text:p>93.5638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5681" calcext:value-type="float">
            <text:p>-0.0955681</text:p>
          </table:table-cell>
          <table:table-cell office:value-type="float" office:value="0.111768" calcext:value-type="float">
            <text:p>0.111768</text:p>
          </table:table-cell>
          <table:table-cell office:value-type="float" office:value="-0.0751818" calcext:value-type="float">
            <text:p>-0.07518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2.212" calcext:value-type="float">
            <text:p>152.2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7771" calcext:value-type="float">
            <text:p>92.7771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72" calcext:value-type="float">
            <text:p>-0.095972</text:p>
          </table:table-cell>
          <table:table-cell office:value-type="float" office:value="0.112472" calcext:value-type="float">
            <text:p>0.112472</text:p>
          </table:table-cell>
          <table:table-cell office:value-type="float" office:value="-0.0733043" calcext:value-type="float">
            <text:p>-0.07330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4" calcext:value-type="float">
            <text:p>-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1.178" calcext:value-type="float">
            <text:p>151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1468" calcext:value-type="float">
            <text:p>92.1468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965" calcext:value-type="float">
            <text:p>-0.0962965</text:p>
          </table:table-cell>
          <table:table-cell office:value-type="float" office:value="0.111649" calcext:value-type="float">
            <text:p>0.111649</text:p>
          </table:table-cell>
          <table:table-cell office:value-type="float" office:value="-0.070298" calcext:value-type="float">
            <text:p>-0.0702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414" calcext:value-type="float">
            <text:p>150.4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6809" calcext:value-type="float">
            <text:p>91.6809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839" calcext:value-type="float">
            <text:p>-0.0958839</text:p>
          </table:table-cell>
          <table:table-cell office:value-type="float" office:value="0.11225" calcext:value-type="float">
            <text:p>0.11225</text:p>
          </table:table-cell>
          <table:table-cell office:value-type="float" office:value="-0.0733923" calcext:value-type="float">
            <text:p>-0.07339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93" calcext:value-type="float">
            <text:p>149.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3861" calcext:value-type="float">
            <text:p>91.3861</text:p>
          </table:table-cell>
          <table:table-cell office:value-type="float" office:value="82.3057" calcext:value-type="float">
            <text:p>82.30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36" calcext:value-type="float">
            <text:p>-0.0961836</text:p>
          </table:table-cell>
          <table:table-cell office:value-type="float" office:value="0.112934" calcext:value-type="float">
            <text:p>0.112934</text:p>
          </table:table-cell>
          <table:table-cell office:value-type="float" office:value="-0.0738249" calcext:value-type="float">
            <text:p>-0.0738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743" calcext:value-type="float">
            <text:p>149.7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2722" calcext:value-type="float">
            <text:p>91.2722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074" calcext:value-type="float">
            <text:p>-0.0959074</text:p>
          </table:table-cell>
          <table:table-cell office:value-type="float" office:value="0.112002" calcext:value-type="float">
            <text:p>0.112002</text:p>
          </table:table-cell>
          <table:table-cell office:value-type="float" office:value="-0.0737699" calcext:value-type="float">
            <text:p>-0.07376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9.871" calcext:value-type="float">
            <text:p>149.8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35" calcext:value-type="float">
            <text:p>91.35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697" calcext:value-type="float">
            <text:p>-0.0964697</text:p>
          </table:table-cell>
          <table:table-cell office:value-type="float" office:value="0.111995" calcext:value-type="float">
            <text:p>0.111995</text:p>
          </table:table-cell>
          <table:table-cell office:value-type="float" office:value="-0.0723177" calcext:value-type="float">
            <text:p>-0.0723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293" calcext:value-type="float">
            <text:p>150.2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1.6072" calcext:value-type="float">
            <text:p>91.6072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486" calcext:value-type="float">
            <text:p>-0.0966486</text:p>
          </table:table-cell>
          <table:table-cell office:value-type="float" office:value="0.112565" calcext:value-type="float">
            <text:p>0.112565</text:p>
          </table:table-cell>
          <table:table-cell office:value-type="float" office:value="-0.0718114" calcext:value-type="float">
            <text:p>-0.07181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0.997" calcext:value-type="float">
            <text:p>150.9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0361" calcext:value-type="float">
            <text:p>92.0361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703" calcext:value-type="float">
            <text:p>-0.0966703</text:p>
          </table:table-cell>
          <table:table-cell office:value-type="float" office:value="0.112618" calcext:value-type="float">
            <text:p>0.112618</text:p>
          </table:table-cell>
          <table:table-cell office:value-type="float" office:value="-0.0718991" calcext:value-type="float">
            <text:p>-0.07189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1.972" calcext:value-type="float">
            <text:p>151.9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2.6303" calcext:value-type="float">
            <text:p>92.6303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5742" calcext:value-type="float">
            <text:p>-0.0955742</text:p>
          </table:table-cell>
          <table:table-cell office:value-type="float" office:value="0.110809" calcext:value-type="float">
            <text:p>0.110809</text:p>
          </table:table-cell>
          <table:table-cell office:value-type="float" office:value="-0.0714156" calcext:value-type="float">
            <text:p>-0.07141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3.208" calcext:value-type="float">
            <text:p>153.2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3.3841" calcext:value-type="float">
            <text:p>93.3841</text:p>
          </table:table-cell>
          <table:table-cell office:value-type="float" office:value="82.3062" calcext:value-type="float">
            <text:p>82.30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24" calcext:value-type="float">
            <text:p>-0.096624</text:p>
          </table:table-cell>
          <table:table-cell office:value-type="float" office:value="0.112674" calcext:value-type="float">
            <text:p>0.112674</text:p>
          </table:table-cell>
          <table:table-cell office:value-type="float" office:value="-0.0720405" calcext:value-type="float">
            <text:p>-0.07204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4.691" calcext:value-type="float">
            <text:p>154.6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4.288" calcext:value-type="float">
            <text:p>94.288</text:p>
          </table:table-cell>
          <table:table-cell office:value-type="float" office:value="84.133" calcext:value-type="float">
            <text:p>84.1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36445" calcext:value-type="float">
            <text:p>-0.0936445</text:p>
          </table:table-cell>
          <table:table-cell office:value-type="float" office:value="0.132906" calcext:value-type="float">
            <text:p>0.132906</text:p>
          </table:table-cell>
          <table:table-cell office:value-type="float" office:value="-0.0197306" calcext:value-type="float">
            <text:p>-0.0197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6.389" calcext:value-type="float">
            <text:p>156.3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5.3227" calcext:value-type="float">
            <text:p>95.3227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355" calcext:value-type="float">
            <text:p>-0.0960355</text:p>
          </table:table-cell>
          <table:table-cell office:value-type="float" office:value="0.112788" calcext:value-type="float">
            <text:p>0.112788</text:p>
          </table:table-cell>
          <table:table-cell office:value-type="float" office:value="-0.0736323" calcext:value-type="float">
            <text:p>-0.07363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8.255" calcext:value-type="float">
            <text:p>158.25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6.4599" calcext:value-type="float">
            <text:p>96.4599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309" calcext:value-type="float">
            <text:p>-0.0958309</text:p>
          </table:table-cell>
          <table:table-cell office:value-type="float" office:value="0.112467" calcext:value-type="float">
            <text:p>0.112467</text:p>
          </table:table-cell>
          <table:table-cell office:value-type="float" office:value="-0.0739092" calcext:value-type="float">
            <text:p>-0.0739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0.227" calcext:value-type="float">
            <text:p>160.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7.6624" calcext:value-type="float">
            <text:p>97.6624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136" calcext:value-type="float">
            <text:p>-0.0963136</text:p>
          </table:table-cell>
          <table:table-cell office:value-type="float" office:value="0.112579" calcext:value-type="float">
            <text:p>0.112579</text:p>
          </table:table-cell>
          <table:table-cell office:value-type="float" office:value="-0.0724585" calcext:value-type="float">
            <text:p>-0.07245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2.227" calcext:value-type="float">
            <text:p>162.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8.8814" calcext:value-type="float">
            <text:p>98.8814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3202" calcext:value-type="float">
            <text:p>-0.0953202</text:p>
          </table:table-cell>
          <table:table-cell office:value-type="float" office:value="0.112522" calcext:value-type="float">
            <text:p>0.112522</text:p>
          </table:table-cell>
          <table:table-cell office:value-type="float" office:value="-0.0754328" calcext:value-type="float">
            <text:p>-0.07543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4.149" calcext:value-type="float">
            <text:p>164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0.053" calcext:value-type="float">
            <text:p>100.053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83" calcext:value-type="float">
            <text:p>-0.09583</text:p>
          </table:table-cell>
          <table:table-cell office:value-type="float" office:value="0.112492" calcext:value-type="float">
            <text:p>0.112492</text:p>
          </table:table-cell>
          <table:table-cell office:value-type="float" office:value="-0.0748554" calcext:value-type="float">
            <text:p>-0.07485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5.873" calcext:value-type="float">
            <text:p>165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103" calcext:value-type="float">
            <text:p>101.103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158" calcext:value-type="float">
            <text:p>-0.0959158</text:p>
          </table:table-cell>
          <table:table-cell office:value-type="float" office:value="0.111899" calcext:value-type="float">
            <text:p>0.111899</text:p>
          </table:table-cell>
          <table:table-cell office:value-type="float" office:value="-0.0732244" calcext:value-type="float">
            <text:p>-0.07322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2" calcext:value-type="float">
            <text:p>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7.276" calcext:value-type="float">
            <text:p>167.2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1.959" calcext:value-type="float">
            <text:p>101.959</text:p>
          </table:table-cell>
          <table:table-cell office:value-type="float" office:value="82.3058" calcext:value-type="float">
            <text:p>82.30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556" calcext:value-type="float">
            <text:p>-0.0959556</text:p>
          </table:table-cell>
          <table:table-cell office:value-type="float" office:value="0.112784" calcext:value-type="float">
            <text:p>0.112784</text:p>
          </table:table-cell>
          <table:table-cell office:value-type="float" office:value="-0.0738802" calcext:value-type="float">
            <text:p>-0.07388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3" calcext:value-type="float">
            <text:p>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233" calcext:value-type="float">
            <text:p>168.2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542" calcext:value-type="float">
            <text:p>102.542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466" calcext:value-type="float">
            <text:p>-0.0965466</text:p>
          </table:table-cell>
          <table:table-cell office:value-type="float" office:value="0.11265" calcext:value-type="float">
            <text:p>0.11265</text:p>
          </table:table-cell>
          <table:table-cell office:value-type="float" office:value="-0.0724259" calcext:value-type="float">
            <text:p>-0.0724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24" calcext:value-type="float">
            <text:p>168.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78" calcext:value-type="float">
            <text:p>102.78</text:p>
          </table:table-cell>
          <table:table-cell office:value-type="float" office:value="82.306" calcext:value-type="float">
            <text:p>82.3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407" calcext:value-type="float">
            <text:p>-0.0964407</text:p>
          </table:table-cell>
          <table:table-cell office:value-type="float" office:value="0.11271" calcext:value-type="float">
            <text:p>0.11271</text:p>
          </table:table-cell>
          <table:table-cell office:value-type="float" office:value="-0.0727855" calcext:value-type="float">
            <text:p>-0.07278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672" calcext:value-type="float">
            <text:p>168.6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1" calcext:value-type="float">
            <text:p>102.81</text:p>
          </table:table-cell>
          <table:table-cell office:value-type="float" office:value="97.0431" calcext:value-type="float">
            <text:p>97.043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69386" calcext:value-type="float">
            <text:p>-0.169386</text:p>
          </table:table-cell>
          <table:table-cell office:value-type="float" office:value="0.916947" calcext:value-type="float">
            <text:p>0.916947</text:p>
          </table:table-cell>
          <table:table-cell office:value-type="float" office:value="0.67205" calcext:value-type="float">
            <text:p>0.67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6" calcext:value-type="float">
            <text:p>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19" calcext:value-type="float">
            <text:p>168.7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39" calcext:value-type="float">
            <text:p>102.839</text:p>
          </table:table-cell>
          <table:table-cell office:value-type="float" office:value="97.8762" calcext:value-type="float">
            <text:p>97.876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555" calcext:value-type="float">
            <text:p>-0.13555</text:p>
          </table:table-cell>
          <table:table-cell office:value-type="float" office:value="0.68085" calcext:value-type="float">
            <text:p>0.68085</text:p>
          </table:table-cell>
          <table:table-cell office:value-type="float" office:value="0.785801" calcext:value-type="float">
            <text:p>0.785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7" calcext:value-type="float">
            <text:p>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766" calcext:value-type="float">
            <text:p>168.76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67" calcext:value-type="float">
            <text:p>102.867</text:p>
          </table:table-cell>
          <table:table-cell office:value-type="float" office:value="95.5749" calcext:value-type="float">
            <text:p>95.57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0612" calcext:value-type="float">
            <text:p>-0.130612</text:p>
          </table:table-cell>
          <table:table-cell office:value-type="float" office:value="0.605554" calcext:value-type="float">
            <text:p>0.605554</text:p>
          </table:table-cell>
          <table:table-cell office:value-type="float" office:value="0.404289" calcext:value-type="float">
            <text:p>0.4042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8" calcext:value-type="float">
            <text:p>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1" calcext:value-type="float">
            <text:p>168.8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4" calcext:value-type="float">
            <text:p>102.894</text:p>
          </table:table-cell>
          <table:table-cell office:value-type="float" office:value="82.3059" calcext:value-type="float">
            <text:p>82.30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241" calcext:value-type="float">
            <text:p>-0.0962241</text:p>
          </table:table-cell>
          <table:table-cell office:value-type="float" office:value="0.112733" calcext:value-type="float">
            <text:p>0.112733</text:p>
          </table:table-cell>
          <table:table-cell office:value-type="float" office:value="-0.0736375" calcext:value-type="float">
            <text:p>-0.07363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9" calcext:value-type="float">
            <text:p>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52" calcext:value-type="float">
            <text:p>168.8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9" calcext:value-type="float">
            <text:p>102.919</text:p>
          </table:table-cell>
          <table:table-cell office:value-type="float" office:value="94.1669" calcext:value-type="float">
            <text:p>94.16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0411" calcext:value-type="float">
            <text:p>-0.10411</text:p>
          </table:table-cell>
          <table:table-cell office:value-type="float" office:value="-0.410743" calcext:value-type="float">
            <text:p>-0.410743</text:p>
          </table:table-cell>
          <table:table-cell office:value-type="float" office:value="0.312464" calcext:value-type="float">
            <text:p>0.3124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5" calcext:value-type="float">
            <text:p>168.8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92.9691" calcext:value-type="float">
            <text:p>92.96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366" calcext:value-type="float">
            <text:p>-0.13366</text:p>
          </table:table-cell>
          <table:table-cell office:value-type="float" office:value="-0.430649" calcext:value-type="float">
            <text:p>-0.430649</text:p>
          </table:table-cell>
          <table:table-cell office:value-type="float" office:value="0.0379491" calcext:value-type="float">
            <text:p>0.0379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1" calcext:value-type="float">
            <text:p>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6" calcext:value-type="float">
            <text:p>168.90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2" calcext:value-type="float">
            <text:p>102.952</text:p>
          </table:table-cell>
          <table:table-cell office:value-type="float" office:value="88.5932" calcext:value-type="float">
            <text:p>88.59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4928" calcext:value-type="float">
            <text:p>-0.114928</text:p>
          </table:table-cell>
          <table:table-cell office:value-type="float" office:value="0.250966" calcext:value-type="float">
            <text:p>0.250966</text:p>
          </table:table-cell>
          <table:table-cell office:value-type="float" office:value="-0.259601" calcext:value-type="float">
            <text:p>-0.2596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2" calcext:value-type="float">
            <text:p>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5" calcext:value-type="float">
            <text:p>168.9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8" calcext:value-type="float">
            <text:p>102.958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811" calcext:value-type="float">
            <text:p>-0.0965811</text:p>
          </table:table-cell>
          <table:table-cell office:value-type="float" office:value="0.112681" calcext:value-type="float">
            <text:p>0.112681</text:p>
          </table:table-cell>
          <table:table-cell office:value-type="float" office:value="-0.0718566" calcext:value-type="float">
            <text:p>-0.07185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3" calcext:value-type="float">
            <text:p>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3" calcext:value-type="float">
            <text:p>168.91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7" calcext:value-type="float">
            <text:p>102.957</text:p>
          </table:table-cell>
          <table:table-cell office:value-type="float" office:value="82.3061" calcext:value-type="float">
            <text:p>82.30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9931" calcext:value-type="float">
            <text:p>-0.0959931</text:p>
          </table:table-cell>
          <table:table-cell office:value-type="float" office:value="0.112237" calcext:value-type="float">
            <text:p>0.112237</text:p>
          </table:table-cell>
          <table:table-cell office:value-type="float" office:value="-0.0731504" calcext:value-type="float">
            <text:p>-0.0731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4" calcext:value-type="float">
            <text:p>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03" calcext:value-type="float">
            <text:p>168.9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6332" calcext:value-type="float">
            <text:p>-0.0966332</text:p>
          </table:table-cell>
          <table:table-cell office:value-type="float" office:value="0.112636" calcext:value-type="float">
            <text:p>0.112636</text:p>
          </table:table-cell>
          <table:table-cell office:value-type="float" office:value="-0.0719559" calcext:value-type="float">
            <text:p>-0.07195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5" calcext:value-type="float">
            <text:p>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93" calcext:value-type="float">
            <text:p>168.8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45" calcext:value-type="float">
            <text:p>102.945</text:p>
          </table:table-cell>
          <table:table-cell office:value-type="float" office:value="82.3069" calcext:value-type="float">
            <text:p>82.30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232" calcext:value-type="float">
            <text:p>-0.0961232</text:p>
          </table:table-cell>
          <table:table-cell office:value-type="float" office:value="0.111163" calcext:value-type="float">
            <text:p>0.111163</text:p>
          </table:table-cell>
          <table:table-cell office:value-type="float" office:value="-0.0727316" calcext:value-type="float">
            <text:p>-0.0727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6" calcext:value-type="float">
            <text:p>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84" calcext:value-type="float">
            <text:p>168.8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9" calcext:value-type="float">
            <text:p>102.939</text:p>
          </table:table-cell>
          <table:table-cell office:value-type="float" office:value="88.3812" calcext:value-type="float">
            <text:p>88.38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33247" calcext:value-type="float">
            <text:p>-0.0933247</text:p>
          </table:table-cell>
          <table:table-cell office:value-type="float" office:value="0.201852" calcext:value-type="float">
            <text:p>0.201852</text:p>
          </table:table-cell>
          <table:table-cell office:value-type="float" office:value="-0.343753" calcext:value-type="float">
            <text:p>-0.3437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7" calcext:value-type="float">
            <text:p>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3" calcext:value-type="float">
            <text:p>168.87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933" calcext:value-type="float">
            <text:p>-0.0964933</text:p>
          </table:table-cell>
          <table:table-cell office:value-type="float" office:value="0.111926" calcext:value-type="float">
            <text:p>0.111926</text:p>
          </table:table-cell>
          <table:table-cell office:value-type="float" office:value="-0.0724533" calcext:value-type="float">
            <text:p>-0.07245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8" calcext:value-type="float">
            <text:p>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6" calcext:value-type="float">
            <text:p>168.8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24" calcext:value-type="float">
            <text:p>102.924</text:p>
          </table:table-cell>
          <table:table-cell office:value-type="float" office:value="88.8908" calcext:value-type="float">
            <text:p>88.89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69619" calcext:value-type="float">
            <text:p>-0.069619</text:p>
          </table:table-cell>
          <table:table-cell office:value-type="float" office:value="-0.0197076" calcext:value-type="float">
            <text:p>-0.0197076</text:p>
          </table:table-cell>
          <table:table-cell office:value-type="float" office:value="-0.0109629" calcext:value-type="float">
            <text:p>-0.0109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9" calcext:value-type="float">
            <text:p>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4" calcext:value-type="float">
            <text:p>168.8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4" calcext:value-type="float">
            <text:p>102.914</text:p>
          </table:table-cell>
          <table:table-cell office:value-type="float" office:value="82.3067" calcext:value-type="float">
            <text:p>82.30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5728" calcext:value-type="float">
            <text:p>-0.0965728</text:p>
          </table:table-cell>
          <table:table-cell office:value-type="float" office:value="0.112615" calcext:value-type="float">
            <text:p>0.112615</text:p>
          </table:table-cell>
          <table:table-cell office:value-type="float" office:value="-0.0718241" calcext:value-type="float">
            <text:p>-0.0718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8" calcext:value-type="float">
            <text:p>168.8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5" calcext:value-type="float">
            <text:p>102.905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0999" calcext:value-type="float">
            <text:p>-0.0950999</text:p>
          </table:table-cell>
          <table:table-cell office:value-type="float" office:value="0.112373" calcext:value-type="float">
            <text:p>0.112373</text:p>
          </table:table-cell>
          <table:table-cell office:value-type="float" office:value="-0.0759297" calcext:value-type="float">
            <text:p>-0.0759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1" calcext:value-type="float">
            <text:p>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" calcext:value-type="float">
            <text:p>168.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" calcext:value-type="float">
            <text:p>102.9</text:p>
          </table:table-cell>
          <table:table-cell office:value-type="float" office:value="82.3065" calcext:value-type="float">
            <text:p>82.30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28" calcext:value-type="float">
            <text:p>-0.096328</text:p>
          </table:table-cell>
          <table:table-cell office:value-type="float" office:value="0.112287" calcext:value-type="float">
            <text:p>0.112287</text:p>
          </table:table-cell>
          <table:table-cell office:value-type="float" office:value="-0.0726304" calcext:value-type="float">
            <text:p>-0.07263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2" calcext:value-type="float">
            <text:p>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19" calcext:value-type="float">
            <text:p>168.8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899" calcext:value-type="float">
            <text:p>102.899</text:p>
          </table:table-cell>
          <table:table-cell office:value-type="float" office:value="85.7464" calcext:value-type="float">
            <text:p>85.7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22052" calcext:value-type="float">
            <text:p>-0.0722052</text:p>
          </table:table-cell>
          <table:table-cell office:value-type="float" office:value="0.0749846" calcext:value-type="float">
            <text:p>0.0749846</text:p>
          </table:table-cell>
          <table:table-cell office:value-type="float" office:value="-0.285237" calcext:value-type="float">
            <text:p>-0.285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3" calcext:value-type="float">
            <text:p>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28" calcext:value-type="float">
            <text:p>168.8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05" calcext:value-type="float">
            <text:p>102.905</text:p>
          </table:table-cell>
          <table:table-cell office:value-type="float" office:value="82.3063" calcext:value-type="float">
            <text:p>82.30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423" calcext:value-type="float">
            <text:p>-0.0962423</text:p>
          </table:table-cell>
          <table:table-cell office:value-type="float" office:value="0.11275" calcext:value-type="float">
            <text:p>0.11275</text:p>
          </table:table-cell>
          <table:table-cell office:value-type="float" office:value="-0.0736056" calcext:value-type="float">
            <text:p>-0.07360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4" calcext:value-type="float">
            <text:p>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46" calcext:value-type="float">
            <text:p>168.8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16" calcext:value-type="float">
            <text:p>102.916</text:p>
          </table:table-cell>
          <table:table-cell office:value-type="float" office:value="82.3285" calcext:value-type="float">
            <text:p>82.32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79745" calcext:value-type="float">
            <text:p>-0.0979745</text:p>
          </table:table-cell>
          <table:table-cell office:value-type="float" office:value="0.120779" calcext:value-type="float">
            <text:p>0.120779</text:p>
          </table:table-cell>
          <table:table-cell office:value-type="float" office:value="-0.070371" calcext:value-type="float">
            <text:p>-0.070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5" calcext:value-type="float">
            <text:p>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872" calcext:value-type="float">
            <text:p>168.8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32" calcext:value-type="float">
            <text:p>102.932</text:p>
          </table:table-cell>
          <table:table-cell office:value-type="float" office:value="96.0876" calcext:value-type="float">
            <text:p>96.08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468014" calcext:value-type="float">
            <text:p>-0.468014</text:p>
          </table:table-cell>
          <table:table-cell office:value-type="float" office:value="0.186662" calcext:value-type="float">
            <text:p>0.186662</text:p>
          </table:table-cell>
          <table:table-cell office:value-type="float" office:value="-0.0586505" calcext:value-type="float">
            <text:p>-0.0586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6" calcext:value-type="float">
            <text:p>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1" calcext:value-type="float">
            <text:p>168.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55" calcext:value-type="float">
            <text:p>102.955</text:p>
          </table:table-cell>
          <table:table-cell office:value-type="float" office:value="82.3064" calcext:value-type="float">
            <text:p>82.30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0206" calcext:value-type="float">
            <text:p>-0.0960206</text:p>
          </table:table-cell>
          <table:table-cell office:value-type="float" office:value="0.113031" calcext:value-type="float">
            <text:p>0.113031</text:p>
          </table:table-cell>
          <table:table-cell office:value-type="float" office:value="-0.0739191" calcext:value-type="float">
            <text:p>-0.07391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7" calcext:value-type="float">
            <text:p>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8.956" calcext:value-type="float">
            <text:p>168.9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2.983" calcext:value-type="float">
            <text:p>102.983</text:p>
          </table:table-cell>
          <table:table-cell office:value-type="float" office:value="95.0191" calcext:value-type="float">
            <text:p>95.01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472" calcext:value-type="float">
            <text:p>0.254472</text:p>
          </table:table-cell>
          <table:table-cell office:value-type="float" office:value="0.142946" calcext:value-type="float">
            <text:p>0.142946</text:p>
          </table:table-cell>
          <table:table-cell office:value-type="float" office:value="-0.0325274" calcext:value-type="float">
            <text:p>-0.03252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8" calcext:value-type="float">
            <text:p>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02" calcext:value-type="float">
            <text:p>169.00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11" calcext:value-type="float">
            <text:p>103.011</text:p>
          </table:table-cell>
          <table:table-cell office:value-type="float" office:value="94.9816" calcext:value-type="float">
            <text:p>94.981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806" calcext:value-type="float">
            <text:p>0.254806</text:p>
          </table:table-cell>
          <table:table-cell office:value-type="float" office:value="0.148621" calcext:value-type="float">
            <text:p>0.148621</text:p>
          </table:table-cell>
          <table:table-cell office:value-type="float" office:value="-0.0212081" calcext:value-type="float">
            <text:p>-0.0212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9" calcext:value-type="float">
            <text:p>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43" calcext:value-type="float">
            <text:p>169.0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36" calcext:value-type="float">
            <text:p>103.036</text:p>
          </table:table-cell>
          <table:table-cell office:value-type="float" office:value="94.9959" calcext:value-type="float">
            <text:p>94.99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4621" calcext:value-type="float">
            <text:p>0.254621</text:p>
          </table:table-cell>
          <table:table-cell office:value-type="float" office:value="0.145539" calcext:value-type="float">
            <text:p>0.145539</text:p>
          </table:table-cell>
          <table:table-cell office:value-type="float" office:value="-0.0257632" calcext:value-type="float">
            <text:p>-0.02576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78" calcext:value-type="float">
            <text:p>169.0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57" calcext:value-type="float">
            <text:p>103.057</text:p>
          </table:table-cell>
          <table:table-cell office:value-type="float" office:value="95.0829" calcext:value-type="float">
            <text:p>95.08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55838" calcext:value-type="float">
            <text:p>0.255838</text:p>
          </table:table-cell>
          <table:table-cell office:value-type="float" office:value="0.14199" calcext:value-type="float">
            <text:p>0.14199</text:p>
          </table:table-cell>
          <table:table-cell office:value-type="float" office:value="-0.0470246" calcext:value-type="float">
            <text:p>-0.0470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1" calcext:value-type="float">
            <text:p>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08" calcext:value-type="float">
            <text:p>169.1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75" calcext:value-type="float">
            <text:p>103.075</text:p>
          </table:table-cell>
          <table:table-cell office:value-type="float" office:value="95.3437" calcext:value-type="float">
            <text:p>95.34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11621" calcext:value-type="float">
            <text:p>0.311621</text:p>
          </table:table-cell>
          <table:table-cell office:value-type="float" office:value="0.13957" calcext:value-type="float">
            <text:p>0.13957</text:p>
          </table:table-cell>
          <table:table-cell office:value-type="float" office:value="-0.0357374" calcext:value-type="float">
            <text:p>-0.035737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2" calcext:value-type="float">
            <text:p>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1" calcext:value-type="float">
            <text:p>169.1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" calcext:value-type="float">
            <text:p>103.09</text:p>
          </table:table-cell>
          <table:table-cell office:value-type="float" office:value="96.6127" calcext:value-type="float">
            <text:p>96.61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49011" calcext:value-type="float">
            <text:p>-0.149011</text:p>
          </table:table-cell>
          <table:table-cell office:value-type="float" office:value="0.519911" calcext:value-type="float">
            <text:p>0.519911</text:p>
          </table:table-cell>
          <table:table-cell office:value-type="float" office:value="-0.109579" calcext:value-type="float">
            <text:p>-0.1095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3" calcext:value-type="float">
            <text:p>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9" calcext:value-type="float">
            <text:p>169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" calcext:value-type="float">
            <text:p>103.1</text:p>
          </table:table-cell>
          <table:table-cell office:value-type="float" office:value="97.1343" calcext:value-type="float">
            <text:p>97.13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7524" calcext:value-type="float">
            <text:p>-0.127524</text:p>
          </table:table-cell>
          <table:table-cell office:value-type="float" office:value="0.794727" calcext:value-type="float">
            <text:p>0.794727</text:p>
          </table:table-cell>
          <table:table-cell office:value-type="float" office:value="-0.793147" calcext:value-type="float">
            <text:p>-0.793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4" calcext:value-type="float">
            <text:p>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9" calcext:value-type="float">
            <text:p>169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95.2752" calcext:value-type="float">
            <text:p>95.275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55924" calcext:value-type="float">
            <text:p>-0.155924</text:p>
          </table:table-cell>
          <table:table-cell office:value-type="float" office:value="0.380088" calcext:value-type="float">
            <text:p>0.380088</text:p>
          </table:table-cell>
          <table:table-cell office:value-type="float" office:value="-0.666276" calcext:value-type="float">
            <text:p>-0.6662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5" calcext:value-type="float">
            <text:p>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100.276" calcext:value-type="float">
            <text:p>100.2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711" calcext:value-type="float">
            <text:p>-0.6711</text:p>
          </table:table-cell>
          <table:table-cell office:value-type="float" office:value="-0.0627093" calcext:value-type="float">
            <text:p>-0.0627093</text:p>
          </table:table-cell>
          <table:table-cell office:value-type="float" office:value="0.838332" calcext:value-type="float">
            <text:p>0.838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6" calcext:value-type="float">
            <text:p>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95.2151" calcext:value-type="float">
            <text:p>95.21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1606" calcext:value-type="float">
            <text:p>-0.131606</text:p>
          </table:table-cell>
          <table:table-cell office:value-type="float" office:value="0.307384" calcext:value-type="float">
            <text:p>0.307384</text:p>
          </table:table-cell>
          <table:table-cell office:value-type="float" office:value="-0.663167" calcext:value-type="float">
            <text:p>-0.663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7" calcext:value-type="float">
            <text:p>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3" calcext:value-type="float">
            <text:p>169.1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90.2482" calcext:value-type="float">
            <text:p>90.24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85854" calcext:value-type="float">
            <text:p>-0.185854</text:p>
          </table:table-cell>
          <table:table-cell office:value-type="float" office:value="0.104943" calcext:value-type="float">
            <text:p>0.104943</text:p>
          </table:table-cell>
          <table:table-cell office:value-type="float" office:value="-0.426679" calcext:value-type="float">
            <text:p>-0.426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8" calcext:value-type="float">
            <text:p>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9" calcext:value-type="float">
            <text:p>169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7" calcext:value-type="float">
            <text:p>103.107</text:p>
          </table:table-cell>
          <table:table-cell office:value-type="float" office:value="93.7841" calcext:value-type="float">
            <text:p>93.78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375" calcext:value-type="float">
            <text:p>-0.11375</text:p>
          </table:table-cell>
          <table:table-cell office:value-type="float" office:value="0.584296" calcext:value-type="float">
            <text:p>0.584296</text:p>
          </table:table-cell>
          <table:table-cell office:value-type="float" office:value="-0.0866697" calcext:value-type="float">
            <text:p>-0.0866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9" calcext:value-type="float">
            <text:p>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3" calcext:value-type="float">
            <text:p>169.1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94.7302" calcext:value-type="float">
            <text:p>94.73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854764" calcext:value-type="float">
            <text:p>-0.0854764</text:p>
          </table:table-cell>
          <table:table-cell office:value-type="float" office:value="0.77163" calcext:value-type="float">
            <text:p>0.77163</text:p>
          </table:table-cell>
          <table:table-cell office:value-type="float" office:value="-0.814472" calcext:value-type="float">
            <text:p>-0.8144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" calcext:value-type="float">
            <text:p>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6" calcext:value-type="float">
            <text:p>169.1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9" calcext:value-type="float">
            <text:p>103.099</text:p>
          </table:table-cell>
          <table:table-cell office:value-type="float" office:value="82.3071" calcext:value-type="float">
            <text:p>82.30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21" calcext:value-type="float">
            <text:p>-0.096421</text:p>
          </table:table-cell>
          <table:table-cell office:value-type="float" office:value="0.11268" calcext:value-type="float">
            <text:p>0.11268</text:p>
          </table:table-cell>
          <table:table-cell office:value-type="float" office:value="-0.0728149" calcext:value-type="float">
            <text:p>-0.07281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1" calcext:value-type="float">
            <text:p>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9" calcext:value-type="float">
            <text:p>169.1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4" calcext:value-type="float">
            <text:p>103.094</text:p>
          </table:table-cell>
          <table:table-cell office:value-type="float" office:value="82.3071" calcext:value-type="float">
            <text:p>82.30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035" calcext:value-type="float">
            <text:p>-0.0961035</text:p>
          </table:table-cell>
          <table:table-cell office:value-type="float" office:value="0.112184" calcext:value-type="float">
            <text:p>0.112184</text:p>
          </table:table-cell>
          <table:table-cell office:value-type="float" office:value="-0.0734716" calcext:value-type="float">
            <text:p>-0.073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2" calcext:value-type="float">
            <text:p>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3" calcext:value-type="float">
            <text:p>169.1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" calcext:value-type="float">
            <text:p>103.09</text:p>
          </table:table-cell>
          <table:table-cell office:value-type="float" office:value="102.333" calcext:value-type="float">
            <text:p>102.3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1.10277" calcext:value-type="float">
            <text:p>-1.10277</text:p>
          </table:table-cell>
          <table:table-cell office:value-type="float" office:value="1.35939" calcext:value-type="float">
            <text:p>1.35939</text:p>
          </table:table-cell>
          <table:table-cell office:value-type="float" office:value="1.29465" calcext:value-type="float">
            <text:p>1.294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3" calcext:value-type="float">
            <text:p>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1" calcext:value-type="float">
            <text:p>169.1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89" calcext:value-type="float">
            <text:p>103.089</text:p>
          </table:table-cell>
          <table:table-cell office:value-type="float" office:value="93.5937" calcext:value-type="float">
            <text:p>93.593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54867" calcext:value-type="float">
            <text:p>-0.154867</text:p>
          </table:table-cell>
          <table:table-cell office:value-type="float" office:value="-0.356448" calcext:value-type="float">
            <text:p>-0.356448</text:p>
          </table:table-cell>
          <table:table-cell office:value-type="float" office:value="-0.33569" calcext:value-type="float">
            <text:p>-0.335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4" calcext:value-type="float">
            <text:p>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38" calcext:value-type="float">
            <text:p>169.1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93" calcext:value-type="float">
            <text:p>103.093</text:p>
          </table:table-cell>
          <table:table-cell office:value-type="float" office:value="100.47" calcext:value-type="float">
            <text:p>100.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912702" calcext:value-type="float">
            <text:p>0.912702</text:p>
          </table:table-cell>
          <table:table-cell office:value-type="float" office:value="-1.2108" calcext:value-type="float">
            <text:p>-1.2108</text:p>
          </table:table-cell>
          <table:table-cell office:value-type="float" office:value="1.80532" calcext:value-type="float">
            <text:p>1.805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5" calcext:value-type="float">
            <text:p>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49" calcext:value-type="float">
            <text:p>169.1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" calcext:value-type="float">
            <text:p>103.1</text:p>
          </table:table-cell>
          <table:table-cell office:value-type="float" office:value="100.532" calcext:value-type="float">
            <text:p>100.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09045" calcext:value-type="float">
            <text:p>0.209045</text:p>
          </table:table-cell>
          <table:table-cell office:value-type="float" office:value="0.569714" calcext:value-type="float">
            <text:p>0.569714</text:p>
          </table:table-cell>
          <table:table-cell office:value-type="float" office:value="2.47059" calcext:value-type="float">
            <text:p>2.470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6" calcext:value-type="float">
            <text:p>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2" calcext:value-type="float">
            <text:p>169.1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8" calcext:value-type="float">
            <text:p>103.108</text:p>
          </table:table-cell>
          <table:table-cell office:value-type="float" office:value="101.196" calcext:value-type="float">
            <text:p>101.1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98045" calcext:value-type="float">
            <text:p>0.298045</text:p>
          </table:table-cell>
          <table:table-cell office:value-type="float" office:value="2.6089" calcext:value-type="float">
            <text:p>2.6089</text:p>
          </table:table-cell>
          <table:table-cell office:value-type="float" office:value="1.84912" calcext:value-type="float">
            <text:p>1.84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7" calcext:value-type="float">
            <text:p>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8" calcext:value-type="float">
            <text:p>169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102.129" calcext:value-type="float">
            <text:p>102.1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240025" calcext:value-type="float">
            <text:p>-0.240025</text:p>
          </table:table-cell>
          <table:table-cell office:value-type="float" office:value="3.56891" calcext:value-type="float">
            <text:p>3.56891</text:p>
          </table:table-cell>
          <table:table-cell office:value-type="float" office:value="2.19141" calcext:value-type="float">
            <text:p>2.191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8" calcext:value-type="float">
            <text:p>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7" calcext:value-type="float">
            <text:p>169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" calcext:value-type="float">
            <text:p>103.13</text:p>
          </table:table-cell>
          <table:table-cell office:value-type="float" office:value="82.3077" calcext:value-type="float">
            <text:p>82.30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3376" calcext:value-type="float">
            <text:p>-0.0963376</text:p>
          </table:table-cell>
          <table:table-cell office:value-type="float" office:value="0.112694" calcext:value-type="float">
            <text:p>0.112694</text:p>
          </table:table-cell>
          <table:table-cell office:value-type="float" office:value="-0.0725168" calcext:value-type="float">
            <text:p>-0.07251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9" calcext:value-type="float">
            <text:p>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" calcext:value-type="float">
            <text:p>169.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4" calcext:value-type="float">
            <text:p>103.144</text:p>
          </table:table-cell>
          <table:table-cell office:value-type="float" office:value="93.9647" calcext:value-type="float">
            <text:p>93.96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478" calcext:value-type="float">
            <text:p>-0.09478</text:p>
          </table:table-cell>
          <table:table-cell office:value-type="float" office:value="0.542046" calcext:value-type="float">
            <text:p>0.542046</text:p>
          </table:table-cell>
          <table:table-cell office:value-type="float" office:value="-0.988493" calcext:value-type="float">
            <text:p>-0.9884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" calcext:value-type="float">
            <text:p>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2" calcext:value-type="float">
            <text:p>169.2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102.435" calcext:value-type="float">
            <text:p>102.43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645983" calcext:value-type="float">
            <text:p>-0.645983</text:p>
          </table:table-cell>
          <table:table-cell office:value-type="float" office:value="1.00698" calcext:value-type="float">
            <text:p>1.00698</text:p>
          </table:table-cell>
          <table:table-cell office:value-type="float" office:value="1.91892" calcext:value-type="float">
            <text:p>1.918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1" calcext:value-type="float">
            <text:p>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2" calcext:value-type="float">
            <text:p>169.2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9" calcext:value-type="float">
            <text:p>103.169</text:p>
          </table:table-cell>
          <table:table-cell office:value-type="float" office:value="94.9703" calcext:value-type="float">
            <text:p>94.97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38607" calcext:value-type="float">
            <text:p>-0.138607</text:p>
          </table:table-cell>
          <table:table-cell office:value-type="float" office:value="1.16244" calcext:value-type="float">
            <text:p>1.16244</text:p>
          </table:table-cell>
          <table:table-cell office:value-type="float" office:value="0.190132" calcext:value-type="float">
            <text:p>0.190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2" calcext:value-type="float">
            <text:p>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79" calcext:value-type="float">
            <text:p>169.2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9" calcext:value-type="float">
            <text:p>103.179</text:p>
          </table:table-cell>
          <table:table-cell office:value-type="float" office:value="94.195" calcext:value-type="float">
            <text:p>94.1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214" calcext:value-type="float">
            <text:p>-0.125214</text:p>
          </table:table-cell>
          <table:table-cell office:value-type="float" office:value="1.00675" calcext:value-type="float">
            <text:p>1.00675</text:p>
          </table:table-cell>
          <table:table-cell office:value-type="float" office:value="-0.0435159" calcext:value-type="float">
            <text:p>-0.04351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3" calcext:value-type="float">
            <text:p>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3" calcext:value-type="float">
            <text:p>169.2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8" calcext:value-type="float">
            <text:p>103.188</text:p>
          </table:table-cell>
          <table:table-cell office:value-type="float" office:value="95.1471" calcext:value-type="float">
            <text:p>95.1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25346" calcext:value-type="float">
            <text:p>-0.125346</text:p>
          </table:table-cell>
          <table:table-cell office:value-type="float" office:value="2.09404" calcext:value-type="float">
            <text:p>2.09404</text:p>
          </table:table-cell>
          <table:table-cell office:value-type="float" office:value="-0.131351" calcext:value-type="float">
            <text:p>-0.1313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4" calcext:value-type="float">
            <text:p>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3.7484" calcext:value-type="float">
            <text:p>93.74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45239" calcext:value-type="float">
            <text:p>-0.0945239</text:p>
          </table:table-cell>
          <table:table-cell office:value-type="float" office:value="0.462521" calcext:value-type="float">
            <text:p>0.462521</text:p>
          </table:table-cell>
          <table:table-cell office:value-type="float" office:value="-0.0535825" calcext:value-type="float">
            <text:p>-0.05358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5" calcext:value-type="float">
            <text:p>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5" calcext:value-type="float">
            <text:p>169.3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6" calcext:value-type="float">
            <text:p>103.196</text:p>
          </table:table-cell>
          <table:table-cell office:value-type="float" office:value="95.2427" calcext:value-type="float">
            <text:p>95.24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293544" calcext:value-type="float">
            <text:p>0.293544</text:p>
          </table:table-cell>
          <table:table-cell office:value-type="float" office:value="0.154381" calcext:value-type="float">
            <text:p>0.154381</text:p>
          </table:table-cell>
          <table:table-cell office:value-type="float" office:value="-0.0307724" calcext:value-type="float">
            <text:p>-0.03077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6" calcext:value-type="float">
            <text:p>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98" calcext:value-type="float">
            <text:p>169.2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1" calcext:value-type="float">
            <text:p>103.191</text:p>
          </table:table-cell>
          <table:table-cell office:value-type="float" office:value="97.4866" calcext:value-type="float">
            <text:p>97.48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5213" calcext:value-type="float">
            <text:p>0.685213</text:p>
          </table:table-cell>
          <table:table-cell office:value-type="float" office:value="0.132489" calcext:value-type="float">
            <text:p>0.132489</text:p>
          </table:table-cell>
          <table:table-cell office:value-type="float" office:value="-0.041396" calcext:value-type="float">
            <text:p>-0.0413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7" calcext:value-type="float">
            <text:p>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2" calcext:value-type="float">
            <text:p>169.2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1" calcext:value-type="float">
            <text:p>103.181</text:p>
          </table:table-cell>
          <table:table-cell office:value-type="float" office:value="97.5142" calcext:value-type="float">
            <text:p>97.51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939" calcext:value-type="float">
            <text:p>0.67939</text:p>
          </table:table-cell>
          <table:table-cell office:value-type="float" office:value="0.116217" calcext:value-type="float">
            <text:p>0.116217</text:p>
          </table:table-cell>
          <table:table-cell office:value-type="float" office:value="-0.0464836" calcext:value-type="float">
            <text:p>-0.0464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8" calcext:value-type="float">
            <text:p>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63" calcext:value-type="float">
            <text:p>169.2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7" calcext:value-type="float">
            <text:p>103.17</text:p>
          </table:table-cell>
          <table:table-cell office:value-type="float" office:value="97.5672" calcext:value-type="float">
            <text:p>97.56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4788" calcext:value-type="float">
            <text:p>0.674788</text:p>
          </table:table-cell>
          <table:table-cell office:value-type="float" office:value="0.106932" calcext:value-type="float">
            <text:p>0.106932</text:p>
          </table:table-cell>
          <table:table-cell office:value-type="float" office:value="-0.0584303" calcext:value-type="float">
            <text:p>-0.05843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9" calcext:value-type="float">
            <text:p>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1" calcext:value-type="float">
            <text:p>169.2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57" calcext:value-type="float">
            <text:p>103.157</text:p>
          </table:table-cell>
          <table:table-cell office:value-type="float" office:value="97.5506" calcext:value-type="float">
            <text:p>97.55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7389" calcext:value-type="float">
            <text:p>0.677389</text:p>
          </table:table-cell>
          <table:table-cell office:value-type="float" office:value="0.111587" calcext:value-type="float">
            <text:p>0.111587</text:p>
          </table:table-cell>
          <table:table-cell office:value-type="float" office:value="-0.0577846" calcext:value-type="float">
            <text:p>-0.0577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" calcext:value-type="float">
            <text:p>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2" calcext:value-type="float">
            <text:p>169.2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5" calcext:value-type="float">
            <text:p>103.145</text:p>
          </table:table-cell>
          <table:table-cell office:value-type="float" office:value="97.5007" calcext:value-type="float">
            <text:p>97.50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3641" calcext:value-type="float">
            <text:p>0.683641</text:p>
          </table:table-cell>
          <table:table-cell office:value-type="float" office:value="0.125657" calcext:value-type="float">
            <text:p>0.125657</text:p>
          </table:table-cell>
          <table:table-cell office:value-type="float" office:value="-0.0459117" calcext:value-type="float">
            <text:p>-0.0459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1" calcext:value-type="float">
            <text:p>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06" calcext:value-type="float">
            <text:p>169.20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5" calcext:value-type="float">
            <text:p>103.135</text:p>
          </table:table-cell>
          <table:table-cell office:value-type="float" office:value="97.5707" calcext:value-type="float">
            <text:p>97.570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76424" calcext:value-type="float">
            <text:p>0.676424</text:p>
          </table:table-cell>
          <table:table-cell office:value-type="float" office:value="0.104856" calcext:value-type="float">
            <text:p>0.104856</text:p>
          </table:table-cell>
          <table:table-cell office:value-type="float" office:value="-0.0612849" calcext:value-type="float">
            <text:p>-0.06128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2" calcext:value-type="float">
            <text:p>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1" calcext:value-type="float">
            <text:p>169.1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26" calcext:value-type="float">
            <text:p>103.126</text:p>
          </table:table-cell>
          <table:table-cell office:value-type="float" office:value="101.645" calcext:value-type="float">
            <text:p>101.64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5343" calcext:value-type="float">
            <text:p>0.65343</text:p>
          </table:table-cell>
          <table:table-cell office:value-type="float" office:value="0.282521" calcext:value-type="float">
            <text:p>0.282521</text:p>
          </table:table-cell>
          <table:table-cell office:value-type="float" office:value="-0.562543" calcext:value-type="float">
            <text:p>-0.562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3" calcext:value-type="float">
            <text:p>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8" calcext:value-type="float">
            <text:p>169.1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100.735" calcext:value-type="float">
            <text:p>100.73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50324" calcext:value-type="float">
            <text:p>0.650324</text:p>
          </table:table-cell>
          <table:table-cell office:value-type="float" office:value="-0.992991" calcext:value-type="float">
            <text:p>-0.992991</text:p>
          </table:table-cell>
          <table:table-cell office:value-type="float" office:value="-1.25496" calcext:value-type="float">
            <text:p>-1.254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4" calcext:value-type="float">
            <text:p>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7" calcext:value-type="float">
            <text:p>169.16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1" calcext:value-type="float">
            <text:p>103.111</text:p>
          </table:table-cell>
          <table:table-cell office:value-type="float" office:value="95.5176" calcext:value-type="float">
            <text:p>95.51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86294" calcext:value-type="float">
            <text:p>0.386294</text:p>
          </table:table-cell>
          <table:table-cell office:value-type="float" office:value="0.428548" calcext:value-type="float">
            <text:p>0.428548</text:p>
          </table:table-cell>
          <table:table-cell office:value-type="float" office:value="-1.17952" calcext:value-type="float">
            <text:p>-1.179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5" calcext:value-type="float">
            <text:p>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8" calcext:value-type="float">
            <text:p>169.1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6" calcext:value-type="float">
            <text:p>103.106</text:p>
          </table:table-cell>
          <table:table-cell office:value-type="float" office:value="100.896" calcext:value-type="float">
            <text:p>100.8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389953" calcext:value-type="float">
            <text:p>0.389953</text:p>
          </table:table-cell>
          <table:table-cell office:value-type="float" office:value="0.402615" calcext:value-type="float">
            <text:p>0.402615</text:p>
          </table:table-cell>
          <table:table-cell office:value-type="float" office:value="-1.65652" calcext:value-type="float">
            <text:p>-1.656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6" calcext:value-type="float">
            <text:p>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2" calcext:value-type="float">
            <text:p>169.1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2" calcext:value-type="float">
            <text:p>103.102</text:p>
          </table:table-cell>
          <table:table-cell office:value-type="float" office:value="85.7498" calcext:value-type="float">
            <text:p>85.74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10862" calcext:value-type="float">
            <text:p>-0.0710862</text:p>
          </table:table-cell>
          <table:table-cell office:value-type="float" office:value="0.0745701" calcext:value-type="float">
            <text:p>0.0745701</text:p>
          </table:table-cell>
          <table:table-cell office:value-type="float" office:value="-0.287583" calcext:value-type="float">
            <text:p>-0.2875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7" calcext:value-type="float">
            <text:p>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" calcext:value-type="float">
            <text:p>169.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1" calcext:value-type="float">
            <text:p>103.101</text:p>
          </table:table-cell>
          <table:table-cell office:value-type="float" office:value="82.3086" calcext:value-type="float">
            <text:p>82.30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075" calcext:value-type="float">
            <text:p>-0.0961075</text:p>
          </table:table-cell>
          <table:table-cell office:value-type="float" office:value="0.112769" calcext:value-type="float">
            <text:p>0.112769</text:p>
          </table:table-cell>
          <table:table-cell office:value-type="float" office:value="-0.0739015" calcext:value-type="float">
            <text:p>-0.0739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8" calcext:value-type="float">
            <text:p>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53" calcext:value-type="float">
            <text:p>169.1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3" calcext:value-type="float">
            <text:p>103.103</text:p>
          </table:table-cell>
          <table:table-cell office:value-type="float" office:value="82.309" calcext:value-type="float">
            <text:p>82.3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4504" calcext:value-type="float">
            <text:p>-0.0964504</text:p>
          </table:table-cell>
          <table:table-cell office:value-type="float" office:value="0.112638" calcext:value-type="float">
            <text:p>0.112638</text:p>
          </table:table-cell>
          <table:table-cell office:value-type="float" office:value="-0.0727001" calcext:value-type="float">
            <text:p>-0.0727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9" calcext:value-type="float">
            <text:p>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2" calcext:value-type="float">
            <text:p>169.1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09" calcext:value-type="float">
            <text:p>103.109</text:p>
          </table:table-cell>
          <table:table-cell office:value-type="float" office:value="82.3089" calcext:value-type="float">
            <text:p>82.30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235" calcext:value-type="float">
            <text:p>-0.096235</text:p>
          </table:table-cell>
          <table:table-cell office:value-type="float" office:value="0.112501" calcext:value-type="float">
            <text:p>0.112501</text:p>
          </table:table-cell>
          <table:table-cell office:value-type="float" office:value="-0.0731955" calcext:value-type="float">
            <text:p>-0.07319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" calcext:value-type="float">
            <text:p>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77" calcext:value-type="float">
            <text:p>169.1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8" calcext:value-type="float">
            <text:p>103.118</text:p>
          </table:table-cell>
          <table:table-cell office:value-type="float" office:value="82.3091" calcext:value-type="float">
            <text:p>82.30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57951" calcext:value-type="float">
            <text:p>-0.0957951</text:p>
          </table:table-cell>
          <table:table-cell office:value-type="float" office:value="0.111814" calcext:value-type="float">
            <text:p>0.111814</text:p>
          </table:table-cell>
          <table:table-cell office:value-type="float" office:value="-0.0733471" calcext:value-type="float">
            <text:p>-0.07334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1" calcext:value-type="float">
            <text:p>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99" calcext:value-type="float">
            <text:p>169.19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1" calcext:value-type="float">
            <text:p>103.131</text:p>
          </table:table-cell>
          <table:table-cell office:value-type="float" office:value="82.3092" calcext:value-type="float">
            <text:p>82.30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961817" calcext:value-type="float">
            <text:p>-0.0961817</text:p>
          </table:table-cell>
          <table:table-cell office:value-type="float" office:value="0.112519" calcext:value-type="float">
            <text:p>0.112519</text:p>
          </table:table-cell>
          <table:table-cell office:value-type="float" office:value="-0.0727092" calcext:value-type="float">
            <text:p>-0.07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2" calcext:value-type="float">
            <text:p>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26" calcext:value-type="float">
            <text:p>169.2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47" calcext:value-type="float">
            <text:p>103.147</text:p>
          </table:table-cell>
          <table:table-cell office:value-type="float" office:value="85.7496" calcext:value-type="float">
            <text:p>85.74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75062" calcext:value-type="float">
            <text:p>-0.075062</text:p>
          </table:table-cell>
          <table:table-cell office:value-type="float" office:value="0.0764608" calcext:value-type="float">
            <text:p>0.0764608</text:p>
          </table:table-cell>
          <table:table-cell office:value-type="float" office:value="-0.275653" calcext:value-type="float">
            <text:p>-0.2756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3" calcext:value-type="float">
            <text:p>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54" calcext:value-type="float">
            <text:p>169.2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5" calcext:value-type="float">
            <text:p>103.165</text:p>
          </table:table-cell>
          <table:table-cell office:value-type="float" office:value="88.3576" calcext:value-type="float">
            <text:p>88.35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600345" calcext:value-type="float">
            <text:p>-0.0600345</text:p>
          </table:table-cell>
          <table:table-cell office:value-type="float" office:value="0.309693" calcext:value-type="float">
            <text:p>0.309693</text:p>
          </table:table-cell>
          <table:table-cell office:value-type="float" office:value="-0.460442" calcext:value-type="float">
            <text:p>-0.460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4" calcext:value-type="float">
            <text:p>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" calcext:value-type="float">
            <text:p>169.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" calcext:value-type="float">
            <text:p>103.18</text:p>
          </table:table-cell>
          <table:table-cell office:value-type="float" office:value="97.4812" calcext:value-type="float">
            <text:p>97.48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685783" calcext:value-type="float">
            <text:p>0.685783</text:p>
          </table:table-cell>
          <table:table-cell office:value-type="float" office:value="0.133503" calcext:value-type="float">
            <text:p>0.133503</text:p>
          </table:table-cell>
          <table:table-cell office:value-type="float" office:value="-0.039745" calcext:value-type="float">
            <text:p>-0.0397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5" calcext:value-type="float">
            <text:p>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03" calcext:value-type="float">
            <text:p>169.3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94" calcext:value-type="float">
            <text:p>103.194</text:p>
          </table:table-cell>
          <table:table-cell office:value-type="float" office:value="97.5106" calcext:value-type="float">
            <text:p>97.51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07228" calcext:value-type="float">
            <text:p>0.707228</text:p>
          </table:table-cell>
          <table:table-cell office:value-type="float" office:value="0.1794" calcext:value-type="float">
            <text:p>0.1794</text:p>
          </table:table-cell>
          <table:table-cell office:value-type="float" office:value="-0.02682" calcext:value-type="float">
            <text:p>-0.026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6" calcext:value-type="float">
            <text:p>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3" calcext:value-type="float">
            <text:p>169.3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7" calcext:value-type="float">
            <text:p>103.207</text:p>
          </table:table-cell>
          <table:table-cell office:value-type="float" office:value="97.6205" calcext:value-type="float">
            <text:p>97.62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17289" calcext:value-type="float">
            <text:p>0.817289</text:p>
          </table:table-cell>
          <table:table-cell office:value-type="float" office:value="0.134649" calcext:value-type="float">
            <text:p>0.134649</text:p>
          </table:table-cell>
          <table:table-cell office:value-type="float" office:value="-0.0576181" calcext:value-type="float">
            <text:p>-0.05761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7" calcext:value-type="float">
            <text:p>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41" calcext:value-type="float">
            <text:p>169.3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18" calcext:value-type="float">
            <text:p>103.218</text:p>
          </table:table-cell>
          <table:table-cell office:value-type="float" office:value="98.2785" calcext:value-type="float">
            <text:p>98.27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4364" calcext:value-type="float">
            <text:p>0.884364</text:p>
          </table:table-cell>
          <table:table-cell office:value-type="float" office:value="0.140587" calcext:value-type="float">
            <text:p>0.140587</text:p>
          </table:table-cell>
          <table:table-cell office:value-type="float" office:value="-0.207006" calcext:value-type="float">
            <text:p>-0.2070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8" calcext:value-type="float">
            <text:p>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57" calcext:value-type="float">
            <text:p>169.3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27" calcext:value-type="float">
            <text:p>103.227</text:p>
          </table:table-cell>
          <table:table-cell office:value-type="float" office:value="98.2803" calcext:value-type="float">
            <text:p>98.28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3201" calcext:value-type="float">
            <text:p>0.883201</text:p>
          </table:table-cell>
          <table:table-cell office:value-type="float" office:value="0.135576" calcext:value-type="float">
            <text:p>0.135576</text:p>
          </table:table-cell>
          <table:table-cell office:value-type="float" office:value="-0.218433" calcext:value-type="float">
            <text:p>-0.2184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9" calcext:value-type="float">
            <text:p>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9" calcext:value-type="float">
            <text:p>169.3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4" calcext:value-type="float">
            <text:p>103.234</text:p>
          </table:table-cell>
          <table:table-cell office:value-type="float" office:value="98.2933" calcext:value-type="float">
            <text:p>98.29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0894" calcext:value-type="float">
            <text:p>0.880894</text:p>
          </table:table-cell>
          <table:table-cell office:value-type="float" office:value="0.127031" calcext:value-type="float">
            <text:p>0.127031</text:p>
          </table:table-cell>
          <table:table-cell office:value-type="float" office:value="-0.232491" calcext:value-type="float">
            <text:p>-0.2324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" calcext:value-type="float">
            <text:p>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77" calcext:value-type="float">
            <text:p>169.3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4" calcext:value-type="float">
            <text:p>103.24</text:p>
          </table:table-cell>
          <table:table-cell office:value-type="float" office:value="98.286" calcext:value-type="float">
            <text:p>98.28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4421" calcext:value-type="float">
            <text:p>0.884421</text:p>
          </table:table-cell>
          <table:table-cell office:value-type="float" office:value="0.130587" calcext:value-type="float">
            <text:p>0.130587</text:p>
          </table:table-cell>
          <table:table-cell office:value-type="float" office:value="-0.233103" calcext:value-type="float">
            <text:p>-0.233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1" calcext:value-type="float">
            <text:p>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78" calcext:value-type="float">
            <text:p>169.3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4" calcext:value-type="float">
            <text:p>103.24</text:p>
          </table:table-cell>
          <table:table-cell office:value-type="float" office:value="98.2782" calcext:value-type="float">
            <text:p>98.27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3535" calcext:value-type="float">
            <text:p>0.883535</text:p>
          </table:table-cell>
          <table:table-cell office:value-type="float" office:value="0.134012" calcext:value-type="float">
            <text:p>0.134012</text:p>
          </table:table-cell>
          <table:table-cell office:value-type="float" office:value="-0.224672" calcext:value-type="float">
            <text:p>-0.224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2" calcext:value-type="float">
            <text:p>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69" calcext:value-type="float">
            <text:p>169.3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35" calcext:value-type="float">
            <text:p>103.235</text:p>
          </table:table-cell>
          <table:table-cell office:value-type="float" office:value="98.2897" calcext:value-type="float">
            <text:p>98.28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77819" calcext:value-type="float">
            <text:p>0.877819</text:p>
          </table:table-cell>
          <table:table-cell office:value-type="float" office:value="0.127313" calcext:value-type="float">
            <text:p>0.127313</text:p>
          </table:table-cell>
          <table:table-cell office:value-type="float" office:value="-0.214697" calcext:value-type="float">
            <text:p>-0.2146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3" calcext:value-type="float">
            <text:p>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5" calcext:value-type="float">
            <text:p>169.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23" calcext:value-type="float">
            <text:p>103.223</text:p>
          </table:table-cell>
          <table:table-cell office:value-type="float" office:value="98.2811" calcext:value-type="float">
            <text:p>98.28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0267" calcext:value-type="float">
            <text:p>0.880267</text:p>
          </table:table-cell>
          <table:table-cell office:value-type="float" office:value="0.129739" calcext:value-type="float">
            <text:p>0.129739</text:p>
          </table:table-cell>
          <table:table-cell office:value-type="float" office:value="-0.216912" calcext:value-type="float">
            <text:p>-0.2169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4" calcext:value-type="float">
            <text:p>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322" calcext:value-type="float">
            <text:p>169.3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206" calcext:value-type="float">
            <text:p>103.206</text:p>
          </table:table-cell>
          <table:table-cell office:value-type="float" office:value="100.627" calcext:value-type="float">
            <text:p>100.6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514104" calcext:value-type="float">
            <text:p>-0.514104</text:p>
          </table:table-cell>
          <table:table-cell office:value-type="float" office:value="0.945484" calcext:value-type="float">
            <text:p>0.945484</text:p>
          </table:table-cell>
          <table:table-cell office:value-type="float" office:value="1.69383" calcext:value-type="float">
            <text:p>1.693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5" calcext:value-type="float">
            <text:p>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88" calcext:value-type="float">
            <text:p>169.2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85" calcext:value-type="float">
            <text:p>103.185</text:p>
          </table:table-cell>
          <table:table-cell office:value-type="float" office:value="87.7546" calcext:value-type="float">
            <text:p>87.75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1842" calcext:value-type="float">
            <text:p>-0.11842</text:p>
          </table:table-cell>
          <table:table-cell office:value-type="float" office:value="0.144121" calcext:value-type="float">
            <text:p>0.144121</text:p>
          </table:table-cell>
          <table:table-cell office:value-type="float" office:value="-0.469688" calcext:value-type="float">
            <text:p>-0.469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6" calcext:value-type="float">
            <text:p>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49" calcext:value-type="float">
            <text:p>169.2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61" calcext:value-type="float">
            <text:p>103.161</text:p>
          </table:table-cell>
          <table:table-cell office:value-type="float" office:value="89.5291" calcext:value-type="float">
            <text:p>89.52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0462069" calcext:value-type="float">
            <text:p>-0.0462069</text:p>
          </table:table-cell>
          <table:table-cell office:value-type="float" office:value="0.0878371" calcext:value-type="float">
            <text:p>0.0878371</text:p>
          </table:table-cell>
          <table:table-cell office:value-type="float" office:value="-0.793821" calcext:value-type="float">
            <text:p>-0.793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7" calcext:value-type="float">
            <text:p>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207" calcext:value-type="float">
            <text:p>169.2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36" calcext:value-type="float">
            <text:p>103.136</text:p>
          </table:table-cell>
          <table:table-cell office:value-type="float" office:value="98.143" calcext:value-type="float">
            <text:p>98.1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1.12809" calcext:value-type="float">
            <text:p>1.12809</text:p>
          </table:table-cell>
          <table:table-cell office:value-type="float" office:value="0.105435" calcext:value-type="float">
            <text:p>0.105435</text:p>
          </table:table-cell>
          <table:table-cell office:value-type="float" office:value="-0.0268359" calcext:value-type="float">
            <text:p>-0.02683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8" calcext:value-type="float">
            <text:p>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65" calcext:value-type="float">
            <text:p>169.16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11" calcext:value-type="float">
            <text:p>103.11</text:p>
          </table:table-cell>
          <table:table-cell office:value-type="float" office:value="101.256" calcext:value-type="float">
            <text:p>101.2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160089" calcext:value-type="float">
            <text:p>0.160089</text:p>
          </table:table-cell>
          <table:table-cell office:value-type="float" office:value="0.579612" calcext:value-type="float">
            <text:p>0.579612</text:p>
          </table:table-cell>
          <table:table-cell office:value-type="float" office:value="1.2815" calcext:value-type="float">
            <text:p>1.28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9" calcext:value-type="float">
            <text:p>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128" calcext:value-type="float">
            <text:p>169.1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88" calcext:value-type="float">
            <text:p>103.088</text:p>
          </table:table-cell>
          <table:table-cell office:value-type="float" office:value="97.6373" calcext:value-type="float">
            <text:p>97.637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78697" calcext:value-type="float">
            <text:p>0.78697</text:p>
          </table:table-cell>
          <table:table-cell office:value-type="float" office:value="0.160465" calcext:value-type="float">
            <text:p>0.160465</text:p>
          </table:table-cell>
          <table:table-cell office:value-type="float" office:value="0.0411193" calcext:value-type="float">
            <text:p>0.04111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" calcext:value-type="float">
            <text:p>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95" calcext:value-type="float">
            <text:p>169.0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68" calcext:value-type="float">
            <text:p>103.068</text:p>
          </table:table-cell>
          <table:table-cell office:value-type="float" office:value="97.6438" calcext:value-type="float">
            <text:p>97.643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48824" calcext:value-type="float">
            <text:p>0.848824</text:p>
          </table:table-cell>
          <table:table-cell office:value-type="float" office:value="0.1758" calcext:value-type="float">
            <text:p>0.1758</text:p>
          </table:table-cell>
          <table:table-cell office:value-type="float" office:value="-0.0597927" calcext:value-type="float">
            <text:p>-0.05979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1" calcext:value-type="float">
            <text:p>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9.068" calcext:value-type="float">
            <text:p>169.06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3.051" calcext:value-type="float">
            <text:p>103.051</text:p>
          </table:table-cell>
          <table:table-cell office:value-type="float" office:value="97.7163" calcext:value-type="float">
            <text:p>97.71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0.882708" calcext:value-type="float">
            <text:p>0.882708</text:p>
          </table:table-cell>
          <table:table-cell office:value-type="float" office:value="0.145152" calcext:value-type="float">
            <text:p>0.145152</text:p>
          </table:table-cell>
          <table:table-cell office:value-type="float" office:value="0.294167" calcext:value-type="float">
            <text:p>0.294167</text:p>
          </table:table-cell>
        </table:table-row>
      </table:table>
      <table:table table:name="sweep3_2" table:style-name="ta1">
        <table:shapes>
          <draw:frame draw:z-index="0" draw:style-name="gr1" draw:text-style-name="P1" svg:width="385.57pt" svg:height="191.71pt" svg:x="88.19pt" svg:y="165.17pt">
            <draw:object draw:notify-on-update-of-ranges="sweep3_2.H3:sweep3_2.H193 sweep3_2.L3:sweep3_2.L193 sweep3_2.M3:sweep3_2.M19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1" calcext:value-type="float">
            <text:p>-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58" calcext:value-type="float">
            <text:p>126.6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09" calcext:value-type="float">
            <text:p>77.2009</text:p>
          </table:table-cell>
          <table:table-cell office:value-type="float" office:value="3.29798" calcext:value-type="float">
            <text:p>3.297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69" calcext:value-type="float">
            <text:p>-0.174069</text:p>
          </table:table-cell>
          <table:table-cell office:value-type="float" office:value="-0.0780332" calcext:value-type="float">
            <text:p>-0.0780332</text:p>
          </table:table-cell>
          <table:table-cell office:value-type="float" office:value="-0.199176" calcext:value-type="float">
            <text:p>-0.1991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9" calcext:value-type="float">
            <text:p>-0.9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2" calcext:value-type="float">
            <text:p>126.6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93" calcext:value-type="float">
            <text:p>77.2093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84" calcext:value-type="float">
            <text:p>-0.174884</text:p>
          </table:table-cell>
          <table:table-cell office:value-type="float" office:value="-0.078582" calcext:value-type="float">
            <text:p>-0.078582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8" calcext:value-type="float">
            <text:p>-0.9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7" calcext:value-type="float">
            <text:p>126.6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129" calcext:value-type="float">
            <text:p>77.2129</text:p>
          </table:table-cell>
          <table:table-cell office:value-type="float" office:value="3.29781" calcext:value-type="float">
            <text:p>3.297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5" calcext:value-type="float">
            <text:p>-0.17435</text:p>
          </table:table-cell>
          <table:table-cell office:value-type="float" office:value="-0.0805981" calcext:value-type="float">
            <text:p>-0.0805981</text:p>
          </table:table-cell>
          <table:table-cell office:value-type="float" office:value="-0.199679" calcext:value-type="float">
            <text:p>-0.1996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7" calcext:value-type="float">
            <text:p>-0.9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75" calcext:value-type="float">
            <text:p>126.6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112" calcext:value-type="float">
            <text:p>77.2112</text:p>
          </table:table-cell>
          <table:table-cell office:value-type="float" office:value="3.29775" calcext:value-type="float">
            <text:p>3.297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11" calcext:value-type="float">
            <text:p>-0.174011</text:p>
          </table:table-cell>
          <table:table-cell office:value-type="float" office:value="-0.0779415" calcext:value-type="float">
            <text:p>-0.0779415</text:p>
          </table:table-cell>
          <table:table-cell office:value-type="float" office:value="-0.199595" calcext:value-type="float">
            <text:p>-0.1995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6" calcext:value-type="float">
            <text:p>-0.9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62" calcext:value-type="float">
            <text:p>126.66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2037" calcext:value-type="float">
            <text:p>77.2037</text:p>
          </table:table-cell>
          <table:table-cell office:value-type="float" office:value="3.29764" calcext:value-type="float">
            <text:p>3.297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3" calcext:value-type="float">
            <text:p>-0.174823</text:p>
          </table:table-cell>
          <table:table-cell office:value-type="float" office:value="-0.0801864" calcext:value-type="float">
            <text:p>-0.0801864</text:p>
          </table:table-cell>
          <table:table-cell office:value-type="float" office:value="-0.198049" calcext:value-type="float">
            <text:p>-0.198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5" calcext:value-type="float">
            <text:p>-0.9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41" calcext:value-type="float">
            <text:p>126.6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905" calcext:value-type="float">
            <text:p>77.1905</text:p>
          </table:table-cell>
          <table:table-cell office:value-type="float" office:value="77.0172" calcext:value-type="float">
            <text:p>77.017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936466" calcext:value-type="float">
            <text:p>-0.936466</text:p>
          </table:table-cell>
          <table:table-cell office:value-type="float" office:value="0.026941" calcext:value-type="float">
            <text:p>0.026941</text:p>
          </table:table-cell>
          <table:table-cell office:value-type="float" office:value="0.0219969" calcext:value-type="float">
            <text:p>0.0219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4" calcext:value-type="float">
            <text:p>-0.9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61" calcext:value-type="float">
            <text:p>126.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721" calcext:value-type="float">
            <text:p>77.1721</text:p>
          </table:table-cell>
          <table:table-cell office:value-type="float" office:value="3.29748" calcext:value-type="float">
            <text:p>3.297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4" calcext:value-type="float">
            <text:p>-0.174584</text:p>
          </table:table-cell>
          <table:table-cell office:value-type="float" office:value="-0.0797993" calcext:value-type="float">
            <text:p>-0.0797993</text:p>
          </table:table-cell>
          <table:table-cell office:value-type="float" office:value="-0.197719" calcext:value-type="float">
            <text:p>-0.1977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3" calcext:value-type="float">
            <text:p>-0.9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572" calcext:value-type="float">
            <text:p>126.5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487" calcext:value-type="float">
            <text:p>77.1487</text:p>
          </table:table-cell>
          <table:table-cell office:value-type="float" office:value="3.29742" calcext:value-type="float">
            <text:p>3.297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26" calcext:value-type="float">
            <text:p>-0.174526</text:p>
          </table:table-cell>
          <table:table-cell office:value-type="float" office:value="-0.0781282" calcext:value-type="float">
            <text:p>-0.0781282</text:p>
          </table:table-cell>
          <table:table-cell office:value-type="float" office:value="-0.197822" calcext:value-type="float">
            <text:p>-0.197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2" calcext:value-type="float">
            <text:p>-0.9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526" calcext:value-type="float">
            <text:p>126.5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1208" calcext:value-type="float">
            <text:p>77.1208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63" calcext:value-type="float">
            <text:p>-0.174963</text:p>
          </table:table-cell>
          <table:table-cell office:value-type="float" office:value="-0.0772913" calcext:value-type="float">
            <text:p>-0.0772913</text:p>
          </table:table-cell>
          <table:table-cell office:value-type="float" office:value="-0.195948" calcext:value-type="float">
            <text:p>-0.1959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1" calcext:value-type="float">
            <text:p>-0.9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71" calcext:value-type="float">
            <text:p>126.4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087" calcext:value-type="float">
            <text:p>77.087</text:p>
          </table:table-cell>
          <table:table-cell office:value-type="float" office:value="3.29726" calcext:value-type="float">
            <text:p>3.297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9" calcext:value-type="float">
            <text:p>-0.174929</text:p>
          </table:table-cell>
          <table:table-cell office:value-type="float" office:value="-0.0786847" calcext:value-type="float">
            <text:p>-0.0786847</text:p>
          </table:table-cell>
          <table:table-cell office:value-type="float" office:value="-0.197103" calcext:value-type="float">
            <text:p>-0.197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9" calcext:value-type="float">
            <text:p>-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405" calcext:value-type="float">
            <text:p>126.4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7.0469" calcext:value-type="float">
            <text:p>77.0469</text:p>
          </table:table-cell>
          <table:table-cell office:value-type="float" office:value="3.29719" calcext:value-type="float">
            <text:p>3.297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91" calcext:value-type="float">
            <text:p>-0.174991</text:p>
          </table:table-cell>
          <table:table-cell office:value-type="float" office:value="-0.0798678" calcext:value-type="float">
            <text:p>-0.0798678</text:p>
          </table:table-cell>
          <table:table-cell office:value-type="float" office:value="-0.197" calcext:value-type="float">
            <text:p>-0.1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9" calcext:value-type="float">
            <text:p>-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327" calcext:value-type="float">
            <text:p>126.3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9994" calcext:value-type="float">
            <text:p>76.9994</text:p>
          </table:table-cell>
          <table:table-cell office:value-type="float" office:value="3.29711" calcext:value-type="float">
            <text:p>3.297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03" calcext:value-type="float">
            <text:p>-0.174803</text:p>
          </table:table-cell>
          <table:table-cell office:value-type="float" office:value="-0.0790975" calcext:value-type="float">
            <text:p>-0.0790975</text:p>
          </table:table-cell>
          <table:table-cell office:value-type="float" office:value="-0.197011" calcext:value-type="float">
            <text:p>-0.197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8" calcext:value-type="float">
            <text:p>-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238" calcext:value-type="float">
            <text:p>126.2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9448" calcext:value-type="float">
            <text:p>76.9448</text:p>
          </table:table-cell>
          <table:table-cell office:value-type="float" office:value="3.29705" calcext:value-type="float">
            <text:p>3.297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1" calcext:value-type="float">
            <text:p>-0.17521</text:p>
          </table:table-cell>
          <table:table-cell office:value-type="float" office:value="-0.0790888" calcext:value-type="float">
            <text:p>-0.0790888</text:p>
          </table:table-cell>
          <table:table-cell office:value-type="float" office:value="-0.196619" calcext:value-type="float">
            <text:p>-0.196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7" calcext:value-type="float">
            <text:p>-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137" calcext:value-type="float">
            <text:p>126.1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8836" calcext:value-type="float">
            <text:p>76.8836</text:p>
          </table:table-cell>
          <table:table-cell office:value-type="float" office:value="3.29698" calcext:value-type="float">
            <text:p>3.296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84" calcext:value-type="float">
            <text:p>-0.175184</text:p>
          </table:table-cell>
          <table:table-cell office:value-type="float" office:value="-0.0788614" calcext:value-type="float">
            <text:p>-0.0788614</text:p>
          </table:table-cell>
          <table:table-cell office:value-type="float" office:value="-0.196824" calcext:value-type="float">
            <text:p>-0.1968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6" calcext:value-type="float">
            <text:p>-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6.027" calcext:value-type="float">
            <text:p>126.0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8163" calcext:value-type="float">
            <text:p>76.8163</text:p>
          </table:table-cell>
          <table:table-cell office:value-type="float" office:value="3.2969" calcext:value-type="float">
            <text:p>3.2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14" calcext:value-type="float">
            <text:p>-0.175114</text:p>
          </table:table-cell>
          <table:table-cell office:value-type="float" office:value="-0.0792456" calcext:value-type="float">
            <text:p>-0.0792456</text:p>
          </table:table-cell>
          <table:table-cell office:value-type="float" office:value="-0.197475" calcext:value-type="float">
            <text:p>-0.1974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5" calcext:value-type="float">
            <text:p>-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907" calcext:value-type="float">
            <text:p>125.9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7431" calcext:value-type="float">
            <text:p>76.7431</text:p>
          </table:table-cell>
          <table:table-cell office:value-type="float" office:value="3.29685" calcext:value-type="float">
            <text:p>3.296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88" calcext:value-type="float">
            <text:p>-0.173888</text:p>
          </table:table-cell>
          <table:table-cell office:value-type="float" office:value="-0.079342" calcext:value-type="float">
            <text:p>-0.079342</text:p>
          </table:table-cell>
          <table:table-cell office:value-type="float" office:value="-0.199684" calcext:value-type="float">
            <text:p>-0.1996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4" calcext:value-type="float">
            <text:p>-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778" calcext:value-type="float">
            <text:p>125.7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6647" calcext:value-type="float">
            <text:p>76.6647</text:p>
          </table:table-cell>
          <table:table-cell office:value-type="float" office:value="3.29676" calcext:value-type="float">
            <text:p>3.296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58" calcext:value-type="float">
            <text:p>-0.174658</text:p>
          </table:table-cell>
          <table:table-cell office:value-type="float" office:value="-0.0800849" calcext:value-type="float">
            <text:p>-0.0800849</text:p>
          </table:table-cell>
          <table:table-cell office:value-type="float" office:value="-0.198594" calcext:value-type="float">
            <text:p>-0.1985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3" calcext:value-type="float">
            <text:p>-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642" calcext:value-type="float">
            <text:p>125.64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5819" calcext:value-type="float">
            <text:p>76.5819</text:p>
          </table:table-cell>
          <table:table-cell office:value-type="float" office:value="3.2967" calcext:value-type="float">
            <text:p>3.29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9" calcext:value-type="float">
            <text:p>-0.17439</text:p>
          </table:table-cell>
          <table:table-cell office:value-type="float" office:value="-0.0802082" calcext:value-type="float">
            <text:p>-0.0802082</text:p>
          </table:table-cell>
          <table:table-cell office:value-type="float" office:value="-0.199104" calcext:value-type="float">
            <text:p>-0.1991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2" calcext:value-type="float">
            <text:p>-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499" calcext:value-type="float">
            <text:p>125.49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4947" calcext:value-type="float">
            <text:p>76.4947</text:p>
          </table:table-cell>
          <table:table-cell office:value-type="float" office:value="3.2968" calcext:value-type="float">
            <text:p>3.29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13" calcext:value-type="float">
            <text:p>-0.173913</text:p>
          </table:table-cell>
          <table:table-cell office:value-type="float" office:value="-0.0788714" calcext:value-type="float">
            <text:p>-0.0788714</text:p>
          </table:table-cell>
          <table:table-cell office:value-type="float" office:value="-0.196592" calcext:value-type="float">
            <text:p>-0.1965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1" calcext:value-type="float">
            <text:p>-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5.343" calcext:value-type="float">
            <text:p>125.3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3997" calcext:value-type="float">
            <text:p>76.3997</text:p>
          </table:table-cell>
          <table:table-cell office:value-type="float" office:value="3.29657" calcext:value-type="float">
            <text:p>3.296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2" calcext:value-type="float">
            <text:p>-0.17432</text:p>
          </table:table-cell>
          <table:table-cell office:value-type="float" office:value="-0.0793318" calcext:value-type="float">
            <text:p>-0.0793318</text:p>
          </table:table-cell>
          <table:table-cell office:value-type="float" office:value="-0.19863" calcext:value-type="float">
            <text:p>-0.198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8" calcext:value-type="float">
            <text:p>-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974" calcext:value-type="float">
            <text:p>124.9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6.1743" calcext:value-type="float">
            <text:p>76.1743</text:p>
          </table:table-cell>
          <table:table-cell office:value-type="float" office:value="3.2965" calcext:value-type="float">
            <text:p>3.29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4" calcext:value-type="float">
            <text:p>-0.174584</text:p>
          </table:table-cell>
          <table:table-cell office:value-type="float" office:value="-0.0798862" calcext:value-type="float">
            <text:p>-0.0798862</text:p>
          </table:table-cell>
          <table:table-cell office:value-type="float" office:value="-0.198542" calcext:value-type="float">
            <text:p>-0.198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9" calcext:value-type="float">
            <text:p>-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191" calcext:value-type="float">
            <text:p>124.1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972" calcext:value-type="float">
            <text:p>75.6972</text:p>
          </table:table-cell>
          <table:table-cell office:value-type="float" office:value="3.29646" calcext:value-type="float">
            <text:p>3.296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08" calcext:value-type="float">
            <text:p>-0.174308</text:p>
          </table:table-cell>
          <table:table-cell office:value-type="float" office:value="-0.0804626" calcext:value-type="float">
            <text:p>-0.0804626</text:p>
          </table:table-cell>
          <table:table-cell office:value-type="float" office:value="-0.19901" calcext:value-type="float">
            <text:p>-0.199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8" calcext:value-type="float">
            <text:p>-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011" calcext:value-type="float">
            <text:p>123.0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9782" calcext:value-type="float">
            <text:p>74.9782</text:p>
          </table:table-cell>
          <table:table-cell office:value-type="float" office:value="3.29655" calcext:value-type="float">
            <text:p>3.296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414" calcext:value-type="float">
            <text:p>-0.175414</text:p>
          </table:table-cell>
          <table:table-cell office:value-type="float" office:value="-0.0807381" calcext:value-type="float">
            <text:p>-0.0807381</text:p>
          </table:table-cell>
          <table:table-cell office:value-type="float" office:value="-0.198611" calcext:value-type="float">
            <text:p>-0.1986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7" calcext:value-type="float">
            <text:p>-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458" calcext:value-type="float">
            <text:p>121.4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0315" calcext:value-type="float">
            <text:p>74.0315</text:p>
          </table:table-cell>
          <table:table-cell office:value-type="float" office:value="3.29642" calcext:value-type="float">
            <text:p>3.296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47" calcext:value-type="float">
            <text:p>-0.175647</text:p>
          </table:table-cell>
          <table:table-cell office:value-type="float" office:value="-0.078151" calcext:value-type="float">
            <text:p>-0.078151</text:p>
          </table:table-cell>
          <table:table-cell office:value-type="float" office:value="-0.194321" calcext:value-type="float">
            <text:p>-0.1943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6" calcext:value-type="float">
            <text:p>-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556" calcext:value-type="float">
            <text:p>119.5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8724" calcext:value-type="float">
            <text:p>72.8724</text:p>
          </table:table-cell>
          <table:table-cell office:value-type="float" office:value="3.29628" calcext:value-type="float">
            <text:p>3.2962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99" calcext:value-type="float">
            <text:p>-0.175099</text:p>
          </table:table-cell>
          <table:table-cell office:value-type="float" office:value="-0.0786797" calcext:value-type="float">
            <text:p>-0.0786797</text:p>
          </table:table-cell>
          <table:table-cell office:value-type="float" office:value="-0.196846" calcext:value-type="float">
            <text:p>-0.196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5" calcext:value-type="float">
            <text:p>-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332" calcext:value-type="float">
            <text:p>117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5168" calcext:value-type="float">
            <text:p>71.5168</text:p>
          </table:table-cell>
          <table:table-cell office:value-type="float" office:value="3.29644" calcext:value-type="float">
            <text:p>3.296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069" calcext:value-type="float">
            <text:p>-0.173069</text:p>
          </table:table-cell>
          <table:table-cell office:value-type="float" office:value="-0.0810069" calcext:value-type="float">
            <text:p>-0.0810069</text:p>
          </table:table-cell>
          <table:table-cell office:value-type="float" office:value="-0.203478" calcext:value-type="float">
            <text:p>-0.203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4" calcext:value-type="float">
            <text:p>-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812" calcext:value-type="float">
            <text:p>114.8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9804" calcext:value-type="float">
            <text:p>69.9804</text:p>
          </table:table-cell>
          <table:table-cell office:value-type="float" office:value="3.29615" calcext:value-type="float">
            <text:p>3.296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7" calcext:value-type="float">
            <text:p>-0.174827</text:p>
          </table:table-cell>
          <table:table-cell office:value-type="float" office:value="-0.0795677" calcext:value-type="float">
            <text:p>-0.0795677</text:p>
          </table:table-cell>
          <table:table-cell office:value-type="float" office:value="-0.197903" calcext:value-type="float">
            <text:p>-0.1979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3" calcext:value-type="float">
            <text:p>-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022" calcext:value-type="float">
            <text:p>112.0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2799" calcext:value-type="float">
            <text:p>68.2799</text:p>
          </table:table-cell>
          <table:table-cell office:value-type="float" office:value="3.29611" calcext:value-type="float">
            <text:p>3.296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22" calcext:value-type="float">
            <text:p>-0.175122</text:p>
          </table:table-cell>
          <table:table-cell office:value-type="float" office:value="-0.0784663" calcext:value-type="float">
            <text:p>-0.0784663</text:p>
          </table:table-cell>
          <table:table-cell office:value-type="float" office:value="-0.196609" calcext:value-type="float">
            <text:p>-0.196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2" calcext:value-type="float">
            <text:p>-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992" calcext:value-type="float">
            <text:p>108.9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4332" calcext:value-type="float">
            <text:p>66.4332</text:p>
          </table:table-cell>
          <table:table-cell office:value-type="float" office:value="3.29604" calcext:value-type="float">
            <text:p>3.296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8" calcext:value-type="float">
            <text:p>-0.174928</text:p>
          </table:table-cell>
          <table:table-cell office:value-type="float" office:value="-0.0793945" calcext:value-type="float">
            <text:p>-0.0793945</text:p>
          </table:table-cell>
          <table:table-cell office:value-type="float" office:value="-0.196876" calcext:value-type="float">
            <text:p>-0.1968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1" calcext:value-type="float">
            <text:p>-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752" calcext:value-type="float">
            <text:p>105.75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4585" calcext:value-type="float">
            <text:p>64.4585</text:p>
          </table:table-cell>
          <table:table-cell office:value-type="float" office:value="3.29605" calcext:value-type="float">
            <text:p>3.2960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93" calcext:value-type="float">
            <text:p>-0.174893</text:p>
          </table:table-cell>
          <table:table-cell office:value-type="float" office:value="-0.0801453" calcext:value-type="float">
            <text:p>-0.0801453</text:p>
          </table:table-cell>
          <table:table-cell office:value-type="float" office:value="-0.200049" calcext:value-type="float">
            <text:p>-0.200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7" calcext:value-type="float">
            <text:p>-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332" calcext:value-type="float">
            <text:p>102.33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3739" calcext:value-type="float">
            <text:p>62.3739</text:p>
          </table:table-cell>
          <table:table-cell office:value-type="float" office:value="3.29597" calcext:value-type="float">
            <text:p>3.295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24" calcext:value-type="float">
            <text:p>-0.175024</text:p>
          </table:table-cell>
          <table:table-cell office:value-type="float" office:value="-0.0810301" calcext:value-type="float">
            <text:p>-0.0810301</text:p>
          </table:table-cell>
          <table:table-cell office:value-type="float" office:value="-0.198484" calcext:value-type="float">
            <text:p>-0.1984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9" calcext:value-type="float">
            <text:p>-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8.7608" calcext:value-type="float">
            <text:p>98.76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0.197" calcext:value-type="float">
            <text:p>60.197</text:p>
          </table:table-cell>
          <table:table-cell office:value-type="float" office:value="3.29589" calcext:value-type="float">
            <text:p>3.2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41" calcext:value-type="float">
            <text:p>-0.175241</text:p>
          </table:table-cell>
          <table:table-cell office:value-type="float" office:value="-0.0791372" calcext:value-type="float">
            <text:p>-0.0791372</text:p>
          </table:table-cell>
          <table:table-cell office:value-type="float" office:value="-0.196904" calcext:value-type="float">
            <text:p>-0.1969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8" calcext:value-type="float">
            <text:p>-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5.0643" calcext:value-type="float">
            <text:p>95.064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7.9439" calcext:value-type="float">
            <text:p>57.9439</text:p>
          </table:table-cell>
          <table:table-cell office:value-type="float" office:value="3.29584" calcext:value-type="float">
            <text:p>3.295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81" calcext:value-type="float">
            <text:p>-0.175181</text:p>
          </table:table-cell>
          <table:table-cell office:value-type="float" office:value="-0.0798835" calcext:value-type="float">
            <text:p>-0.0798835</text:p>
          </table:table-cell>
          <table:table-cell office:value-type="float" office:value="-0.197586" calcext:value-type="float">
            <text:p>-0.197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7" calcext:value-type="float">
            <text:p>-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1.2704" calcext:value-type="float">
            <text:p>91.27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5.6315" calcext:value-type="float">
            <text:p>55.6315</text:p>
          </table:table-cell>
          <table:table-cell office:value-type="float" office:value="3.29577" calcext:value-type="float">
            <text:p>3.295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3" calcext:value-type="float">
            <text:p>-0.17473</text:p>
          </table:table-cell>
          <table:table-cell office:value-type="float" office:value="-0.078924" calcext:value-type="float">
            <text:p>-0.078924</text:p>
          </table:table-cell>
          <table:table-cell office:value-type="float" office:value="-0.197827" calcext:value-type="float">
            <text:p>-0.197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6" calcext:value-type="float">
            <text:p>-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7.404" calcext:value-type="float">
            <text:p>87.4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3.2748" calcext:value-type="float">
            <text:p>53.2748</text:p>
          </table:table-cell>
          <table:table-cell office:value-type="float" office:value="3.29574" calcext:value-type="float">
            <text:p>3.295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08" calcext:value-type="float">
            <text:p>-0.175108</text:p>
          </table:table-cell>
          <table:table-cell office:value-type="float" office:value="-0.0789173" calcext:value-type="float">
            <text:p>-0.0789173</text:p>
          </table:table-cell>
          <table:table-cell office:value-type="float" office:value="-0.197254" calcext:value-type="float">
            <text:p>-0.1972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5" calcext:value-type="float">
            <text:p>-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3.4871" calcext:value-type="float">
            <text:p>83.48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0.8874" calcext:value-type="float">
            <text:p>50.8874</text:p>
          </table:table-cell>
          <table:table-cell office:value-type="float" office:value="3.2957" calcext:value-type="float">
            <text:p>3.29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97" calcext:value-type="float">
            <text:p>-0.174097</text:p>
          </table:table-cell>
          <table:table-cell office:value-type="float" office:value="-0.0800093" calcext:value-type="float">
            <text:p>-0.0800093</text:p>
          </table:table-cell>
          <table:table-cell office:value-type="float" office:value="-0.199435" calcext:value-type="float">
            <text:p>-0.199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4" calcext:value-type="float">
            <text:p>-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9.5448" calcext:value-type="float">
            <text:p>79.54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8.4844" calcext:value-type="float">
            <text:p>48.4844</text:p>
          </table:table-cell>
          <table:table-cell office:value-type="float" office:value="3.29568" calcext:value-type="float">
            <text:p>3.295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89" calcext:value-type="float">
            <text:p>-0.173889</text:p>
          </table:table-cell>
          <table:table-cell office:value-type="float" office:value="-0.0783169" calcext:value-type="float">
            <text:p>-0.0783169</text:p>
          </table:table-cell>
          <table:table-cell office:value-type="float" office:value="-0.19809" calcext:value-type="float">
            <text:p>-0.198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3" calcext:value-type="float">
            <text:p>-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5.5988" calcext:value-type="float">
            <text:p>75.59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6.0793" calcext:value-type="float">
            <text:p>46.0793</text:p>
          </table:table-cell>
          <table:table-cell office:value-type="float" office:value="3.2956" calcext:value-type="float">
            <text:p>3.29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29" calcext:value-type="float">
            <text:p>-0.175229</text:p>
          </table:table-cell>
          <table:table-cell office:value-type="float" office:value="-0.0796545" calcext:value-type="float">
            <text:p>-0.0796545</text:p>
          </table:table-cell>
          <table:table-cell office:value-type="float" office:value="-0.19732" calcext:value-type="float">
            <text:p>-0.197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2" calcext:value-type="float">
            <text:p>-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1.6719" calcext:value-type="float">
            <text:p>71.671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3.6857" calcext:value-type="float">
            <text:p>43.6857</text:p>
          </table:table-cell>
          <table:table-cell office:value-type="float" office:value="3.29557" calcext:value-type="float">
            <text:p>3.295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42" calcext:value-type="float">
            <text:p>-0.174742</text:p>
          </table:table-cell>
          <table:table-cell office:value-type="float" office:value="-0.0809714" calcext:value-type="float">
            <text:p>-0.0809714</text:p>
          </table:table-cell>
          <table:table-cell office:value-type="float" office:value="-0.199183" calcext:value-type="float">
            <text:p>-0.1991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1" calcext:value-type="float">
            <text:p>-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7.7861" calcext:value-type="float">
            <text:p>67.78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1.3173" calcext:value-type="float">
            <text:p>41.3173</text:p>
          </table:table-cell>
          <table:table-cell office:value-type="float" office:value="3.29551" calcext:value-type="float">
            <text:p>3.295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6" calcext:value-type="float">
            <text:p>-0.175146</text:p>
          </table:table-cell>
          <table:table-cell office:value-type="float" office:value="-0.0788193" calcext:value-type="float">
            <text:p>-0.0788193</text:p>
          </table:table-cell>
          <table:table-cell office:value-type="float" office:value="-0.196451" calcext:value-type="float">
            <text:p>-0.1964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6" calcext:value-type="float">
            <text:p>-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3.9616" calcext:value-type="float">
            <text:p>63.96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8.9861" calcext:value-type="float">
            <text:p>38.9861</text:p>
          </table:table-cell>
          <table:table-cell office:value-type="float" office:value="3.29546" calcext:value-type="float">
            <text:p>3.295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66" calcext:value-type="float">
            <text:p>-0.175066</text:p>
          </table:table-cell>
          <table:table-cell office:value-type="float" office:value="-0.0792261" calcext:value-type="float">
            <text:p>-0.0792261</text:p>
          </table:table-cell>
          <table:table-cell office:value-type="float" office:value="-0.197126" calcext:value-type="float">
            <text:p>-0.1971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9" calcext:value-type="float">
            <text:p>-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0.2169" calcext:value-type="float">
            <text:p>60.21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6.7036" calcext:value-type="float">
            <text:p>36.7036</text:p>
          </table:table-cell>
          <table:table-cell office:value-type="float" office:value="3.29543" calcext:value-type="float">
            <text:p>3.295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24" calcext:value-type="float">
            <text:p>-0.174324</text:p>
          </table:table-cell>
          <table:table-cell office:value-type="float" office:value="-0.0805938" calcext:value-type="float">
            <text:p>-0.0805938</text:p>
          </table:table-cell>
          <table:table-cell office:value-type="float" office:value="-0.199801" calcext:value-type="float">
            <text:p>-0.1998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8" calcext:value-type="float">
            <text:p>-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6.5689" calcext:value-type="float">
            <text:p>56.56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4.4801" calcext:value-type="float">
            <text:p>34.4801</text:p>
          </table:table-cell>
          <table:table-cell office:value-type="float" office:value="3.2954" calcext:value-type="float">
            <text:p>3.295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31" calcext:value-type="float">
            <text:p>-0.174231</text:p>
          </table:table-cell>
          <table:table-cell office:value-type="float" office:value="-0.0806201" calcext:value-type="float">
            <text:p>-0.0806201</text:p>
          </table:table-cell>
          <table:table-cell office:value-type="float" office:value="-0.199416" calcext:value-type="float">
            <text:p>-0.1994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7" calcext:value-type="float">
            <text:p>-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3.0327" calcext:value-type="float">
            <text:p>53.03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2.3247" calcext:value-type="float">
            <text:p>32.3247</text:p>
          </table:table-cell>
          <table:table-cell office:value-type="float" office:value="3.29534" calcext:value-type="float">
            <text:p>3.295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19" calcext:value-type="float">
            <text:p>-0.174819</text:p>
          </table:table-cell>
          <table:table-cell office:value-type="float" office:value="-0.0797285" calcext:value-type="float">
            <text:p>-0.0797285</text:p>
          </table:table-cell>
          <table:table-cell office:value-type="float" office:value="-0.197505" calcext:value-type="float">
            <text:p>-0.1975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6" calcext:value-type="float">
            <text:p>-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9.6192" calcext:value-type="float">
            <text:p>49.61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0.2441" calcext:value-type="float">
            <text:p>30.2441</text:p>
          </table:table-cell>
          <table:table-cell office:value-type="float" office:value="3.2953" calcext:value-type="float">
            <text:p>3.295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3" calcext:value-type="float">
            <text:p>-0.175043</text:p>
          </table:table-cell>
          <table:table-cell office:value-type="float" office:value="-0.0798538" calcext:value-type="float">
            <text:p>-0.0798538</text:p>
          </table:table-cell>
          <table:table-cell office:value-type="float" office:value="-0.19694" calcext:value-type="float">
            <text:p>-0.196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5" calcext:value-type="float">
            <text:p>-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6.3382" calcext:value-type="float">
            <text:p>46.33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8.2442" calcext:value-type="float">
            <text:p>28.2442</text:p>
          </table:table-cell>
          <table:table-cell office:value-type="float" office:value="3.29552" calcext:value-type="float">
            <text:p>3.2955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79" calcext:value-type="float">
            <text:p>-0.175679</text:p>
          </table:table-cell>
          <table:table-cell office:value-type="float" office:value="-0.0778939" calcext:value-type="float">
            <text:p>-0.0778939</text:p>
          </table:table-cell>
          <table:table-cell office:value-type="float" office:value="-0.196524" calcext:value-type="float">
            <text:p>-0.1965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4" calcext:value-type="float">
            <text:p>-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3.1991" calcext:value-type="float">
            <text:p>43.19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6.3309" calcext:value-type="float">
            <text:p>26.3309</text:p>
          </table:table-cell>
          <table:table-cell office:value-type="float" office:value="3.29522" calcext:value-type="float">
            <text:p>3.2952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78" calcext:value-type="float">
            <text:p>-0.174078</text:p>
          </table:table-cell>
          <table:table-cell office:value-type="float" office:value="-0.0795821" calcext:value-type="float">
            <text:p>-0.0795821</text:p>
          </table:table-cell>
          <table:table-cell office:value-type="float" office:value="-0.199109" calcext:value-type="float">
            <text:p>-0.1991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3" calcext:value-type="float">
            <text:p>-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0.2095" calcext:value-type="float">
            <text:p>40.20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4.5086" calcext:value-type="float">
            <text:p>24.5086</text:p>
          </table:table-cell>
          <table:table-cell office:value-type="float" office:value="3.29519" calcext:value-type="float">
            <text:p>3.2951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04" calcext:value-type="float">
            <text:p>-0.174004</text:p>
          </table:table-cell>
          <table:table-cell office:value-type="float" office:value="-0.0791155" calcext:value-type="float">
            <text:p>-0.0791155</text:p>
          </table:table-cell>
          <table:table-cell office:value-type="float" office:value="-0.200596" calcext:value-type="float">
            <text:p>-0.2005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2" calcext:value-type="float">
            <text:p>-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7.3749" calcext:value-type="float">
            <text:p>37.374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2.7809" calcext:value-type="float">
            <text:p>22.7809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59" calcext:value-type="float">
            <text:p>-0.174959</text:p>
          </table:table-cell>
          <table:table-cell office:value-type="float" office:value="-0.0787853" calcext:value-type="float">
            <text:p>-0.0787853</text:p>
          </table:table-cell>
          <table:table-cell office:value-type="float" office:value="-0.197461" calcext:value-type="float">
            <text:p>-0.1974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1" calcext:value-type="float">
            <text:p>-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4.6971" calcext:value-type="float">
            <text:p>34.69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1.1487" calcext:value-type="float">
            <text:p>21.1487</text:p>
          </table:table-cell>
          <table:table-cell office:value-type="float" office:value="3.29563" calcext:value-type="float">
            <text:p>3.295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2534" calcext:value-type="float">
            <text:p>-0.172534</text:p>
          </table:table-cell>
          <table:table-cell office:value-type="float" office:value="-0.0817498" calcext:value-type="float">
            <text:p>-0.0817498</text:p>
          </table:table-cell>
          <table:table-cell office:value-type="float" office:value="-0.20049" calcext:value-type="float">
            <text:p>-0.200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5" calcext:value-type="float">
            <text:p>-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1784" calcext:value-type="float">
            <text:p>32.17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9.6135" calcext:value-type="float">
            <text:p>19.6135</text:p>
          </table:table-cell>
          <table:table-cell office:value-type="float" office:value="3.29544" calcext:value-type="float">
            <text:p>3.295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193" calcext:value-type="float">
            <text:p>-0.173193</text:p>
          </table:table-cell>
          <table:table-cell office:value-type="float" office:value="-0.0793354" calcext:value-type="float">
            <text:p>-0.0793354</text:p>
          </table:table-cell>
          <table:table-cell office:value-type="float" office:value="-0.199246" calcext:value-type="float">
            <text:p>-0.199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9" calcext:value-type="float">
            <text:p>-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9.8195" calcext:value-type="float">
            <text:p>29.81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8.1757" calcext:value-type="float">
            <text:p>18.1757</text:p>
          </table:table-cell>
          <table:table-cell office:value-type="float" office:value="3.29508" calcext:value-type="float">
            <text:p>3.295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81" calcext:value-type="float">
            <text:p>-0.173981</text:p>
          </table:table-cell>
          <table:table-cell office:value-type="float" office:value="-0.0780484" calcext:value-type="float">
            <text:p>-0.0780484</text:p>
          </table:table-cell>
          <table:table-cell office:value-type="float" office:value="-0.199271" calcext:value-type="float">
            <text:p>-0.1992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8" calcext:value-type="float">
            <text:p>-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7.6179" calcext:value-type="float">
            <text:p>27.617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6.8338" calcext:value-type="float">
            <text:p>16.8338</text:p>
          </table:table-cell>
          <table:table-cell office:value-type="float" office:value="3.29503" calcext:value-type="float">
            <text:p>3.295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48" calcext:value-type="float">
            <text:p>-0.174348</text:p>
          </table:table-cell>
          <table:table-cell office:value-type="float" office:value="-0.0782501" calcext:value-type="float">
            <text:p>-0.0782501</text:p>
          </table:table-cell>
          <table:table-cell office:value-type="float" office:value="-0.198317" calcext:value-type="float">
            <text:p>-0.198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7" calcext:value-type="float">
            <text:p>-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5.5726" calcext:value-type="float">
            <text:p>25.57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5.5871" calcext:value-type="float">
            <text:p>15.5871</text:p>
          </table:table-cell>
          <table:table-cell office:value-type="float" office:value="3.29532" calcext:value-type="float">
            <text:p>3.29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939" calcext:value-type="float">
            <text:p>-0.175939</text:p>
          </table:table-cell>
          <table:table-cell office:value-type="float" office:value="-0.0796031" calcext:value-type="float">
            <text:p>-0.0796031</text:p>
          </table:table-cell>
          <table:table-cell office:value-type="float" office:value="-0.195992" calcext:value-type="float">
            <text:p>-0.1959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6" calcext:value-type="float">
            <text:p>-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3.6807" calcext:value-type="float">
            <text:p>23.68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4.434" calcext:value-type="float">
            <text:p>14.434</text:p>
          </table:table-cell>
          <table:table-cell office:value-type="float" office:value="3.29509" calcext:value-type="float">
            <text:p>3.295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21" calcext:value-type="float">
            <text:p>-0.17321</text:p>
          </table:table-cell>
          <table:table-cell office:value-type="float" office:value="-0.0791293" calcext:value-type="float">
            <text:p>-0.0791293</text:p>
          </table:table-cell>
          <table:table-cell office:value-type="float" office:value="-0.201146" calcext:value-type="float">
            <text:p>-0.2011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5" calcext:value-type="float">
            <text:p>-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1.9377" calcext:value-type="float">
            <text:p>21.93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3.3715" calcext:value-type="float">
            <text:p>13.3715</text:p>
          </table:table-cell>
          <table:table-cell office:value-type="float" office:value="3.29495" calcext:value-type="float">
            <text:p>3.294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72" calcext:value-type="float">
            <text:p>-0.174572</text:p>
          </table:table-cell>
          <table:table-cell office:value-type="float" office:value="-0.0781347" calcext:value-type="float">
            <text:p>-0.0781347</text:p>
          </table:table-cell>
          <table:table-cell office:value-type="float" office:value="-0.19711" calcext:value-type="float">
            <text:p>-0.197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4" calcext:value-type="float">
            <text:p>-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0.3388" calcext:value-type="float">
            <text:p>20.338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2.397" calcext:value-type="float">
            <text:p>12.397</text:p>
          </table:table-cell>
          <table:table-cell office:value-type="float" office:value="3.29492" calcext:value-type="float">
            <text:p>3.294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03" calcext:value-type="float">
            <text:p>-0.174803</text:p>
          </table:table-cell>
          <table:table-cell office:value-type="float" office:value="-0.0803033" calcext:value-type="float">
            <text:p>-0.0803033</text:p>
          </table:table-cell>
          <table:table-cell office:value-type="float" office:value="-0.197497" calcext:value-type="float">
            <text:p>-0.1974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3" calcext:value-type="float">
            <text:p>-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8.8756" calcext:value-type="float">
            <text:p>18.87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1.5052" calcext:value-type="float">
            <text:p>11.5052</text:p>
          </table:table-cell>
          <table:table-cell office:value-type="float" office:value="3.29494" calcext:value-type="float">
            <text:p>3.2949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44" calcext:value-type="float">
            <text:p>-0.174644</text:p>
          </table:table-cell>
          <table:table-cell office:value-type="float" office:value="-0.081463" calcext:value-type="float">
            <text:p>-0.081463</text:p>
          </table:table-cell>
          <table:table-cell office:value-type="float" office:value="-0.198956" calcext:value-type="float">
            <text:p>-0.1989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2" calcext:value-type="float">
            <text:p>-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7.539" calcext:value-type="float">
            <text:p>17.5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0.6905" calcext:value-type="float">
            <text:p>10.6905</text:p>
          </table:table-cell>
          <table:table-cell office:value-type="float" office:value="3.29489" calcext:value-type="float">
            <text:p>3.294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1" calcext:value-type="float">
            <text:p>-0.174851</text:p>
          </table:table-cell>
          <table:table-cell office:value-type="float" office:value="-0.0810381" calcext:value-type="float">
            <text:p>-0.0810381</text:p>
          </table:table-cell>
          <table:table-cell office:value-type="float" office:value="-0.199064" calcext:value-type="float">
            <text:p>-0.1990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1" calcext:value-type="float">
            <text:p>-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.3215" calcext:value-type="float">
            <text:p>16.32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94833" calcext:value-type="float">
            <text:p>9.94833</text:p>
          </table:table-cell>
          <table:table-cell office:value-type="float" office:value="3.29485" calcext:value-type="float">
            <text:p>3.294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" calcext:value-type="float">
            <text:p>-0.1747</text:p>
          </table:table-cell>
          <table:table-cell office:value-type="float" office:value="-0.0804532" calcext:value-type="float">
            <text:p>-0.0804532</text:p>
          </table:table-cell>
          <table:table-cell office:value-type="float" office:value="-0.197932" calcext:value-type="float">
            <text:p>-0.197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4" calcext:value-type="float">
            <text:p>-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5.2156" calcext:value-type="float">
            <text:p>15.2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27427" calcext:value-type="float">
            <text:p>9.27427</text:p>
          </table:table-cell>
          <table:table-cell office:value-type="float" office:value="3.2948" calcext:value-type="float">
            <text:p>3.294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74" calcext:value-type="float">
            <text:p>-0.174574</text:p>
          </table:table-cell>
          <table:table-cell office:value-type="float" office:value="-0.0783974" calcext:value-type="float">
            <text:p>-0.0783974</text:p>
          </table:table-cell>
          <table:table-cell office:value-type="float" office:value="-0.197639" calcext:value-type="float">
            <text:p>-0.1976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9" calcext:value-type="float">
            <text:p>-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.2136" calcext:value-type="float">
            <text:p>14.21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66353" calcext:value-type="float">
            <text:p>8.66353</text:p>
          </table:table-cell>
          <table:table-cell office:value-type="float" office:value="3.29477" calcext:value-type="float">
            <text:p>3.294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9" calcext:value-type="float">
            <text:p>-0.174489</text:p>
          </table:table-cell>
          <table:table-cell office:value-type="float" office:value="-0.0785849" calcext:value-type="float">
            <text:p>-0.0785849</text:p>
          </table:table-cell>
          <table:table-cell office:value-type="float" office:value="-0.198418" calcext:value-type="float">
            <text:p>-0.1984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8" calcext:value-type="float">
            <text:p>-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3.308" calcext:value-type="float">
            <text:p>13.3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11151" calcext:value-type="float">
            <text:p>8.11151</text:p>
          </table:table-cell>
          <table:table-cell office:value-type="float" office:value="3.29475" calcext:value-type="float">
            <text:p>3.294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9" calcext:value-type="float">
            <text:p>-0.174859</text:p>
          </table:table-cell>
          <table:table-cell office:value-type="float" office:value="-0.0788793" calcext:value-type="float">
            <text:p>-0.0788793</text:p>
          </table:table-cell>
          <table:table-cell office:value-type="float" office:value="-0.197158" calcext:value-type="float">
            <text:p>-0.197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7" calcext:value-type="float">
            <text:p>-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.4912" calcext:value-type="float">
            <text:p>12.49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61371" calcext:value-type="float">
            <text:p>7.61371</text:p>
          </table:table-cell>
          <table:table-cell office:value-type="float" office:value="3.29474" calcext:value-type="float">
            <text:p>3.294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79" calcext:value-type="float">
            <text:p>-0.174479</text:p>
          </table:table-cell>
          <table:table-cell office:value-type="float" office:value="-0.0785635" calcext:value-type="float">
            <text:p>-0.0785635</text:p>
          </table:table-cell>
          <table:table-cell office:value-type="float" office:value="-0.198543" calcext:value-type="float">
            <text:p>-0.1985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6" calcext:value-type="float">
            <text:p>-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16472" calcext:value-type="float">
            <text:p>7.16472</text:p>
          </table:table-cell>
          <table:table-cell office:value-type="float" office:value="3.29474" calcext:value-type="float">
            <text:p>3.294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7" calcext:value-type="float">
            <text:p>-0.17517</text:p>
          </table:table-cell>
          <table:table-cell office:value-type="float" office:value="-0.0792015" calcext:value-type="float">
            <text:p>-0.0792015</text:p>
          </table:table-cell>
          <table:table-cell office:value-type="float" office:value="-0.196468" calcext:value-type="float">
            <text:p>-0.1964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5" calcext:value-type="float">
            <text:p>-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0881" calcext:value-type="float">
            <text:p>11.08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75845" calcext:value-type="float">
            <text:p>6.75845</text:p>
          </table:table-cell>
          <table:table-cell office:value-type="float" office:value="3.29482" calcext:value-type="float">
            <text:p>3.2948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588" calcext:value-type="float">
            <text:p>-0.175588</text:p>
          </table:table-cell>
          <table:table-cell office:value-type="float" office:value="-0.0796288" calcext:value-type="float">
            <text:p>-0.0796288</text:p>
          </table:table-cell>
          <table:table-cell office:value-type="float" office:value="-0.198083" calcext:value-type="float">
            <text:p>-0.198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4" calcext:value-type="float">
            <text:p>-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.4847" calcext:value-type="float">
            <text:p>10.48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39066" calcext:value-type="float">
            <text:p>6.39066</text:p>
          </table:table-cell>
          <table:table-cell office:value-type="float" office:value="3.2947" calcext:value-type="float">
            <text:p>3.29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03" calcext:value-type="float">
            <text:p>-0.175203</text:p>
          </table:table-cell>
          <table:table-cell office:value-type="float" office:value="-0.0790501" calcext:value-type="float">
            <text:p>-0.0790501</text:p>
          </table:table-cell>
          <table:table-cell office:value-type="float" office:value="-0.196381" calcext:value-type="float">
            <text:p>-0.1963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3" calcext:value-type="float">
            <text:p>-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93992" calcext:value-type="float">
            <text:p>9.939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05862" calcext:value-type="float">
            <text:p>6.05862</text:p>
          </table:table-cell>
          <table:table-cell office:value-type="float" office:value="3.29468" calcext:value-type="float">
            <text:p>3.294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" calcext:value-type="float">
            <text:p>-0.17514</text:p>
          </table:table-cell>
          <table:table-cell office:value-type="float" office:value="-0.0787995" calcext:value-type="float">
            <text:p>-0.0787995</text:p>
          </table:table-cell>
          <table:table-cell office:value-type="float" office:value="-0.196607" calcext:value-type="float">
            <text:p>-0.196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2" calcext:value-type="float">
            <text:p>-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4492" calcext:value-type="float">
            <text:p>9.44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75951" calcext:value-type="float">
            <text:p>5.75951</text:p>
          </table:table-cell>
          <table:table-cell office:value-type="float" office:value="3.29467" calcext:value-type="float">
            <text:p>3.294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75" calcext:value-type="float">
            <text:p>-0.175275</text:p>
          </table:table-cell>
          <table:table-cell office:value-type="float" office:value="-0.0791006" calcext:value-type="float">
            <text:p>-0.0791006</text:p>
          </table:table-cell>
          <table:table-cell office:value-type="float" office:value="-0.196504" calcext:value-type="float">
            <text:p>-0.1965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1" calcext:value-type="float">
            <text:p>-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01164" calcext:value-type="float">
            <text:p>9.011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49281" calcext:value-type="float">
            <text:p>5.49281</text:p>
          </table:table-cell>
          <table:table-cell office:value-type="float" office:value="3.29465" calcext:value-type="float">
            <text:p>3.2946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95" calcext:value-type="float">
            <text:p>-0.175095</text:p>
          </table:table-cell>
          <table:table-cell office:value-type="float" office:value="-0.0788097" calcext:value-type="float">
            <text:p>-0.0788097</text:p>
          </table:table-cell>
          <table:table-cell office:value-type="float" office:value="-0.196808" calcext:value-type="float">
            <text:p>-0.196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3" calcext:value-type="float">
            <text:p>-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62869" calcext:value-type="float">
            <text:p>8.628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25939" calcext:value-type="float">
            <text:p>5.25939</text:p>
          </table:table-cell>
          <table:table-cell office:value-type="float" office:value="3.29468" calcext:value-type="float">
            <text:p>3.2946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6" calcext:value-type="float">
            <text:p>-0.175296</text:p>
          </table:table-cell>
          <table:table-cell office:value-type="float" office:value="-0.0782513" calcext:value-type="float">
            <text:p>-0.0782513</text:p>
          </table:table-cell>
          <table:table-cell office:value-type="float" office:value="-0.19607" calcext:value-type="float">
            <text:p>-0.196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9" calcext:value-type="float">
            <text:p>-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3018" calcext:value-type="float">
            <text:p>8.30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06014" calcext:value-type="float">
            <text:p>5.06014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" calcext:value-type="float">
            <text:p>-0.1745</text:p>
          </table:table-cell>
          <table:table-cell office:value-type="float" office:value="-0.0786664" calcext:value-type="float">
            <text:p>-0.0786664</text:p>
          </table:table-cell>
          <table:table-cell office:value-type="float" office:value="-0.197349" calcext:value-type="float">
            <text:p>-0.1973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8" calcext:value-type="float">
            <text:p>-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03372" calcext:value-type="float">
            <text:p>8.0337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89674" calcext:value-type="float">
            <text:p>4.89674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22" calcext:value-type="float">
            <text:p>-0.175022</text:p>
          </table:table-cell>
          <table:table-cell office:value-type="float" office:value="-0.0782957" calcext:value-type="float">
            <text:p>-0.0782957</text:p>
          </table:table-cell>
          <table:table-cell office:value-type="float" office:value="-0.196754" calcext:value-type="float">
            <text:p>-0.196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7" calcext:value-type="float">
            <text:p>-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82934" calcext:value-type="float">
            <text:p>7.829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77217" calcext:value-type="float">
            <text:p>4.77217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25" calcext:value-type="float">
            <text:p>-0.174925</text:p>
          </table:table-cell>
          <table:table-cell office:value-type="float" office:value="-0.079101" calcext:value-type="float">
            <text:p>-0.079101</text:p>
          </table:table-cell>
          <table:table-cell office:value-type="float" office:value="-0.197088" calcext:value-type="float">
            <text:p>-0.1970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6" calcext:value-type="float">
            <text:p>-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9521" calcext:value-type="float">
            <text:p>7.695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9041" calcext:value-type="float">
            <text:p>4.69041</text:p>
          </table:table-cell>
          <table:table-cell office:value-type="float" office:value="3.29526" calcext:value-type="float">
            <text:p>3.295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6934" calcext:value-type="float">
            <text:p>-0.176934</text:p>
          </table:table-cell>
          <table:table-cell office:value-type="float" office:value="-0.0766585" calcext:value-type="float">
            <text:p>-0.0766585</text:p>
          </table:table-cell>
          <table:table-cell office:value-type="float" office:value="-0.19147" calcext:value-type="float">
            <text:p>-0.19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5" calcext:value-type="float">
            <text:p>-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3915" calcext:value-type="float">
            <text:p>7.639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5625" calcext:value-type="float">
            <text:p>4.65625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6" calcext:value-type="float">
            <text:p>-0.175046</text:p>
          </table:table-cell>
          <table:table-cell office:value-type="float" office:value="-0.0783716" calcext:value-type="float">
            <text:p>-0.0783716</text:p>
          </table:table-cell>
          <table:table-cell office:value-type="float" office:value="-0.197363" calcext:value-type="float">
            <text:p>-0.1973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4" calcext:value-type="float">
            <text:p>-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66951" calcext:value-type="float">
            <text:p>7.669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67475" calcext:value-type="float">
            <text:p>4.67475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8" calcext:value-type="float">
            <text:p>-0.174908</text:p>
          </table:table-cell>
          <table:table-cell office:value-type="float" office:value="-0.078571" calcext:value-type="float">
            <text:p>-0.078571</text:p>
          </table:table-cell>
          <table:table-cell office:value-type="float" office:value="-0.197469" calcext:value-type="float">
            <text:p>-0.1974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3" calcext:value-type="float">
            <text:p>-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.79482" calcext:value-type="float">
            <text:p>7.794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75113" calcext:value-type="float">
            <text:p>4.75113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47" calcext:value-type="float">
            <text:p>-0.175147</text:p>
          </table:table-cell>
          <table:table-cell office:value-type="float" office:value="-0.0786519" calcext:value-type="float">
            <text:p>-0.0786519</text:p>
          </table:table-cell>
          <table:table-cell office:value-type="float" office:value="-0.196932" calcext:value-type="float">
            <text:p>-0.1969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2" calcext:value-type="float">
            <text:p>-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02498" calcext:value-type="float">
            <text:p>8.024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.89142" calcext:value-type="float">
            <text:p>4.89142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07" calcext:value-type="float">
            <text:p>-0.175007</text:p>
          </table:table-cell>
          <table:table-cell office:value-type="float" office:value="-0.0784794" calcext:value-type="float">
            <text:p>-0.0784794</text:p>
          </table:table-cell>
          <table:table-cell office:value-type="float" office:value="-0.19691" calcext:value-type="float">
            <text:p>-0.196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1" calcext:value-type="float">
            <text:p>-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37007" calcext:value-type="float">
            <text:p>8.370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10175" calcext:value-type="float">
            <text:p>5.10175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62" calcext:value-type="float">
            <text:p>-0.175262</text:p>
          </table:table-cell>
          <table:table-cell office:value-type="float" office:value="-0.0786707" calcext:value-type="float">
            <text:p>-0.0786707</text:p>
          </table:table-cell>
          <table:table-cell office:value-type="float" office:value="-0.196048" calcext:value-type="float">
            <text:p>-0.19604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2" calcext:value-type="float">
            <text:p>-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.84012" calcext:value-type="float">
            <text:p>8.840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38826" calcext:value-type="float">
            <text:p>5.38826</text:p>
          </table:table-cell>
          <table:table-cell office:value-type="float" office:value="3.29454" calcext:value-type="float">
            <text:p>3.2945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74" calcext:value-type="float">
            <text:p>-0.174774</text:p>
          </table:table-cell>
          <table:table-cell office:value-type="float" office:value="-0.079074" calcext:value-type="float">
            <text:p>-0.079074</text:p>
          </table:table-cell>
          <table:table-cell office:value-type="float" office:value="-0.198412" calcext:value-type="float">
            <text:p>-0.1984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9" calcext:value-type="float">
            <text:p>-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.44485" calcext:value-type="float">
            <text:p>9.4448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.75686" calcext:value-type="float">
            <text:p>5.75686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13" calcext:value-type="float">
            <text:p>-0.174813</text:p>
          </table:table-cell>
          <table:table-cell office:value-type="float" office:value="-0.0777088" calcext:value-type="float">
            <text:p>-0.0777088</text:p>
          </table:table-cell>
          <table:table-cell office:value-type="float" office:value="-0.197072" calcext:value-type="float">
            <text:p>-0.1970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8" calcext:value-type="float">
            <text:p>-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.1933" calcext:value-type="float">
            <text:p>10.193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21303" calcext:value-type="float">
            <text:p>6.21303</text:p>
          </table:table-cell>
          <table:table-cell office:value-type="float" office:value="3.29456" calcext:value-type="float">
            <text:p>3.294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06" calcext:value-type="float">
            <text:p>-0.174506</text:p>
          </table:table-cell>
          <table:table-cell office:value-type="float" office:value="-0.0778847" calcext:value-type="float">
            <text:p>-0.0778847</text:p>
          </table:table-cell>
          <table:table-cell office:value-type="float" office:value="-0.198515" calcext:value-type="float">
            <text:p>-0.198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7" calcext:value-type="float">
            <text:p>-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.0939" calcext:value-type="float">
            <text:p>11.09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.76202" calcext:value-type="float">
            <text:p>6.76202</text:p>
          </table:table-cell>
          <table:table-cell office:value-type="float" office:value="3.29469" calcext:value-type="float">
            <text:p>3.294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82" calcext:value-type="float">
            <text:p>-0.174782</text:p>
          </table:table-cell>
          <table:table-cell office:value-type="float" office:value="-0.076464" calcext:value-type="float">
            <text:p>-0.076464</text:p>
          </table:table-cell>
          <table:table-cell office:value-type="float" office:value="-0.197083" calcext:value-type="float">
            <text:p>-0.1970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6" calcext:value-type="float">
            <text:p>-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.1544" calcext:value-type="float">
            <text:p>12.15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.40838" calcext:value-type="float">
            <text:p>7.40838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14" calcext:value-type="float">
            <text:p>-0.175014</text:p>
          </table:table-cell>
          <table:table-cell office:value-type="float" office:value="-0.0784312" calcext:value-type="float">
            <text:p>-0.0784312</text:p>
          </table:table-cell>
          <table:table-cell office:value-type="float" office:value="-0.19676" calcext:value-type="float">
            <text:p>-0.196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5" calcext:value-type="float">
            <text:p>-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3.3809" calcext:value-type="float">
            <text:p>13.38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8.15599" calcext:value-type="float">
            <text:p>8.15599</text:p>
          </table:table-cell>
          <table:table-cell office:value-type="float" office:value="3.29455" calcext:value-type="float">
            <text:p>3.2945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3" calcext:value-type="float">
            <text:p>-0.174903</text:p>
          </table:table-cell>
          <table:table-cell office:value-type="float" office:value="-0.0786451" calcext:value-type="float">
            <text:p>-0.0786451</text:p>
          </table:table-cell>
          <table:table-cell office:value-type="float" office:value="-0.197427" calcext:value-type="float">
            <text:p>-0.197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4" calcext:value-type="float">
            <text:p>-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4.7791" calcext:value-type="float">
            <text:p>14.779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00824" calcext:value-type="float">
            <text:p>9.00824</text:p>
          </table:table-cell>
          <table:table-cell office:value-type="float" office:value="3.29458" calcext:value-type="float">
            <text:p>3.294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79" calcext:value-type="float">
            <text:p>-0.175079</text:p>
          </table:table-cell>
          <table:table-cell office:value-type="float" office:value="-0.0785495" calcext:value-type="float">
            <text:p>-0.0785495</text:p>
          </table:table-cell>
          <table:table-cell office:value-type="float" office:value="-0.196644" calcext:value-type="float">
            <text:p>-0.1966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3" calcext:value-type="float">
            <text:p>-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6.3523" calcext:value-type="float">
            <text:p>16.35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9.96712" calcext:value-type="float">
            <text:p>9.96712</text:p>
          </table:table-cell>
          <table:table-cell office:value-type="float" office:value="3.29456" calcext:value-type="float">
            <text:p>3.294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8" calcext:value-type="float">
            <text:p>-0.174988</text:p>
          </table:table-cell>
          <table:table-cell office:value-type="float" office:value="-0.0788693" calcext:value-type="float">
            <text:p>-0.0788693</text:p>
          </table:table-cell>
          <table:table-cell office:value-type="float" office:value="-0.197332" calcext:value-type="float">
            <text:p>-0.1973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8.103" calcext:value-type="float">
            <text:p>18.1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1.0342" calcext:value-type="float">
            <text:p>11.0342</text:p>
          </table:table-cell>
          <table:table-cell office:value-type="float" office:value="3.29457" calcext:value-type="float">
            <text:p>3.2945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65" calcext:value-type="float">
            <text:p>-0.174365</text:p>
          </table:table-cell>
          <table:table-cell office:value-type="float" office:value="-0.0798533" calcext:value-type="float">
            <text:p>-0.0798533</text:p>
          </table:table-cell>
          <table:table-cell office:value-type="float" office:value="-0.199203" calcext:value-type="float">
            <text:p>-0.199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1" calcext:value-type="float">
            <text:p>-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0.0326" calcext:value-type="float">
            <text:p>20.03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2.2104" calcext:value-type="float">
            <text:p>12.2104</text:p>
          </table:table-cell>
          <table:table-cell office:value-type="float" office:value="3.29471" calcext:value-type="float">
            <text:p>3.29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8" calcext:value-type="float">
            <text:p>-0.175298</text:p>
          </table:table-cell>
          <table:table-cell office:value-type="float" office:value="-0.0802085" calcext:value-type="float">
            <text:p>-0.0802085</text:p>
          </table:table-cell>
          <table:table-cell office:value-type="float" office:value="-0.195688" calcext:value-type="float">
            <text:p>-0.1956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1" calcext:value-type="float">
            <text:p>-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2.1409" calcext:value-type="float">
            <text:p>22.140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3.4954" calcext:value-type="float">
            <text:p>13.4954</text:p>
          </table:table-cell>
          <table:table-cell office:value-type="float" office:value="3.29459" calcext:value-type="float">
            <text:p>3.294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52" calcext:value-type="float">
            <text:p>-0.174952</text:p>
          </table:table-cell>
          <table:table-cell office:value-type="float" office:value="-0.0795413" calcext:value-type="float">
            <text:p>-0.0795413</text:p>
          </table:table-cell>
          <table:table-cell office:value-type="float" office:value="-0.196828" calcext:value-type="float">
            <text:p>-0.1968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9" calcext:value-type="float">
            <text:p>-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4.426" calcext:value-type="float">
            <text:p>24.42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4.8882" calcext:value-type="float">
            <text:p>14.8882</text:p>
          </table:table-cell>
          <table:table-cell office:value-type="float" office:value="3.2946" calcext:value-type="float">
            <text:p>3.294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68" calcext:value-type="float">
            <text:p>-0.174368</text:p>
          </table:table-cell>
          <table:table-cell office:value-type="float" office:value="-0.0800576" calcext:value-type="float">
            <text:p>-0.0800576</text:p>
          </table:table-cell>
          <table:table-cell office:value-type="float" office:value="-0.198022" calcext:value-type="float">
            <text:p>-0.1980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8" calcext:value-type="float">
            <text:p>-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6.8841" calcext:value-type="float">
            <text:p>26.884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6.3865" calcext:value-type="float">
            <text:p>16.3865</text:p>
          </table:table-cell>
          <table:table-cell office:value-type="float" office:value="3.29529" calcext:value-type="float">
            <text:p>3.2952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1569" calcext:value-type="float">
            <text:p>-0.171569</text:p>
          </table:table-cell>
          <table:table-cell office:value-type="float" office:value="-0.080142" calcext:value-type="float">
            <text:p>-0.080142</text:p>
          </table:table-cell>
          <table:table-cell office:value-type="float" office:value="-0.208899" calcext:value-type="float">
            <text:p>-0.208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7" calcext:value-type="float">
            <text:p>-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29.51" calcext:value-type="float">
            <text:p>29.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7.987" calcext:value-type="float">
            <text:p>17.987</text:p>
          </table:table-cell>
          <table:table-cell office:value-type="float" office:value="3.29463" calcext:value-type="float">
            <text:p>3.294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51" calcext:value-type="float">
            <text:p>-0.174351</text:p>
          </table:table-cell>
          <table:table-cell office:value-type="float" office:value="-0.0806358" calcext:value-type="float">
            <text:p>-0.0806358</text:p>
          </table:table-cell>
          <table:table-cell office:value-type="float" office:value="-0.199421" calcext:value-type="float">
            <text:p>-0.199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6" calcext:value-type="float">
            <text:p>-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2.296" calcext:value-type="float">
            <text:p>32.29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19.6852" calcext:value-type="float">
            <text:p>19.6852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61" calcext:value-type="float">
            <text:p>-0.175061</text:p>
          </table:table-cell>
          <table:table-cell office:value-type="float" office:value="-0.0792982" calcext:value-type="float">
            <text:p>-0.0792982</text:p>
          </table:table-cell>
          <table:table-cell office:value-type="float" office:value="-0.197297" calcext:value-type="float">
            <text:p>-0.1972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5.2337" calcext:value-type="float">
            <text:p>35.23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1.4758" calcext:value-type="float">
            <text:p>21.4758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89" calcext:value-type="float">
            <text:p>-0.174289</text:p>
          </table:table-cell>
          <table:table-cell office:value-type="float" office:value="-0.080341" calcext:value-type="float">
            <text:p>-0.080341</text:p>
          </table:table-cell>
          <table:table-cell office:value-type="float" office:value="-0.199371" calcext:value-type="float">
            <text:p>-0.1993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4" calcext:value-type="float">
            <text:p>-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38.3135" calcext:value-type="float">
            <text:p>38.31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3.353" calcext:value-type="float">
            <text:p>23.353</text:p>
          </table:table-cell>
          <table:table-cell office:value-type="float" office:value="3.29466" calcext:value-type="float">
            <text:p>3.294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63" calcext:value-type="float">
            <text:p>-0.175263</text:p>
          </table:table-cell>
          <table:table-cell office:value-type="float" office:value="-0.0796775" calcext:value-type="float">
            <text:p>-0.0796775</text:p>
          </table:table-cell>
          <table:table-cell office:value-type="float" office:value="-0.196898" calcext:value-type="float">
            <text:p>-0.1968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3" calcext:value-type="float">
            <text:p>-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1.5227" calcext:value-type="float">
            <text:p>41.522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5.3091" calcext:value-type="float">
            <text:p>25.3091</text:p>
          </table:table-cell>
          <table:table-cell office:value-type="float" office:value="3.29464" calcext:value-type="float">
            <text:p>3.294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93" calcext:value-type="float">
            <text:p>-0.174793</text:p>
          </table:table-cell>
          <table:table-cell office:value-type="float" office:value="-0.079556" calcext:value-type="float">
            <text:p>-0.079556</text:p>
          </table:table-cell>
          <table:table-cell office:value-type="float" office:value="-0.197629" calcext:value-type="float">
            <text:p>-0.1976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4.8469" calcext:value-type="float">
            <text:p>44.846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7.3353" calcext:value-type="float">
            <text:p>27.3353</text:p>
          </table:table-cell>
          <table:table-cell office:value-type="float" office:value="3.29476" calcext:value-type="float">
            <text:p>3.2947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32" calcext:value-type="float">
            <text:p>-0.174332</text:p>
          </table:table-cell>
          <table:table-cell office:value-type="float" office:value="-0.0806858" calcext:value-type="float">
            <text:p>-0.0806858</text:p>
          </table:table-cell>
          <table:table-cell office:value-type="float" office:value="-0.198553" calcext:value-type="float">
            <text:p>-0.1985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48.2701" calcext:value-type="float">
            <text:p>48.270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29.4218" calcext:value-type="float">
            <text:p>29.4218</text:p>
          </table:table-cell>
          <table:table-cell office:value-type="float" office:value="3.29469" calcext:value-type="float">
            <text:p>3.294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5" calcext:value-type="float">
            <text:p>-0.17485</text:p>
          </table:table-cell>
          <table:table-cell office:value-type="float" office:value="-0.0792304" calcext:value-type="float">
            <text:p>-0.0792304</text:p>
          </table:table-cell>
          <table:table-cell office:value-type="float" office:value="-0.197325" calcext:value-type="float">
            <text:p>-0.1973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" calcext:value-type="float">
            <text:p>0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1.7748" calcext:value-type="float">
            <text:p>51.77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1.5579" calcext:value-type="float">
            <text:p>31.5579</text:p>
          </table:table-cell>
          <table:table-cell office:value-type="float" office:value="3.2947" calcext:value-type="float">
            <text:p>3.294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04" calcext:value-type="float">
            <text:p>-0.175004</text:p>
          </table:table-cell>
          <table:table-cell office:value-type="float" office:value="-0.0789972" calcext:value-type="float">
            <text:p>-0.0789972</text:p>
          </table:table-cell>
          <table:table-cell office:value-type="float" office:value="-0.196899" calcext:value-type="float">
            <text:p>-0.1968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1" calcext:value-type="float">
            <text:p>0.0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5.3412" calcext:value-type="float">
            <text:p>55.34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3.7318" calcext:value-type="float">
            <text:p>33.7318</text:p>
          </table:table-cell>
          <table:table-cell office:value-type="float" office:value="3.29471" calcext:value-type="float">
            <text:p>3.2947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88" calcext:value-type="float">
            <text:p>-0.174588</text:p>
          </table:table-cell>
          <table:table-cell office:value-type="float" office:value="-0.0795868" calcext:value-type="float">
            <text:p>-0.0795868</text:p>
          </table:table-cell>
          <table:table-cell office:value-type="float" office:value="-0.197778" calcext:value-type="float">
            <text:p>-0.19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2" calcext:value-type="float">
            <text:p>0.0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58.9484" calcext:value-type="float">
            <text:p>58.948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5.9305" calcext:value-type="float">
            <text:p>35.9305</text:p>
          </table:table-cell>
          <table:table-cell office:value-type="float" office:value="3.29475" calcext:value-type="float">
            <text:p>3.294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18" calcext:value-type="float">
            <text:p>-0.174618</text:p>
          </table:table-cell>
          <table:table-cell office:value-type="float" office:value="-0.0802529" calcext:value-type="float">
            <text:p>-0.0802529</text:p>
          </table:table-cell>
          <table:table-cell office:value-type="float" office:value="-0.197693" calcext:value-type="float">
            <text:p>-0.1976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3" calcext:value-type="float">
            <text:p>0.0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2.5744" calcext:value-type="float">
            <text:p>62.574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38.1406" calcext:value-type="float">
            <text:p>38.1406</text:p>
          </table:table-cell>
          <table:table-cell office:value-type="float" office:value="3.29502" calcext:value-type="float">
            <text:p>3.295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19" calcext:value-type="float">
            <text:p>-0.174119</text:p>
          </table:table-cell>
          <table:table-cell office:value-type="float" office:value="-0.0754085" calcext:value-type="float">
            <text:p>-0.0754085</text:p>
          </table:table-cell>
          <table:table-cell office:value-type="float" office:value="-0.198714" calcext:value-type="float">
            <text:p>-0.1987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6.197" calcext:value-type="float">
            <text:p>66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0.3486" calcext:value-type="float">
            <text:p>40.3486</text:p>
          </table:table-cell>
          <table:table-cell office:value-type="float" office:value="3.29479" calcext:value-type="float">
            <text:p>3.2947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43" calcext:value-type="float">
            <text:p>-0.175043</text:p>
          </table:table-cell>
          <table:table-cell office:value-type="float" office:value="-0.0790334" calcext:value-type="float">
            <text:p>-0.0790334</text:p>
          </table:table-cell>
          <table:table-cell office:value-type="float" office:value="-0.196659" calcext:value-type="float">
            <text:p>-0.1966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5" calcext:value-type="float">
            <text:p>0.0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69.7931" calcext:value-type="float">
            <text:p>69.79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2.5406" calcext:value-type="float">
            <text:p>42.5406</text:p>
          </table:table-cell>
          <table:table-cell office:value-type="float" office:value="3.29481" calcext:value-type="float">
            <text:p>3.294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4" calcext:value-type="float">
            <text:p>-0.174944</text:p>
          </table:table-cell>
          <table:table-cell office:value-type="float" office:value="-0.0792778" calcext:value-type="float">
            <text:p>-0.0792778</text:p>
          </table:table-cell>
          <table:table-cell office:value-type="float" office:value="-0.197131" calcext:value-type="float">
            <text:p>-0.1971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6" calcext:value-type="float">
            <text:p>0.0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3.3375" calcext:value-type="float">
            <text:p>73.33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4.701" calcext:value-type="float">
            <text:p>44.701</text:p>
          </table:table-cell>
          <table:table-cell office:value-type="float" office:value="3.29485" calcext:value-type="float">
            <text:p>3.2948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22" calcext:value-type="float">
            <text:p>-0.174222</text:p>
          </table:table-cell>
          <table:table-cell office:value-type="float" office:value="-0.080314" calcext:value-type="float">
            <text:p>-0.080314</text:p>
          </table:table-cell>
          <table:table-cell office:value-type="float" office:value="-0.198608" calcext:value-type="float">
            <text:p>-0.1986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7" calcext:value-type="float">
            <text:p>0.0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76.8039" calcext:value-type="float">
            <text:p>76.80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6.8138" calcext:value-type="float">
            <text:p>46.8138</text:p>
          </table:table-cell>
          <table:table-cell office:value-type="float" office:value="3.29492" calcext:value-type="float">
            <text:p>3.2949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378" calcext:value-type="float">
            <text:p>-0.175378</text:p>
          </table:table-cell>
          <table:table-cell office:value-type="float" office:value="-0.0787785" calcext:value-type="float">
            <text:p>-0.0787785</text:p>
          </table:table-cell>
          <table:table-cell office:value-type="float" office:value="-0.197066" calcext:value-type="float">
            <text:p>-0.1970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8" calcext:value-type="float">
            <text:p>0.0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0.1651" calcext:value-type="float">
            <text:p>80.16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48.8626" calcext:value-type="float">
            <text:p>48.8626</text:p>
          </table:table-cell>
          <table:table-cell office:value-type="float" office:value="3.295" calcext:value-type="float">
            <text:p>3.2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456" calcext:value-type="float">
            <text:p>-0.175456</text:p>
          </table:table-cell>
          <table:table-cell office:value-type="float" office:value="-0.0798946" calcext:value-type="float">
            <text:p>-0.0798946</text:p>
          </table:table-cell>
          <table:table-cell office:value-type="float" office:value="-0.194404" calcext:value-type="float">
            <text:p>-0.194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09" calcext:value-type="float">
            <text:p>0.0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3.3939" calcext:value-type="float">
            <text:p>83.393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0.8306" calcext:value-type="float">
            <text:p>50.8306</text:p>
          </table:table-cell>
          <table:table-cell office:value-type="float" office:value="3.29493" calcext:value-type="float">
            <text:p>3.294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152" calcext:value-type="float">
            <text:p>-0.175152</text:p>
          </table:table-cell>
          <table:table-cell office:value-type="float" office:value="-0.0805174" calcext:value-type="float">
            <text:p>-0.0805174</text:p>
          </table:table-cell>
          <table:table-cell office:value-type="float" office:value="-0.197294" calcext:value-type="float">
            <text:p>-0.1972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" calcext:value-type="float">
            <text:p>0.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6.4624" calcext:value-type="float">
            <text:p>86.46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2.7009" calcext:value-type="float">
            <text:p>52.7009</text:p>
          </table:table-cell>
          <table:table-cell office:value-type="float" office:value="3.29491" calcext:value-type="float">
            <text:p>3.294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75" calcext:value-type="float">
            <text:p>-0.174675</text:p>
          </table:table-cell>
          <table:table-cell office:value-type="float" office:value="-0.0790811" calcext:value-type="float">
            <text:p>-0.0790811</text:p>
          </table:table-cell>
          <table:table-cell office:value-type="float" office:value="-0.197728" calcext:value-type="float">
            <text:p>-0.1977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1" calcext:value-type="float">
            <text:p>0.1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89.3429" calcext:value-type="float">
            <text:p>89.342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4.4566" calcext:value-type="float">
            <text:p>54.4566</text:p>
          </table:table-cell>
          <table:table-cell office:value-type="float" office:value="3.29511" calcext:value-type="float">
            <text:p>3.295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37" calcext:value-type="float">
            <text:p>-0.17537</text:p>
          </table:table-cell>
          <table:table-cell office:value-type="float" office:value="-0.0805213" calcext:value-type="float">
            <text:p>-0.0805213</text:p>
          </table:table-cell>
          <table:table-cell office:value-type="float" office:value="-0.194206" calcext:value-type="float">
            <text:p>-0.1942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2" calcext:value-type="float">
            <text:p>0.1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2.0076" calcext:value-type="float">
            <text:p>92.00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6.0808" calcext:value-type="float">
            <text:p>56.0808</text:p>
          </table:table-cell>
          <table:table-cell office:value-type="float" office:value="3.29498" calcext:value-type="float">
            <text:p>3.2949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07" calcext:value-type="float">
            <text:p>-0.174907</text:p>
          </table:table-cell>
          <table:table-cell office:value-type="float" office:value="-0.0792539" calcext:value-type="float">
            <text:p>-0.0792539</text:p>
          </table:table-cell>
          <table:table-cell office:value-type="float" office:value="-0.197945" calcext:value-type="float">
            <text:p>-0.197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3" calcext:value-type="float">
            <text:p>0.1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4.4294" calcext:value-type="float">
            <text:p>94.429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7.5569" calcext:value-type="float">
            <text:p>57.5569</text:p>
          </table:table-cell>
          <table:table-cell office:value-type="float" office:value="3.295" calcext:value-type="float">
            <text:p>3.29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383" calcext:value-type="float">
            <text:p>-0.174383</text:p>
          </table:table-cell>
          <table:table-cell office:value-type="float" office:value="-0.0795379" calcext:value-type="float">
            <text:p>-0.0795379</text:p>
          </table:table-cell>
          <table:table-cell office:value-type="float" office:value="-0.198907" calcext:value-type="float">
            <text:p>-0.1989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4" calcext:value-type="float">
            <text:p>0.1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6.581" calcext:value-type="float">
            <text:p>96.58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8.8684" calcext:value-type="float">
            <text:p>58.8684</text:p>
          </table:table-cell>
          <table:table-cell office:value-type="float" office:value="3.29506" calcext:value-type="float">
            <text:p>3.2950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38" calcext:value-type="float">
            <text:p>-0.174238</text:p>
          </table:table-cell>
          <table:table-cell office:value-type="float" office:value="-0.0802972" calcext:value-type="float">
            <text:p>-0.0802972</text:p>
          </table:table-cell>
          <table:table-cell office:value-type="float" office:value="-0.199132" calcext:value-type="float">
            <text:p>-0.1991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5" calcext:value-type="float">
            <text:p>0.1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8.436" calcext:value-type="float">
            <text:p>98.4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59.9991" calcext:value-type="float">
            <text:p>59.9991</text:p>
          </table:table-cell>
          <table:table-cell office:value-type="float" office:value="3.2951" calcext:value-type="float">
            <text:p>3.29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17" calcext:value-type="float">
            <text:p>-0.174217</text:p>
          </table:table-cell>
          <table:table-cell office:value-type="float" office:value="-0.0804739" calcext:value-type="float">
            <text:p>-0.0804739</text:p>
          </table:table-cell>
          <table:table-cell office:value-type="float" office:value="-0.199673" calcext:value-type="float">
            <text:p>-0.1996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6" calcext:value-type="float">
            <text:p>0.1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99.97" calcext:value-type="float">
            <text:p>99.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0.9341" calcext:value-type="float">
            <text:p>60.9341</text:p>
          </table:table-cell>
          <table:table-cell office:value-type="float" office:value="3.2951" calcext:value-type="float">
            <text:p>3.29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32" calcext:value-type="float">
            <text:p>-0.174632</text:p>
          </table:table-cell>
          <table:table-cell office:value-type="float" office:value="-0.0798273" calcext:value-type="float">
            <text:p>-0.0798273</text:p>
          </table:table-cell>
          <table:table-cell office:value-type="float" office:value="-0.198014" calcext:value-type="float">
            <text:p>-0.198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7" calcext:value-type="float">
            <text:p>0.1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1.159" calcext:value-type="float">
            <text:p>101.15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1.659" calcext:value-type="float">
            <text:p>61.659</text:p>
          </table:table-cell>
          <table:table-cell office:value-type="float" office:value="3.29513" calcext:value-type="float">
            <text:p>3.295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14" calcext:value-type="float">
            <text:p>-0.174614</text:p>
          </table:table-cell>
          <table:table-cell office:value-type="float" office:value="-0.0796688" calcext:value-type="float">
            <text:p>-0.0796688</text:p>
          </table:table-cell>
          <table:table-cell office:value-type="float" office:value="-0.198896" calcext:value-type="float">
            <text:p>-0.1988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8" calcext:value-type="float">
            <text:p>0.1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1.982" calcext:value-type="float">
            <text:p>101.98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1606" calcext:value-type="float">
            <text:p>62.1606</text:p>
          </table:table-cell>
          <table:table-cell office:value-type="float" office:value="3.29517" calcext:value-type="float">
            <text:p>3.2951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5" calcext:value-type="float">
            <text:p>-0.174945</text:p>
          </table:table-cell>
          <table:table-cell office:value-type="float" office:value="-0.0792018" calcext:value-type="float">
            <text:p>-0.0792018</text:p>
          </table:table-cell>
          <table:table-cell office:value-type="float" office:value="-0.197609" calcext:value-type="float">
            <text:p>-0.197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19" calcext:value-type="float">
            <text:p>0.1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421" calcext:value-type="float">
            <text:p>102.4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4279" calcext:value-type="float">
            <text:p>62.4279</text:p>
          </table:table-cell>
          <table:table-cell office:value-type="float" office:value="3.29523" calcext:value-type="float">
            <text:p>3.2952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1" calcext:value-type="float">
            <text:p>-0.174531</text:p>
          </table:table-cell>
          <table:table-cell office:value-type="float" office:value="-0.080717" calcext:value-type="float">
            <text:p>-0.080717</text:p>
          </table:table-cell>
          <table:table-cell office:value-type="float" office:value="-0.19891" calcext:value-type="float">
            <text:p>-0.198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" calcext:value-type="float">
            <text:p>0.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664" calcext:value-type="float">
            <text:p>102.6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5761" calcext:value-type="float">
            <text:p>62.5761</text:p>
          </table:table-cell>
          <table:table-cell office:value-type="float" office:value="3.29526" calcext:value-type="float">
            <text:p>3.295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47" calcext:value-type="float">
            <text:p>-0.173947</text:p>
          </table:table-cell>
          <table:table-cell office:value-type="float" office:value="-0.0791894" calcext:value-type="float">
            <text:p>-0.0791894</text:p>
          </table:table-cell>
          <table:table-cell office:value-type="float" office:value="-0.199646" calcext:value-type="float">
            <text:p>-0.1996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1" calcext:value-type="float">
            <text:p>0.2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2.924" calcext:value-type="float">
            <text:p>102.92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7345" calcext:value-type="float">
            <text:p>62.7345</text:p>
          </table:table-cell>
          <table:table-cell office:value-type="float" office:value="3.29532" calcext:value-type="float">
            <text:p>3.295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95" calcext:value-type="float">
            <text:p>-0.175295</text:p>
          </table:table-cell>
          <table:table-cell office:value-type="float" office:value="-0.0796247" calcext:value-type="float">
            <text:p>-0.0796247</text:p>
          </table:table-cell>
          <table:table-cell office:value-type="float" office:value="-0.196259" calcext:value-type="float">
            <text:p>-0.1962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2" calcext:value-type="float">
            <text:p>0.2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203" calcext:value-type="float">
            <text:p>103.2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2.905" calcext:value-type="float">
            <text:p>62.905</text:p>
          </table:table-cell>
          <table:table-cell office:value-type="float" office:value="3.29536" calcext:value-type="float">
            <text:p>3.295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7" calcext:value-type="float">
            <text:p>-0.174537</text:p>
          </table:table-cell>
          <table:table-cell office:value-type="float" office:value="-0.0809829" calcext:value-type="float">
            <text:p>-0.0809829</text:p>
          </table:table-cell>
          <table:table-cell office:value-type="float" office:value="-0.199703" calcext:value-type="float">
            <text:p>-0.1997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3" calcext:value-type="float">
            <text:p>0.2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503" calcext:value-type="float">
            <text:p>103.50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0875" calcext:value-type="float">
            <text:p>63.0875</text:p>
          </table:table-cell>
          <table:table-cell office:value-type="float" office:value="3.29539" calcext:value-type="float">
            <text:p>3.295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15" calcext:value-type="float">
            <text:p>-0.175015</text:p>
          </table:table-cell>
          <table:table-cell office:value-type="float" office:value="-0.0804581" calcext:value-type="float">
            <text:p>-0.0804581</text:p>
          </table:table-cell>
          <table:table-cell office:value-type="float" office:value="-0.197983" calcext:value-type="float">
            <text:p>-0.1979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4" calcext:value-type="float">
            <text:p>0.2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3.822" calcext:value-type="float">
            <text:p>103.8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282" calcext:value-type="float">
            <text:p>63.282</text:p>
          </table:table-cell>
          <table:table-cell office:value-type="float" office:value="3.29542" calcext:value-type="float">
            <text:p>3.2954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8" calcext:value-type="float">
            <text:p>-0.174838</text:p>
          </table:table-cell>
          <table:table-cell office:value-type="float" office:value="-0.0783422" calcext:value-type="float">
            <text:p>-0.0783422</text:p>
          </table:table-cell>
          <table:table-cell office:value-type="float" office:value="-0.196816" calcext:value-type="float">
            <text:p>-0.1968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5" calcext:value-type="float">
            <text:p>0.2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161" calcext:value-type="float">
            <text:p>104.16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4884" calcext:value-type="float">
            <text:p>63.4884</text:p>
          </table:table-cell>
          <table:table-cell office:value-type="float" office:value="3.29549" calcext:value-type="float">
            <text:p>3.295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48" calcext:value-type="float">
            <text:p>-0.174848</text:p>
          </table:table-cell>
          <table:table-cell office:value-type="float" office:value="-0.0792337" calcext:value-type="float">
            <text:p>-0.0792337</text:p>
          </table:table-cell>
          <table:table-cell office:value-type="float" office:value="-0.199734" calcext:value-type="float">
            <text:p>-0.1997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6" calcext:value-type="float">
            <text:p>0.2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518" calcext:value-type="float">
            <text:p>104.51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7065" calcext:value-type="float">
            <text:p>63.7065</text:p>
          </table:table-cell>
          <table:table-cell office:value-type="float" office:value="3.29556" calcext:value-type="float">
            <text:p>3.2955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603" calcext:value-type="float">
            <text:p>-0.173603</text:p>
          </table:table-cell>
          <table:table-cell office:value-type="float" office:value="-0.0779464" calcext:value-type="float">
            <text:p>-0.0779464</text:p>
          </table:table-cell>
          <table:table-cell office:value-type="float" office:value="-0.200518" calcext:value-type="float">
            <text:p>-0.2005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7" calcext:value-type="float">
            <text:p>0.2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4.896" calcext:value-type="float">
            <text:p>104.89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3.9364" calcext:value-type="float">
            <text:p>63.9364</text:p>
          </table:table-cell>
          <table:table-cell office:value-type="float" office:value="3.29558" calcext:value-type="float">
            <text:p>3.295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7" calcext:value-type="float">
            <text:p>-0.17477</text:p>
          </table:table-cell>
          <table:table-cell office:value-type="float" office:value="-0.0811202" calcext:value-type="float">
            <text:p>-0.0811202</text:p>
          </table:table-cell>
          <table:table-cell office:value-type="float" office:value="-0.199253" calcext:value-type="float">
            <text:p>-0.1992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8" calcext:value-type="float">
            <text:p>0.2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292" calcext:value-type="float">
            <text:p>105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1782" calcext:value-type="float">
            <text:p>64.1782</text:p>
          </table:table-cell>
          <table:table-cell office:value-type="float" office:value="3.29558" calcext:value-type="float">
            <text:p>3.295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29" calcext:value-type="float">
            <text:p>-0.174129</text:p>
          </table:table-cell>
          <table:table-cell office:value-type="float" office:value="-0.0797785" calcext:value-type="float">
            <text:p>-0.0797785</text:p>
          </table:table-cell>
          <table:table-cell office:value-type="float" office:value="-0.199743" calcext:value-type="float">
            <text:p>-0.199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29" calcext:value-type="float">
            <text:p>0.2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5.708" calcext:value-type="float">
            <text:p>105.70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4313" calcext:value-type="float">
            <text:p>64.4313</text:p>
          </table:table-cell>
          <table:table-cell office:value-type="float" office:value="3.29561" calcext:value-type="float">
            <text:p>3.2956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33" calcext:value-type="float">
            <text:p>-0.174533</text:p>
          </table:table-cell>
          <table:table-cell office:value-type="float" office:value="-0.0790245" calcext:value-type="float">
            <text:p>-0.0790245</text:p>
          </table:table-cell>
          <table:table-cell office:value-type="float" office:value="-0.198495" calcext:value-type="float">
            <text:p>-0.1984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" calcext:value-type="float">
            <text:p>0.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14" calcext:value-type="float">
            <text:p>106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695" calcext:value-type="float">
            <text:p>64.695</text:p>
          </table:table-cell>
          <table:table-cell office:value-type="float" office:value="3.29569" calcext:value-type="float">
            <text:p>3.295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78" calcext:value-type="float">
            <text:p>-0.174178</text:p>
          </table:table-cell>
          <table:table-cell office:value-type="float" office:value="-0.0784398" calcext:value-type="float">
            <text:p>-0.0784398</text:p>
          </table:table-cell>
          <table:table-cell office:value-type="float" office:value="-0.198427" calcext:value-type="float">
            <text:p>-0.1984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1" calcext:value-type="float">
            <text:p>0.3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6.589" calcext:value-type="float">
            <text:p>106.5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4.9687" calcext:value-type="float">
            <text:p>64.9687</text:p>
          </table:table-cell>
          <table:table-cell office:value-type="float" office:value="3.29581" calcext:value-type="float">
            <text:p>3.295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594" calcext:value-type="float">
            <text:p>-0.173594</text:p>
          </table:table-cell>
          <table:table-cell office:value-type="float" office:value="-0.0805676" calcext:value-type="float">
            <text:p>-0.0805676</text:p>
          </table:table-cell>
          <table:table-cell office:value-type="float" office:value="-0.201512" calcext:value-type="float">
            <text:p>-0.201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2" calcext:value-type="float">
            <text:p>0.3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7.053" calcext:value-type="float">
            <text:p>107.05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2514" calcext:value-type="float">
            <text:p>65.2514</text:p>
          </table:table-cell>
          <table:table-cell office:value-type="float" office:value="3.2958" calcext:value-type="float">
            <text:p>3.295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93" calcext:value-type="float">
            <text:p>-0.173893</text:p>
          </table:table-cell>
          <table:table-cell office:value-type="float" office:value="-0.0782145" calcext:value-type="float">
            <text:p>-0.0782145</text:p>
          </table:table-cell>
          <table:table-cell office:value-type="float" office:value="-0.199821" calcext:value-type="float">
            <text:p>-0.1998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3" calcext:value-type="float">
            <text:p>0.3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7.531" calcext:value-type="float">
            <text:p>107.5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5427" calcext:value-type="float">
            <text:p>65.5427</text:p>
          </table:table-cell>
          <table:table-cell office:value-type="float" office:value="3.29583" calcext:value-type="float">
            <text:p>3.2958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65" calcext:value-type="float">
            <text:p>-0.173965</text:p>
          </table:table-cell>
          <table:table-cell office:value-type="float" office:value="-0.0798293" calcext:value-type="float">
            <text:p>-0.0798293</text:p>
          </table:table-cell>
          <table:table-cell office:value-type="float" office:value="-0.199747" calcext:value-type="float">
            <text:p>-0.1997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4" calcext:value-type="float">
            <text:p>0.3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021" calcext:value-type="float">
            <text:p>108.0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5.8415" calcext:value-type="float">
            <text:p>65.8415</text:p>
          </table:table-cell>
          <table:table-cell office:value-type="float" office:value="3.29589" calcext:value-type="float">
            <text:p>3.295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31" calcext:value-type="float">
            <text:p>-0.173931</text:p>
          </table:table-cell>
          <table:table-cell office:value-type="float" office:value="-0.0793888" calcext:value-type="float">
            <text:p>-0.0793888</text:p>
          </table:table-cell>
          <table:table-cell office:value-type="float" office:value="-0.199742" calcext:value-type="float">
            <text:p>-0.199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5" calcext:value-type="float">
            <text:p>0.3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8.522" calcext:value-type="float">
            <text:p>108.5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1467" calcext:value-type="float">
            <text:p>66.1467</text:p>
          </table:table-cell>
          <table:table-cell office:value-type="float" office:value="3.29591" calcext:value-type="float">
            <text:p>3.2959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43" calcext:value-type="float">
            <text:p>-0.174543</text:p>
          </table:table-cell>
          <table:table-cell office:value-type="float" office:value="-0.0792539" calcext:value-type="float">
            <text:p>-0.0792539</text:p>
          </table:table-cell>
          <table:table-cell office:value-type="float" office:value="-0.198007" calcext:value-type="float">
            <text:p>-0.1980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6" calcext:value-type="float">
            <text:p>0.3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9.031" calcext:value-type="float">
            <text:p>109.03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4572" calcext:value-type="float">
            <text:p>66.4572</text:p>
          </table:table-cell>
          <table:table-cell office:value-type="float" office:value="3.29602" calcext:value-type="float">
            <text:p>3.2960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94" calcext:value-type="float">
            <text:p>-0.174494</text:p>
          </table:table-cell>
          <table:table-cell office:value-type="float" office:value="-0.0806015" calcext:value-type="float">
            <text:p>-0.0806015</text:p>
          </table:table-cell>
          <table:table-cell office:value-type="float" office:value="-0.19969" calcext:value-type="float">
            <text:p>-0.199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7" calcext:value-type="float">
            <text:p>0.3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09.548" calcext:value-type="float">
            <text:p>109.5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6.7721" calcext:value-type="float">
            <text:p>66.7721</text:p>
          </table:table-cell>
          <table:table-cell office:value-type="float" office:value="3.29604" calcext:value-type="float">
            <text:p>3.2960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02" calcext:value-type="float">
            <text:p>-0.174402</text:p>
          </table:table-cell>
          <table:table-cell office:value-type="float" office:value="-0.0780615" calcext:value-type="float">
            <text:p>-0.0780615</text:p>
          </table:table-cell>
          <table:table-cell office:value-type="float" office:value="-0.198417" calcext:value-type="float">
            <text:p>-0.1984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8" calcext:value-type="float">
            <text:p>0.3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0.07" calcext:value-type="float">
            <text:p>110.0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0903" calcext:value-type="float">
            <text:p>67.0903</text:p>
          </table:table-cell>
          <table:table-cell office:value-type="float" office:value="3.29609" calcext:value-type="float">
            <text:p>3.2960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45" calcext:value-type="float">
            <text:p>-0.174945</text:p>
          </table:table-cell>
          <table:table-cell office:value-type="float" office:value="-0.0793207" calcext:value-type="float">
            <text:p>-0.0793207</text:p>
          </table:table-cell>
          <table:table-cell office:value-type="float" office:value="-0.197147" calcext:value-type="float">
            <text:p>-0.1971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39" calcext:value-type="float">
            <text:p>0.3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0.595" calcext:value-type="float">
            <text:p>110.5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4104" calcext:value-type="float">
            <text:p>67.4104</text:p>
          </table:table-cell>
          <table:table-cell office:value-type="float" office:value="3.29615" calcext:value-type="float">
            <text:p>3.2961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2" calcext:value-type="float">
            <text:p>-0.174982</text:p>
          </table:table-cell>
          <table:table-cell office:value-type="float" office:value="-0.0787402" calcext:value-type="float">
            <text:p>-0.0787402</text:p>
          </table:table-cell>
          <table:table-cell office:value-type="float" office:value="-0.196804" calcext:value-type="float">
            <text:p>-0.1968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" calcext:value-type="float">
            <text:p>0.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1.121" calcext:value-type="float">
            <text:p>111.1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7.7308" calcext:value-type="float">
            <text:p>67.7308</text:p>
          </table:table-cell>
          <table:table-cell office:value-type="float" office:value="3.29644" calcext:value-type="float">
            <text:p>3.2964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916" calcext:value-type="float">
            <text:p>-0.175916</text:p>
          </table:table-cell>
          <table:table-cell office:value-type="float" office:value="-0.0797733" calcext:value-type="float">
            <text:p>-0.0797733</text:p>
          </table:table-cell>
          <table:table-cell office:value-type="float" office:value="-0.195588" calcext:value-type="float">
            <text:p>-0.195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1" calcext:value-type="float">
            <text:p>0.4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1.645" calcext:value-type="float">
            <text:p>111.64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05" calcext:value-type="float">
            <text:p>68.05</text:p>
          </table:table-cell>
          <table:table-cell office:value-type="float" office:value="3.29626" calcext:value-type="float">
            <text:p>3.2962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32" calcext:value-type="float">
            <text:p>-0.174932</text:p>
          </table:table-cell>
          <table:table-cell office:value-type="float" office:value="-0.0794047" calcext:value-type="float">
            <text:p>-0.0794047</text:p>
          </table:table-cell>
          <table:table-cell office:value-type="float" office:value="-0.197047" calcext:value-type="float">
            <text:p>-0.19704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2" calcext:value-type="float">
            <text:p>0.4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164" calcext:value-type="float">
            <text:p>112.16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3664" calcext:value-type="float">
            <text:p>68.3664</text:p>
          </table:table-cell>
          <table:table-cell office:value-type="float" office:value="3.29632" calcext:value-type="float">
            <text:p>3.2963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56" calcext:value-type="float">
            <text:p>-0.174756</text:p>
          </table:table-cell>
          <table:table-cell office:value-type="float" office:value="-0.0797019" calcext:value-type="float">
            <text:p>-0.0797019</text:p>
          </table:table-cell>
          <table:table-cell office:value-type="float" office:value="-0.197299" calcext:value-type="float">
            <text:p>-0.1972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3" calcext:value-type="float">
            <text:p>0.4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2.675" calcext:value-type="float">
            <text:p>112.67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6784" calcext:value-type="float">
            <text:p>68.6784</text:p>
          </table:table-cell>
          <table:table-cell office:value-type="float" office:value="3.29645" calcext:value-type="float">
            <text:p>3.2964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603" calcext:value-type="float">
            <text:p>-0.175603</text:p>
          </table:table-cell>
          <table:table-cell office:value-type="float" office:value="-0.0792574" calcext:value-type="float">
            <text:p>-0.0792574</text:p>
          </table:table-cell>
          <table:table-cell office:value-type="float" office:value="-0.19622" calcext:value-type="float">
            <text:p>-0.196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4" calcext:value-type="float">
            <text:p>0.4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3.177" calcext:value-type="float">
            <text:p>113.17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8.9842" calcext:value-type="float">
            <text:p>68.9842</text:p>
          </table:table-cell>
          <table:table-cell office:value-type="float" office:value="3.29643" calcext:value-type="float">
            <text:p>3.2964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86" calcext:value-type="float">
            <text:p>-0.174786</text:p>
          </table:table-cell>
          <table:table-cell office:value-type="float" office:value="-0.0788697" calcext:value-type="float">
            <text:p>-0.0788697</text:p>
          </table:table-cell>
          <table:table-cell office:value-type="float" office:value="-0.198" calcext:value-type="float">
            <text:p>-0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5" calcext:value-type="float">
            <text:p>0.4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3.666" calcext:value-type="float">
            <text:p>113.66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2822" calcext:value-type="float">
            <text:p>69.2822</text:p>
          </table:table-cell>
          <table:table-cell office:value-type="float" office:value="3.29651" calcext:value-type="float">
            <text:p>3.296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93" calcext:value-type="float">
            <text:p>-0.174193</text:p>
          </table:table-cell>
          <table:table-cell office:value-type="float" office:value="-0.0796594" calcext:value-type="float">
            <text:p>-0.0796594</text:p>
          </table:table-cell>
          <table:table-cell office:value-type="float" office:value="-0.198499" calcext:value-type="float">
            <text:p>-0.198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6" calcext:value-type="float">
            <text:p>0.4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14" calcext:value-type="float">
            <text:p>114.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5711" calcext:value-type="float">
            <text:p>69.5711</text:p>
          </table:table-cell>
          <table:table-cell office:value-type="float" office:value="3.29659" calcext:value-type="float">
            <text:p>3.296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756" calcext:value-type="float">
            <text:p>-0.173756</text:p>
          </table:table-cell>
          <table:table-cell office:value-type="float" office:value="-0.0798283" calcext:value-type="float">
            <text:p>-0.0798283</text:p>
          </table:table-cell>
          <table:table-cell office:value-type="float" office:value="-0.20061" calcext:value-type="float">
            <text:p>-0.2006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7" calcext:value-type="float">
            <text:p>0.4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4.598" calcext:value-type="float">
            <text:p>114.59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69.85" calcext:value-type="float">
            <text:p>69.85</text:p>
          </table:table-cell>
          <table:table-cell office:value-type="float" office:value="3.29664" calcext:value-type="float">
            <text:p>3.2966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2" calcext:value-type="float">
            <text:p>-0.174482</text:p>
          </table:table-cell>
          <table:table-cell office:value-type="float" office:value="-0.0780089" calcext:value-type="float">
            <text:p>-0.0780089</text:p>
          </table:table-cell>
          <table:table-cell office:value-type="float" office:value="-0.198133" calcext:value-type="float">
            <text:p>-0.1981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8" calcext:value-type="float">
            <text:p>0.4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037" calcext:value-type="float">
            <text:p>115.03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118" calcext:value-type="float">
            <text:p>70.118</text:p>
          </table:table-cell>
          <table:table-cell office:value-type="float" office:value="3.2967" calcext:value-type="float">
            <text:p>3.296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31" calcext:value-type="float">
            <text:p>-0.174031</text:p>
          </table:table-cell>
          <table:table-cell office:value-type="float" office:value="-0.0784805" calcext:value-type="float">
            <text:p>-0.0784805</text:p>
          </table:table-cell>
          <table:table-cell office:value-type="float" office:value="-0.199306" calcext:value-type="float">
            <text:p>-0.199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49" calcext:value-type="float">
            <text:p>0.4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457" calcext:value-type="float">
            <text:p>115.45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3741" calcext:value-type="float">
            <text:p>70.3741</text:p>
          </table:table-cell>
          <table:table-cell office:value-type="float" office:value="3.29677" calcext:value-type="float">
            <text:p>3.2967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39" calcext:value-type="float">
            <text:p>-0.175239</text:p>
          </table:table-cell>
          <table:table-cell office:value-type="float" office:value="-0.0792184" calcext:value-type="float">
            <text:p>-0.0792184</text:p>
          </table:table-cell>
          <table:table-cell office:value-type="float" office:value="-0.197185" calcext:value-type="float">
            <text:p>-0.197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" calcext:value-type="float">
            <text:p>0.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5.856" calcext:value-type="float">
            <text:p>115.8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6172" calcext:value-type="float">
            <text:p>70.6172</text:p>
          </table:table-cell>
          <table:table-cell office:value-type="float" office:value="3.29884" calcext:value-type="float">
            <text:p>3.298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0649" calcext:value-type="float">
            <text:p>-0.170649</text:p>
          </table:table-cell>
          <table:table-cell office:value-type="float" office:value="-0.0846009" calcext:value-type="float">
            <text:p>-0.0846009</text:p>
          </table:table-cell>
          <table:table-cell office:value-type="float" office:value="-0.209619" calcext:value-type="float">
            <text:p>-0.2096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1" calcext:value-type="float">
            <text:p>0.5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234" calcext:value-type="float">
            <text:p>116.23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0.8473" calcext:value-type="float">
            <text:p>70.8473</text:p>
          </table:table-cell>
          <table:table-cell office:value-type="float" office:value="3.2969" calcext:value-type="float">
            <text:p>3.2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61" calcext:value-type="float">
            <text:p>-0.174861</text:p>
          </table:table-cell>
          <table:table-cell office:value-type="float" office:value="-0.0803378" calcext:value-type="float">
            <text:p>-0.0803378</text:p>
          </table:table-cell>
          <table:table-cell office:value-type="float" office:value="-0.197783" calcext:value-type="float">
            <text:p>-0.1977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2" calcext:value-type="float">
            <text:p>0.5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589" calcext:value-type="float">
            <text:p>116.5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0639" calcext:value-type="float">
            <text:p>71.0639</text:p>
          </table:table-cell>
          <table:table-cell office:value-type="float" office:value="3.297" calcext:value-type="float">
            <text:p>3.29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18" calcext:value-type="float">
            <text:p>-0.173918</text:p>
          </table:table-cell>
          <table:table-cell office:value-type="float" office:value="-0.0805126" calcext:value-type="float">
            <text:p>-0.0805126</text:p>
          </table:table-cell>
          <table:table-cell office:value-type="float" office:value="-0.199792" calcext:value-type="float">
            <text:p>-0.1997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3" calcext:value-type="float">
            <text:p>0.5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6.921" calcext:value-type="float">
            <text:p>116.92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2661" calcext:value-type="float">
            <text:p>71.2661</text:p>
          </table:table-cell>
          <table:table-cell office:value-type="float" office:value="3.29736" calcext:value-type="float">
            <text:p>3.2973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6263" calcext:value-type="float">
            <text:p>-0.176263</text:p>
          </table:table-cell>
          <table:table-cell office:value-type="float" office:value="-0.0806444" calcext:value-type="float">
            <text:p>-0.0806444</text:p>
          </table:table-cell>
          <table:table-cell office:value-type="float" office:value="-0.197675" calcext:value-type="float">
            <text:p>-0.1976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4" calcext:value-type="float">
            <text:p>0.5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236" calcext:value-type="float">
            <text:p>117.2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4584" calcext:value-type="float">
            <text:p>71.4584</text:p>
          </table:table-cell>
          <table:table-cell office:value-type="float" office:value="3.29712" calcext:value-type="float">
            <text:p>3.29712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53" calcext:value-type="float">
            <text:p>-0.173953</text:p>
          </table:table-cell>
          <table:table-cell office:value-type="float" office:value="-0.0801326" calcext:value-type="float">
            <text:p>-0.0801326</text:p>
          </table:table-cell>
          <table:table-cell office:value-type="float" office:value="-0.199822" calcext:value-type="float">
            <text:p>-0.1998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5" calcext:value-type="float">
            <text:p>0.5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548" calcext:value-type="float">
            <text:p>117.54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6481" calcext:value-type="float">
            <text:p>71.6481</text:p>
          </table:table-cell>
          <table:table-cell office:value-type="float" office:value="3.29717" calcext:value-type="float">
            <text:p>3.2971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47" calcext:value-type="float">
            <text:p>-0.174647</text:p>
          </table:table-cell>
          <table:table-cell office:value-type="float" office:value="-0.0794144" calcext:value-type="float">
            <text:p>-0.0794144</text:p>
          </table:table-cell>
          <table:table-cell office:value-type="float" office:value="-0.197558" calcext:value-type="float">
            <text:p>-0.1975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6" calcext:value-type="float">
            <text:p>0.5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7.854" calcext:value-type="float">
            <text:p>117.8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1.8351" calcext:value-type="float">
            <text:p>71.8351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2977" calcext:value-type="float">
            <text:p>-0.172977</text:p>
          </table:table-cell>
          <table:table-cell office:value-type="float" office:value="-0.0784887" calcext:value-type="float">
            <text:p>-0.0784887</text:p>
          </table:table-cell>
          <table:table-cell office:value-type="float" office:value="-0.201094" calcext:value-type="float">
            <text:p>-0.2010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7" calcext:value-type="float">
            <text:p>0.5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156" calcext:value-type="float">
            <text:p>118.1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0188" calcext:value-type="float">
            <text:p>72.0188</text:p>
          </table:table-cell>
          <table:table-cell office:value-type="float" office:value="3.29739" calcext:value-type="float">
            <text:p>3.297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59" calcext:value-type="float">
            <text:p>-0.175259</text:p>
          </table:table-cell>
          <table:table-cell office:value-type="float" office:value="-0.0778216" calcext:value-type="float">
            <text:p>-0.0778216</text:p>
          </table:table-cell>
          <table:table-cell office:value-type="float" office:value="-0.19576" calcext:value-type="float">
            <text:p>-0.195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8" calcext:value-type="float">
            <text:p>0.5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451" calcext:value-type="float">
            <text:p>118.4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1989" calcext:value-type="float">
            <text:p>72.1989</text:p>
          </table:table-cell>
          <table:table-cell office:value-type="float" office:value="3.2974" calcext:value-type="float">
            <text:p>3.29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5" calcext:value-type="float">
            <text:p>-0.174985</text:p>
          </table:table-cell>
          <table:table-cell office:value-type="float" office:value="-0.0792837" calcext:value-type="float">
            <text:p>-0.0792837</text:p>
          </table:table-cell>
          <table:table-cell office:value-type="float" office:value="-0.197054" calcext:value-type="float">
            <text:p>-0.1970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59" calcext:value-type="float">
            <text:p>0.5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8.74" calcext:value-type="float">
            <text:p>118.7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375" calcext:value-type="float">
            <text:p>72.375</text:p>
          </table:table-cell>
          <table:table-cell office:value-type="float" office:value="3.29751" calcext:value-type="float">
            <text:p>3.2975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13" calcext:value-type="float">
            <text:p>-0.174713</text:p>
          </table:table-cell>
          <table:table-cell office:value-type="float" office:value="-0.0809583" calcext:value-type="float">
            <text:p>-0.0809583</text:p>
          </table:table-cell>
          <table:table-cell office:value-type="float" office:value="-0.199265" calcext:value-type="float">
            <text:p>-0.199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" calcext:value-type="float">
            <text:p>0.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022" calcext:value-type="float">
            <text:p>119.02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5467" calcext:value-type="float">
            <text:p>72.5467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034" calcext:value-type="float">
            <text:p>-0.173034</text:p>
          </table:table-cell>
          <table:table-cell office:value-type="float" office:value="-0.0818411" calcext:value-type="float">
            <text:p>-0.0818411</text:p>
          </table:table-cell>
          <table:table-cell office:value-type="float" office:value="-0.200249" calcext:value-type="float">
            <text:p>-0.2002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1" calcext:value-type="float">
            <text:p>0.6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295" calcext:value-type="float">
            <text:p>119.29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7134" calcext:value-type="float">
            <text:p>72.7134</text:p>
          </table:table-cell>
          <table:table-cell office:value-type="float" office:value="3.29763" calcext:value-type="float">
            <text:p>3.2976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13" calcext:value-type="float">
            <text:p>-0.174913</text:p>
          </table:table-cell>
          <table:table-cell office:value-type="float" office:value="-0.0798291" calcext:value-type="float">
            <text:p>-0.0798291</text:p>
          </table:table-cell>
          <table:table-cell office:value-type="float" office:value="-0.197081" calcext:value-type="float">
            <text:p>-0.1970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2" calcext:value-type="float">
            <text:p>0.6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56" calcext:value-type="float">
            <text:p>119.5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2.8745" calcext:value-type="float">
            <text:p>72.8745</text:p>
          </table:table-cell>
          <table:table-cell office:value-type="float" office:value="3.29818" calcext:value-type="float">
            <text:p>3.2981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77" calcext:value-type="float">
            <text:p>-0.174077</text:p>
          </table:table-cell>
          <table:table-cell office:value-type="float" office:value="-0.0826388" calcext:value-type="float">
            <text:p>-0.0826388</text:p>
          </table:table-cell>
          <table:table-cell office:value-type="float" office:value="-0.200143" calcext:value-type="float">
            <text:p>-0.200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3" calcext:value-type="float">
            <text:p>0.6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19.814" calcext:value-type="float">
            <text:p>119.81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0298" calcext:value-type="float">
            <text:p>73.0298</text:p>
          </table:table-cell>
          <table:table-cell office:value-type="float" office:value="3.29778" calcext:value-type="float">
            <text:p>3.2977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984" calcext:value-type="float">
            <text:p>-0.174984</text:p>
          </table:table-cell>
          <table:table-cell office:value-type="float" office:value="-0.0794187" calcext:value-type="float">
            <text:p>-0.0794187</text:p>
          </table:table-cell>
          <table:table-cell office:value-type="float" office:value="-0.197827" calcext:value-type="float">
            <text:p>-0.1978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4" calcext:value-type="float">
            <text:p>0.6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058" calcext:value-type="float">
            <text:p>120.05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1785" calcext:value-type="float">
            <text:p>73.1785</text:p>
          </table:table-cell>
          <table:table-cell office:value-type="float" office:value="3.29789" calcext:value-type="float">
            <text:p>3.2978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59" calcext:value-type="float">
            <text:p>-0.174759</text:p>
          </table:table-cell>
          <table:table-cell office:value-type="float" office:value="-0.0780799" calcext:value-type="float">
            <text:p>-0.0780799</text:p>
          </table:table-cell>
          <table:table-cell office:value-type="float" office:value="-0.197373" calcext:value-type="float">
            <text:p>-0.1973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5" calcext:value-type="float">
            <text:p>0.6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292" calcext:value-type="float">
            <text:p>120.29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3211" calcext:value-type="float">
            <text:p>73.3211</text:p>
          </table:table-cell>
          <table:table-cell office:value-type="float" office:value="3.29796" calcext:value-type="float">
            <text:p>3.2979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72" calcext:value-type="float">
            <text:p>-0.174672</text:p>
          </table:table-cell>
          <table:table-cell office:value-type="float" office:value="-0.0784754" calcext:value-type="float">
            <text:p>-0.0784754</text:p>
          </table:table-cell>
          <table:table-cell office:value-type="float" office:value="-0.197115" calcext:value-type="float">
            <text:p>-0.1971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6" calcext:value-type="float">
            <text:p>0.6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523" calcext:value-type="float">
            <text:p>120.5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4617" calcext:value-type="float">
            <text:p>73.4617</text:p>
          </table:table-cell>
          <table:table-cell office:value-type="float" office:value="3.29803" calcext:value-type="float">
            <text:p>3.2980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61" calcext:value-type="float">
            <text:p>-0.174861</text:p>
          </table:table-cell>
          <table:table-cell office:value-type="float" office:value="-0.0790989" calcext:value-type="float">
            <text:p>-0.0790989</text:p>
          </table:table-cell>
          <table:table-cell office:value-type="float" office:value="-0.197883" calcext:value-type="float">
            <text:p>-0.19788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7" calcext:value-type="float">
            <text:p>0.6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751" calcext:value-type="float">
            <text:p>120.75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6007" calcext:value-type="float">
            <text:p>73.6007</text:p>
          </table:table-cell>
          <table:table-cell office:value-type="float" office:value="3.29813" calcext:value-type="float">
            <text:p>3.298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957" calcext:value-type="float">
            <text:p>-0.173957</text:p>
          </table:table-cell>
          <table:table-cell office:value-type="float" office:value="-0.0786685" calcext:value-type="float">
            <text:p>-0.0786685</text:p>
          </table:table-cell>
          <table:table-cell office:value-type="float" office:value="-0.198836" calcext:value-type="float">
            <text:p>-0.1988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8" calcext:value-type="float">
            <text:p>0.6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0.976" calcext:value-type="float">
            <text:p>120.97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7378" calcext:value-type="float">
            <text:p>73.7378</text:p>
          </table:table-cell>
          <table:table-cell office:value-type="float" office:value="3.29827" calcext:value-type="float">
            <text:p>3.29827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95" calcext:value-type="float">
            <text:p>-0.174295</text:p>
          </table:table-cell>
          <table:table-cell office:value-type="float" office:value="-0.078813" calcext:value-type="float">
            <text:p>-0.078813</text:p>
          </table:table-cell>
          <table:table-cell office:value-type="float" office:value="-0.201182" calcext:value-type="float">
            <text:p>-0.201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69" calcext:value-type="float">
            <text:p>0.6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197" calcext:value-type="float">
            <text:p>121.19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3.8727" calcext:value-type="float">
            <text:p>73.8727</text:p>
          </table:table-cell>
          <table:table-cell office:value-type="float" office:value="3.29833" calcext:value-type="float">
            <text:p>3.2983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8" calcext:value-type="float">
            <text:p>-0.17468</text:p>
          </table:table-cell>
          <table:table-cell office:value-type="float" office:value="-0.0810644" calcext:value-type="float">
            <text:p>-0.0810644</text:p>
          </table:table-cell>
          <table:table-cell office:value-type="float" office:value="-0.198846" calcext:value-type="float">
            <text:p>-0.1988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" calcext:value-type="float">
            <text:p>0.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415" calcext:value-type="float">
            <text:p>121.4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0052" calcext:value-type="float">
            <text:p>74.0052</text:p>
          </table:table-cell>
          <table:table-cell office:value-type="float" office:value="3.29839" calcext:value-type="float">
            <text:p>3.2983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864" calcext:value-type="float">
            <text:p>-0.173864</text:p>
          </table:table-cell>
          <table:table-cell office:value-type="float" office:value="-0.0795616" calcext:value-type="float">
            <text:p>-0.0795616</text:p>
          </table:table-cell>
          <table:table-cell office:value-type="float" office:value="-0.200039" calcext:value-type="float">
            <text:p>-0.2000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1" calcext:value-type="float">
            <text:p>0.7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628" calcext:value-type="float">
            <text:p>121.62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1349" calcext:value-type="float">
            <text:p>74.1349</text:p>
          </table:table-cell>
          <table:table-cell office:value-type="float" office:value="3.29853" calcext:value-type="float">
            <text:p>3.2985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27" calcext:value-type="float">
            <text:p>-0.174027</text:p>
          </table:table-cell>
          <table:table-cell office:value-type="float" office:value="-0.0799947" calcext:value-type="float">
            <text:p>-0.0799947</text:p>
          </table:table-cell>
          <table:table-cell office:value-type="float" office:value="-0.202033" calcext:value-type="float">
            <text:p>-0.2020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2" calcext:value-type="float">
            <text:p>0.7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1.835" calcext:value-type="float">
            <text:p>121.83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2613" calcext:value-type="float">
            <text:p>74.2613</text:p>
          </table:table-cell>
          <table:table-cell office:value-type="float" office:value="3.29866" calcext:value-type="float">
            <text:p>3.29866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708" calcext:value-type="float">
            <text:p>-0.175708</text:p>
          </table:table-cell>
          <table:table-cell office:value-type="float" office:value="-0.0783769" calcext:value-type="float">
            <text:p>-0.0783769</text:p>
          </table:table-cell>
          <table:table-cell office:value-type="float" office:value="-0.194446" calcext:value-type="float">
            <text:p>-0.1944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3" calcext:value-type="float">
            <text:p>0.7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036" calcext:value-type="float">
            <text:p>122.03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3839" calcext:value-type="float">
            <text:p>74.3839</text:p>
          </table:table-cell>
          <table:table-cell office:value-type="float" office:value="3.29874" calcext:value-type="float">
            <text:p>3.2987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9" calcext:value-type="float">
            <text:p>-0.17429</text:p>
          </table:table-cell>
          <table:table-cell office:value-type="float" office:value="-0.0815682" calcext:value-type="float">
            <text:p>-0.0815682</text:p>
          </table:table-cell>
          <table:table-cell office:value-type="float" office:value="-0.198886" calcext:value-type="float">
            <text:p>-0.1988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4" calcext:value-type="float">
            <text:p>0.7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23" calcext:value-type="float">
            <text:p>122.2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5021" calcext:value-type="float">
            <text:p>74.5021</text:p>
          </table:table-cell>
          <table:table-cell office:value-type="float" office:value="3.29875" calcext:value-type="float">
            <text:p>3.29875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2" calcext:value-type="float">
            <text:p>-0.17482</text:p>
          </table:table-cell>
          <table:table-cell office:value-type="float" office:value="-0.0805504" calcext:value-type="float">
            <text:p>-0.0805504</text:p>
          </table:table-cell>
          <table:table-cell office:value-type="float" office:value="-0.198384" calcext:value-type="float">
            <text:p>-0.198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5" calcext:value-type="float">
            <text:p>0.7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415" calcext:value-type="float">
            <text:p>122.41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6151" calcext:value-type="float">
            <text:p>74.6151</text:p>
          </table:table-cell>
          <table:table-cell office:value-type="float" office:value="3.29881" calcext:value-type="float">
            <text:p>3.2988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09" calcext:value-type="float">
            <text:p>-0.174409</text:p>
          </table:table-cell>
          <table:table-cell office:value-type="float" office:value="-0.0798123" calcext:value-type="float">
            <text:p>-0.0798123</text:p>
          </table:table-cell>
          <table:table-cell office:value-type="float" office:value="-0.198457" calcext:value-type="float">
            <text:p>-0.198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6" calcext:value-type="float">
            <text:p>0.7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594" calcext:value-type="float">
            <text:p>122.59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7239" calcext:value-type="float">
            <text:p>74.7239</text:p>
          </table:table-cell>
          <table:table-cell office:value-type="float" office:value="3.29894" calcext:value-type="float">
            <text:p>3.2989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3781" calcext:value-type="float">
            <text:p>-0.173781</text:p>
          </table:table-cell>
          <table:table-cell office:value-type="float" office:value="-0.0789135" calcext:value-type="float">
            <text:p>-0.0789135</text:p>
          </table:table-cell>
          <table:table-cell office:value-type="float" office:value="-0.199757" calcext:value-type="float">
            <text:p>-0.1997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7" calcext:value-type="float">
            <text:p>0.7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771" calcext:value-type="float">
            <text:p>122.77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8319" calcext:value-type="float">
            <text:p>74.8319</text:p>
          </table:table-cell>
          <table:table-cell office:value-type="float" office:value="3.29908" calcext:value-type="float">
            <text:p>3.29908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73" calcext:value-type="float">
            <text:p>-0.174473</text:p>
          </table:table-cell>
          <table:table-cell office:value-type="float" office:value="-0.0805047" calcext:value-type="float">
            <text:p>-0.0805047</text:p>
          </table:table-cell>
          <table:table-cell office:value-type="float" office:value="-0.200829" calcext:value-type="float">
            <text:p>-0.2008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8" calcext:value-type="float">
            <text:p>0.7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2.947" calcext:value-type="float">
            <text:p>122.947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4.9389" calcext:value-type="float">
            <text:p>74.9389</text:p>
          </table:table-cell>
          <table:table-cell office:value-type="float" office:value="3.29913" calcext:value-type="float">
            <text:p>3.2991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24" calcext:value-type="float">
            <text:p>-0.17424</text:p>
          </table:table-cell>
          <table:table-cell office:value-type="float" office:value="-0.0783511" calcext:value-type="float">
            <text:p>-0.0783511</text:p>
          </table:table-cell>
          <table:table-cell office:value-type="float" office:value="-0.197434" calcext:value-type="float">
            <text:p>-0.1974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79" calcext:value-type="float">
            <text:p>0.7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12" calcext:value-type="float">
            <text:p>123.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0445" calcext:value-type="float">
            <text:p>75.0445</text:p>
          </table:table-cell>
          <table:table-cell office:value-type="float" office:value="3.29921" calcext:value-type="float">
            <text:p>3.2992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082" calcext:value-type="float">
            <text:p>-0.174082</text:p>
          </table:table-cell>
          <table:table-cell office:value-type="float" office:value="-0.0790464" calcext:value-type="float">
            <text:p>-0.0790464</text:p>
          </table:table-cell>
          <table:table-cell office:value-type="float" office:value="-0.199071" calcext:value-type="float">
            <text:p>-0.1990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" calcext:value-type="float">
            <text:p>0.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289" calcext:value-type="float">
            <text:p>123.289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1478" calcext:value-type="float">
            <text:p>75.1478</text:p>
          </table:table-cell>
          <table:table-cell office:value-type="float" office:value="3.2993" calcext:value-type="float">
            <text:p>3.29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2" calcext:value-type="float">
            <text:p>-0.174832</text:p>
          </table:table-cell>
          <table:table-cell office:value-type="float" office:value="-0.0787223" calcext:value-type="float">
            <text:p>-0.0787223</text:p>
          </table:table-cell>
          <table:table-cell office:value-type="float" office:value="-0.19695" calcext:value-type="float">
            <text:p>-0.196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1" calcext:value-type="float">
            <text:p>0.81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454" calcext:value-type="float">
            <text:p>123.45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2481" calcext:value-type="float">
            <text:p>75.2481</text:p>
          </table:table-cell>
          <table:table-cell office:value-type="float" office:value="3.29941" calcext:value-type="float">
            <text:p>3.2994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31" calcext:value-type="float">
            <text:p>-0.175031</text:p>
          </table:table-cell>
          <table:table-cell office:value-type="float" office:value="-0.0786405" calcext:value-type="float">
            <text:p>-0.0786405</text:p>
          </table:table-cell>
          <table:table-cell office:value-type="float" office:value="-0.196581" calcext:value-type="float">
            <text:p>-0.196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2" calcext:value-type="float">
            <text:p>0.82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612" calcext:value-type="float">
            <text:p>123.612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3446" calcext:value-type="float">
            <text:p>75.3446</text:p>
          </table:table-cell>
          <table:table-cell office:value-type="float" office:value="3.29949" calcext:value-type="float">
            <text:p>3.2994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481" calcext:value-type="float">
            <text:p>-0.174481</text:p>
          </table:table-cell>
          <table:table-cell office:value-type="float" office:value="-0.0798655" calcext:value-type="float">
            <text:p>-0.0798655</text:p>
          </table:table-cell>
          <table:table-cell office:value-type="float" office:value="-0.199189" calcext:value-type="float">
            <text:p>-0.19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3" calcext:value-type="float">
            <text:p>0.83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763" calcext:value-type="float">
            <text:p>123.76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4366" calcext:value-type="float">
            <text:p>75.4366</text:p>
          </table:table-cell>
          <table:table-cell office:value-type="float" office:value="3.29959" calcext:value-type="float">
            <text:p>3.2995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142" calcext:value-type="float">
            <text:p>-0.174142</text:p>
          </table:table-cell>
          <table:table-cell office:value-type="float" office:value="-0.079771" calcext:value-type="float">
            <text:p>-0.079771</text:p>
          </table:table-cell>
          <table:table-cell office:value-type="float" office:value="-0.199808" calcext:value-type="float">
            <text:p>-0.1998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4" calcext:value-type="float">
            <text:p>0.84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3.905" calcext:value-type="float">
            <text:p>123.905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5233" calcext:value-type="float">
            <text:p>75.5233</text:p>
          </table:table-cell>
          <table:table-cell office:value-type="float" office:value="3.29969" calcext:value-type="float">
            <text:p>3.29969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521" calcext:value-type="float">
            <text:p>-0.174521</text:p>
          </table:table-cell>
          <table:table-cell office:value-type="float" office:value="-0.0797686" calcext:value-type="float">
            <text:p>-0.0797686</text:p>
          </table:table-cell>
          <table:table-cell office:value-type="float" office:value="-0.19806" calcext:value-type="float">
            <text:p>-0.198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5" calcext:value-type="float">
            <text:p>0.85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038" calcext:value-type="float">
            <text:p>124.03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04" calcext:value-type="float">
            <text:p>75.604</text:p>
          </table:table-cell>
          <table:table-cell office:value-type="float" office:value="3.29984" calcext:value-type="float">
            <text:p>3.2998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34" calcext:value-type="float">
            <text:p>-0.174634</text:p>
          </table:table-cell>
          <table:table-cell office:value-type="float" office:value="-0.081026" calcext:value-type="float">
            <text:p>-0.081026</text:p>
          </table:table-cell>
          <table:table-cell office:value-type="float" office:value="-0.199508" calcext:value-type="float">
            <text:p>-0.1995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6" calcext:value-type="float">
            <text:p>0.86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16" calcext:value-type="float">
            <text:p>124.16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6784" calcext:value-type="float">
            <text:p>75.6784</text:p>
          </table:table-cell>
          <table:table-cell office:value-type="float" office:value="3.29993" calcext:value-type="float">
            <text:p>3.2999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209" calcext:value-type="float">
            <text:p>-0.175209</text:p>
          </table:table-cell>
          <table:table-cell office:value-type="float" office:value="-0.0801308" calcext:value-type="float">
            <text:p>-0.0801308</text:p>
          </table:table-cell>
          <table:table-cell office:value-type="float" office:value="-0.197202" calcext:value-type="float">
            <text:p>-0.1972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7" calcext:value-type="float">
            <text:p>0.87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278" calcext:value-type="float">
            <text:p>124.278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7502" calcext:value-type="float">
            <text:p>75.7502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834" calcext:value-type="float">
            <text:p>-0.174834</text:p>
          </table:table-cell>
          <table:table-cell office:value-type="float" office:value="-0.0787824" calcext:value-type="float">
            <text:p>-0.0787824</text:p>
          </table:table-cell>
          <table:table-cell office:value-type="float" office:value="-0.197799" calcext:value-type="float">
            <text:p>-0.1977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8" calcext:value-type="float">
            <text:p>0.88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393" calcext:value-type="float">
            <text:p>124.393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8204" calcext:value-type="float">
            <text:p>75.8204</text:p>
          </table:table-cell>
          <table:table-cell office:value-type="float" office:value="3.30011" calcext:value-type="float">
            <text:p>3.3001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692" calcext:value-type="float">
            <text:p>-0.174692</text:p>
          </table:table-cell>
          <table:table-cell office:value-type="float" office:value="-0.0786925" calcext:value-type="float">
            <text:p>-0.0786925</text:p>
          </table:table-cell>
          <table:table-cell office:value-type="float" office:value="-0.197634" calcext:value-type="float">
            <text:p>-0.1976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89" calcext:value-type="float">
            <text:p>0.8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504" calcext:value-type="float">
            <text:p>124.504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8884" calcext:value-type="float">
            <text:p>75.8884</text:p>
          </table:table-cell>
          <table:table-cell office:value-type="float" office:value="3.30024" calcext:value-type="float">
            <text:p>3.3002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4718" calcext:value-type="float">
            <text:p>-0.174718</text:p>
          </table:table-cell>
          <table:table-cell office:value-type="float" office:value="-0.0808495" calcext:value-type="float">
            <text:p>-0.0808495</text:p>
          </table:table-cell>
          <table:table-cell office:value-type="float" office:value="-0.198457" calcext:value-type="float">
            <text:p>-0.1984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it_xyz:</text:p>
          </table:table-cell>
          <table:table-cell office:value-type="float" office:value="0.9" calcext:value-type="float">
            <text:p>0.9</text:p>
          </table:table-cell>
          <table:table-cell office:value-type="float" office:value="0.0278726" calcext:value-type="float">
            <text:p>0.0278726</text:p>
          </table:table-cell>
          <table:table-cell office:value-type="float" office:value="-0.0228209" calcext:value-type="float">
            <text:p>-0.0228209</text:p>
          </table:table-cell>
          <table:table-cell office:value-type="string" calcext:value-type="string">
            <text:p>residual</text:p>
          </table:table-cell>
          <table:table-cell office:value-type="float" office:value="124.611" calcext:value-type="float">
            <text:p>124.611</text:p>
          </table:table-cell>
          <table:table-cell office:value-type="string" calcext:value-type="string">
            <text:p>ceres</text:p>
          </table:table-cell>
          <table:table-cell office:value-type="string" calcext:value-type="string">
            <text:p>init/final</text:p>
          </table:table-cell>
          <table:table-cell office:value-type="string" calcext:value-type="string">
            <text:p>cost</text:p>
          </table:table-cell>
          <table:table-cell office:value-type="float" office:value="75.9536" calcext:value-type="float">
            <text:p>75.9536</text:p>
          </table:table-cell>
          <table:table-cell office:value-type="float" office:value="3.30034" calcext:value-type="float">
            <text:p>3.30034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pose</text:p>
          </table:table-cell>
          <table:table-cell office:value-type="float" office:value="-0.175031" calcext:value-type="float">
            <text:p>-0.175031</text:p>
          </table:table-cell>
          <table:table-cell office:value-type="float" office:value="-0.0793069" calcext:value-type="float">
            <text:p>-0.0793069</text:p>
          </table:table-cell>
          <table:table-cell office:value-type="float" office:value="-0.196574" calcext:value-type="float">
            <text:p>-0.196574</text:p>
          </table:table-cell>
        </table:table-row>
      </table:table>
      <table:table table:name="sweep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/00/0000</text:date>, <text:time style:data-style-name="N2" text:time-value="03:15:45.994611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4T11:16:23.356190063</dc:date>
    <meta:editing-duration>PT11H9M30S</meta:editing-duration>
    <meta:editing-cycles>3</meta:editing-cycles>
    <meta:generator>LibreOffice/6.0.7.3$Linux_X86_64 LibreOffice_project/00m0$Build-3</meta:generator>
    <meta:document-statistic meta:table-count="3" meta:cell-count="612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98cm" svg:height="8.687cm" xlink:href=".." xlink:type="simple" chart:class="chart:line" chart:style-name="ch1">
        <chart:title svg:x="5.684cm" svg:y="0.309cm" chart:style-name="ch2">
          <text:p>hgrid_res: 0.15</text:p>
        </chart:title>
        <chart:legend chart:legend-position="end" svg:x="11.593cm" svg:y="3.546cm" style:legend-expansion="high" chart:style-name="ch3"/>
        <chart:plot-area chart:style-name="ch4" table:cell-range-address="sweep3.H1:sweep3.H192 sweep3.L1:sweep3.M192" svg:x="0.289cm" svg:y="1.261cm" svg:width="11.015cm" svg:height="7.253cm">
          <chartooo:coordinate-region svg:x="1.096cm" svg:y="1.382cm" svg:width="10.208cm" svg:height="6.129cm"/>
          <chart:axis chart:dimension="x" chart:name="primary-x" chart:style-name="ch5"/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weep3.H1:sweep3.H192" chart:class="chart:line">
            <chart:data-point chart:repeated="192"/>
          </chart:series>
          <chart:series chart:style-name="ch10" chart:values-cell-range-address="sweep3.L1:sweep3.L192" chart:class="chart:line">
            <chart:data-point chart:repeated="192"/>
          </chart:series>
          <chart:series chart:style-name="ch11" chart:values-cell-range-address="sweep3.M1:sweep3.M192" chart:class="chart:line">
            <chart:data-point chart:repeated="19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9.5">
                <text:p>169.5</text:p>
                <draw:g>
                  <svg:desc>sweep3.H1:sweep3.H192</svg:desc>
                </draw:g>
              </table:table-cell>
              <table:table-cell office:value-type="float" office:value="103.314">
                <text:p>103.314</text:p>
                <draw:g>
                  <svg:desc>sweep3.L1:sweep3.L192</svg:desc>
                </draw:g>
              </table:table-cell>
              <table:table-cell office:value-type="float" office:value="97.4255">
                <text:p>97.4255</text:p>
                <draw:g>
                  <svg:desc>sweep3.M1:sweep3.M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9.491">
                <text:p>169.491</text:p>
              </table:table-cell>
              <table:table-cell office:value-type="float" office:value="103.309">
                <text:p>103.309</text:p>
              </table:table-cell>
              <table:table-cell office:value-type="float" office:value="99.0236">
                <text:p>99.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.477">
                <text:p>169.477</text:p>
              </table:table-cell>
              <table:table-cell office:value-type="float" office:value="103.301">
                <text:p>103.301</text:p>
              </table:table-cell>
              <table:table-cell office:value-type="float" office:value="99.0251">
                <text:p>99.0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9.457">
                <text:p>169.457</text:p>
              </table:table-cell>
              <table:table-cell office:value-type="float" office:value="103.288">
                <text:p>103.288</text:p>
              </table:table-cell>
              <table:table-cell office:value-type="float" office:value="99.0233">
                <text:p>99.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.431">
                <text:p>169.431</text:p>
              </table:table-cell>
              <table:table-cell office:value-type="float" office:value="103.272">
                <text:p>103.272</text:p>
              </table:table-cell>
              <table:table-cell office:value-type="float" office:value="99.0237">
                <text:p>99.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.401">
                <text:p>169.401</text:p>
              </table:table-cell>
              <table:table-cell office:value-type="float" office:value="103.254">
                <text:p>103.254</text:p>
              </table:table-cell>
              <table:table-cell office:value-type="float" office:value="99.024">
                <text:p>99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9.0244">
                <text:p>99.0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.334">
                <text:p>169.334</text:p>
              </table:table-cell>
              <table:table-cell office:value-type="float" office:value="103.213">
                <text:p>103.213</text:p>
              </table:table-cell>
              <table:table-cell office:value-type="float" office:value="100.938">
                <text:p>100.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8.419">
                <text:p>98.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9.279">
                <text:p>169.279</text:p>
              </table:table-cell>
              <table:table-cell office:value-type="float" office:value="103.18">
                <text:p>103.18</text:p>
              </table:table-cell>
              <table:table-cell office:value-type="float" office:value="99.2904">
                <text:p>99.2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101.029">
                <text:p>101.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.229">
                <text:p>169.229</text:p>
              </table:table-cell>
              <table:table-cell office:value-type="float" office:value="103.149">
                <text:p>103.149</text:p>
              </table:table-cell>
              <table:table-cell office:value-type="float" office:value="98.2687">
                <text:p>98.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.221">
                <text:p>169.221</text:p>
              </table:table-cell>
              <table:table-cell office:value-type="float" office:value="103.144">
                <text:p>103.144</text:p>
              </table:table-cell>
              <table:table-cell office:value-type="float" office:value="98.7144">
                <text:p>98.7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8.0948">
                <text:p>98.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9.224">
                <text:p>169.224</text:p>
              </table:table-cell>
              <table:table-cell office:value-type="float" office:value="103.146">
                <text:p>103.146</text:p>
              </table:table-cell>
              <table:table-cell office:value-type="float" office:value="101.648">
                <text:p>101.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9.23">
                <text:p>169.23</text:p>
              </table:table-cell>
              <table:table-cell office:value-type="float" office:value="103.15">
                <text:p>103.15</text:p>
              </table:table-cell>
              <table:table-cell office:value-type="float" office:value="99.4371">
                <text:p>99.4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9.238">
                <text:p>169.238</text:p>
              </table:table-cell>
              <table:table-cell office:value-type="float" office:value="103.155">
                <text:p>103.155</text:p>
              </table:table-cell>
              <table:table-cell office:value-type="float" office:value="98.9228">
                <text:p>98.9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9.247">
                <text:p>169.247</text:p>
              </table:table-cell>
              <table:table-cell office:value-type="float" office:value="103.16">
                <text:p>103.16</text:p>
              </table:table-cell>
              <table:table-cell office:value-type="float" office:value="100.611">
                <text:p>100.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9.256">
                <text:p>169.256</text:p>
              </table:table-cell>
              <table:table-cell office:value-type="float" office:value="103.166">
                <text:p>103.166</text:p>
              </table:table-cell>
              <table:table-cell office:value-type="float" office:value="97.4426">
                <text:p>97.4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2674">
                <text:p>97.2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9.264">
                <text:p>169.264</text:p>
              </table:table-cell>
              <table:table-cell office:value-type="float" office:value="103.171">
                <text:p>103.171</text:p>
              </table:table-cell>
              <table:table-cell office:value-type="float" office:value="82.3083">
                <text:p>82.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101.823">
                <text:p>101.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98.0142">
                <text:p>98.0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.255">
                <text:p>169.255</text:p>
              </table:table-cell>
              <table:table-cell office:value-type="float" office:value="103.165">
                <text:p>103.165</text:p>
              </table:table-cell>
              <table:table-cell office:value-type="float" office:value="90.2478">
                <text:p>90.2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.253">
                <text:p>169.253</text:p>
              </table:table-cell>
              <table:table-cell office:value-type="float" office:value="103.164">
                <text:p>103.164</text:p>
              </table:table-cell>
              <table:table-cell office:value-type="float" office:value="97.3181">
                <text:p>97.3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3749">
                <text:p>97.3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97.3523">
                <text:p>97.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9.246">
                <text:p>169.246</text:p>
              </table:table-cell>
              <table:table-cell office:value-type="float" office:value="103.159">
                <text:p>103.159</text:p>
              </table:table-cell>
              <table:table-cell office:value-type="float" office:value="97.3686">
                <text:p>97.3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4048">
                <text:p>97.4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.235">
                <text:p>169.235</text:p>
              </table:table-cell>
              <table:table-cell office:value-type="float" office:value="103.153">
                <text:p>103.153</text:p>
              </table:table-cell>
              <table:table-cell office:value-type="float" office:value="97.3969">
                <text:p>97.3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9.235">
                <text:p>169.235</text:p>
              </table:table-cell>
              <table:table-cell office:value-type="float" office:value="103.152">
                <text:p>103.152</text:p>
              </table:table-cell>
              <table:table-cell office:value-type="float" office:value="97.4126">
                <text:p>97.4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9.239">
                <text:p>169.239</text:p>
              </table:table-cell>
              <table:table-cell office:value-type="float" office:value="103.155">
                <text:p>103.155</text:p>
              </table:table-cell>
              <table:table-cell office:value-type="float" office:value="97.4077">
                <text:p>97.4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4014">
                <text:p>97.4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.27">
                <text:p>169.27</text:p>
              </table:table-cell>
              <table:table-cell office:value-type="float" office:value="103.174">
                <text:p>103.174</text:p>
              </table:table-cell>
              <table:table-cell office:value-type="float" office:value="97.3232">
                <text:p>97.3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295">
                <text:p>169.295</text:p>
              </table:table-cell>
              <table:table-cell office:value-type="float" office:value="103.189">
                <text:p>103.189</text:p>
              </table:table-cell>
              <table:table-cell office:value-type="float" office:value="97.4075">
                <text:p>97.4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9.328">
                <text:p>169.328</text:p>
              </table:table-cell>
              <table:table-cell office:value-type="float" office:value="103.209">
                <text:p>103.209</text:p>
              </table:table-cell>
              <table:table-cell office:value-type="float" office:value="97.4134">
                <text:p>97.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9.364">
                <text:p>169.364</text:p>
              </table:table-cell>
              <table:table-cell office:value-type="float" office:value="103.232">
                <text:p>103.232</text:p>
              </table:table-cell>
              <table:table-cell office:value-type="float" office:value="97.4147">
                <text:p>97.4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9.397">
                <text:p>169.397</text:p>
              </table:table-cell>
              <table:table-cell office:value-type="float" office:value="103.251">
                <text:p>103.251</text:p>
              </table:table-cell>
              <table:table-cell office:value-type="float" office:value="97.3799">
                <text:p>97.3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9.416">
                <text:p>169.416</text:p>
              </table:table-cell>
              <table:table-cell office:value-type="float" office:value="103.263">
                <text:p>103.263</text:p>
              </table:table-cell>
              <table:table-cell office:value-type="float" office:value="99.0781">
                <text:p>99.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9.421">
                <text:p>169.421</text:p>
              </table:table-cell>
              <table:table-cell office:value-type="float" office:value="103.266">
                <text:p>103.266</text:p>
              </table:table-cell>
              <table:table-cell office:value-type="float" office:value="97.466">
                <text:p>97.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9.413">
                <text:p>169.413</text:p>
              </table:table-cell>
              <table:table-cell office:value-type="float" office:value="103.261">
                <text:p>103.261</text:p>
              </table:table-cell>
              <table:table-cell office:value-type="float" office:value="97.0455">
                <text:p>97.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9.395">
                <text:p>169.395</text:p>
              </table:table-cell>
              <table:table-cell office:value-type="float" office:value="103.25">
                <text:p>103.25</text:p>
              </table:table-cell>
              <table:table-cell office:value-type="float" office:value="96.9021">
                <text:p>96.9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6.0072">
                <text:p>96.0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9.333">
                <text:p>169.333</text:p>
              </table:table-cell>
              <table:table-cell office:value-type="float" office:value="103.213">
                <text:p>103.213</text:p>
              </table:table-cell>
              <table:table-cell office:value-type="float" office:value="95.9922">
                <text:p>95.9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9.292">
                <text:p>169.292</text:p>
              </table:table-cell>
              <table:table-cell office:value-type="float" office:value="103.187">
                <text:p>103.187</text:p>
              </table:table-cell>
              <table:table-cell office:value-type="float" office:value="97.2143">
                <text:p>97.2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2015">
                <text:p>97.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.181">
                <text:p>169.181</text:p>
              </table:table-cell>
              <table:table-cell office:value-type="float" office:value="103.12">
                <text:p>103.12</text:p>
              </table:table-cell>
              <table:table-cell office:value-type="float" office:value="96.0219">
                <text:p>96.0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9.114">
                <text:p>169.114</text:p>
              </table:table-cell>
              <table:table-cell office:value-type="float" office:value="103.079">
                <text:p>103.079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9.042">
                <text:p>169.042</text:p>
              </table:table-cell>
              <table:table-cell office:value-type="float" office:value="103.035">
                <text:p>103.035</text:p>
              </table:table-cell>
              <table:table-cell office:value-type="float" office:value="82.307">
                <text:p>82.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8.97">
                <text:p>168.97</text:p>
              </table:table-cell>
              <table:table-cell office:value-type="float" office:value="102.991">
                <text:p>102.991</text:p>
              </table:table-cell>
              <table:table-cell office:value-type="float" office:value="87.3934">
                <text:p>87.3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8.898">
                <text:p>168.898</text:p>
              </table:table-cell>
              <table:table-cell office:value-type="float" office:value="102.948">
                <text:p>102.948</text:p>
              </table:table-cell>
              <table:table-cell office:value-type="float" office:value="90.9287">
                <text:p>90.9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8.832">
                <text:p>168.832</text:p>
              </table:table-cell>
              <table:table-cell office:value-type="float" office:value="102.907">
                <text:p>102.907</text:p>
              </table:table-cell>
              <table:table-cell office:value-type="float" office:value="88.3814">
                <text:p>88.3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8.776">
                <text:p>168.776</text:p>
              </table:table-cell>
              <table:table-cell office:value-type="float" office:value="102.873">
                <text:p>102.873</text:p>
              </table:table-cell>
              <table:table-cell office:value-type="float" office:value="96.0828">
                <text:p>96.0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8.736">
                <text:p>168.736</text:p>
              </table:table-cell>
              <table:table-cell office:value-type="float" office:value="102.848">
                <text:p>102.848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8.708">
                <text:p>168.708</text:p>
              </table:table-cell>
              <table:table-cell office:value-type="float" office:value="102.832">
                <text:p>102.832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8.692">
                <text:p>168.692</text:p>
              </table:table-cell>
              <table:table-cell office:value-type="float" office:value="102.822">
                <text:p>102.82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.688">
                <text:p>168.688</text:p>
              </table:table-cell>
              <table:table-cell office:value-type="float" office:value="102.819">
                <text:p>102.819</text:p>
              </table:table-cell>
              <table:table-cell office:value-type="float" office:value="86.9589">
                <text:p>86.9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8.695">
                <text:p>168.695</text:p>
              </table:table-cell>
              <table:table-cell office:value-type="float" office:value="102.824">
                <text:p>102.824</text:p>
              </table:table-cell>
              <table:table-cell office:value-type="float" office:value="95.8859">
                <text:p>95.8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.715">
                <text:p>168.715</text:p>
              </table:table-cell>
              <table:table-cell office:value-type="float" office:value="102.836">
                <text:p>102.836</text:p>
              </table:table-cell>
              <table:table-cell office:value-type="float" office:value="95.9215">
                <text:p>95.9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.745">
                <text:p>168.745</text:p>
              </table:table-cell>
              <table:table-cell office:value-type="float" office:value="102.854">
                <text:p>102.854</text:p>
              </table:table-cell>
              <table:table-cell office:value-type="float" office:value="95.9147">
                <text:p>95.9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.781">
                <text:p>168.781</text:p>
              </table:table-cell>
              <table:table-cell office:value-type="float" office:value="102.876">
                <text:p>102.876</text:p>
              </table:table-cell>
              <table:table-cell office:value-type="float" office:value="95.871">
                <text:p>95.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8.816">
                <text:p>168.816</text:p>
              </table:table-cell>
              <table:table-cell office:value-type="float" office:value="102.898">
                <text:p>102.898</text:p>
              </table:table-cell>
              <table:table-cell office:value-type="float" office:value="95.9177">
                <text:p>95.9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8.85">
                <text:p>168.85</text:p>
              </table:table-cell>
              <table:table-cell office:value-type="float" office:value="102.918">
                <text:p>102.918</text:p>
              </table:table-cell>
              <table:table-cell office:value-type="float" office:value="95.949">
                <text:p>95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.88">
                <text:p>168.88</text:p>
              </table:table-cell>
              <table:table-cell office:value-type="float" office:value="102.936">
                <text:p>102.936</text:p>
              </table:table-cell>
              <table:table-cell office:value-type="float" office:value="95.9365">
                <text:p>95.93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8.904">
                <text:p>168.904</text:p>
              </table:table-cell>
              <table:table-cell office:value-type="float" office:value="102.951">
                <text:p>102.951</text:p>
              </table:table-cell>
              <table:table-cell office:value-type="float" office:value="95.9677">
                <text:p>95.9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8.917">
                <text:p>168.917</text:p>
              </table:table-cell>
              <table:table-cell office:value-type="float" office:value="102.959">
                <text:p>102.959</text:p>
              </table:table-cell>
              <table:table-cell office:value-type="float" office:value="96.3341">
                <text:p>96.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.92">
                <text:p>168.92</text:p>
              </table:table-cell>
              <table:table-cell office:value-type="float" office:value="102.961">
                <text:p>102.961</text:p>
              </table:table-cell>
              <table:table-cell office:value-type="float" office:value="96.3098">
                <text:p>96.3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8.914">
                <text:p>168.914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142">
                <text:p>82.3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.841">
                <text:p>168.841</text:p>
              </table:table-cell>
              <table:table-cell office:value-type="float" office:value="102.913">
                <text:p>102.913</text:p>
              </table:table-cell>
              <table:table-cell office:value-type="float" office:value="92.7761">
                <text:p>92.7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8.519">
                <text:p>168.519</text:p>
              </table:table-cell>
              <table:table-cell office:value-type="float" office:value="102.716">
                <text:p>102.716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7.618">
                <text:p>167.618</text:p>
              </table:table-cell>
              <table:table-cell office:value-type="float" office:value="102.167">
                <text:p>102.16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.254">
                <text:p>166.254</text:p>
              </table:table-cell>
              <table:table-cell office:value-type="float" office:value="101.336">
                <text:p>101.336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4.553">
                <text:p>164.553</text:p>
              </table:table-cell>
              <table:table-cell office:value-type="float" office:value="100.299">
                <text:p>100.299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.642">
                <text:p>162.642</text:p>
              </table:table-cell>
              <table:table-cell office:value-type="float" office:value="99.1341">
                <text:p>99.134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.637">
                <text:p>160.637</text:p>
              </table:table-cell>
              <table:table-cell office:value-type="float" office:value="97.9123">
                <text:p>97.9123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8.647">
                <text:p>158.647</text:p>
              </table:table-cell>
              <table:table-cell office:value-type="float" office:value="96.6994">
                <text:p>96.699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6.757">
                <text:p>156.757</text:p>
              </table:table-cell>
              <table:table-cell office:value-type="float" office:value="95.5471">
                <text:p>95.54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5.028">
                <text:p>155.028</text:p>
              </table:table-cell>
              <table:table-cell office:value-type="float" office:value="94.4932">
                <text:p>94.493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3.503">
                <text:p>153.503</text:p>
              </table:table-cell>
              <table:table-cell office:value-type="float" office:value="93.5638">
                <text:p>93.5638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2.212">
                <text:p>152.212</text:p>
              </table:table-cell>
              <table:table-cell office:value-type="float" office:value="92.7771">
                <text:p>92.77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.178">
                <text:p>151.178</text:p>
              </table:table-cell>
              <table:table-cell office:value-type="float" office:value="92.1468">
                <text:p>92.1468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.414">
                <text:p>150.414</text:p>
              </table:table-cell>
              <table:table-cell office:value-type="float" office:value="91.6809">
                <text:p>91.6809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.93">
                <text:p>149.93</text:p>
              </table:table-cell>
              <table:table-cell office:value-type="float" office:value="91.3861">
                <text:p>91.3861</text:p>
              </table:table-cell>
              <table:table-cell office:value-type="float" office:value="82.3057">
                <text:p>82.3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.743">
                <text:p>149.743</text:p>
              </table:table-cell>
              <table:table-cell office:value-type="float" office:value="91.2722">
                <text:p>91.272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9.871">
                <text:p>149.871</text:p>
              </table:table-cell>
              <table:table-cell office:value-type="float" office:value="91.35">
                <text:p>91.35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.293">
                <text:p>150.293</text:p>
              </table:table-cell>
              <table:table-cell office:value-type="float" office:value="91.6072">
                <text:p>91.607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.997">
                <text:p>150.997</text:p>
              </table:table-cell>
              <table:table-cell office:value-type="float" office:value="92.0361">
                <text:p>92.036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1.972">
                <text:p>151.972</text:p>
              </table:table-cell>
              <table:table-cell office:value-type="float" office:value="92.6303">
                <text:p>92.630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3.208">
                <text:p>153.208</text:p>
              </table:table-cell>
              <table:table-cell office:value-type="float" office:value="93.3841">
                <text:p>93.384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4.691">
                <text:p>154.691</text:p>
              </table:table-cell>
              <table:table-cell office:value-type="float" office:value="94.288">
                <text:p>94.288</text:p>
              </table:table-cell>
              <table:table-cell office:value-type="float" office:value="84.133">
                <text:p>84.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6.389">
                <text:p>156.389</text:p>
              </table:table-cell>
              <table:table-cell office:value-type="float" office:value="95.3227">
                <text:p>95.322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8.255">
                <text:p>158.255</text:p>
              </table:table-cell>
              <table:table-cell office:value-type="float" office:value="96.4599">
                <text:p>96.459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0.227">
                <text:p>160.227</text:p>
              </table:table-cell>
              <table:table-cell office:value-type="float" office:value="97.6624">
                <text:p>97.66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2.227">
                <text:p>162.227</text:p>
              </table:table-cell>
              <table:table-cell office:value-type="float" office:value="98.8814">
                <text:p>98.881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49">
                <text:p>164.149</text:p>
              </table:table-cell>
              <table:table-cell office:value-type="float" office:value="100.053">
                <text:p>100.053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873">
                <text:p>165.873</text:p>
              </table:table-cell>
              <table:table-cell office:value-type="float" office:value="101.103">
                <text:p>101.103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7.276">
                <text:p>167.276</text:p>
              </table:table-cell>
              <table:table-cell office:value-type="float" office:value="101.959">
                <text:p>101.95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8.233">
                <text:p>168.233</text:p>
              </table:table-cell>
              <table:table-cell office:value-type="float" office:value="102.542">
                <text:p>102.542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624">
                <text:p>168.624</text:p>
              </table:table-cell>
              <table:table-cell office:value-type="float" office:value="102.78">
                <text:p>102.78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8.672">
                <text:p>168.672</text:p>
              </table:table-cell>
              <table:table-cell office:value-type="float" office:value="102.81">
                <text:p>102.81</text:p>
              </table:table-cell>
              <table:table-cell office:value-type="float" office:value="97.0431">
                <text:p>97.0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8.719">
                <text:p>168.719</text:p>
              </table:table-cell>
              <table:table-cell office:value-type="float" office:value="102.839">
                <text:p>102.839</text:p>
              </table:table-cell>
              <table:table-cell office:value-type="float" office:value="97.8762">
                <text:p>97.8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8.766">
                <text:p>168.766</text:p>
              </table:table-cell>
              <table:table-cell office:value-type="float" office:value="102.867">
                <text:p>102.867</text:p>
              </table:table-cell>
              <table:table-cell office:value-type="float" office:value="95.5749">
                <text:p>95.5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8.811">
                <text:p>168.811</text:p>
              </table:table-cell>
              <table:table-cell office:value-type="float" office:value="102.894">
                <text:p>102.89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.852">
                <text:p>168.852</text:p>
              </table:table-cell>
              <table:table-cell office:value-type="float" office:value="102.919">
                <text:p>102.919</text:p>
              </table:table-cell>
              <table:table-cell office:value-type="float" office:value="94.1669">
                <text:p>94.1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.885">
                <text:p>168.885</text:p>
              </table:table-cell>
              <table:table-cell office:value-type="float" office:value="102.939">
                <text:p>102.939</text:p>
              </table:table-cell>
              <table:table-cell office:value-type="float" office:value="92.9691">
                <text:p>92.96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8.906">
                <text:p>168.906</text:p>
              </table:table-cell>
              <table:table-cell office:value-type="float" office:value="102.952">
                <text:p>102.952</text:p>
              </table:table-cell>
              <table:table-cell office:value-type="float" office:value="88.5932">
                <text:p>88.5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8.915">
                <text:p>168.915</text:p>
              </table:table-cell>
              <table:table-cell office:value-type="float" office:value="102.958">
                <text:p>102.958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8.913">
                <text:p>168.913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9">
                <text:p>82.3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8.3812">
                <text:p>88.3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8.8908">
                <text:p>88.8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8.844">
                <text:p>168.844</text:p>
              </table:table-cell>
              <table:table-cell office:value-type="float" office:value="102.914">
                <text:p>102.914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8.82">
                <text:p>168.82</text:p>
              </table:table-cell>
              <table:table-cell office:value-type="float" office:value="102.9">
                <text:p>102.9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8.819">
                <text:p>168.819</text:p>
              </table:table-cell>
              <table:table-cell office:value-type="float" office:value="102.899">
                <text:p>102.899</text:p>
              </table:table-cell>
              <table:table-cell office:value-type="float" office:value="85.7464">
                <text:p>85.7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8.846">
                <text:p>168.846</text:p>
              </table:table-cell>
              <table:table-cell office:value-type="float" office:value="102.916">
                <text:p>102.916</text:p>
              </table:table-cell>
              <table:table-cell office:value-type="float" office:value="82.3285">
                <text:p>82.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8.872">
                <text:p>168.872</text:p>
              </table:table-cell>
              <table:table-cell office:value-type="float" office:value="102.932">
                <text:p>102.932</text:p>
              </table:table-cell>
              <table:table-cell office:value-type="float" office:value="96.0876">
                <text:p>96.0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8.91">
                <text:p>168.91</text:p>
              </table:table-cell>
              <table:table-cell office:value-type="float" office:value="102.955">
                <text:p>102.955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8.956">
                <text:p>168.956</text:p>
              </table:table-cell>
              <table:table-cell office:value-type="float" office:value="102.983">
                <text:p>102.983</text:p>
              </table:table-cell>
              <table:table-cell office:value-type="float" office:value="95.0191">
                <text:p>95.0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9.002">
                <text:p>169.002</text:p>
              </table:table-cell>
              <table:table-cell office:value-type="float" office:value="103.011">
                <text:p>103.011</text:p>
              </table:table-cell>
              <table:table-cell office:value-type="float" office:value="94.9816">
                <text:p>94.9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.043">
                <text:p>169.043</text:p>
              </table:table-cell>
              <table:table-cell office:value-type="float" office:value="103.036">
                <text:p>103.036</text:p>
              </table:table-cell>
              <table:table-cell office:value-type="float" office:value="94.9959">
                <text:p>94.99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.078">
                <text:p>169.078</text:p>
              </table:table-cell>
              <table:table-cell office:value-type="float" office:value="103.057">
                <text:p>103.057</text:p>
              </table:table-cell>
              <table:table-cell office:value-type="float" office:value="95.0829">
                <text:p>95.0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.108">
                <text:p>169.108</text:p>
              </table:table-cell>
              <table:table-cell office:value-type="float" office:value="103.075">
                <text:p>103.075</text:p>
              </table:table-cell>
              <table:table-cell office:value-type="float" office:value="95.3437">
                <text:p>95.3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9.131">
                <text:p>169.131</text:p>
              </table:table-cell>
              <table:table-cell office:value-type="float" office:value="103.09">
                <text:p>103.09</text:p>
              </table:table-cell>
              <table:table-cell office:value-type="float" office:value="96.6127">
                <text:p>96.6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97.1343">
                <text:p>97.1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9.159">
                <text:p>169.159</text:p>
              </table:table-cell>
              <table:table-cell office:value-type="float" office:value="103.106">
                <text:p>103.106</text:p>
              </table:table-cell>
              <table:table-cell office:value-type="float" office:value="95.2752">
                <text:p>95.2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100.276">
                <text:p>100.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5.2151">
                <text:p>95.2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0.2482">
                <text:p>90.2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9.159">
                <text:p>169.159</text:p>
              </table:table-cell>
              <table:table-cell office:value-type="float" office:value="103.107">
                <text:p>103.107</text:p>
              </table:table-cell>
              <table:table-cell office:value-type="float" office:value="93.7841">
                <text:p>93.7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94.7302">
                <text:p>94.7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9.146">
                <text:p>169.146</text:p>
              </table:table-cell>
              <table:table-cell office:value-type="float" office:value="103.099">
                <text:p>103.099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9.139">
                <text:p>169.139</text:p>
              </table:table-cell>
              <table:table-cell office:value-type="float" office:value="103.094">
                <text:p>103.094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.133">
                <text:p>169.133</text:p>
              </table:table-cell>
              <table:table-cell office:value-type="float" office:value="103.09">
                <text:p>103.09</text:p>
              </table:table-cell>
              <table:table-cell office:value-type="float" office:value="102.333">
                <text:p>102.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.131">
                <text:p>169.131</text:p>
              </table:table-cell>
              <table:table-cell office:value-type="float" office:value="103.089">
                <text:p>103.089</text:p>
              </table:table-cell>
              <table:table-cell office:value-type="float" office:value="93.5937">
                <text:p>93.5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.138">
                <text:p>169.138</text:p>
              </table:table-cell>
              <table:table-cell office:value-type="float" office:value="103.093">
                <text:p>103.093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100.532">
                <text:p>100.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9.162">
                <text:p>169.162</text:p>
              </table:table-cell>
              <table:table-cell office:value-type="float" office:value="103.108">
                <text:p>103.108</text:p>
              </table:table-cell>
              <table:table-cell office:value-type="float" office:value="101.196">
                <text:p>101.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2.129">
                <text:p>102.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.197">
                <text:p>169.197</text:p>
              </table:table-cell>
              <table:table-cell office:value-type="float" office:value="103.13">
                <text:p>103.1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3.9647">
                <text:p>93.9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9.242">
                <text:p>169.242</text:p>
              </table:table-cell>
              <table:table-cell office:value-type="float" office:value="103.157">
                <text:p>103.157</text:p>
              </table:table-cell>
              <table:table-cell office:value-type="float" office:value="102.435">
                <text:p>102.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94.9703">
                <text:p>94.9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9.279">
                <text:p>169.279</text:p>
              </table:table-cell>
              <table:table-cell office:value-type="float" office:value="103.179">
                <text:p>103.179</text:p>
              </table:table-cell>
              <table:table-cell office:value-type="float" office:value="94.195">
                <text:p>94.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9.293">
                <text:p>169.293</text:p>
              </table:table-cell>
              <table:table-cell office:value-type="float" office:value="103.188">
                <text:p>103.188</text:p>
              </table:table-cell>
              <table:table-cell office:value-type="float" office:value="95.1471">
                <text:p>95.14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3.7484">
                <text:p>93.74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.305">
                <text:p>169.305</text:p>
              </table:table-cell>
              <table:table-cell office:value-type="float" office:value="103.196">
                <text:p>103.196</text:p>
              </table:table-cell>
              <table:table-cell office:value-type="float" office:value="95.2427">
                <text:p>95.24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.298">
                <text:p>169.298</text:p>
              </table:table-cell>
              <table:table-cell office:value-type="float" office:value="103.191">
                <text:p>103.191</text:p>
              </table:table-cell>
              <table:table-cell office:value-type="float" office:value="97.4866">
                <text:p>97.4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.282">
                <text:p>169.282</text:p>
              </table:table-cell>
              <table:table-cell office:value-type="float" office:value="103.181">
                <text:p>103.181</text:p>
              </table:table-cell>
              <table:table-cell office:value-type="float" office:value="97.5142">
                <text:p>97.5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5672">
                <text:p>97.5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97.5506">
                <text:p>97.55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9.222">
                <text:p>169.222</text:p>
              </table:table-cell>
              <table:table-cell office:value-type="float" office:value="103.145">
                <text:p>103.145</text:p>
              </table:table-cell>
              <table:table-cell office:value-type="float" office:value="97.5007">
                <text:p>97.5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9.206">
                <text:p>169.206</text:p>
              </table:table-cell>
              <table:table-cell office:value-type="float" office:value="103.135">
                <text:p>103.135</text:p>
              </table:table-cell>
              <table:table-cell office:value-type="float" office:value="97.5707">
                <text:p>97.57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9.191">
                <text:p>169.191</text:p>
              </table:table-cell>
              <table:table-cell office:value-type="float" office:value="103.126">
                <text:p>103.126</text:p>
              </table:table-cell>
              <table:table-cell office:value-type="float" office:value="101.645">
                <text:p>101.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0.735">
                <text:p>100.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9.167">
                <text:p>169.167</text:p>
              </table:table-cell>
              <table:table-cell office:value-type="float" office:value="103.111">
                <text:p>103.111</text:p>
              </table:table-cell>
              <table:table-cell office:value-type="float" office:value="95.5176">
                <text:p>95.5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.158">
                <text:p>169.158</text:p>
              </table:table-cell>
              <table:table-cell office:value-type="float" office:value="103.106">
                <text:p>103.106</text:p>
              </table:table-cell>
              <table:table-cell office:value-type="float" office:value="100.896">
                <text:p>100.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9.152">
                <text:p>169.152</text:p>
              </table:table-cell>
              <table:table-cell office:value-type="float" office:value="103.102">
                <text:p>103.102</text:p>
              </table:table-cell>
              <table:table-cell office:value-type="float" office:value="85.7498">
                <text:p>85.7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9.15">
                <text:p>169.15</text:p>
              </table:table-cell>
              <table:table-cell office:value-type="float" office:value="103.101">
                <text:p>103.101</text:p>
              </table:table-cell>
              <table:table-cell office:value-type="float" office:value="82.3086">
                <text:p>82.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82.309">
                <text:p>82.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162">
                <text:p>169.162</text:p>
              </table:table-cell>
              <table:table-cell office:value-type="float" office:value="103.109">
                <text:p>103.109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9.177">
                <text:p>169.177</text:p>
              </table:table-cell>
              <table:table-cell office:value-type="float" office:value="103.118">
                <text:p>103.118</text:p>
              </table:table-cell>
              <table:table-cell office:value-type="float" office:value="82.3091">
                <text:p>82.3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9.199">
                <text:p>169.199</text:p>
              </table:table-cell>
              <table:table-cell office:value-type="float" office:value="103.131">
                <text:p>103.131</text:p>
              </table:table-cell>
              <table:table-cell office:value-type="float" office:value="82.3092">
                <text:p>82.3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9.226">
                <text:p>169.226</text:p>
              </table:table-cell>
              <table:table-cell office:value-type="float" office:value="103.147">
                <text:p>103.147</text:p>
              </table:table-cell>
              <table:table-cell office:value-type="float" office:value="85.7496">
                <text:p>85.7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9.254">
                <text:p>169.254</text:p>
              </table:table-cell>
              <table:table-cell office:value-type="float" office:value="103.165">
                <text:p>103.165</text:p>
              </table:table-cell>
              <table:table-cell office:value-type="float" office:value="88.3576">
                <text:p>88.35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9.28">
                <text:p>169.28</text:p>
              </table:table-cell>
              <table:table-cell office:value-type="float" office:value="103.18">
                <text:p>103.18</text:p>
              </table:table-cell>
              <table:table-cell office:value-type="float" office:value="97.4812">
                <text:p>97.48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7.5106">
                <text:p>97.5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.323">
                <text:p>169.323</text:p>
              </table:table-cell>
              <table:table-cell office:value-type="float" office:value="103.207">
                <text:p>103.207</text:p>
              </table:table-cell>
              <table:table-cell office:value-type="float" office:value="97.6205">
                <text:p>97.6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9.341">
                <text:p>169.341</text:p>
              </table:table-cell>
              <table:table-cell office:value-type="float" office:value="103.218">
                <text:p>103.218</text:p>
              </table:table-cell>
              <table:table-cell office:value-type="float" office:value="98.2785">
                <text:p>98.2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9.357">
                <text:p>169.357</text:p>
              </table:table-cell>
              <table:table-cell office:value-type="float" office:value="103.227">
                <text:p>103.227</text:p>
              </table:table-cell>
              <table:table-cell office:value-type="float" office:value="98.2803">
                <text:p>98.2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9.369">
                <text:p>169.369</text:p>
              </table:table-cell>
              <table:table-cell office:value-type="float" office:value="103.234">
                <text:p>103.234</text:p>
              </table:table-cell>
              <table:table-cell office:value-type="float" office:value="98.2933">
                <text:p>98.2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.377">
                <text:p>169.377</text:p>
              </table:table-cell>
              <table:table-cell office:value-type="float" office:value="103.24">
                <text:p>103.24</text:p>
              </table:table-cell>
              <table:table-cell office:value-type="float" office:value="98.286">
                <text:p>98.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.378">
                <text:p>169.378</text:p>
              </table:table-cell>
              <table:table-cell office:value-type="float" office:value="103.24">
                <text:p>103.24</text:p>
              </table:table-cell>
              <table:table-cell office:value-type="float" office:value="98.2782">
                <text:p>98.2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9.369">
                <text:p>169.369</text:p>
              </table:table-cell>
              <table:table-cell office:value-type="float" office:value="103.235">
                <text:p>103.235</text:p>
              </table:table-cell>
              <table:table-cell office:value-type="float" office:value="98.2897">
                <text:p>98.28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9.35">
                <text:p>169.35</text:p>
              </table:table-cell>
              <table:table-cell office:value-type="float" office:value="103.223">
                <text:p>103.223</text:p>
              </table:table-cell>
              <table:table-cell office:value-type="float" office:value="98.2811">
                <text:p>98.28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9.322">
                <text:p>169.322</text:p>
              </table:table-cell>
              <table:table-cell office:value-type="float" office:value="103.206">
                <text:p>103.206</text:p>
              </table:table-cell>
              <table:table-cell office:value-type="float" office:value="100.627">
                <text:p>100.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9.288">
                <text:p>169.288</text:p>
              </table:table-cell>
              <table:table-cell office:value-type="float" office:value="103.185">
                <text:p>103.185</text:p>
              </table:table-cell>
              <table:table-cell office:value-type="float" office:value="87.7546">
                <text:p>87.7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89.5291">
                <text:p>89.5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9.207">
                <text:p>169.207</text:p>
              </table:table-cell>
              <table:table-cell office:value-type="float" office:value="103.136">
                <text:p>103.136</text:p>
              </table:table-cell>
              <table:table-cell office:value-type="float" office:value="98.143">
                <text:p>98.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9.165">
                <text:p>169.165</text:p>
              </table:table-cell>
              <table:table-cell office:value-type="float" office:value="103.11">
                <text:p>103.11</text:p>
              </table:table-cell>
              <table:table-cell office:value-type="float" office:value="101.256">
                <text:p>101.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9.128">
                <text:p>169.128</text:p>
              </table:table-cell>
              <table:table-cell office:value-type="float" office:value="103.088">
                <text:p>103.088</text:p>
              </table:table-cell>
              <table:table-cell office:value-type="float" office:value="97.6373">
                <text:p>97.6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9.095">
                <text:p>169.095</text:p>
              </table:table-cell>
              <table:table-cell office:value-type="float" office:value="103.068">
                <text:p>103.068</text:p>
              </table:table-cell>
              <table:table-cell office:value-type="float" office:value="97.6438">
                <text:p>97.6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9.068">
                <text:p>169.068</text:p>
              </table:table-cell>
              <table:table-cell office:value-type="float" office:value="103.051">
                <text:p>103.051</text:p>
              </table:table-cell>
              <table:table-cell office:value-type="float" office:value="97.7163">
                <text:p>97.7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weep3.P1:sweep3.P192" svg:x="0.32cm" svg:y="0.18cm" svg:width="12.508cm" svg:height="8.64cm">
          <chartooo:coordinate-region svg:x="1.153cm" svg:y="0.379cm" svg:width="11.59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eep3.P1:sweep3.P192" chart:class="chart:line">
            <chart:data-point chart:repeated="1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86857">
                <text:p>-0.986857</text:p>
                <draw:g>
                  <svg:desc>sweep3.P1:sweep3.P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24888">
                <text:p>-0.924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20871">
                <text:p>-0.920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19146">
                <text:p>-0.919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22801">
                <text:p>-0.922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21567">
                <text:p>-0.921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22309">
                <text:p>-0.922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356">
                <text:p>0.781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60148">
                <text:p>-0.460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24098">
                <text:p>-0.724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14048">
                <text:p>-1.14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60836">
                <text:p>-0.0960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2558">
                <text:p>0.242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64045">
                <text:p>-0.7640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9733">
                <text:p>-0.609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6096">
                <text:p>-0.66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61635">
                <text:p>-0.861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748228">
                <text:p>-0.748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12822">
                <text:p>-1.128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1394">
                <text:p>-1.01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70441">
                <text:p>-0.670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964857">
                <text:p>-0.09648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81754">
                <text:p>-0.981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37759">
                <text:p>-0.137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185388">
                <text:p>-0.185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654672">
                <text:p>-0.654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661029">
                <text:p>-0.6610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5653">
                <text:p>-0.656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4616">
                <text:p>-0.654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54014">
                <text:p>-0.6540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659072">
                <text:p>-0.6590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59532">
                <text:p>-0.6595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61686">
                <text:p>-0.6616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45646">
                <text:p>-0.6456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57966">
                <text:p>-0.6579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76006">
                <text:p>-0.9760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75911">
                <text:p>-0.975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72604">
                <text:p>-0.972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51739">
                <text:p>-0.6517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1052">
                <text:p>0.351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1881">
                <text:p>-0.118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25224">
                <text:p>-0.1252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20948">
                <text:p>-0.520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74476">
                <text:p>-0.4744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77778">
                <text:p>-0.4777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51488">
                <text:p>-0.4514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56146">
                <text:p>-0.456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38478">
                <text:p>-0.4384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6219">
                <text:p>-0.09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965629">
                <text:p>-0.0965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00231">
                <text:p>-0.1002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986985">
                <text:p>-0.09869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928879">
                <text:p>-0.0928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4325">
                <text:p>0.6243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963863">
                <text:p>-0.0963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959293">
                <text:p>-0.0959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961934">
                <text:p>-0.0961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05625">
                <text:p>-0.105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44471">
                <text:p>-0.444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45049">
                <text:p>-0.4450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48832">
                <text:p>-0.4488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49827">
                <text:p>-0.4498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46367">
                <text:p>-0.4463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44692">
                <text:p>-0.446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445008">
                <text:p>-0.4450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440798">
                <text:p>-0.4407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0693">
                <text:p>-0.306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02583">
                <text:p>-0.3025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60118">
                <text:p>-0.0960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58813">
                <text:p>-0.09588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1833">
                <text:p>-0.09618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66052">
                <text:p>-0.09660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59824">
                <text:p>-0.09598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59095">
                <text:p>-0.09590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981919">
                <text:p>-0.0981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96482">
                <text:p>-0.096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959366">
                <text:p>-0.0959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959152">
                <text:p>-0.0959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952814">
                <text:p>-0.09528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96095">
                <text:p>-0.0960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85711">
                <text:p>-0.07857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66571">
                <text:p>-0.09665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96407">
                <text:p>-0.0964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956514">
                <text:p>-0.09565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955681">
                <text:p>-0.09556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95972">
                <text:p>-0.0959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962965">
                <text:p>-0.0962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958839">
                <text:p>-0.09588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961836">
                <text:p>-0.09618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959074">
                <text:p>-0.09590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64697">
                <text:p>-0.0964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66486">
                <text:p>-0.09664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966703">
                <text:p>-0.0966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955742">
                <text:p>-0.09557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96624">
                <text:p>-0.0966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936445">
                <text:p>-0.09364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60355">
                <text:p>-0.09603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58309">
                <text:p>-0.09583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963136">
                <text:p>-0.09631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53202">
                <text:p>-0.09532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9583">
                <text:p>-0.095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959158">
                <text:p>-0.0959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959556">
                <text:p>-0.0959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965466">
                <text:p>-0.09654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64407">
                <text:p>-0.09644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169386">
                <text:p>-0.1693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3555">
                <text:p>-0.135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30612">
                <text:p>-0.1306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962241">
                <text:p>-0.09622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411">
                <text:p>-0.104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3366">
                <text:p>-0.133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14928">
                <text:p>-0.1149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965811">
                <text:p>-0.09658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959931">
                <text:p>-0.09599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966332">
                <text:p>-0.0966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61232">
                <text:p>-0.09612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33247">
                <text:p>-0.09332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64933">
                <text:p>-0.09649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9619">
                <text:p>-0.0696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65728">
                <text:p>-0.09657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50999">
                <text:p>-0.09509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96328">
                <text:p>-0.0963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22052">
                <text:p>-0.07220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962423">
                <text:p>-0.09624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979745">
                <text:p>-0.09797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68014">
                <text:p>-0.468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960206">
                <text:p>-0.09602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54472">
                <text:p>0.25447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54806">
                <text:p>0.2548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4621">
                <text:p>0.2546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55838">
                <text:p>0.2558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1621">
                <text:p>0.3116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49011">
                <text:p>-0.1490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27524">
                <text:p>-0.1275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55924">
                <text:p>-0.155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6711">
                <text:p>-0.6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131606">
                <text:p>-0.1316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185854">
                <text:p>-0.1858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11375">
                <text:p>-0.11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54764">
                <text:p>-0.0854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96421">
                <text:p>-0.0964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961035">
                <text:p>-0.09610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10277">
                <text:p>-1.102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12702">
                <text:p>0.9127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9045">
                <text:p>0.2090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98045">
                <text:p>0.29804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240025">
                <text:p>-0.2400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963376">
                <text:p>-0.09633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9478">
                <text:p>-0.094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45983">
                <text:p>-0.6459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138607">
                <text:p>-0.1386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125214">
                <text:p>-0.125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125346">
                <text:p>-0.1253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45239">
                <text:p>-0.09452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93544">
                <text:p>0.2935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85213">
                <text:p>0.6852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7939">
                <text:p>0.679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74788">
                <text:p>0.6747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77389">
                <text:p>0.6773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3641">
                <text:p>0.6836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6424">
                <text:p>0.6764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5343">
                <text:p>0.653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50324">
                <text:p>0.6503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6294">
                <text:p>0.3862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9953">
                <text:p>0.3899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10862">
                <text:p>-0.07108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961075">
                <text:p>-0.0961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964504">
                <text:p>-0.0964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96235">
                <text:p>-0.0962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957951">
                <text:p>-0.09579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961817">
                <text:p>-0.09618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75062">
                <text:p>-0.0750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600345">
                <text:p>-0.06003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85783">
                <text:p>0.68578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07228">
                <text:p>0.707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17289">
                <text:p>0.817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884364">
                <text:p>0.8843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83201">
                <text:p>0.8832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880894">
                <text:p>0.8808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84421">
                <text:p>0.8844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83535">
                <text:p>0.8835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77819">
                <text:p>0.877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80267">
                <text:p>0.8802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514104">
                <text:p>-0.5141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11842">
                <text:p>-0.118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462069">
                <text:p>-0.04620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809">
                <text:p>1.128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0089">
                <text:p>0.1600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8697">
                <text:p>0.786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8824">
                <text:p>0.8488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82708">
                <text:p>0.8827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03cm" svg:height="6.764cm" xlink:href=".." xlink:type="simple" chart:class="chart:line" chart:style-name="ch1">
        <chart:title svg:x="5.289cm" svg:y="0.271cm" chart:style-name="ch2">
          <text:p>hgrid_res : 0.5</text:p>
        </chart:title>
        <chart:legend chart:legend-position="end" svg:x="11.287cm" svg:y="2.585cm" style:legend-expansion="high" chart:style-name="ch3"/>
        <chart:plot-area chart:style-name="ch4" table:cell-range-address="sweep3_2.H3:sweep3_2.H193 sweep3_2.L3:sweep3_2.M193" svg:x="0.272cm" svg:y="1.185cm" svg:width="10.743cm" svg:height="5.444cm">
          <chartooo:coordinate-region svg:x="1.079cm" svg:y="1.306cm" svg:width="9.936cm" svg:height="4.3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weep3_2.H3:sweep3_2.H193" chart:class="chart:line">
            <chart:data-point chart:repeated="191"/>
          </chart:series>
          <chart:series chart:style-name="ch8" chart:values-cell-range-address="sweep3_2.L3:sweep3_2.L193" chart:class="chart:line">
            <chart:data-point chart:repeated="191"/>
          </chart:series>
          <chart:series chart:style-name="ch9" chart:values-cell-range-address="sweep3_2.M3:sweep3_2.M193" chart:class="chart:line">
            <chart:data-point chart:repeated="19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.658">
                <text:p>126.658</text:p>
                <draw:g>
                  <svg:desc>sweep3_2.H3:sweep3_2.H193</svg:desc>
                </draw:g>
              </table:table-cell>
              <table:table-cell office:value-type="float" office:value="77.2009">
                <text:p>77.2009</text:p>
                <draw:g>
                  <svg:desc>sweep3_2.L3:sweep3_2.L193</svg:desc>
                </draw:g>
              </table:table-cell>
              <table:table-cell office:value-type="float" office:value="3.29798">
                <text:p>3.29798</text:p>
                <draw:g>
                  <svg:desc>sweep3_2.M3:sweep3_2.M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672">
                <text:p>126.672</text:p>
              </table:table-cell>
              <table:table-cell office:value-type="float" office:value="77.2093">
                <text:p>77.2093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677">
                <text:p>126.677</text:p>
              </table:table-cell>
              <table:table-cell office:value-type="float" office:value="77.2129">
                <text:p>77.2129</text:p>
              </table:table-cell>
              <table:table-cell office:value-type="float" office:value="3.29781">
                <text:p>3.29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675">
                <text:p>126.675</text:p>
              </table:table-cell>
              <table:table-cell office:value-type="float" office:value="77.2112">
                <text:p>77.2112</text:p>
              </table:table-cell>
              <table:table-cell office:value-type="float" office:value="3.29775">
                <text:p>3.297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662">
                <text:p>126.662</text:p>
              </table:table-cell>
              <table:table-cell office:value-type="float" office:value="77.2037">
                <text:p>77.2037</text:p>
              </table:table-cell>
              <table:table-cell office:value-type="float" office:value="3.29764">
                <text:p>3.29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641">
                <text:p>126.641</text:p>
              </table:table-cell>
              <table:table-cell office:value-type="float" office:value="77.1905">
                <text:p>77.1905</text:p>
              </table:table-cell>
              <table:table-cell office:value-type="float" office:value="77.0172">
                <text:p>77.0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1">
                <text:p>126.61</text:p>
              </table:table-cell>
              <table:table-cell office:value-type="float" office:value="77.1721">
                <text:p>77.1721</text:p>
              </table:table-cell>
              <table:table-cell office:value-type="float" office:value="3.29748">
                <text:p>3.29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572">
                <text:p>126.572</text:p>
              </table:table-cell>
              <table:table-cell office:value-type="float" office:value="77.1487">
                <text:p>77.1487</text:p>
              </table:table-cell>
              <table:table-cell office:value-type="float" office:value="3.29742">
                <text:p>3.29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526">
                <text:p>126.526</text:p>
              </table:table-cell>
              <table:table-cell office:value-type="float" office:value="77.1208">
                <text:p>77.1208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471">
                <text:p>126.471</text:p>
              </table:table-cell>
              <table:table-cell office:value-type="float" office:value="77.087">
                <text:p>77.087</text:p>
              </table:table-cell>
              <table:table-cell office:value-type="float" office:value="3.29726">
                <text:p>3.297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6.405">
                <text:p>126.405</text:p>
              </table:table-cell>
              <table:table-cell office:value-type="float" office:value="77.0469">
                <text:p>77.0469</text:p>
              </table:table-cell>
              <table:table-cell office:value-type="float" office:value="3.29719">
                <text:p>3.29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6.327">
                <text:p>126.327</text:p>
              </table:table-cell>
              <table:table-cell office:value-type="float" office:value="76.9994">
                <text:p>76.9994</text:p>
              </table:table-cell>
              <table:table-cell office:value-type="float" office:value="3.29711">
                <text:p>3.29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.238">
                <text:p>126.238</text:p>
              </table:table-cell>
              <table:table-cell office:value-type="float" office:value="76.9448">
                <text:p>76.9448</text:p>
              </table:table-cell>
              <table:table-cell office:value-type="float" office:value="3.29705">
                <text:p>3.297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.137">
                <text:p>126.137</text:p>
              </table:table-cell>
              <table:table-cell office:value-type="float" office:value="76.8836">
                <text:p>76.8836</text:p>
              </table:table-cell>
              <table:table-cell office:value-type="float" office:value="3.29698">
                <text:p>3.29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6.027">
                <text:p>126.027</text:p>
              </table:table-cell>
              <table:table-cell office:value-type="float" office:value="76.8163">
                <text:p>76.8163</text:p>
              </table:table-cell>
              <table:table-cell office:value-type="float" office:value="3.2969">
                <text:p>3.29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5.907">
                <text:p>125.907</text:p>
              </table:table-cell>
              <table:table-cell office:value-type="float" office:value="76.7431">
                <text:p>76.7431</text:p>
              </table:table-cell>
              <table:table-cell office:value-type="float" office:value="3.29685">
                <text:p>3.29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5.778">
                <text:p>125.778</text:p>
              </table:table-cell>
              <table:table-cell office:value-type="float" office:value="76.6647">
                <text:p>76.6647</text:p>
              </table:table-cell>
              <table:table-cell office:value-type="float" office:value="3.29676">
                <text:p>3.29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5.642">
                <text:p>125.642</text:p>
              </table:table-cell>
              <table:table-cell office:value-type="float" office:value="76.5819">
                <text:p>76.5819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5.499">
                <text:p>125.499</text:p>
              </table:table-cell>
              <table:table-cell office:value-type="float" office:value="76.4947">
                <text:p>76.4947</text:p>
              </table:table-cell>
              <table:table-cell office:value-type="float" office:value="3.2968">
                <text:p>3.2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5.343">
                <text:p>125.343</text:p>
              </table:table-cell>
              <table:table-cell office:value-type="float" office:value="76.3997">
                <text:p>76.3997</text:p>
              </table:table-cell>
              <table:table-cell office:value-type="float" office:value="3.29657">
                <text:p>3.296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.974">
                <text:p>124.974</text:p>
              </table:table-cell>
              <table:table-cell office:value-type="float" office:value="76.1743">
                <text:p>76.1743</text:p>
              </table:table-cell>
              <table:table-cell office:value-type="float" office:value="3.2965">
                <text:p>3.29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4.191">
                <text:p>124.191</text:p>
              </table:table-cell>
              <table:table-cell office:value-type="float" office:value="75.6972">
                <text:p>75.6972</text:p>
              </table:table-cell>
              <table:table-cell office:value-type="float" office:value="3.29646">
                <text:p>3.29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.011">
                <text:p>123.011</text:p>
              </table:table-cell>
              <table:table-cell office:value-type="float" office:value="74.9782">
                <text:p>74.9782</text:p>
              </table:table-cell>
              <table:table-cell office:value-type="float" office:value="3.29655">
                <text:p>3.296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1.458">
                <text:p>121.458</text:p>
              </table:table-cell>
              <table:table-cell office:value-type="float" office:value="74.0315">
                <text:p>74.0315</text:p>
              </table:table-cell>
              <table:table-cell office:value-type="float" office:value="3.29642">
                <text:p>3.29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.556">
                <text:p>119.556</text:p>
              </table:table-cell>
              <table:table-cell office:value-type="float" office:value="72.8724">
                <text:p>72.8724</text:p>
              </table:table-cell>
              <table:table-cell office:value-type="float" office:value="3.29628">
                <text:p>3.29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7.332">
                <text:p>117.332</text:p>
              </table:table-cell>
              <table:table-cell office:value-type="float" office:value="71.5168">
                <text:p>71.5168</text:p>
              </table:table-cell>
              <table:table-cell office:value-type="float" office:value="3.29644">
                <text:p>3.29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.812">
                <text:p>114.812</text:p>
              </table:table-cell>
              <table:table-cell office:value-type="float" office:value="69.9804">
                <text:p>69.9804</text:p>
              </table:table-cell>
              <table:table-cell office:value-type="float" office:value="3.29615">
                <text:p>3.296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.022">
                <text:p>112.022</text:p>
              </table:table-cell>
              <table:table-cell office:value-type="float" office:value="68.2799">
                <text:p>68.2799</text:p>
              </table:table-cell>
              <table:table-cell office:value-type="float" office:value="3.29611">
                <text:p>3.29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.992">
                <text:p>108.992</text:p>
              </table:table-cell>
              <table:table-cell office:value-type="float" office:value="66.4332">
                <text:p>66.4332</text:p>
              </table:table-cell>
              <table:table-cell office:value-type="float" office:value="3.29604">
                <text:p>3.296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.752">
                <text:p>105.752</text:p>
              </table:table-cell>
              <table:table-cell office:value-type="float" office:value="64.4585">
                <text:p>64.4585</text:p>
              </table:table-cell>
              <table:table-cell office:value-type="float" office:value="3.29605">
                <text:p>3.296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.332">
                <text:p>102.332</text:p>
              </table:table-cell>
              <table:table-cell office:value-type="float" office:value="62.3739">
                <text:p>62.3739</text:p>
              </table:table-cell>
              <table:table-cell office:value-type="float" office:value="3.29597">
                <text:p>3.29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7608">
                <text:p>98.7608</text:p>
              </table:table-cell>
              <table:table-cell office:value-type="float" office:value="60.197">
                <text:p>60.197</text:p>
              </table:table-cell>
              <table:table-cell office:value-type="float" office:value="3.29589">
                <text:p>3.295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.0643">
                <text:p>95.0643</text:p>
              </table:table-cell>
              <table:table-cell office:value-type="float" office:value="57.9439">
                <text:p>57.9439</text:p>
              </table:table-cell>
              <table:table-cell office:value-type="float" office:value="3.29584">
                <text:p>3.29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.2704">
                <text:p>91.2704</text:p>
              </table:table-cell>
              <table:table-cell office:value-type="float" office:value="55.6315">
                <text:p>55.6315</text:p>
              </table:table-cell>
              <table:table-cell office:value-type="float" office:value="3.29577">
                <text:p>3.29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.404">
                <text:p>87.404</text:p>
              </table:table-cell>
              <table:table-cell office:value-type="float" office:value="53.2748">
                <text:p>53.2748</text:p>
              </table:table-cell>
              <table:table-cell office:value-type="float" office:value="3.29574">
                <text:p>3.29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4871">
                <text:p>83.4871</text:p>
              </table:table-cell>
              <table:table-cell office:value-type="float" office:value="50.8874">
                <text:p>50.8874</text:p>
              </table:table-cell>
              <table:table-cell office:value-type="float" office:value="3.2957">
                <text:p>3.29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.5448">
                <text:p>79.5448</text:p>
              </table:table-cell>
              <table:table-cell office:value-type="float" office:value="48.4844">
                <text:p>48.4844</text:p>
              </table:table-cell>
              <table:table-cell office:value-type="float" office:value="3.29568">
                <text:p>3.295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.5988">
                <text:p>75.5988</text:p>
              </table:table-cell>
              <table:table-cell office:value-type="float" office:value="46.0793">
                <text:p>46.0793</text:p>
              </table:table-cell>
              <table:table-cell office:value-type="float" office:value="3.2956">
                <text:p>3.29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1.6719">
                <text:p>71.6719</text:p>
              </table:table-cell>
              <table:table-cell office:value-type="float" office:value="43.6857">
                <text:p>43.6857</text:p>
              </table:table-cell>
              <table:table-cell office:value-type="float" office:value="3.29557">
                <text:p>3.29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.7861">
                <text:p>67.7861</text:p>
              </table:table-cell>
              <table:table-cell office:value-type="float" office:value="41.3173">
                <text:p>41.3173</text:p>
              </table:table-cell>
              <table:table-cell office:value-type="float" office:value="3.29551">
                <text:p>3.295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9616">
                <text:p>63.9616</text:p>
              </table:table-cell>
              <table:table-cell office:value-type="float" office:value="38.9861">
                <text:p>38.9861</text:p>
              </table:table-cell>
              <table:table-cell office:value-type="float" office:value="3.29546">
                <text:p>3.295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.2169">
                <text:p>60.2169</text:p>
              </table:table-cell>
              <table:table-cell office:value-type="float" office:value="36.7036">
                <text:p>36.7036</text:p>
              </table:table-cell>
              <table:table-cell office:value-type="float" office:value="3.29543">
                <text:p>3.295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6.5689">
                <text:p>56.5689</text:p>
              </table:table-cell>
              <table:table-cell office:value-type="float" office:value="34.4801">
                <text:p>34.4801</text:p>
              </table:table-cell>
              <table:table-cell office:value-type="float" office:value="3.2954">
                <text:p>3.29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.0327">
                <text:p>53.0327</text:p>
              </table:table-cell>
              <table:table-cell office:value-type="float" office:value="32.3247">
                <text:p>32.3247</text:p>
              </table:table-cell>
              <table:table-cell office:value-type="float" office:value="3.29534">
                <text:p>3.29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.6192">
                <text:p>49.6192</text:p>
              </table:table-cell>
              <table:table-cell office:value-type="float" office:value="30.2441">
                <text:p>30.2441</text:p>
              </table:table-cell>
              <table:table-cell office:value-type="float" office:value="3.2953">
                <text:p>3.2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.3382">
                <text:p>46.3382</text:p>
              </table:table-cell>
              <table:table-cell office:value-type="float" office:value="28.2442">
                <text:p>28.2442</text:p>
              </table:table-cell>
              <table:table-cell office:value-type="float" office:value="3.29552">
                <text:p>3.295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1991">
                <text:p>43.1991</text:p>
              </table:table-cell>
              <table:table-cell office:value-type="float" office:value="26.3309">
                <text:p>26.3309</text:p>
              </table:table-cell>
              <table:table-cell office:value-type="float" office:value="3.29522">
                <text:p>3.295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2095">
                <text:p>40.2095</text:p>
              </table:table-cell>
              <table:table-cell office:value-type="float" office:value="24.5086">
                <text:p>24.5086</text:p>
              </table:table-cell>
              <table:table-cell office:value-type="float" office:value="3.29519">
                <text:p>3.295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.3749">
                <text:p>37.3749</text:p>
              </table:table-cell>
              <table:table-cell office:value-type="float" office:value="22.7809">
                <text:p>22.7809</text:p>
              </table:table-cell>
              <table:table-cell office:value-type="float" office:value="3.29515">
                <text:p>3.295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.6971">
                <text:p>34.6971</text:p>
              </table:table-cell>
              <table:table-cell office:value-type="float" office:value="21.1487">
                <text:p>21.1487</text:p>
              </table:table-cell>
              <table:table-cell office:value-type="float" office:value="3.29563">
                <text:p>3.295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1784">
                <text:p>32.1784</text:p>
              </table:table-cell>
              <table:table-cell office:value-type="float" office:value="19.6135">
                <text:p>19.6135</text:p>
              </table:table-cell>
              <table:table-cell office:value-type="float" office:value="3.29544">
                <text:p>3.295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8195">
                <text:p>29.8195</text:p>
              </table:table-cell>
              <table:table-cell office:value-type="float" office:value="18.1757">
                <text:p>18.1757</text:p>
              </table:table-cell>
              <table:table-cell office:value-type="float" office:value="3.29508">
                <text:p>3.295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.6179">
                <text:p>27.6179</text:p>
              </table:table-cell>
              <table:table-cell office:value-type="float" office:value="16.8338">
                <text:p>16.8338</text:p>
              </table:table-cell>
              <table:table-cell office:value-type="float" office:value="3.29503">
                <text:p>3.295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.5726">
                <text:p>25.5726</text:p>
              </table:table-cell>
              <table:table-cell office:value-type="float" office:value="15.5871">
                <text:p>15.5871</text:p>
              </table:table-cell>
              <table:table-cell office:value-type="float" office:value="3.29532">
                <text:p>3.29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.6807">
                <text:p>23.6807</text:p>
              </table:table-cell>
              <table:table-cell office:value-type="float" office:value="14.434">
                <text:p>14.434</text:p>
              </table:table-cell>
              <table:table-cell office:value-type="float" office:value="3.29509">
                <text:p>3.29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.9377">
                <text:p>21.9377</text:p>
              </table:table-cell>
              <table:table-cell office:value-type="float" office:value="13.3715">
                <text:p>13.3715</text:p>
              </table:table-cell>
              <table:table-cell office:value-type="float" office:value="3.29495">
                <text:p>3.294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388">
                <text:p>20.3388</text:p>
              </table:table-cell>
              <table:table-cell office:value-type="float" office:value="12.397">
                <text:p>12.397</text:p>
              </table:table-cell>
              <table:table-cell office:value-type="float" office:value="3.29492">
                <text:p>3.29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8756">
                <text:p>18.8756</text:p>
              </table:table-cell>
              <table:table-cell office:value-type="float" office:value="11.5052">
                <text:p>11.5052</text:p>
              </table:table-cell>
              <table:table-cell office:value-type="float" office:value="3.29494">
                <text:p>3.294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539">
                <text:p>17.539</text:p>
              </table:table-cell>
              <table:table-cell office:value-type="float" office:value="10.6905">
                <text:p>10.6905</text:p>
              </table:table-cell>
              <table:table-cell office:value-type="float" office:value="3.29489">
                <text:p>3.294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215">
                <text:p>16.3215</text:p>
              </table:table-cell>
              <table:table-cell office:value-type="float" office:value="9.94833">
                <text:p>9.94833</text:p>
              </table:table-cell>
              <table:table-cell office:value-type="float" office:value="3.29485">
                <text:p>3.294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156">
                <text:p>15.2156</text:p>
              </table:table-cell>
              <table:table-cell office:value-type="float" office:value="9.27427">
                <text:p>9.27427</text:p>
              </table:table-cell>
              <table:table-cell office:value-type="float" office:value="3.2948">
                <text:p>3.2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2136">
                <text:p>14.2136</text:p>
              </table:table-cell>
              <table:table-cell office:value-type="float" office:value="8.66353">
                <text:p>8.66353</text:p>
              </table:table-cell>
              <table:table-cell office:value-type="float" office:value="3.29477">
                <text:p>3.294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.308">
                <text:p>13.308</text:p>
              </table:table-cell>
              <table:table-cell office:value-type="float" office:value="8.11151">
                <text:p>8.11151</text:p>
              </table:table-cell>
              <table:table-cell office:value-type="float" office:value="3.29475">
                <text:p>3.294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4912">
                <text:p>12.4912</text:p>
              </table:table-cell>
              <table:table-cell office:value-type="float" office:value="7.61371">
                <text:p>7.61371</text:p>
              </table:table-cell>
              <table:table-cell office:value-type="float" office:value="3.29474">
                <text:p>3.294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546">
                <text:p>11.7546</text:p>
              </table:table-cell>
              <table:table-cell office:value-type="float" office:value="7.16472">
                <text:p>7.16472</text:p>
              </table:table-cell>
              <table:table-cell office:value-type="float" office:value="3.29474">
                <text:p>3.294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0881">
                <text:p>11.0881</text:p>
              </table:table-cell>
              <table:table-cell office:value-type="float" office:value="6.75845">
                <text:p>6.75845</text:p>
              </table:table-cell>
              <table:table-cell office:value-type="float" office:value="3.29482">
                <text:p>3.29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4847">
                <text:p>10.4847</text:p>
              </table:table-cell>
              <table:table-cell office:value-type="float" office:value="6.39066">
                <text:p>6.39066</text:p>
              </table:table-cell>
              <table:table-cell office:value-type="float" office:value="3.2947">
                <text:p>3.29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.93992">
                <text:p>9.93992</text:p>
              </table:table-cell>
              <table:table-cell office:value-type="float" office:value="6.05862">
                <text:p>6.05862</text:p>
              </table:table-cell>
              <table:table-cell office:value-type="float" office:value="3.29468">
                <text:p>3.294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4492">
                <text:p>9.4492</text:p>
              </table:table-cell>
              <table:table-cell office:value-type="float" office:value="5.75951">
                <text:p>5.75951</text:p>
              </table:table-cell>
              <table:table-cell office:value-type="float" office:value="3.29467">
                <text:p>3.29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01164">
                <text:p>9.01164</text:p>
              </table:table-cell>
              <table:table-cell office:value-type="float" office:value="5.49281">
                <text:p>5.49281</text:p>
              </table:table-cell>
              <table:table-cell office:value-type="float" office:value="3.29465">
                <text:p>3.29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2869">
                <text:p>8.62869</text:p>
              </table:table-cell>
              <table:table-cell office:value-type="float" office:value="5.25939">
                <text:p>5.25939</text:p>
              </table:table-cell>
              <table:table-cell office:value-type="float" office:value="3.29468">
                <text:p>3.294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3018">
                <text:p>8.3018</text:p>
              </table:table-cell>
              <table:table-cell office:value-type="float" office:value="5.06014">
                <text:p>5.06014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03372">
                <text:p>8.03372</text:p>
              </table:table-cell>
              <table:table-cell office:value-type="float" office:value="4.89674">
                <text:p>4.89674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82934">
                <text:p>7.82934</text:p>
              </table:table-cell>
              <table:table-cell office:value-type="float" office:value="4.77217">
                <text:p>4.77217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69521">
                <text:p>7.69521</text:p>
              </table:table-cell>
              <table:table-cell office:value-type="float" office:value="4.69041">
                <text:p>4.69041</text:p>
              </table:table-cell>
              <table:table-cell office:value-type="float" office:value="3.29526">
                <text:p>3.295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63915">
                <text:p>7.63915</text:p>
              </table:table-cell>
              <table:table-cell office:value-type="float" office:value="4.65625">
                <text:p>4.65625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66951">
                <text:p>7.66951</text:p>
              </table:table-cell>
              <table:table-cell office:value-type="float" office:value="4.67475">
                <text:p>4.67475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9482">
                <text:p>7.79482</text:p>
              </table:table-cell>
              <table:table-cell office:value-type="float" office:value="4.75113">
                <text:p>4.75113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02498">
                <text:p>8.02498</text:p>
              </table:table-cell>
              <table:table-cell office:value-type="float" office:value="4.89142">
                <text:p>4.89142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37007">
                <text:p>8.37007</text:p>
              </table:table-cell>
              <table:table-cell office:value-type="float" office:value="5.10175">
                <text:p>5.10175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.84012">
                <text:p>8.84012</text:p>
              </table:table-cell>
              <table:table-cell office:value-type="float" office:value="5.38826">
                <text:p>5.38826</text:p>
              </table:table-cell>
              <table:table-cell office:value-type="float" office:value="3.29454">
                <text:p>3.294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44485">
                <text:p>9.44485</text:p>
              </table:table-cell>
              <table:table-cell office:value-type="float" office:value="5.75686">
                <text:p>5.75686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1933">
                <text:p>10.1933</text:p>
              </table:table-cell>
              <table:table-cell office:value-type="float" office:value="6.21303">
                <text:p>6.21303</text:p>
              </table:table-cell>
              <table:table-cell office:value-type="float" office:value="3.29456">
                <text:p>3.294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0939">
                <text:p>11.0939</text:p>
              </table:table-cell>
              <table:table-cell office:value-type="float" office:value="6.76202">
                <text:p>6.76202</text:p>
              </table:table-cell>
              <table:table-cell office:value-type="float" office:value="3.29469">
                <text:p>3.294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544">
                <text:p>12.1544</text:p>
              </table:table-cell>
              <table:table-cell office:value-type="float" office:value="7.40838">
                <text:p>7.40838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3809">
                <text:p>13.3809</text:p>
              </table:table-cell>
              <table:table-cell office:value-type="float" office:value="8.15599">
                <text:p>8.15599</text:p>
              </table:table-cell>
              <table:table-cell office:value-type="float" office:value="3.29455">
                <text:p>3.29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.7791">
                <text:p>14.7791</text:p>
              </table:table-cell>
              <table:table-cell office:value-type="float" office:value="9.00824">
                <text:p>9.00824</text:p>
              </table:table-cell>
              <table:table-cell office:value-type="float" office:value="3.29458">
                <text:p>3.294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3523">
                <text:p>16.3523</text:p>
              </table:table-cell>
              <table:table-cell office:value-type="float" office:value="9.96712">
                <text:p>9.96712</text:p>
              </table:table-cell>
              <table:table-cell office:value-type="float" office:value="3.29456">
                <text:p>3.294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103">
                <text:p>18.103</text:p>
              </table:table-cell>
              <table:table-cell office:value-type="float" office:value="11.0342">
                <text:p>11.0342</text:p>
              </table:table-cell>
              <table:table-cell office:value-type="float" office:value="3.29457">
                <text:p>3.294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0326">
                <text:p>20.0326</text:p>
              </table:table-cell>
              <table:table-cell office:value-type="float" office:value="12.2104">
                <text:p>12.2104</text:p>
              </table:table-cell>
              <table:table-cell office:value-type="float" office:value="3.29471">
                <text:p>3.29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.1409">
                <text:p>22.1409</text:p>
              </table:table-cell>
              <table:table-cell office:value-type="float" office:value="13.4954">
                <text:p>13.4954</text:p>
              </table:table-cell>
              <table:table-cell office:value-type="float" office:value="3.29459">
                <text:p>3.29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.426">
                <text:p>24.426</text:p>
              </table:table-cell>
              <table:table-cell office:value-type="float" office:value="14.8882">
                <text:p>14.8882</text:p>
              </table:table-cell>
              <table:table-cell office:value-type="float" office:value="3.2946">
                <text:p>3.29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6.8841">
                <text:p>26.8841</text:p>
              </table:table-cell>
              <table:table-cell office:value-type="float" office:value="16.3865">
                <text:p>16.3865</text:p>
              </table:table-cell>
              <table:table-cell office:value-type="float" office:value="3.29529">
                <text:p>3.295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.51">
                <text:p>29.51</text:p>
              </table:table-cell>
              <table:table-cell office:value-type="float" office:value="17.987">
                <text:p>17.987</text:p>
              </table:table-cell>
              <table:table-cell office:value-type="float" office:value="3.29463">
                <text:p>3.294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.296">
                <text:p>32.296</text:p>
              </table:table-cell>
              <table:table-cell office:value-type="float" office:value="19.6852">
                <text:p>19.6852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.2337">
                <text:p>35.2337</text:p>
              </table:table-cell>
              <table:table-cell office:value-type="float" office:value="21.4758">
                <text:p>21.4758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8.3135">
                <text:p>38.3135</text:p>
              </table:table-cell>
              <table:table-cell office:value-type="float" office:value="23.353">
                <text:p>23.353</text:p>
              </table:table-cell>
              <table:table-cell office:value-type="float" office:value="3.29466">
                <text:p>3.294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1.5227">
                <text:p>41.5227</text:p>
              </table:table-cell>
              <table:table-cell office:value-type="float" office:value="25.3091">
                <text:p>25.3091</text:p>
              </table:table-cell>
              <table:table-cell office:value-type="float" office:value="3.29464">
                <text:p>3.294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.8469">
                <text:p>44.8469</text:p>
              </table:table-cell>
              <table:table-cell office:value-type="float" office:value="27.3353">
                <text:p>27.3353</text:p>
              </table:table-cell>
              <table:table-cell office:value-type="float" office:value="3.29476">
                <text:p>3.29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2701">
                <text:p>48.2701</text:p>
              </table:table-cell>
              <table:table-cell office:value-type="float" office:value="29.4218">
                <text:p>29.4218</text:p>
              </table:table-cell>
              <table:table-cell office:value-type="float" office:value="3.29469">
                <text:p>3.294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7748">
                <text:p>51.7748</text:p>
              </table:table-cell>
              <table:table-cell office:value-type="float" office:value="31.5579">
                <text:p>31.5579</text:p>
              </table:table-cell>
              <table:table-cell office:value-type="float" office:value="3.2947">
                <text:p>3.29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5.3412">
                <text:p>55.3412</text:p>
              </table:table-cell>
              <table:table-cell office:value-type="float" office:value="33.7318">
                <text:p>33.7318</text:p>
              </table:table-cell>
              <table:table-cell office:value-type="float" office:value="3.29471">
                <text:p>3.294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.9484">
                <text:p>58.9484</text:p>
              </table:table-cell>
              <table:table-cell office:value-type="float" office:value="35.9305">
                <text:p>35.9305</text:p>
              </table:table-cell>
              <table:table-cell office:value-type="float" office:value="3.29475">
                <text:p>3.29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.5744">
                <text:p>62.5744</text:p>
              </table:table-cell>
              <table:table-cell office:value-type="float" office:value="38.1406">
                <text:p>38.1406</text:p>
              </table:table-cell>
              <table:table-cell office:value-type="float" office:value="3.29502">
                <text:p>3.295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.197">
                <text:p>66.197</text:p>
              </table:table-cell>
              <table:table-cell office:value-type="float" office:value="40.3486">
                <text:p>40.3486</text:p>
              </table:table-cell>
              <table:table-cell office:value-type="float" office:value="3.29479">
                <text:p>3.294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.7931">
                <text:p>69.7931</text:p>
              </table:table-cell>
              <table:table-cell office:value-type="float" office:value="42.5406">
                <text:p>42.5406</text:p>
              </table:table-cell>
              <table:table-cell office:value-type="float" office:value="3.29481">
                <text:p>3.294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3.3375">
                <text:p>73.3375</text:p>
              </table:table-cell>
              <table:table-cell office:value-type="float" office:value="44.701">
                <text:p>44.701</text:p>
              </table:table-cell>
              <table:table-cell office:value-type="float" office:value="3.29485">
                <text:p>3.294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6.8039">
                <text:p>76.8039</text:p>
              </table:table-cell>
              <table:table-cell office:value-type="float" office:value="46.8138">
                <text:p>46.8138</text:p>
              </table:table-cell>
              <table:table-cell office:value-type="float" office:value="3.29492">
                <text:p>3.294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0.1651">
                <text:p>80.1651</text:p>
              </table:table-cell>
              <table:table-cell office:value-type="float" office:value="48.8626">
                <text:p>48.8626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3.3939">
                <text:p>83.3939</text:p>
              </table:table-cell>
              <table:table-cell office:value-type="float" office:value="50.8306">
                <text:p>50.8306</text:p>
              </table:table-cell>
              <table:table-cell office:value-type="float" office:value="3.29493">
                <text:p>3.294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6.4624">
                <text:p>86.4624</text:p>
              </table:table-cell>
              <table:table-cell office:value-type="float" office:value="52.7009">
                <text:p>52.7009</text:p>
              </table:table-cell>
              <table:table-cell office:value-type="float" office:value="3.29491">
                <text:p>3.29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.3429">
                <text:p>89.3429</text:p>
              </table:table-cell>
              <table:table-cell office:value-type="float" office:value="54.4566">
                <text:p>54.4566</text:p>
              </table:table-cell>
              <table:table-cell office:value-type="float" office:value="3.29511">
                <text:p>3.295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.0076">
                <text:p>92.0076</text:p>
              </table:table-cell>
              <table:table-cell office:value-type="float" office:value="56.0808">
                <text:p>56.0808</text:p>
              </table:table-cell>
              <table:table-cell office:value-type="float" office:value="3.29498">
                <text:p>3.2949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294">
                <text:p>94.4294</text:p>
              </table:table-cell>
              <table:table-cell office:value-type="float" office:value="57.5569">
                <text:p>57.5569</text:p>
              </table:table-cell>
              <table:table-cell office:value-type="float" office:value="3.295">
                <text:p>3.2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6.581">
                <text:p>96.581</text:p>
              </table:table-cell>
              <table:table-cell office:value-type="float" office:value="58.8684">
                <text:p>58.8684</text:p>
              </table:table-cell>
              <table:table-cell office:value-type="float" office:value="3.29506">
                <text:p>3.295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8.436">
                <text:p>98.436</text:p>
              </table:table-cell>
              <table:table-cell office:value-type="float" office:value="59.9991">
                <text:p>59.9991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97">
                <text:p>99.97</text:p>
              </table:table-cell>
              <table:table-cell office:value-type="float" office:value="60.9341">
                <text:p>60.9341</text:p>
              </table:table-cell>
              <table:table-cell office:value-type="float" office:value="3.2951">
                <text:p>3.29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.159">
                <text:p>101.159</text:p>
              </table:table-cell>
              <table:table-cell office:value-type="float" office:value="61.659">
                <text:p>61.659</text:p>
              </table:table-cell>
              <table:table-cell office:value-type="float" office:value="3.29513">
                <text:p>3.295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1.982">
                <text:p>101.982</text:p>
              </table:table-cell>
              <table:table-cell office:value-type="float" office:value="62.1606">
                <text:p>62.1606</text:p>
              </table:table-cell>
              <table:table-cell office:value-type="float" office:value="3.29517">
                <text:p>3.295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.421">
                <text:p>102.421</text:p>
              </table:table-cell>
              <table:table-cell office:value-type="float" office:value="62.4279">
                <text:p>62.4279</text:p>
              </table:table-cell>
              <table:table-cell office:value-type="float" office:value="3.29523">
                <text:p>3.29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.664">
                <text:p>102.664</text:p>
              </table:table-cell>
              <table:table-cell office:value-type="float" office:value="62.5761">
                <text:p>62.5761</text:p>
              </table:table-cell>
              <table:table-cell office:value-type="float" office:value="3.29526">
                <text:p>3.29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.924">
                <text:p>102.924</text:p>
              </table:table-cell>
              <table:table-cell office:value-type="float" office:value="62.7345">
                <text:p>62.7345</text:p>
              </table:table-cell>
              <table:table-cell office:value-type="float" office:value="3.29532">
                <text:p>3.295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3.203">
                <text:p>103.203</text:p>
              </table:table-cell>
              <table:table-cell office:value-type="float" office:value="62.905">
                <text:p>62.905</text:p>
              </table:table-cell>
              <table:table-cell office:value-type="float" office:value="3.29536">
                <text:p>3.29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3.503">
                <text:p>103.503</text:p>
              </table:table-cell>
              <table:table-cell office:value-type="float" office:value="63.0875">
                <text:p>63.0875</text:p>
              </table:table-cell>
              <table:table-cell office:value-type="float" office:value="3.29539">
                <text:p>3.2953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3.822">
                <text:p>103.822</text:p>
              </table:table-cell>
              <table:table-cell office:value-type="float" office:value="63.282">
                <text:p>63.282</text:p>
              </table:table-cell>
              <table:table-cell office:value-type="float" office:value="3.29542">
                <text:p>3.295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.161">
                <text:p>104.161</text:p>
              </table:table-cell>
              <table:table-cell office:value-type="float" office:value="63.4884">
                <text:p>63.4884</text:p>
              </table:table-cell>
              <table:table-cell office:value-type="float" office:value="3.29549">
                <text:p>3.29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4.518">
                <text:p>104.518</text:p>
              </table:table-cell>
              <table:table-cell office:value-type="float" office:value="63.7065">
                <text:p>63.7065</text:p>
              </table:table-cell>
              <table:table-cell office:value-type="float" office:value="3.29556">
                <text:p>3.295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4.896">
                <text:p>104.896</text:p>
              </table:table-cell>
              <table:table-cell office:value-type="float" office:value="63.9364">
                <text:p>63.9364</text:p>
              </table:table-cell>
              <table:table-cell office:value-type="float" office:value="3.29558">
                <text:p>3.29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5.292">
                <text:p>105.292</text:p>
              </table:table-cell>
              <table:table-cell office:value-type="float" office:value="64.1782">
                <text:p>64.1782</text:p>
              </table:table-cell>
              <table:table-cell office:value-type="float" office:value="3.29558">
                <text:p>3.295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.708">
                <text:p>105.708</text:p>
              </table:table-cell>
              <table:table-cell office:value-type="float" office:value="64.4313">
                <text:p>64.4313</text:p>
              </table:table-cell>
              <table:table-cell office:value-type="float" office:value="3.29561">
                <text:p>3.2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6.14">
                <text:p>106.14</text:p>
              </table:table-cell>
              <table:table-cell office:value-type="float" office:value="64.695">
                <text:p>64.695</text:p>
              </table:table-cell>
              <table:table-cell office:value-type="float" office:value="3.29569">
                <text:p>3.295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6.589">
                <text:p>106.589</text:p>
              </table:table-cell>
              <table:table-cell office:value-type="float" office:value="64.9687">
                <text:p>64.9687</text:p>
              </table:table-cell>
              <table:table-cell office:value-type="float" office:value="3.29581">
                <text:p>3.295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7.053">
                <text:p>107.053</text:p>
              </table:table-cell>
              <table:table-cell office:value-type="float" office:value="65.2514">
                <text:p>65.2514</text:p>
              </table:table-cell>
              <table:table-cell office:value-type="float" office:value="3.2958">
                <text:p>3.2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7.531">
                <text:p>107.531</text:p>
              </table:table-cell>
              <table:table-cell office:value-type="float" office:value="65.5427">
                <text:p>65.5427</text:p>
              </table:table-cell>
              <table:table-cell office:value-type="float" office:value="3.29583">
                <text:p>3.2958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.021">
                <text:p>108.021</text:p>
              </table:table-cell>
              <table:table-cell office:value-type="float" office:value="65.8415">
                <text:p>65.8415</text:p>
              </table:table-cell>
              <table:table-cell office:value-type="float" office:value="3.29589">
                <text:p>3.29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8.522">
                <text:p>108.522</text:p>
              </table:table-cell>
              <table:table-cell office:value-type="float" office:value="66.1467">
                <text:p>66.1467</text:p>
              </table:table-cell>
              <table:table-cell office:value-type="float" office:value="3.29591">
                <text:p>3.295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9.031">
                <text:p>109.031</text:p>
              </table:table-cell>
              <table:table-cell office:value-type="float" office:value="66.4572">
                <text:p>66.4572</text:p>
              </table:table-cell>
              <table:table-cell office:value-type="float" office:value="3.29602">
                <text:p>3.29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9.548">
                <text:p>109.548</text:p>
              </table:table-cell>
              <table:table-cell office:value-type="float" office:value="66.7721">
                <text:p>66.7721</text:p>
              </table:table-cell>
              <table:table-cell office:value-type="float" office:value="3.29604">
                <text:p>3.296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.07">
                <text:p>110.07</text:p>
              </table:table-cell>
              <table:table-cell office:value-type="float" office:value="67.0903">
                <text:p>67.0903</text:p>
              </table:table-cell>
              <table:table-cell office:value-type="float" office:value="3.29609">
                <text:p>3.2960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.595">
                <text:p>110.595</text:p>
              </table:table-cell>
              <table:table-cell office:value-type="float" office:value="67.4104">
                <text:p>67.4104</text:p>
              </table:table-cell>
              <table:table-cell office:value-type="float" office:value="3.29615">
                <text:p>3.29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1.121">
                <text:p>111.121</text:p>
              </table:table-cell>
              <table:table-cell office:value-type="float" office:value="67.7308">
                <text:p>67.7308</text:p>
              </table:table-cell>
              <table:table-cell office:value-type="float" office:value="3.29644">
                <text:p>3.2964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1.645">
                <text:p>111.645</text:p>
              </table:table-cell>
              <table:table-cell office:value-type="float" office:value="68.05">
                <text:p>68.05</text:p>
              </table:table-cell>
              <table:table-cell office:value-type="float" office:value="3.29626">
                <text:p>3.296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2.164">
                <text:p>112.164</text:p>
              </table:table-cell>
              <table:table-cell office:value-type="float" office:value="68.3664">
                <text:p>68.3664</text:p>
              </table:table-cell>
              <table:table-cell office:value-type="float" office:value="3.29632">
                <text:p>3.2963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2.675">
                <text:p>112.675</text:p>
              </table:table-cell>
              <table:table-cell office:value-type="float" office:value="68.6784">
                <text:p>68.6784</text:p>
              </table:table-cell>
              <table:table-cell office:value-type="float" office:value="3.29645">
                <text:p>3.29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3.177">
                <text:p>113.177</text:p>
              </table:table-cell>
              <table:table-cell office:value-type="float" office:value="68.9842">
                <text:p>68.9842</text:p>
              </table:table-cell>
              <table:table-cell office:value-type="float" office:value="3.29643">
                <text:p>3.296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3.666">
                <text:p>113.666</text:p>
              </table:table-cell>
              <table:table-cell office:value-type="float" office:value="69.2822">
                <text:p>69.2822</text:p>
              </table:table-cell>
              <table:table-cell office:value-type="float" office:value="3.29651">
                <text:p>3.296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.14">
                <text:p>114.14</text:p>
              </table:table-cell>
              <table:table-cell office:value-type="float" office:value="69.5711">
                <text:p>69.5711</text:p>
              </table:table-cell>
              <table:table-cell office:value-type="float" office:value="3.29659">
                <text:p>3.296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4.598">
                <text:p>114.598</text:p>
              </table:table-cell>
              <table:table-cell office:value-type="float" office:value="69.85">
                <text:p>69.85</text:p>
              </table:table-cell>
              <table:table-cell office:value-type="float" office:value="3.29664">
                <text:p>3.296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5.037">
                <text:p>115.037</text:p>
              </table:table-cell>
              <table:table-cell office:value-type="float" office:value="70.118">
                <text:p>70.118</text:p>
              </table:table-cell>
              <table:table-cell office:value-type="float" office:value="3.2967">
                <text:p>3.2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5.457">
                <text:p>115.457</text:p>
              </table:table-cell>
              <table:table-cell office:value-type="float" office:value="70.3741">
                <text:p>70.3741</text:p>
              </table:table-cell>
              <table:table-cell office:value-type="float" office:value="3.29677">
                <text:p>3.296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5.856">
                <text:p>115.856</text:p>
              </table:table-cell>
              <table:table-cell office:value-type="float" office:value="70.6172">
                <text:p>70.6172</text:p>
              </table:table-cell>
              <table:table-cell office:value-type="float" office:value="3.29884">
                <text:p>3.298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6.234">
                <text:p>116.234</text:p>
              </table:table-cell>
              <table:table-cell office:value-type="float" office:value="70.8473">
                <text:p>70.8473</text:p>
              </table:table-cell>
              <table:table-cell office:value-type="float" office:value="3.2969">
                <text:p>3.29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6.589">
                <text:p>116.589</text:p>
              </table:table-cell>
              <table:table-cell office:value-type="float" office:value="71.0639">
                <text:p>71.0639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6.921">
                <text:p>116.921</text:p>
              </table:table-cell>
              <table:table-cell office:value-type="float" office:value="71.2661">
                <text:p>71.2661</text:p>
              </table:table-cell>
              <table:table-cell office:value-type="float" office:value="3.29736">
                <text:p>3.297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7.236">
                <text:p>117.236</text:p>
              </table:table-cell>
              <table:table-cell office:value-type="float" office:value="71.4584">
                <text:p>71.4584</text:p>
              </table:table-cell>
              <table:table-cell office:value-type="float" office:value="3.29712">
                <text:p>3.297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7.548">
                <text:p>117.548</text:p>
              </table:table-cell>
              <table:table-cell office:value-type="float" office:value="71.6481">
                <text:p>71.6481</text:p>
              </table:table-cell>
              <table:table-cell office:value-type="float" office:value="3.29717">
                <text:p>3.297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7.854">
                <text:p>117.854</text:p>
              </table:table-cell>
              <table:table-cell office:value-type="float" office:value="71.8351">
                <text:p>71.8351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8.156">
                <text:p>118.156</text:p>
              </table:table-cell>
              <table:table-cell office:value-type="float" office:value="72.0188">
                <text:p>72.0188</text:p>
              </table:table-cell>
              <table:table-cell office:value-type="float" office:value="3.29739">
                <text:p>3.297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8.451">
                <text:p>118.451</text:p>
              </table:table-cell>
              <table:table-cell office:value-type="float" office:value="72.1989">
                <text:p>72.1989</text:p>
              </table:table-cell>
              <table:table-cell office:value-type="float" office:value="3.2974">
                <text:p>3.297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8.74">
                <text:p>118.74</text:p>
              </table:table-cell>
              <table:table-cell office:value-type="float" office:value="72.375">
                <text:p>72.375</text:p>
              </table:table-cell>
              <table:table-cell office:value-type="float" office:value="3.29751">
                <text:p>3.297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9.022">
                <text:p>119.022</text:p>
              </table:table-cell>
              <table:table-cell office:value-type="float" office:value="72.5467">
                <text:p>72.5467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9.295">
                <text:p>119.295</text:p>
              </table:table-cell>
              <table:table-cell office:value-type="float" office:value="72.7134">
                <text:p>72.7134</text:p>
              </table:table-cell>
              <table:table-cell office:value-type="float" office:value="3.29763">
                <text:p>3.297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9.56">
                <text:p>119.56</text:p>
              </table:table-cell>
              <table:table-cell office:value-type="float" office:value="72.8745">
                <text:p>72.8745</text:p>
              </table:table-cell>
              <table:table-cell office:value-type="float" office:value="3.29818">
                <text:p>3.298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.814">
                <text:p>119.814</text:p>
              </table:table-cell>
              <table:table-cell office:value-type="float" office:value="73.0298">
                <text:p>73.0298</text:p>
              </table:table-cell>
              <table:table-cell office:value-type="float" office:value="3.29778">
                <text:p>3.2977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0.058">
                <text:p>120.058</text:p>
              </table:table-cell>
              <table:table-cell office:value-type="float" office:value="73.1785">
                <text:p>73.1785</text:p>
              </table:table-cell>
              <table:table-cell office:value-type="float" office:value="3.29789">
                <text:p>3.297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0.292">
                <text:p>120.292</text:p>
              </table:table-cell>
              <table:table-cell office:value-type="float" office:value="73.3211">
                <text:p>73.3211</text:p>
              </table:table-cell>
              <table:table-cell office:value-type="float" office:value="3.29796">
                <text:p>3.297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0.523">
                <text:p>120.523</text:p>
              </table:table-cell>
              <table:table-cell office:value-type="float" office:value="73.4617">
                <text:p>73.4617</text:p>
              </table:table-cell>
              <table:table-cell office:value-type="float" office:value="3.29803">
                <text:p>3.298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.751">
                <text:p>120.751</text:p>
              </table:table-cell>
              <table:table-cell office:value-type="float" office:value="73.6007">
                <text:p>73.6007</text:p>
              </table:table-cell>
              <table:table-cell office:value-type="float" office:value="3.29813">
                <text:p>3.298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.976">
                <text:p>120.976</text:p>
              </table:table-cell>
              <table:table-cell office:value-type="float" office:value="73.7378">
                <text:p>73.7378</text:p>
              </table:table-cell>
              <table:table-cell office:value-type="float" office:value="3.29827">
                <text:p>3.298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1.197">
                <text:p>121.197</text:p>
              </table:table-cell>
              <table:table-cell office:value-type="float" office:value="73.8727">
                <text:p>73.8727</text:p>
              </table:table-cell>
              <table:table-cell office:value-type="float" office:value="3.29833">
                <text:p>3.298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1.415">
                <text:p>121.415</text:p>
              </table:table-cell>
              <table:table-cell office:value-type="float" office:value="74.0052">
                <text:p>74.0052</text:p>
              </table:table-cell>
              <table:table-cell office:value-type="float" office:value="3.29839">
                <text:p>3.298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1.628">
                <text:p>121.628</text:p>
              </table:table-cell>
              <table:table-cell office:value-type="float" office:value="74.1349">
                <text:p>74.1349</text:p>
              </table:table-cell>
              <table:table-cell office:value-type="float" office:value="3.29853">
                <text:p>3.298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1.835">
                <text:p>121.835</text:p>
              </table:table-cell>
              <table:table-cell office:value-type="float" office:value="74.2613">
                <text:p>74.2613</text:p>
              </table:table-cell>
              <table:table-cell office:value-type="float" office:value="3.29866">
                <text:p>3.298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2.036">
                <text:p>122.036</text:p>
              </table:table-cell>
              <table:table-cell office:value-type="float" office:value="74.3839">
                <text:p>74.3839</text:p>
              </table:table-cell>
              <table:table-cell office:value-type="float" office:value="3.29874">
                <text:p>3.298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2.23">
                <text:p>122.23</text:p>
              </table:table-cell>
              <table:table-cell office:value-type="float" office:value="74.5021">
                <text:p>74.5021</text:p>
              </table:table-cell>
              <table:table-cell office:value-type="float" office:value="3.29875">
                <text:p>3.298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2.415">
                <text:p>122.415</text:p>
              </table:table-cell>
              <table:table-cell office:value-type="float" office:value="74.6151">
                <text:p>74.6151</text:p>
              </table:table-cell>
              <table:table-cell office:value-type="float" office:value="3.29881">
                <text:p>3.298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2.594">
                <text:p>122.594</text:p>
              </table:table-cell>
              <table:table-cell office:value-type="float" office:value="74.7239">
                <text:p>74.7239</text:p>
              </table:table-cell>
              <table:table-cell office:value-type="float" office:value="3.29894">
                <text:p>3.298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2.771">
                <text:p>122.771</text:p>
              </table:table-cell>
              <table:table-cell office:value-type="float" office:value="74.8319">
                <text:p>74.8319</text:p>
              </table:table-cell>
              <table:table-cell office:value-type="float" office:value="3.29908">
                <text:p>3.299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2.947">
                <text:p>122.947</text:p>
              </table:table-cell>
              <table:table-cell office:value-type="float" office:value="74.9389">
                <text:p>74.9389</text:p>
              </table:table-cell>
              <table:table-cell office:value-type="float" office:value="3.29913">
                <text:p>3.299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3.12">
                <text:p>123.12</text:p>
              </table:table-cell>
              <table:table-cell office:value-type="float" office:value="75.0445">
                <text:p>75.0445</text:p>
              </table:table-cell>
              <table:table-cell office:value-type="float" office:value="3.29921">
                <text:p>3.299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3.289">
                <text:p>123.289</text:p>
              </table:table-cell>
              <table:table-cell office:value-type="float" office:value="75.1478">
                <text:p>75.1478</text:p>
              </table:table-cell>
              <table:table-cell office:value-type="float" office:value="3.2993">
                <text:p>3.29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3.454">
                <text:p>123.454</text:p>
              </table:table-cell>
              <table:table-cell office:value-type="float" office:value="75.2481">
                <text:p>75.2481</text:p>
              </table:table-cell>
              <table:table-cell office:value-type="float" office:value="3.29941">
                <text:p>3.299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3.612">
                <text:p>123.612</text:p>
              </table:table-cell>
              <table:table-cell office:value-type="float" office:value="75.3446">
                <text:p>75.3446</text:p>
              </table:table-cell>
              <table:table-cell office:value-type="float" office:value="3.29949">
                <text:p>3.299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3.763">
                <text:p>123.763</text:p>
              </table:table-cell>
              <table:table-cell office:value-type="float" office:value="75.4366">
                <text:p>75.4366</text:p>
              </table:table-cell>
              <table:table-cell office:value-type="float" office:value="3.29959">
                <text:p>3.299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3.905">
                <text:p>123.905</text:p>
              </table:table-cell>
              <table:table-cell office:value-type="float" office:value="75.5233">
                <text:p>75.5233</text:p>
              </table:table-cell>
              <table:table-cell office:value-type="float" office:value="3.29969">
                <text:p>3.299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4.038">
                <text:p>124.038</text:p>
              </table:table-cell>
              <table:table-cell office:value-type="float" office:value="75.604">
                <text:p>75.604</text:p>
              </table:table-cell>
              <table:table-cell office:value-type="float" office:value="3.29984">
                <text:p>3.299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4.16">
                <text:p>124.16</text:p>
              </table:table-cell>
              <table:table-cell office:value-type="float" office:value="75.6784">
                <text:p>75.6784</text:p>
              </table:table-cell>
              <table:table-cell office:value-type="float" office:value="3.29993">
                <text:p>3.299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4.278">
                <text:p>124.278</text:p>
              </table:table-cell>
              <table:table-cell office:value-type="float" office:value="75.7502">
                <text:p>75.75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4.393">
                <text:p>124.393</text:p>
              </table:table-cell>
              <table:table-cell office:value-type="float" office:value="75.8204">
                <text:p>75.8204</text:p>
              </table:table-cell>
              <table:table-cell office:value-type="float" office:value="3.30011">
                <text:p>3.300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4.504">
                <text:p>124.504</text:p>
              </table:table-cell>
              <table:table-cell office:value-type="float" office:value="75.8884">
                <text:p>75.8884</text:p>
              </table:table-cell>
              <table:table-cell office:value-type="float" office:value="3.30024">
                <text:p>3.300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4.611">
                <text:p>124.611</text:p>
              </table:table-cell>
              <table:table-cell office:value-type="float" office:value="75.9536">
                <text:p>75.9536</text:p>
              </table:table-cell>
              <table:table-cell office:value-type="float" office:value="3.30034">
                <text:p>3.300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3.703cm" style:legend-expansion="high" chart:style-name="ch2"/>
        <chart:plot-area chart:style-name="ch3" table:cell-range-address="sweep3.D1:sweep3.D192 sweep3.H1:sweep3.H192 sweep3.L1:sweep3.M192" svg:x="0.32cm" svg:y="0.18cm" svg:width="13.044cm" svg:height="8.64cm">
          <chartooo:coordinate-region svg:x="0.611cm" svg:y="0.379cm" svg:width="12.51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weep3.H1:sweep3.H192" chart:class="chart:scatter">
            <chart:domain table:cell-range-address="sweep3.D1:sweep3.D192"/>
            <chart:data-point chart:repeated="192"/>
          </chart:series>
          <chart:series chart:style-name="ch7" chart:values-cell-range-address="sweep3.L1:sweep3.L192" chart:class="chart:scatter">
            <chart:data-point chart:repeated="192"/>
          </chart:series>
          <chart:series chart:style-name="ch8" chart:values-cell-range-address="sweep3.M1:sweep3.M192" chart:class="chart:scatter">
            <chart:data-point chart:repeated="1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weep3.D1:sweep3.D192</svg:desc>
                </draw:g>
              </table:table-cell>
              <table:table-cell office:value-type="float" office:value="169.5">
                <text:p>169.5</text:p>
                <draw:g>
                  <svg:desc>sweep3.H1:sweep3.H192</svg:desc>
                </draw:g>
              </table:table-cell>
              <table:table-cell office:value-type="float" office:value="103.314">
                <text:p>103.314</text:p>
                <draw:g>
                  <svg:desc>sweep3.L1:sweep3.L192</svg:desc>
                </draw:g>
              </table:table-cell>
              <table:table-cell office:value-type="float" office:value="97.4255">
                <text:p>97.4255</text:p>
                <draw:g>
                  <svg:desc>sweep3.M1:sweep3.M1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169.491">
                <text:p>169.491</text:p>
              </table:table-cell>
              <table:table-cell office:value-type="float" office:value="103.309">
                <text:p>103.309</text:p>
              </table:table-cell>
              <table:table-cell office:value-type="float" office:value="99.0236">
                <text:p>99.0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169.477">
                <text:p>169.477</text:p>
              </table:table-cell>
              <table:table-cell office:value-type="float" office:value="103.301">
                <text:p>103.301</text:p>
              </table:table-cell>
              <table:table-cell office:value-type="float" office:value="99.0251">
                <text:p>99.02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169.457">
                <text:p>169.457</text:p>
              </table:table-cell>
              <table:table-cell office:value-type="float" office:value="103.288">
                <text:p>103.288</text:p>
              </table:table-cell>
              <table:table-cell office:value-type="float" office:value="99.0233">
                <text:p>99.0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169.431">
                <text:p>169.431</text:p>
              </table:table-cell>
              <table:table-cell office:value-type="float" office:value="103.272">
                <text:p>103.272</text:p>
              </table:table-cell>
              <table:table-cell office:value-type="float" office:value="99.0237">
                <text:p>99.02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169.401">
                <text:p>169.401</text:p>
              </table:table-cell>
              <table:table-cell office:value-type="float" office:value="103.254">
                <text:p>103.254</text:p>
              </table:table-cell>
              <table:table-cell office:value-type="float" office:value="99.024">
                <text:p>99.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9.0244">
                <text:p>99.02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169.334">
                <text:p>169.334</text:p>
              </table:table-cell>
              <table:table-cell office:value-type="float" office:value="103.213">
                <text:p>103.213</text:p>
              </table:table-cell>
              <table:table-cell office:value-type="float" office:value="100.938">
                <text:p>100.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8.419">
                <text:p>98.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169.279">
                <text:p>169.279</text:p>
              </table:table-cell>
              <table:table-cell office:value-type="float" office:value="103.18">
                <text:p>103.18</text:p>
              </table:table-cell>
              <table:table-cell office:value-type="float" office:value="99.2904">
                <text:p>99.29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101.029">
                <text:p>101.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169.229">
                <text:p>169.229</text:p>
              </table:table-cell>
              <table:table-cell office:value-type="float" office:value="103.149">
                <text:p>103.149</text:p>
              </table:table-cell>
              <table:table-cell office:value-type="float" office:value="98.2687">
                <text:p>98.2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169.221">
                <text:p>169.221</text:p>
              </table:table-cell>
              <table:table-cell office:value-type="float" office:value="103.144">
                <text:p>103.144</text:p>
              </table:table-cell>
              <table:table-cell office:value-type="float" office:value="98.7144">
                <text:p>98.7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8.0948">
                <text:p>98.09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169.224">
                <text:p>169.224</text:p>
              </table:table-cell>
              <table:table-cell office:value-type="float" office:value="103.146">
                <text:p>103.146</text:p>
              </table:table-cell>
              <table:table-cell office:value-type="float" office:value="101.648">
                <text:p>101.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169.23">
                <text:p>169.23</text:p>
              </table:table-cell>
              <table:table-cell office:value-type="float" office:value="103.15">
                <text:p>103.15</text:p>
              </table:table-cell>
              <table:table-cell office:value-type="float" office:value="99.4371">
                <text:p>99.43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169.238">
                <text:p>169.238</text:p>
              </table:table-cell>
              <table:table-cell office:value-type="float" office:value="103.155">
                <text:p>103.155</text:p>
              </table:table-cell>
              <table:table-cell office:value-type="float" office:value="98.9228">
                <text:p>98.9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169.247">
                <text:p>169.247</text:p>
              </table:table-cell>
              <table:table-cell office:value-type="float" office:value="103.16">
                <text:p>103.16</text:p>
              </table:table-cell>
              <table:table-cell office:value-type="float" office:value="100.611">
                <text:p>100.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169.256">
                <text:p>169.256</text:p>
              </table:table-cell>
              <table:table-cell office:value-type="float" office:value="103.166">
                <text:p>103.166</text:p>
              </table:table-cell>
              <table:table-cell office:value-type="float" office:value="97.4426">
                <text:p>97.44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2674">
                <text:p>97.2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169.264">
                <text:p>169.264</text:p>
              </table:table-cell>
              <table:table-cell office:value-type="float" office:value="103.171">
                <text:p>103.171</text:p>
              </table:table-cell>
              <table:table-cell office:value-type="float" office:value="82.3083">
                <text:p>82.3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101.823">
                <text:p>101.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169.259">
                <text:p>169.259</text:p>
              </table:table-cell>
              <table:table-cell office:value-type="float" office:value="103.167">
                <text:p>103.167</text:p>
              </table:table-cell>
              <table:table-cell office:value-type="float" office:value="98.0142">
                <text:p>98.0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169.255">
                <text:p>169.255</text:p>
              </table:table-cell>
              <table:table-cell office:value-type="float" office:value="103.165">
                <text:p>103.165</text:p>
              </table:table-cell>
              <table:table-cell office:value-type="float" office:value="90.2478">
                <text:p>90.24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169.253">
                <text:p>169.253</text:p>
              </table:table-cell>
              <table:table-cell office:value-type="float" office:value="103.164">
                <text:p>103.164</text:p>
              </table:table-cell>
              <table:table-cell office:value-type="float" office:value="97.3181">
                <text:p>97.3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3749">
                <text:p>97.3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97.3523">
                <text:p>97.35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169.246">
                <text:p>169.246</text:p>
              </table:table-cell>
              <table:table-cell office:value-type="float" office:value="103.159">
                <text:p>103.159</text:p>
              </table:table-cell>
              <table:table-cell office:value-type="float" office:value="97.3686">
                <text:p>97.36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4048">
                <text:p>97.4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169.235">
                <text:p>169.235</text:p>
              </table:table-cell>
              <table:table-cell office:value-type="float" office:value="103.153">
                <text:p>103.153</text:p>
              </table:table-cell>
              <table:table-cell office:value-type="float" office:value="97.3969">
                <text:p>97.3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169.235">
                <text:p>169.235</text:p>
              </table:table-cell>
              <table:table-cell office:value-type="float" office:value="103.152">
                <text:p>103.152</text:p>
              </table:table-cell>
              <table:table-cell office:value-type="float" office:value="97.4126">
                <text:p>97.41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169.239">
                <text:p>169.239</text:p>
              </table:table-cell>
              <table:table-cell office:value-type="float" office:value="103.155">
                <text:p>103.155</text:p>
              </table:table-cell>
              <table:table-cell office:value-type="float" office:value="97.4077">
                <text:p>97.40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169.251">
                <text:p>169.251</text:p>
              </table:table-cell>
              <table:table-cell office:value-type="float" office:value="103.163">
                <text:p>103.163</text:p>
              </table:table-cell>
              <table:table-cell office:value-type="float" office:value="97.4014">
                <text:p>97.40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169.27">
                <text:p>169.27</text:p>
              </table:table-cell>
              <table:table-cell office:value-type="float" office:value="103.174">
                <text:p>103.174</text:p>
              </table:table-cell>
              <table:table-cell office:value-type="float" office:value="97.3232">
                <text:p>97.32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169.295">
                <text:p>169.295</text:p>
              </table:table-cell>
              <table:table-cell office:value-type="float" office:value="103.189">
                <text:p>103.189</text:p>
              </table:table-cell>
              <table:table-cell office:value-type="float" office:value="97.4075">
                <text:p>97.40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169.328">
                <text:p>169.328</text:p>
              </table:table-cell>
              <table:table-cell office:value-type="float" office:value="103.209">
                <text:p>103.209</text:p>
              </table:table-cell>
              <table:table-cell office:value-type="float" office:value="97.4134">
                <text:p>97.4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169.364">
                <text:p>169.364</text:p>
              </table:table-cell>
              <table:table-cell office:value-type="float" office:value="103.232">
                <text:p>103.232</text:p>
              </table:table-cell>
              <table:table-cell office:value-type="float" office:value="97.4147">
                <text:p>97.41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169.397">
                <text:p>169.397</text:p>
              </table:table-cell>
              <table:table-cell office:value-type="float" office:value="103.251">
                <text:p>103.251</text:p>
              </table:table-cell>
              <table:table-cell office:value-type="float" office:value="97.3799">
                <text:p>97.37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169.416">
                <text:p>169.416</text:p>
              </table:table-cell>
              <table:table-cell office:value-type="float" office:value="103.263">
                <text:p>103.263</text:p>
              </table:table-cell>
              <table:table-cell office:value-type="float" office:value="99.0781">
                <text:p>99.07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169.421">
                <text:p>169.421</text:p>
              </table:table-cell>
              <table:table-cell office:value-type="float" office:value="103.266">
                <text:p>103.266</text:p>
              </table:table-cell>
              <table:table-cell office:value-type="float" office:value="97.466">
                <text:p>97.4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169.413">
                <text:p>169.413</text:p>
              </table:table-cell>
              <table:table-cell office:value-type="float" office:value="103.261">
                <text:p>103.261</text:p>
              </table:table-cell>
              <table:table-cell office:value-type="float" office:value="97.0455">
                <text:p>97.0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169.395">
                <text:p>169.395</text:p>
              </table:table-cell>
              <table:table-cell office:value-type="float" office:value="103.25">
                <text:p>103.25</text:p>
              </table:table-cell>
              <table:table-cell office:value-type="float" office:value="96.9021">
                <text:p>96.90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169.368">
                <text:p>169.368</text:p>
              </table:table-cell>
              <table:table-cell office:value-type="float" office:value="103.234">
                <text:p>103.234</text:p>
              </table:table-cell>
              <table:table-cell office:value-type="float" office:value="96.0072">
                <text:p>96.00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169.333">
                <text:p>169.333</text:p>
              </table:table-cell>
              <table:table-cell office:value-type="float" office:value="103.213">
                <text:p>103.213</text:p>
              </table:table-cell>
              <table:table-cell office:value-type="float" office:value="95.9922">
                <text:p>95.99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169.292">
                <text:p>169.292</text:p>
              </table:table-cell>
              <table:table-cell office:value-type="float" office:value="103.187">
                <text:p>103.187</text:p>
              </table:table-cell>
              <table:table-cell office:value-type="float" office:value="97.2143">
                <text:p>97.2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169.24">
                <text:p>169.24</text:p>
              </table:table-cell>
              <table:table-cell office:value-type="float" office:value="103.156">
                <text:p>103.156</text:p>
              </table:table-cell>
              <table:table-cell office:value-type="float" office:value="97.2015">
                <text:p>97.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169.181">
                <text:p>169.181</text:p>
              </table:table-cell>
              <table:table-cell office:value-type="float" office:value="103.12">
                <text:p>103.12</text:p>
              </table:table-cell>
              <table:table-cell office:value-type="float" office:value="96.0219">
                <text:p>96.02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169.114">
                <text:p>169.114</text:p>
              </table:table-cell>
              <table:table-cell office:value-type="float" office:value="103.079">
                <text:p>103.079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169.042">
                <text:p>169.042</text:p>
              </table:table-cell>
              <table:table-cell office:value-type="float" office:value="103.035">
                <text:p>103.035</text:p>
              </table:table-cell>
              <table:table-cell office:value-type="float" office:value="82.307">
                <text:p>82.3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168.97">
                <text:p>168.97</text:p>
              </table:table-cell>
              <table:table-cell office:value-type="float" office:value="102.991">
                <text:p>102.991</text:p>
              </table:table-cell>
              <table:table-cell office:value-type="float" office:value="87.3934">
                <text:p>87.39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168.898">
                <text:p>168.898</text:p>
              </table:table-cell>
              <table:table-cell office:value-type="float" office:value="102.948">
                <text:p>102.948</text:p>
              </table:table-cell>
              <table:table-cell office:value-type="float" office:value="90.9287">
                <text:p>90.92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168.832">
                <text:p>168.832</text:p>
              </table:table-cell>
              <table:table-cell office:value-type="float" office:value="102.907">
                <text:p>102.907</text:p>
              </table:table-cell>
              <table:table-cell office:value-type="float" office:value="88.3814">
                <text:p>88.38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168.776">
                <text:p>168.776</text:p>
              </table:table-cell>
              <table:table-cell office:value-type="float" office:value="102.873">
                <text:p>102.873</text:p>
              </table:table-cell>
              <table:table-cell office:value-type="float" office:value="96.0828">
                <text:p>96.08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168.736">
                <text:p>168.736</text:p>
              </table:table-cell>
              <table:table-cell office:value-type="float" office:value="102.848">
                <text:p>102.848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168.708">
                <text:p>168.708</text:p>
              </table:table-cell>
              <table:table-cell office:value-type="float" office:value="102.832">
                <text:p>102.832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168.692">
                <text:p>168.692</text:p>
              </table:table-cell>
              <table:table-cell office:value-type="float" office:value="102.822">
                <text:p>102.82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3">
                <text:p>-0.43</text:p>
              </table:table-cell>
              <table:table-cell office:value-type="float" office:value="168.688">
                <text:p>168.688</text:p>
              </table:table-cell>
              <table:table-cell office:value-type="float" office:value="102.819">
                <text:p>102.819</text:p>
              </table:table-cell>
              <table:table-cell office:value-type="float" office:value="86.9589">
                <text:p>86.9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168.695">
                <text:p>168.695</text:p>
              </table:table-cell>
              <table:table-cell office:value-type="float" office:value="102.824">
                <text:p>102.824</text:p>
              </table:table-cell>
              <table:table-cell office:value-type="float" office:value="95.8859">
                <text:p>95.88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1">
                <text:p>-0.41</text:p>
              </table:table-cell>
              <table:table-cell office:value-type="float" office:value="168.715">
                <text:p>168.715</text:p>
              </table:table-cell>
              <table:table-cell office:value-type="float" office:value="102.836">
                <text:p>102.836</text:p>
              </table:table-cell>
              <table:table-cell office:value-type="float" office:value="95.9215">
                <text:p>95.9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168.745">
                <text:p>168.745</text:p>
              </table:table-cell>
              <table:table-cell office:value-type="float" office:value="102.854">
                <text:p>102.854</text:p>
              </table:table-cell>
              <table:table-cell office:value-type="float" office:value="95.9147">
                <text:p>95.9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">
                <text:p>-0.39</text:p>
              </table:table-cell>
              <table:table-cell office:value-type="float" office:value="168.781">
                <text:p>168.781</text:p>
              </table:table-cell>
              <table:table-cell office:value-type="float" office:value="102.876">
                <text:p>102.876</text:p>
              </table:table-cell>
              <table:table-cell office:value-type="float" office:value="95.871">
                <text:p>95.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8">
                <text:p>-0.38</text:p>
              </table:table-cell>
              <table:table-cell office:value-type="float" office:value="168.816">
                <text:p>168.816</text:p>
              </table:table-cell>
              <table:table-cell office:value-type="float" office:value="102.898">
                <text:p>102.898</text:p>
              </table:table-cell>
              <table:table-cell office:value-type="float" office:value="95.9177">
                <text:p>95.91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7">
                <text:p>-0.37</text:p>
              </table:table-cell>
              <table:table-cell office:value-type="float" office:value="168.85">
                <text:p>168.85</text:p>
              </table:table-cell>
              <table:table-cell office:value-type="float" office:value="102.918">
                <text:p>102.918</text:p>
              </table:table-cell>
              <table:table-cell office:value-type="float" office:value="95.949">
                <text:p>95.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6">
                <text:p>-0.36</text:p>
              </table:table-cell>
              <table:table-cell office:value-type="float" office:value="168.88">
                <text:p>168.88</text:p>
              </table:table-cell>
              <table:table-cell office:value-type="float" office:value="102.936">
                <text:p>102.936</text:p>
              </table:table-cell>
              <table:table-cell office:value-type="float" office:value="95.9365">
                <text:p>95.93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5">
                <text:p>-0.35</text:p>
              </table:table-cell>
              <table:table-cell office:value-type="float" office:value="168.904">
                <text:p>168.904</text:p>
              </table:table-cell>
              <table:table-cell office:value-type="float" office:value="102.951">
                <text:p>102.951</text:p>
              </table:table-cell>
              <table:table-cell office:value-type="float" office:value="95.9677">
                <text:p>95.96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4">
                <text:p>-0.34</text:p>
              </table:table-cell>
              <table:table-cell office:value-type="float" office:value="168.917">
                <text:p>168.917</text:p>
              </table:table-cell>
              <table:table-cell office:value-type="float" office:value="102.959">
                <text:p>102.959</text:p>
              </table:table-cell>
              <table:table-cell office:value-type="float" office:value="96.3341">
                <text:p>96.33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3">
                <text:p>-0.33</text:p>
              </table:table-cell>
              <table:table-cell office:value-type="float" office:value="168.92">
                <text:p>168.92</text:p>
              </table:table-cell>
              <table:table-cell office:value-type="float" office:value="102.961">
                <text:p>102.961</text:p>
              </table:table-cell>
              <table:table-cell office:value-type="float" office:value="96.3098">
                <text:p>96.30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2">
                <text:p>-0.32</text:p>
              </table:table-cell>
              <table:table-cell office:value-type="float" office:value="168.914">
                <text:p>168.914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1">
                <text:p>-0.31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">
                <text:p>-0.3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9">
                <text:p>-0.29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8">
                <text:p>-0.28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142">
                <text:p>82.31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7">
                <text:p>-0.27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6">
                <text:p>-0.26</text:p>
              </table:table-cell>
              <table:table-cell office:value-type="float" office:value="168.841">
                <text:p>168.841</text:p>
              </table:table-cell>
              <table:table-cell office:value-type="float" office:value="102.913">
                <text:p>102.913</text:p>
              </table:table-cell>
              <table:table-cell office:value-type="float" office:value="92.7761">
                <text:p>92.77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5">
                <text:p>-0.25</text:p>
              </table:table-cell>
              <table:table-cell office:value-type="float" office:value="168.519">
                <text:p>168.519</text:p>
              </table:table-cell>
              <table:table-cell office:value-type="float" office:value="102.716">
                <text:p>102.716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4">
                <text:p>-0.24</text:p>
              </table:table-cell>
              <table:table-cell office:value-type="float" office:value="167.618">
                <text:p>167.618</text:p>
              </table:table-cell>
              <table:table-cell office:value-type="float" office:value="102.167">
                <text:p>102.16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3">
                <text:p>-0.23</text:p>
              </table:table-cell>
              <table:table-cell office:value-type="float" office:value="166.254">
                <text:p>166.254</text:p>
              </table:table-cell>
              <table:table-cell office:value-type="float" office:value="101.336">
                <text:p>101.336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2">
                <text:p>-0.22</text:p>
              </table:table-cell>
              <table:table-cell office:value-type="float" office:value="164.553">
                <text:p>164.553</text:p>
              </table:table-cell>
              <table:table-cell office:value-type="float" office:value="100.299">
                <text:p>100.299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">
                <text:p>-0.21</text:p>
              </table:table-cell>
              <table:table-cell office:value-type="float" office:value="162.642">
                <text:p>162.642</text:p>
              </table:table-cell>
              <table:table-cell office:value-type="float" office:value="99.1341">
                <text:p>99.134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">
                <text:p>-0.2</text:p>
              </table:table-cell>
              <table:table-cell office:value-type="float" office:value="160.637">
                <text:p>160.637</text:p>
              </table:table-cell>
              <table:table-cell office:value-type="float" office:value="97.9123">
                <text:p>97.9123</text:p>
              </table:table-cell>
              <table:table-cell office:value-type="float" office:value="84.0844">
                <text:p>84.0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9">
                <text:p>-0.19</text:p>
              </table:table-cell>
              <table:table-cell office:value-type="float" office:value="158.647">
                <text:p>158.647</text:p>
              </table:table-cell>
              <table:table-cell office:value-type="float" office:value="96.6994">
                <text:p>96.699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8">
                <text:p>-0.18</text:p>
              </table:table-cell>
              <table:table-cell office:value-type="float" office:value="156.757">
                <text:p>156.757</text:p>
              </table:table-cell>
              <table:table-cell office:value-type="float" office:value="95.5471">
                <text:p>95.54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7">
                <text:p>-0.17</text:p>
              </table:table-cell>
              <table:table-cell office:value-type="float" office:value="155.028">
                <text:p>155.028</text:p>
              </table:table-cell>
              <table:table-cell office:value-type="float" office:value="94.4932">
                <text:p>94.493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6">
                <text:p>-0.16</text:p>
              </table:table-cell>
              <table:table-cell office:value-type="float" office:value="153.503">
                <text:p>153.503</text:p>
              </table:table-cell>
              <table:table-cell office:value-type="float" office:value="93.5638">
                <text:p>93.5638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5">
                <text:p>-0.15</text:p>
              </table:table-cell>
              <table:table-cell office:value-type="float" office:value="152.212">
                <text:p>152.212</text:p>
              </table:table-cell>
              <table:table-cell office:value-type="float" office:value="92.7771">
                <text:p>92.7771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4">
                <text:p>-0.14</text:p>
              </table:table-cell>
              <table:table-cell office:value-type="float" office:value="151.178">
                <text:p>151.178</text:p>
              </table:table-cell>
              <table:table-cell office:value-type="float" office:value="92.1468">
                <text:p>92.1468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3">
                <text:p>-0.13</text:p>
              </table:table-cell>
              <table:table-cell office:value-type="float" office:value="150.414">
                <text:p>150.414</text:p>
              </table:table-cell>
              <table:table-cell office:value-type="float" office:value="91.6809">
                <text:p>91.6809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2">
                <text:p>-0.12</text:p>
              </table:table-cell>
              <table:table-cell office:value-type="float" office:value="149.93">
                <text:p>149.93</text:p>
              </table:table-cell>
              <table:table-cell office:value-type="float" office:value="91.3861">
                <text:p>91.3861</text:p>
              </table:table-cell>
              <table:table-cell office:value-type="float" office:value="82.3057">
                <text:p>82.30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1">
                <text:p>-0.11</text:p>
              </table:table-cell>
              <table:table-cell office:value-type="float" office:value="149.743">
                <text:p>149.743</text:p>
              </table:table-cell>
              <table:table-cell office:value-type="float" office:value="91.2722">
                <text:p>91.2722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">
                <text:p>-0.1</text:p>
              </table:table-cell>
              <table:table-cell office:value-type="float" office:value="149.871">
                <text:p>149.871</text:p>
              </table:table-cell>
              <table:table-cell office:value-type="float" office:value="91.35">
                <text:p>91.35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9">
                <text:p>-0.09</text:p>
              </table:table-cell>
              <table:table-cell office:value-type="float" office:value="150.293">
                <text:p>150.293</text:p>
              </table:table-cell>
              <table:table-cell office:value-type="float" office:value="91.6072">
                <text:p>91.6072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8">
                <text:p>-0.08</text:p>
              </table:table-cell>
              <table:table-cell office:value-type="float" office:value="150.997">
                <text:p>150.997</text:p>
              </table:table-cell>
              <table:table-cell office:value-type="float" office:value="92.0361">
                <text:p>92.036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">
                <text:p>-0.07</text:p>
              </table:table-cell>
              <table:table-cell office:value-type="float" office:value="151.972">
                <text:p>151.972</text:p>
              </table:table-cell>
              <table:table-cell office:value-type="float" office:value="92.6303">
                <text:p>92.630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6">
                <text:p>-0.06</text:p>
              </table:table-cell>
              <table:table-cell office:value-type="float" office:value="153.208">
                <text:p>153.208</text:p>
              </table:table-cell>
              <table:table-cell office:value-type="float" office:value="93.3841">
                <text:p>93.3841</text:p>
              </table:table-cell>
              <table:table-cell office:value-type="float" office:value="82.3062">
                <text:p>82.30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">
                <text:p>-0.05</text:p>
              </table:table-cell>
              <table:table-cell office:value-type="float" office:value="154.691">
                <text:p>154.691</text:p>
              </table:table-cell>
              <table:table-cell office:value-type="float" office:value="94.288">
                <text:p>94.288</text:p>
              </table:table-cell>
              <table:table-cell office:value-type="float" office:value="84.133">
                <text:p>84.1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4">
                <text:p>-0.04</text:p>
              </table:table-cell>
              <table:table-cell office:value-type="float" office:value="156.389">
                <text:p>156.389</text:p>
              </table:table-cell>
              <table:table-cell office:value-type="float" office:value="95.3227">
                <text:p>95.3227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">
                <text:p>-0.03</text:p>
              </table:table-cell>
              <table:table-cell office:value-type="float" office:value="158.255">
                <text:p>158.255</text:p>
              </table:table-cell>
              <table:table-cell office:value-type="float" office:value="96.4599">
                <text:p>96.459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2">
                <text:p>-0.02</text:p>
              </table:table-cell>
              <table:table-cell office:value-type="float" office:value="160.227">
                <text:p>160.227</text:p>
              </table:table-cell>
              <table:table-cell office:value-type="float" office:value="97.6624">
                <text:p>97.6624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1">
                <text:p>-0.01</text:p>
              </table:table-cell>
              <table:table-cell office:value-type="float" office:value="162.227">
                <text:p>162.227</text:p>
              </table:table-cell>
              <table:table-cell office:value-type="float" office:value="98.8814">
                <text:p>98.881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164.149">
                <text:p>164.149</text:p>
              </table:table-cell>
              <table:table-cell office:value-type="float" office:value="100.053">
                <text:p>100.053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">
                <text:p>0.01</text:p>
              </table:table-cell>
              <table:table-cell office:value-type="float" office:value="165.873">
                <text:p>165.873</text:p>
              </table:table-cell>
              <table:table-cell office:value-type="float" office:value="101.103">
                <text:p>101.103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">
                <text:p>0.02</text:p>
              </table:table-cell>
              <table:table-cell office:value-type="float" office:value="167.276">
                <text:p>167.276</text:p>
              </table:table-cell>
              <table:table-cell office:value-type="float" office:value="101.959">
                <text:p>101.959</text:p>
              </table:table-cell>
              <table:table-cell office:value-type="float" office:value="82.3058">
                <text:p>82.30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">
                <text:p>0.03</text:p>
              </table:table-cell>
              <table:table-cell office:value-type="float" office:value="168.233">
                <text:p>168.233</text:p>
              </table:table-cell>
              <table:table-cell office:value-type="float" office:value="102.542">
                <text:p>102.542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">
                <text:p>0.04</text:p>
              </table:table-cell>
              <table:table-cell office:value-type="float" office:value="168.624">
                <text:p>168.624</text:p>
              </table:table-cell>
              <table:table-cell office:value-type="float" office:value="102.78">
                <text:p>102.78</text:p>
              </table:table-cell>
              <table:table-cell office:value-type="float" office:value="82.306">
                <text:p>82.3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">
                <text:p>0.05</text:p>
              </table:table-cell>
              <table:table-cell office:value-type="float" office:value="168.672">
                <text:p>168.672</text:p>
              </table:table-cell>
              <table:table-cell office:value-type="float" office:value="102.81">
                <text:p>102.81</text:p>
              </table:table-cell>
              <table:table-cell office:value-type="float" office:value="97.0431">
                <text:p>97.04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">
                <text:p>0.06</text:p>
              </table:table-cell>
              <table:table-cell office:value-type="float" office:value="168.719">
                <text:p>168.719</text:p>
              </table:table-cell>
              <table:table-cell office:value-type="float" office:value="102.839">
                <text:p>102.839</text:p>
              </table:table-cell>
              <table:table-cell office:value-type="float" office:value="97.8762">
                <text:p>97.8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">
                <text:p>0.07</text:p>
              </table:table-cell>
              <table:table-cell office:value-type="float" office:value="168.766">
                <text:p>168.766</text:p>
              </table:table-cell>
              <table:table-cell office:value-type="float" office:value="102.867">
                <text:p>102.867</text:p>
              </table:table-cell>
              <table:table-cell office:value-type="float" office:value="95.5749">
                <text:p>95.57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">
                <text:p>0.08</text:p>
              </table:table-cell>
              <table:table-cell office:value-type="float" office:value="168.811">
                <text:p>168.811</text:p>
              </table:table-cell>
              <table:table-cell office:value-type="float" office:value="102.894">
                <text:p>102.894</text:p>
              </table:table-cell>
              <table:table-cell office:value-type="float" office:value="82.3059">
                <text:p>82.30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">
                <text:p>0.09</text:p>
              </table:table-cell>
              <table:table-cell office:value-type="float" office:value="168.852">
                <text:p>168.852</text:p>
              </table:table-cell>
              <table:table-cell office:value-type="float" office:value="102.919">
                <text:p>102.919</text:p>
              </table:table-cell>
              <table:table-cell office:value-type="float" office:value="94.1669">
                <text:p>94.16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">
                <text:p>0.1</text:p>
              </table:table-cell>
              <table:table-cell office:value-type="float" office:value="168.885">
                <text:p>168.885</text:p>
              </table:table-cell>
              <table:table-cell office:value-type="float" office:value="102.939">
                <text:p>102.939</text:p>
              </table:table-cell>
              <table:table-cell office:value-type="float" office:value="92.9691">
                <text:p>92.96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">
                <text:p>0.11</text:p>
              </table:table-cell>
              <table:table-cell office:value-type="float" office:value="168.906">
                <text:p>168.906</text:p>
              </table:table-cell>
              <table:table-cell office:value-type="float" office:value="102.952">
                <text:p>102.952</text:p>
              </table:table-cell>
              <table:table-cell office:value-type="float" office:value="88.5932">
                <text:p>88.59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">
                <text:p>0.12</text:p>
              </table:table-cell>
              <table:table-cell office:value-type="float" office:value="168.915">
                <text:p>168.915</text:p>
              </table:table-cell>
              <table:table-cell office:value-type="float" office:value="102.958">
                <text:p>102.958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">
                <text:p>0.13</text:p>
              </table:table-cell>
              <table:table-cell office:value-type="float" office:value="168.913">
                <text:p>168.913</text:p>
              </table:table-cell>
              <table:table-cell office:value-type="float" office:value="102.957">
                <text:p>102.957</text:p>
              </table:table-cell>
              <table:table-cell office:value-type="float" office:value="82.3061">
                <text:p>82.306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">
                <text:p>0.14</text:p>
              </table:table-cell>
              <table:table-cell office:value-type="float" office:value="168.903">
                <text:p>168.903</text:p>
              </table:table-cell>
              <table:table-cell office:value-type="float" office:value="102.951">
                <text:p>102.951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">
                <text:p>0.15</text:p>
              </table:table-cell>
              <table:table-cell office:value-type="float" office:value="168.893">
                <text:p>168.893</text:p>
              </table:table-cell>
              <table:table-cell office:value-type="float" office:value="102.945">
                <text:p>102.945</text:p>
              </table:table-cell>
              <table:table-cell office:value-type="float" office:value="82.3069">
                <text:p>82.30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">
                <text:p>0.16</text:p>
              </table:table-cell>
              <table:table-cell office:value-type="float" office:value="168.884">
                <text:p>168.884</text:p>
              </table:table-cell>
              <table:table-cell office:value-type="float" office:value="102.939">
                <text:p>102.939</text:p>
              </table:table-cell>
              <table:table-cell office:value-type="float" office:value="88.3812">
                <text:p>88.38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">
                <text:p>0.17</text:p>
              </table:table-cell>
              <table:table-cell office:value-type="float" office:value="168.873">
                <text:p>168.873</text:p>
              </table:table-cell>
              <table:table-cell office:value-type="float" office:value="102.932">
                <text:p>102.932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">
                <text:p>0.18</text:p>
              </table:table-cell>
              <table:table-cell office:value-type="float" office:value="168.86">
                <text:p>168.86</text:p>
              </table:table-cell>
              <table:table-cell office:value-type="float" office:value="102.924">
                <text:p>102.924</text:p>
              </table:table-cell>
              <table:table-cell office:value-type="float" office:value="88.8908">
                <text:p>88.89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">
                <text:p>0.19</text:p>
              </table:table-cell>
              <table:table-cell office:value-type="float" office:value="168.844">
                <text:p>168.844</text:p>
              </table:table-cell>
              <table:table-cell office:value-type="float" office:value="102.914">
                <text:p>102.914</text:p>
              </table:table-cell>
              <table:table-cell office:value-type="float" office:value="82.3067">
                <text:p>82.30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">
                <text:p>0.2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">
                <text:p>0.21</text:p>
              </table:table-cell>
              <table:table-cell office:value-type="float" office:value="168.82">
                <text:p>168.82</text:p>
              </table:table-cell>
              <table:table-cell office:value-type="float" office:value="102.9">
                <text:p>102.9</text:p>
              </table:table-cell>
              <table:table-cell office:value-type="float" office:value="82.3065">
                <text:p>82.3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">
                <text:p>0.22</text:p>
              </table:table-cell>
              <table:table-cell office:value-type="float" office:value="168.819">
                <text:p>168.819</text:p>
              </table:table-cell>
              <table:table-cell office:value-type="float" office:value="102.899">
                <text:p>102.899</text:p>
              </table:table-cell>
              <table:table-cell office:value-type="float" office:value="85.7464">
                <text:p>85.74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">
                <text:p>0.23</text:p>
              </table:table-cell>
              <table:table-cell office:value-type="float" office:value="168.828">
                <text:p>168.828</text:p>
              </table:table-cell>
              <table:table-cell office:value-type="float" office:value="102.905">
                <text:p>102.905</text:p>
              </table:table-cell>
              <table:table-cell office:value-type="float" office:value="82.3063">
                <text:p>82.30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">
                <text:p>0.24</text:p>
              </table:table-cell>
              <table:table-cell office:value-type="float" office:value="168.846">
                <text:p>168.846</text:p>
              </table:table-cell>
              <table:table-cell office:value-type="float" office:value="102.916">
                <text:p>102.916</text:p>
              </table:table-cell>
              <table:table-cell office:value-type="float" office:value="82.3285">
                <text:p>82.3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">
                <text:p>0.25</text:p>
              </table:table-cell>
              <table:table-cell office:value-type="float" office:value="168.872">
                <text:p>168.872</text:p>
              </table:table-cell>
              <table:table-cell office:value-type="float" office:value="102.932">
                <text:p>102.932</text:p>
              </table:table-cell>
              <table:table-cell office:value-type="float" office:value="96.0876">
                <text:p>96.08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">
                <text:p>0.26</text:p>
              </table:table-cell>
              <table:table-cell office:value-type="float" office:value="168.91">
                <text:p>168.91</text:p>
              </table:table-cell>
              <table:table-cell office:value-type="float" office:value="102.955">
                <text:p>102.955</text:p>
              </table:table-cell>
              <table:table-cell office:value-type="float" office:value="82.3064">
                <text:p>82.3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">
                <text:p>0.27</text:p>
              </table:table-cell>
              <table:table-cell office:value-type="float" office:value="168.956">
                <text:p>168.956</text:p>
              </table:table-cell>
              <table:table-cell office:value-type="float" office:value="102.983">
                <text:p>102.983</text:p>
              </table:table-cell>
              <table:table-cell office:value-type="float" office:value="95.0191">
                <text:p>95.01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">
                <text:p>0.28</text:p>
              </table:table-cell>
              <table:table-cell office:value-type="float" office:value="169.002">
                <text:p>169.002</text:p>
              </table:table-cell>
              <table:table-cell office:value-type="float" office:value="103.011">
                <text:p>103.011</text:p>
              </table:table-cell>
              <table:table-cell office:value-type="float" office:value="94.9816">
                <text:p>94.9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">
                <text:p>0.29</text:p>
              </table:table-cell>
              <table:table-cell office:value-type="float" office:value="169.043">
                <text:p>169.043</text:p>
              </table:table-cell>
              <table:table-cell office:value-type="float" office:value="103.036">
                <text:p>103.036</text:p>
              </table:table-cell>
              <table:table-cell office:value-type="float" office:value="94.9959">
                <text:p>94.99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">
                <text:p>0.3</text:p>
              </table:table-cell>
              <table:table-cell office:value-type="float" office:value="169.078">
                <text:p>169.078</text:p>
              </table:table-cell>
              <table:table-cell office:value-type="float" office:value="103.057">
                <text:p>103.057</text:p>
              </table:table-cell>
              <table:table-cell office:value-type="float" office:value="95.0829">
                <text:p>95.08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">
                <text:p>0.31</text:p>
              </table:table-cell>
              <table:table-cell office:value-type="float" office:value="169.108">
                <text:p>169.108</text:p>
              </table:table-cell>
              <table:table-cell office:value-type="float" office:value="103.075">
                <text:p>103.075</text:p>
              </table:table-cell>
              <table:table-cell office:value-type="float" office:value="95.3437">
                <text:p>95.343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">
                <text:p>0.32</text:p>
              </table:table-cell>
              <table:table-cell office:value-type="float" office:value="169.131">
                <text:p>169.131</text:p>
              </table:table-cell>
              <table:table-cell office:value-type="float" office:value="103.09">
                <text:p>103.09</text:p>
              </table:table-cell>
              <table:table-cell office:value-type="float" office:value="96.6127">
                <text:p>96.6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">
                <text:p>0.33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97.1343">
                <text:p>97.1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">
                <text:p>0.34</text:p>
              </table:table-cell>
              <table:table-cell office:value-type="float" office:value="169.159">
                <text:p>169.159</text:p>
              </table:table-cell>
              <table:table-cell office:value-type="float" office:value="103.106">
                <text:p>103.106</text:p>
              </table:table-cell>
              <table:table-cell office:value-type="float" office:value="95.2752">
                <text:p>95.27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">
                <text:p>0.35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100.276">
                <text:p>100.2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">
                <text:p>0.36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5.2151">
                <text:p>95.21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">
                <text:p>0.37</text:p>
              </table:table-cell>
              <table:table-cell office:value-type="float" office:value="169.163">
                <text:p>169.163</text:p>
              </table:table-cell>
              <table:table-cell office:value-type="float" office:value="103.109">
                <text:p>103.109</text:p>
              </table:table-cell>
              <table:table-cell office:value-type="float" office:value="90.2482">
                <text:p>90.2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">
                <text:p>0.38</text:p>
              </table:table-cell>
              <table:table-cell office:value-type="float" office:value="169.159">
                <text:p>169.159</text:p>
              </table:table-cell>
              <table:table-cell office:value-type="float" office:value="103.107">
                <text:p>103.107</text:p>
              </table:table-cell>
              <table:table-cell office:value-type="float" office:value="93.7841">
                <text:p>93.78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">
                <text:p>0.39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94.7302">
                <text:p>94.73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">
                <text:p>0.4</text:p>
              </table:table-cell>
              <table:table-cell office:value-type="float" office:value="169.146">
                <text:p>169.146</text:p>
              </table:table-cell>
              <table:table-cell office:value-type="float" office:value="103.099">
                <text:p>103.099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">
                <text:p>0.41</text:p>
              </table:table-cell>
              <table:table-cell office:value-type="float" office:value="169.139">
                <text:p>169.139</text:p>
              </table:table-cell>
              <table:table-cell office:value-type="float" office:value="103.094">
                <text:p>103.094</text:p>
              </table:table-cell>
              <table:table-cell office:value-type="float" office:value="82.3071">
                <text:p>82.3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">
                <text:p>0.42</text:p>
              </table:table-cell>
              <table:table-cell office:value-type="float" office:value="169.133">
                <text:p>169.133</text:p>
              </table:table-cell>
              <table:table-cell office:value-type="float" office:value="103.09">
                <text:p>103.09</text:p>
              </table:table-cell>
              <table:table-cell office:value-type="float" office:value="102.333">
                <text:p>102.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">
                <text:p>0.43</text:p>
              </table:table-cell>
              <table:table-cell office:value-type="float" office:value="169.131">
                <text:p>169.131</text:p>
              </table:table-cell>
              <table:table-cell office:value-type="float" office:value="103.089">
                <text:p>103.089</text:p>
              </table:table-cell>
              <table:table-cell office:value-type="float" office:value="93.5937">
                <text:p>93.5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">
                <text:p>0.44</text:p>
              </table:table-cell>
              <table:table-cell office:value-type="float" office:value="169.138">
                <text:p>169.138</text:p>
              </table:table-cell>
              <table:table-cell office:value-type="float" office:value="103.093">
                <text:p>103.093</text:p>
              </table:table-cell>
              <table:table-cell office:value-type="float" office:value="100.47">
                <text:p>100.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">
                <text:p>0.45</text:p>
              </table:table-cell>
              <table:table-cell office:value-type="float" office:value="169.149">
                <text:p>169.149</text:p>
              </table:table-cell>
              <table:table-cell office:value-type="float" office:value="103.1">
                <text:p>103.1</text:p>
              </table:table-cell>
              <table:table-cell office:value-type="float" office:value="100.532">
                <text:p>100.53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">
                <text:p>0.46</text:p>
              </table:table-cell>
              <table:table-cell office:value-type="float" office:value="169.162">
                <text:p>169.162</text:p>
              </table:table-cell>
              <table:table-cell office:value-type="float" office:value="103.108">
                <text:p>103.108</text:p>
              </table:table-cell>
              <table:table-cell office:value-type="float" office:value="101.196">
                <text:p>101.1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">
                <text:p>0.47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2.129">
                <text:p>102.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">
                <text:p>0.48</text:p>
              </table:table-cell>
              <table:table-cell office:value-type="float" office:value="169.197">
                <text:p>169.197</text:p>
              </table:table-cell>
              <table:table-cell office:value-type="float" office:value="103.13">
                <text:p>103.13</text:p>
              </table:table-cell>
              <table:table-cell office:value-type="float" office:value="82.3077">
                <text:p>82.30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">
                <text:p>0.49</text:p>
              </table:table-cell>
              <table:table-cell office:value-type="float" office:value="169.22">
                <text:p>169.22</text:p>
              </table:table-cell>
              <table:table-cell office:value-type="float" office:value="103.144">
                <text:p>103.144</text:p>
              </table:table-cell>
              <table:table-cell office:value-type="float" office:value="93.9647">
                <text:p>93.9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">
                <text:p>0.5</text:p>
              </table:table-cell>
              <table:table-cell office:value-type="float" office:value="169.242">
                <text:p>169.242</text:p>
              </table:table-cell>
              <table:table-cell office:value-type="float" office:value="103.157">
                <text:p>103.157</text:p>
              </table:table-cell>
              <table:table-cell office:value-type="float" office:value="102.435">
                <text:p>102.4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">
                <text:p>0.51</text:p>
              </table:table-cell>
              <table:table-cell office:value-type="float" office:value="169.262">
                <text:p>169.262</text:p>
              </table:table-cell>
              <table:table-cell office:value-type="float" office:value="103.169">
                <text:p>103.169</text:p>
              </table:table-cell>
              <table:table-cell office:value-type="float" office:value="94.9703">
                <text:p>94.97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">
                <text:p>0.52</text:p>
              </table:table-cell>
              <table:table-cell office:value-type="float" office:value="169.279">
                <text:p>169.279</text:p>
              </table:table-cell>
              <table:table-cell office:value-type="float" office:value="103.179">
                <text:p>103.179</text:p>
              </table:table-cell>
              <table:table-cell office:value-type="float" office:value="94.195">
                <text:p>94.1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">
                <text:p>0.53</text:p>
              </table:table-cell>
              <table:table-cell office:value-type="float" office:value="169.293">
                <text:p>169.293</text:p>
              </table:table-cell>
              <table:table-cell office:value-type="float" office:value="103.188">
                <text:p>103.188</text:p>
              </table:table-cell>
              <table:table-cell office:value-type="float" office:value="95.1471">
                <text:p>95.14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">
                <text:p>0.54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3.7484">
                <text:p>93.74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">
                <text:p>0.55</text:p>
              </table:table-cell>
              <table:table-cell office:value-type="float" office:value="169.305">
                <text:p>169.305</text:p>
              </table:table-cell>
              <table:table-cell office:value-type="float" office:value="103.196">
                <text:p>103.196</text:p>
              </table:table-cell>
              <table:table-cell office:value-type="float" office:value="95.2427">
                <text:p>95.24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">
                <text:p>0.56</text:p>
              </table:table-cell>
              <table:table-cell office:value-type="float" office:value="169.298">
                <text:p>169.298</text:p>
              </table:table-cell>
              <table:table-cell office:value-type="float" office:value="103.191">
                <text:p>103.191</text:p>
              </table:table-cell>
              <table:table-cell office:value-type="float" office:value="97.4866">
                <text:p>97.48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">
                <text:p>0.57</text:p>
              </table:table-cell>
              <table:table-cell office:value-type="float" office:value="169.282">
                <text:p>169.282</text:p>
              </table:table-cell>
              <table:table-cell office:value-type="float" office:value="103.181">
                <text:p>103.181</text:p>
              </table:table-cell>
              <table:table-cell office:value-type="float" office:value="97.5142">
                <text:p>97.51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">
                <text:p>0.58</text:p>
              </table:table-cell>
              <table:table-cell office:value-type="float" office:value="169.263">
                <text:p>169.263</text:p>
              </table:table-cell>
              <table:table-cell office:value-type="float" office:value="103.17">
                <text:p>103.17</text:p>
              </table:table-cell>
              <table:table-cell office:value-type="float" office:value="97.5672">
                <text:p>97.56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">
                <text:p>0.59</text:p>
              </table:table-cell>
              <table:table-cell office:value-type="float" office:value="169.241">
                <text:p>169.241</text:p>
              </table:table-cell>
              <table:table-cell office:value-type="float" office:value="103.157">
                <text:p>103.157</text:p>
              </table:table-cell>
              <table:table-cell office:value-type="float" office:value="97.5506">
                <text:p>97.55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">
                <text:p>0.6</text:p>
              </table:table-cell>
              <table:table-cell office:value-type="float" office:value="169.222">
                <text:p>169.222</text:p>
              </table:table-cell>
              <table:table-cell office:value-type="float" office:value="103.145">
                <text:p>103.145</text:p>
              </table:table-cell>
              <table:table-cell office:value-type="float" office:value="97.5007">
                <text:p>97.50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">
                <text:p>0.61</text:p>
              </table:table-cell>
              <table:table-cell office:value-type="float" office:value="169.206">
                <text:p>169.206</text:p>
              </table:table-cell>
              <table:table-cell office:value-type="float" office:value="103.135">
                <text:p>103.135</text:p>
              </table:table-cell>
              <table:table-cell office:value-type="float" office:value="97.5707">
                <text:p>97.57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">
                <text:p>0.62</text:p>
              </table:table-cell>
              <table:table-cell office:value-type="float" office:value="169.191">
                <text:p>169.191</text:p>
              </table:table-cell>
              <table:table-cell office:value-type="float" office:value="103.126">
                <text:p>103.126</text:p>
              </table:table-cell>
              <table:table-cell office:value-type="float" office:value="101.645">
                <text:p>101.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">
                <text:p>0.63</text:p>
              </table:table-cell>
              <table:table-cell office:value-type="float" office:value="169.178">
                <text:p>169.178</text:p>
              </table:table-cell>
              <table:table-cell office:value-type="float" office:value="103.118">
                <text:p>103.118</text:p>
              </table:table-cell>
              <table:table-cell office:value-type="float" office:value="100.735">
                <text:p>100.7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">
                <text:p>0.64</text:p>
              </table:table-cell>
              <table:table-cell office:value-type="float" office:value="169.167">
                <text:p>169.167</text:p>
              </table:table-cell>
              <table:table-cell office:value-type="float" office:value="103.111">
                <text:p>103.111</text:p>
              </table:table-cell>
              <table:table-cell office:value-type="float" office:value="95.5176">
                <text:p>95.51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">
                <text:p>0.65</text:p>
              </table:table-cell>
              <table:table-cell office:value-type="float" office:value="169.158">
                <text:p>169.158</text:p>
              </table:table-cell>
              <table:table-cell office:value-type="float" office:value="103.106">
                <text:p>103.106</text:p>
              </table:table-cell>
              <table:table-cell office:value-type="float" office:value="100.896">
                <text:p>100.8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">
                <text:p>0.66</text:p>
              </table:table-cell>
              <table:table-cell office:value-type="float" office:value="169.152">
                <text:p>169.152</text:p>
              </table:table-cell>
              <table:table-cell office:value-type="float" office:value="103.102">
                <text:p>103.102</text:p>
              </table:table-cell>
              <table:table-cell office:value-type="float" office:value="85.7498">
                <text:p>85.74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">
                <text:p>0.67</text:p>
              </table:table-cell>
              <table:table-cell office:value-type="float" office:value="169.15">
                <text:p>169.15</text:p>
              </table:table-cell>
              <table:table-cell office:value-type="float" office:value="103.101">
                <text:p>103.101</text:p>
              </table:table-cell>
              <table:table-cell office:value-type="float" office:value="82.3086">
                <text:p>82.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">
                <text:p>0.68</text:p>
              </table:table-cell>
              <table:table-cell office:value-type="float" office:value="169.153">
                <text:p>169.153</text:p>
              </table:table-cell>
              <table:table-cell office:value-type="float" office:value="103.103">
                <text:p>103.103</text:p>
              </table:table-cell>
              <table:table-cell office:value-type="float" office:value="82.309">
                <text:p>82.3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">
                <text:p>0.69</text:p>
              </table:table-cell>
              <table:table-cell office:value-type="float" office:value="169.162">
                <text:p>169.162</text:p>
              </table:table-cell>
              <table:table-cell office:value-type="float" office:value="103.109">
                <text:p>103.109</text:p>
              </table:table-cell>
              <table:table-cell office:value-type="float" office:value="82.3089">
                <text:p>82.30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">
                <text:p>0.7</text:p>
              </table:table-cell>
              <table:table-cell office:value-type="float" office:value="169.177">
                <text:p>169.177</text:p>
              </table:table-cell>
              <table:table-cell office:value-type="float" office:value="103.118">
                <text:p>103.118</text:p>
              </table:table-cell>
              <table:table-cell office:value-type="float" office:value="82.3091">
                <text:p>82.30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">
                <text:p>0.71</text:p>
              </table:table-cell>
              <table:table-cell office:value-type="float" office:value="169.199">
                <text:p>169.199</text:p>
              </table:table-cell>
              <table:table-cell office:value-type="float" office:value="103.131">
                <text:p>103.131</text:p>
              </table:table-cell>
              <table:table-cell office:value-type="float" office:value="82.3092">
                <text:p>82.30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">
                <text:p>0.72</text:p>
              </table:table-cell>
              <table:table-cell office:value-type="float" office:value="169.226">
                <text:p>169.226</text:p>
              </table:table-cell>
              <table:table-cell office:value-type="float" office:value="103.147">
                <text:p>103.147</text:p>
              </table:table-cell>
              <table:table-cell office:value-type="float" office:value="85.7496">
                <text:p>85.74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">
                <text:p>0.73</text:p>
              </table:table-cell>
              <table:table-cell office:value-type="float" office:value="169.254">
                <text:p>169.254</text:p>
              </table:table-cell>
              <table:table-cell office:value-type="float" office:value="103.165">
                <text:p>103.165</text:p>
              </table:table-cell>
              <table:table-cell office:value-type="float" office:value="88.3576">
                <text:p>88.35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">
                <text:p>0.74</text:p>
              </table:table-cell>
              <table:table-cell office:value-type="float" office:value="169.28">
                <text:p>169.28</text:p>
              </table:table-cell>
              <table:table-cell office:value-type="float" office:value="103.18">
                <text:p>103.18</text:p>
              </table:table-cell>
              <table:table-cell office:value-type="float" office:value="97.4812">
                <text:p>97.48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">
                <text:p>0.75</text:p>
              </table:table-cell>
              <table:table-cell office:value-type="float" office:value="169.303">
                <text:p>169.303</text:p>
              </table:table-cell>
              <table:table-cell office:value-type="float" office:value="103.194">
                <text:p>103.194</text:p>
              </table:table-cell>
              <table:table-cell office:value-type="float" office:value="97.5106">
                <text:p>97.510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">
                <text:p>0.76</text:p>
              </table:table-cell>
              <table:table-cell office:value-type="float" office:value="169.323">
                <text:p>169.323</text:p>
              </table:table-cell>
              <table:table-cell office:value-type="float" office:value="103.207">
                <text:p>103.207</text:p>
              </table:table-cell>
              <table:table-cell office:value-type="float" office:value="97.6205">
                <text:p>97.62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">
                <text:p>0.77</text:p>
              </table:table-cell>
              <table:table-cell office:value-type="float" office:value="169.341">
                <text:p>169.341</text:p>
              </table:table-cell>
              <table:table-cell office:value-type="float" office:value="103.218">
                <text:p>103.218</text:p>
              </table:table-cell>
              <table:table-cell office:value-type="float" office:value="98.2785">
                <text:p>98.2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">
                <text:p>0.78</text:p>
              </table:table-cell>
              <table:table-cell office:value-type="float" office:value="169.357">
                <text:p>169.357</text:p>
              </table:table-cell>
              <table:table-cell office:value-type="float" office:value="103.227">
                <text:p>103.227</text:p>
              </table:table-cell>
              <table:table-cell office:value-type="float" office:value="98.2803">
                <text:p>98.28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">
                <text:p>0.79</text:p>
              </table:table-cell>
              <table:table-cell office:value-type="float" office:value="169.369">
                <text:p>169.369</text:p>
              </table:table-cell>
              <table:table-cell office:value-type="float" office:value="103.234">
                <text:p>103.234</text:p>
              </table:table-cell>
              <table:table-cell office:value-type="float" office:value="98.2933">
                <text:p>98.29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">
                <text:p>0.8</text:p>
              </table:table-cell>
              <table:table-cell office:value-type="float" office:value="169.377">
                <text:p>169.377</text:p>
              </table:table-cell>
              <table:table-cell office:value-type="float" office:value="103.24">
                <text:p>103.24</text:p>
              </table:table-cell>
              <table:table-cell office:value-type="float" office:value="98.286">
                <text:p>98.2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">
                <text:p>0.81</text:p>
              </table:table-cell>
              <table:table-cell office:value-type="float" office:value="169.378">
                <text:p>169.378</text:p>
              </table:table-cell>
              <table:table-cell office:value-type="float" office:value="103.24">
                <text:p>103.24</text:p>
              </table:table-cell>
              <table:table-cell office:value-type="float" office:value="98.2782">
                <text:p>98.27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">
                <text:p>0.82</text:p>
              </table:table-cell>
              <table:table-cell office:value-type="float" office:value="169.369">
                <text:p>169.369</text:p>
              </table:table-cell>
              <table:table-cell office:value-type="float" office:value="103.235">
                <text:p>103.235</text:p>
              </table:table-cell>
              <table:table-cell office:value-type="float" office:value="98.2897">
                <text:p>98.28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">
                <text:p>0.83</text:p>
              </table:table-cell>
              <table:table-cell office:value-type="float" office:value="169.35">
                <text:p>169.35</text:p>
              </table:table-cell>
              <table:table-cell office:value-type="float" office:value="103.223">
                <text:p>103.223</text:p>
              </table:table-cell>
              <table:table-cell office:value-type="float" office:value="98.2811">
                <text:p>98.281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">
                <text:p>0.84</text:p>
              </table:table-cell>
              <table:table-cell office:value-type="float" office:value="169.322">
                <text:p>169.322</text:p>
              </table:table-cell>
              <table:table-cell office:value-type="float" office:value="103.206">
                <text:p>103.206</text:p>
              </table:table-cell>
              <table:table-cell office:value-type="float" office:value="100.627">
                <text:p>100.6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">
                <text:p>0.85</text:p>
              </table:table-cell>
              <table:table-cell office:value-type="float" office:value="169.288">
                <text:p>169.288</text:p>
              </table:table-cell>
              <table:table-cell office:value-type="float" office:value="103.185">
                <text:p>103.185</text:p>
              </table:table-cell>
              <table:table-cell office:value-type="float" office:value="87.7546">
                <text:p>87.7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">
                <text:p>0.86</text:p>
              </table:table-cell>
              <table:table-cell office:value-type="float" office:value="169.249">
                <text:p>169.249</text:p>
              </table:table-cell>
              <table:table-cell office:value-type="float" office:value="103.161">
                <text:p>103.161</text:p>
              </table:table-cell>
              <table:table-cell office:value-type="float" office:value="89.5291">
                <text:p>89.52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">
                <text:p>0.87</text:p>
              </table:table-cell>
              <table:table-cell office:value-type="float" office:value="169.207">
                <text:p>169.207</text:p>
              </table:table-cell>
              <table:table-cell office:value-type="float" office:value="103.136">
                <text:p>103.136</text:p>
              </table:table-cell>
              <table:table-cell office:value-type="float" office:value="98.143">
                <text:p>98.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">
                <text:p>0.88</text:p>
              </table:table-cell>
              <table:table-cell office:value-type="float" office:value="169.165">
                <text:p>169.165</text:p>
              </table:table-cell>
              <table:table-cell office:value-type="float" office:value="103.11">
                <text:p>103.11</text:p>
              </table:table-cell>
              <table:table-cell office:value-type="float" office:value="101.256">
                <text:p>101.2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">
                <text:p>0.89</text:p>
              </table:table-cell>
              <table:table-cell office:value-type="float" office:value="169.128">
                <text:p>169.128</text:p>
              </table:table-cell>
              <table:table-cell office:value-type="float" office:value="103.088">
                <text:p>103.088</text:p>
              </table:table-cell>
              <table:table-cell office:value-type="float" office:value="97.6373">
                <text:p>97.63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">
                <text:p>0.9</text:p>
              </table:table-cell>
              <table:table-cell office:value-type="float" office:value="169.095">
                <text:p>169.095</text:p>
              </table:table-cell>
              <table:table-cell office:value-type="float" office:value="103.068">
                <text:p>103.068</text:p>
              </table:table-cell>
              <table:table-cell office:value-type="float" office:value="97.6438">
                <text:p>97.643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">
                <text:p>0.91</text:p>
              </table:table-cell>
              <table:table-cell office:value-type="float" office:value="169.068">
                <text:p>169.068</text:p>
              </table:table-cell>
              <table:table-cell office:value-type="float" office:value="103.051">
                <text:p>103.051</text:p>
              </table:table-cell>
              <table:table-cell office:value-type="float" office:value="97.7163">
                <text:p>97.71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